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7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2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4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1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4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1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1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7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2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1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43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43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3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43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36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7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42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37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42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/>
    </style:style>
    <style:style style:name="ce75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/>
    </style:style>
    <style:style style:name="ce78" style:family="table-cell" style:parent-style-name="Default" style:data-style-name="N46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1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82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83" style:family="table-cell" style:parent-style-name="Default" style:data-style-name="N47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84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8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87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88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89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9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2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93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8pt" style:font-size-asian="8pt" style:font-size-complex="8pt"/>
    </style:style>
    <style:style style:name="ce94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7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0" style:family="table-cell" style:parent-style-name="Normal_32_2" style:data-style-name="N36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0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1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3" style:family="table-cell" style:parent-style-name="Normal_32_2" style:data-style-name="N37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8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2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5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7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3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7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8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0" style:family="table-cell" style:parent-style-name="Default" style:data-style-name="N37"/>
    <style:style style:name="ce16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4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0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1" style:family="table-cell" style:parent-style-name="Default" style:data-style-name="N0">
      <style:text-properties fo:font-size="10pt" style:font-size-asian="10pt" style:font-size-complex="10pt"/>
    </style:style>
    <style:style style:name="ce17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3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37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3" style:family="table-cell" style:parent-style-name="Default" style:data-style-name="N38"/>
    <style:style style:name="ce184" style:family="table-cell" style:parent-style-name="Default" style:data-style-name="N0">
      <style:table-cell-properties fo:background-color="transparent"/>
    </style:style>
    <style:style style:name="ce18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6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8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9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3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5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6" style:family="table-cell" style:parent-style-name="Normal_32_2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0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1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7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28" style:family="table-cell" style:parent-style-name="Default" style:data-style-name="N43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9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0" style:family="table-cell" style:parent-style-name="Default" style:data-style-name="N43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Default" style:data-style-name="N4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8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9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3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4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7" style:family="table-cell" style:parent-style-name="Normal_32_2" style:data-style-name="N37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8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9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0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2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ackground-color="#4F6228"/>
    </style:style>
    <style:style style:name="ce258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59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Default" style:data-style-name="N0">
      <style:text-properties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8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0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4" style:family="table-cell" style:parent-style-name="Default" style:data-style-name="N1"/>
    <style:style style:name="ce275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6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7" style:family="table-cell" style:parent-style-name="Default" style:data-style-name="N37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8" style:family="table-cell" style:parent-style-name="Normal_32_2" style:data-style-name="N38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45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Default" style:data-style-name="N42">
      <style:text-properties fo:color="#FFFFFF" fo:font-size="9pt" style:font-size-asian="9pt" style:font-size-complex="9pt"/>
    </style:style>
    <style:style style:name="ce283" style:family="table-cell" style:parent-style-name="Default" style:data-style-name="N0">
      <style:text-properties fo:font-size="9pt" style:font-size-asian="9pt" style:font-size-complex="9pt"/>
    </style:style>
    <style:style style:name="ce284" style:family="table-cell" style:parent-style-name="Default" style:data-style-name="N0">
      <style:text-properties fo:color="#FFFFFF" fo:font-size="9pt" style:font-size-asian="9pt" style:font-size-complex="9pt"/>
    </style:style>
    <style:style style:name="ce285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6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0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2" style:family="table-cell" style:parent-style-name="Normal_32_2" style:data-style-name="N4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3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4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5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6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8" style:family="table-cell" style:parent-style-name="Default" style:data-style-name="N42">
      <style:table-cell-properties fo:background-color="#E6B8B7"/>
      <style:text-properties fo:color="#FFFFFF" fo:font-size="9pt" style:font-size-asian="9pt" style:font-size-complex="9pt"/>
    </style:style>
    <style:style style:name="ce299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2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4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5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7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09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0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1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2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4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5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6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7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8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9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71638888888889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29305555555556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1.78152777777778cm"/>
    </style:style>
    <style:style style:name="co11" style:family="table-column">
      <style:table-column-properties fo:break-before="auto" style:column-width="0.105833333333333cm"/>
    </style:style>
    <style:style style:name="co12" style:family="table-column">
      <style:table-column-properties fo:break-before="auto" style:column-width="3.10444444444444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7555555555556cm"/>
    </style:style>
    <style:style style:name="co16" style:family="table-column">
      <style:table-column-properties fo:break-before="auto" style:column-width="2.80458333333333cm"/>
    </style:style>
    <style:style style:name="co17" style:family="table-column">
      <style:table-column-properties fo:break-before="auto" style:column-width="2.82222222222222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0.917222222222222cm"/>
    </style:style>
    <style:style style:name="co20" style:family="table-column">
      <style:table-column-properties fo:break-before="auto" style:column-width="0.246944444444444cm"/>
    </style:style>
    <style:style style:name="co21" style:family="table-column">
      <style:table-column-properties fo:break-before="auto" style:column-width="0.582083333333333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723194444444444cm"/>
    </style:style>
    <style:style style:name="co24" style:family="table-column">
      <style:table-column-properties fo:break-before="auto" style:column-width="2.46944444444444cm"/>
    </style:style>
    <style:style style:name="co25" style:family="table-column">
      <style:table-column-properties fo:break-before="auto" style:column-width="1.51694444444444cm"/>
    </style:style>
    <style:style style:name="co26" style:family="table-column">
      <style:table-column-properties fo:break-before="auto" style:column-width="0.776111111111111cm"/>
    </style:style>
    <style:style style:name="co27" style:family="table-column">
      <style:table-column-properties fo:break-before="auto" style:column-width="0.352777777777778cm"/>
    </style:style>
    <style:style style:name="co28" style:family="table-column">
      <style:table-column-properties fo:break-before="auto" style:column-width="0.881944444444444cm"/>
    </style:style>
    <style:style style:name="co29" style:family="table-column">
      <style:table-column-properties fo:break-before="auto" style:column-width="2.57527777777778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0.687916666666667cm"/>
    </style:style>
    <style:style style:name="co32" style:family="table-column">
      <style:table-column-properties fo:break-before="auto" style:column-width="5.90902777777778cm"/>
    </style:style>
    <style:style style:name="co33" style:family="table-column">
      <style:table-column-properties fo:break-before="auto" style:column-width="2.87513888888889cm"/>
    </style:style>
    <style:style style:name="co34" style:family="table-column">
      <style:table-column-properties fo:break-before="auto" style:column-width="2.09902777777778cm"/>
    </style:style>
    <style:style style:name="co35" style:family="table-column">
      <style:table-column-properties fo:break-before="auto" style:column-width="2.02847222222222cm"/>
    </style:style>
    <style:style style:name="co36" style:family="table-column">
      <style:table-column-properties fo:break-before="auto" style:column-width="1.46402777777778cm"/>
    </style:style>
    <style:style style:name="co37" style:family="table-column">
      <style:table-column-properties fo:break-before="auto" style:column-width="1.85208333333333cm"/>
    </style:style>
    <style:style style:name="co38" style:family="table-column">
      <style:table-column-properties fo:break-before="auto" style:column-width="1.5875cm"/>
    </style:style>
    <style:style style:name="co39" style:family="table-column">
      <style:table-column-properties fo:break-before="auto" style:column-width="1.69333333333333cm"/>
    </style:style>
    <style:style style:name="co40" style:family="table-column">
      <style:table-column-properties fo:break-before="auto" style:column-width="1.44638888888889cm"/>
    </style:style>
    <style:style style:name="co41" style:family="table-column">
      <style:table-column-properties fo:break-before="auto" style:column-width="9.01347222222222cm"/>
    </style:style>
    <style:style style:name="co42" style:family="table-column">
      <style:table-column-properties fo:break-before="auto" style:column-width="1.65805555555556cm"/>
    </style:style>
    <style:style style:name="co43" style:family="table-column">
      <style:table-column-properties fo:break-before="auto" style:column-width="2.62819444444444cm"/>
    </style:style>
    <style:style style:name="co44" style:family="table-column">
      <style:table-column-properties fo:break-before="auto" style:column-width="9.40152777777778cm"/>
    </style:style>
    <style:style style:name="co45" style:family="table-column">
      <style:table-column-properties fo:break-before="auto" style:column-width="6.10305555555556cm"/>
    </style:style>
    <style:style style:name="co46" style:family="table-column">
      <style:table-column-properties fo:break-before="auto" style:column-width="9.98361111111111cm"/>
    </style:style>
    <style:style style:name="co47" style:family="table-column">
      <style:table-column-properties fo:break-before="auto" style:column-width="7.79638888888889cm"/>
    </style:style>
    <style:style style:name="co48" style:family="table-column">
      <style:table-column-properties fo:break-before="auto" style:column-width="1.71097222222222cm"/>
    </style:style>
    <style:style style:name="co49" style:family="table-column">
      <style:table-column-properties fo:break-before="auto" style:column-width="1.94027777777778cm"/>
    </style:style>
    <style:style style:name="co50" style:family="table-column">
      <style:table-column-properties fo:break-before="auto" style:column-width="9.22513888888889cm"/>
    </style:style>
    <style:style style:name="co51" style:family="table-column">
      <style:table-column-properties fo:break-before="auto" style:column-width="2.04611111111111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8.75pt" style:use-optimal-row-height="false" fo:break-before="auto"/>
    </style:style>
    <style:style style:name="ro14" style:family="table-row">
      <style:table-row-properties style:row-height="9pt" style:use-optimal-row-height="false" fo:break-before="auto"/>
    </style:style>
    <style:style style:name="ro15" style:family="table-row">
      <style:table-row-properties style:row-height="25.75pt" style:use-optimal-row-height="false" fo:break-before="auto"/>
    </style:style>
    <style:style style:name="ro16" style:family="table-row">
      <style:table-row-properties style:row-height="16pt" style:use-optimal-row-height="false" fo:break-before="auto"/>
    </style:style>
    <style:style style:name="ro17" style:family="table-row">
      <style:table-row-properties style:row-height="14.9pt" style:use-optimal-row-height="false" fo:break-before="auto"/>
    </style:style>
    <style:style style:name="ro18" style:family="table-row">
      <style:table-row-properties style:row-height="13.4pt" style:use-optimal-row-height="false" fo:break-before="auto"/>
    </style:style>
    <style:style style:name="ro19" style:family="table-row">
      <style:table-row-properties style:row-height="19.4pt" style:use-optimal-row-height="false" fo:break-before="auto"/>
    </style:style>
    <style:style style:name="ro20" style:family="table-row">
      <style:table-row-properties style:row-height="14.5pt" style:use-optimal-row-height="true" fo:break-before="auto"/>
    </style:style>
    <style:style style:name="ro21" style:family="table-row">
      <style:table-row-properties style:row-height="25pt" style:use-optimal-row-height="false" fo:break-before="auto"/>
    </style:style>
    <style:style style:name="ro22" style:family="table-row">
      <style:table-row-properties style:row-height="6.75pt" style:use-optimal-row-height="false" fo:break-before="auto"/>
    </style:style>
    <style:style style:name="ro23" style:family="table-row">
      <style:table-row-properties style:row-height="10pt" style:use-optimal-row-height="fals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8.25pt" style:use-optimal-row-height="false" fo:break-before="auto"/>
    </style:style>
    <style:style style:name="ro26" style:family="table-row">
      <style:table-row-properties style:row-height="10.5pt" style:use-optimal-row-height="false" fo:break-before="auto"/>
    </style:style>
    <style:style style:name="ro27" style:family="table-row">
      <style:table-row-properties style:row-height="11.25pt" style:use-optimal-row-height="false" fo:break-before="auto"/>
    </style:style>
    <style:style style:name="ro28" style:family="table-row">
      <style:table-row-properties style:row-height="12pt" style:use-optimal-row-height="false" fo:break-before="auto"/>
    </style:style>
    <style:style style:name="ro29" style:family="table-row">
      <style:table-row-properties style:row-height="12.75pt" style:use-optimal-row-height="false" fo:break-before="auto"/>
    </style:style>
    <style:style style:name="ro30" style:family="table-row">
      <style:table-row-properties style:row-height="22pt" style:use-optimal-row-height="false" fo:break-before="auto"/>
    </style:style>
    <style:style style:name="ro31" style:family="table-row">
      <style:table-row-properties style:row-height="6pt" style:use-optimal-row-height="false" fo:break-before="auto"/>
    </style:style>
    <style:style style:name="ro32" style:family="table-row">
      <style:table-row-properties style:row-height="7.5pt" style:use-optimal-row-height="false" fo:break-before="auto"/>
    </style:style>
    <style:style style:name="ro33" style:family="table-row">
      <style:table-row-properties style:row-height="5.25pt" style:use-optimal-row-height="false" fo:break-before="auto"/>
    </style:style>
    <style:style style:name="ro34" style:family="table-row">
      <style:table-row-properties style:row-height="20.25pt" style:use-optimal-row-height="false" fo:break-before="auto"/>
    </style:style>
    <style:style style:name="ro35" style:family="table-row">
      <style:table-row-properties style:row-height="13.5pt" style:use-optimal-row-height="false" fo:break-before="auto"/>
    </style:style>
    <style:style style:name="ro36" style:family="table-row">
      <style:table-row-properties style:row-height="30pt" style:use-optimal-row-height="false" fo:break-before="auto"/>
    </style:style>
    <style:style style:name="ro37" style:family="table-row">
      <style:table-row-properties style:row-height="25.5pt" style:use-optimal-row-height="false" fo:break-before="auto"/>
    </style:style>
    <style:style style:name="ro38" style:family="table-row">
      <style:table-row-properties style:row-height="22.5pt" style:use-optimal-row-height="false" fo:break-before="auto"/>
    </style:style>
    <style:style style:name="ro39" style:family="table-row">
      <style:table-row-properties style:row-height="14.25pt" style:use-optimal-row-height="false" fo:break-before="auto"/>
    </style:style>
    <style:style style:name="ro40" style:family="table-row">
      <style:table-row-properties style:row-height="18.65pt" style:use-optimal-row-height="false" fo:break-before="auto"/>
    </style:style>
    <style:style style:name="ro41" style:family="table-row">
      <style:table-row-properties style:row-height="24pt" style:use-optimal-row-height="false" fo:break-before="auto"/>
    </style:style>
    <style:style style:name="ro42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2103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2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2103</text:p>
          </table:table-cell>
          <table:table-cell office:value-type="string" table:style-name="ce13">
            <text:p>202102</text:p>
          </table:table-cell>
          <table:table-cell office:value-type="string" table:style-name="ce13">
            <text:p>202003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611958" table:style-name="ce19">
            <text:p>611 958</text:p>
          </table:table-cell>
          <table:table-cell office:value-type="float" office:value="606540" table:style-name="ce19">
            <text:p>606 540</text:p>
          </table:table-cell>
          <table:table-cell office:value-type="float" office:value="485190" table:style-name="ce19">
            <text:p>485 190</text:p>
          </table:table-cell>
          <table:table-cell office:value-type="float" office:value="0.89326342862795527" table:style-name="ce20">
            <text:p>0,9</text:p>
          </table:table-cell>
          <table:table-cell office:value-type="float" office:value="26.127496444691772" table:style-name="ce20">
            <text:p>26,1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432851" table:style-name="ce19">
            <text:p>432 851</text:p>
          </table:table-cell>
          <table:table-cell office:value-type="float" office:value="431843" table:style-name="ce19">
            <text:p>431 843</text:p>
          </table:table-cell>
          <table:table-cell office:value-type="float" office:value="343761" table:style-name="ce19">
            <text:p>343 761</text:p>
          </table:table-cell>
          <table:table-cell office:value-type="float" office:value="0.23341816354554781" table:style-name="ce20">
            <text:p>0,2</text:p>
          </table:table-cell>
          <table:table-cell office:value-type="float" office:value="25.916261588720069" table:style-name="ce20">
            <text:p>25,9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4371" table:style-name="ce19">
            <text:p>14 371</text:p>
          </table:table-cell>
          <table:table-cell office:value-type="float" office:value="11714" table:style-name="ce19">
            <text:p>11 714</text:p>
          </table:table-cell>
          <table:table-cell office:value-type="float" office:value="12305" table:style-name="ce19">
            <text:p>12 305</text:p>
          </table:table-cell>
          <table:table-cell office:value-type="float" office:value="22.682260542940071" table:style-name="ce20">
            <text:p>22,7</text:p>
          </table:table-cell>
          <table:table-cell office:value-type="float" office:value="16.789922795611538" table:style-name="ce20">
            <text:p>16,8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46807" table:style-name="ce19">
            <text:p>46 807</text:p>
          </table:table-cell>
          <table:table-cell office:value-type="float" office:value="44239" table:style-name="ce19">
            <text:p>44 239</text:p>
          </table:table-cell>
          <table:table-cell office:value-type="float" office:value="56071" table:style-name="ce19">
            <text:p>56 071</text:p>
          </table:table-cell>
          <table:table-cell office:value-type="float" office:value="5.8048328398019846" table:style-name="ce20">
            <text:p>5,8</text:p>
          </table:table-cell>
          <table:table-cell office:value-type="float" office:value="-16.521909721602967" table:style-name="ce20">
            <text:p>-16,5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43114" table:style-name="ce19">
            <text:p>43 114</text:p>
          </table:table-cell>
          <table:table-cell office:value-type="float" office:value="41580" table:style-name="ce19">
            <text:p>41 580</text:p>
          </table:table-cell>
          <table:table-cell office:value-type="float" office:value="52999" table:style-name="ce19">
            <text:p>52 999</text:p>
          </table:table-cell>
          <table:table-cell office:value-type="float" office:value="3.6892736892736893" table:style-name="ce20">
            <text:p>3,7</text:p>
          </table:table-cell>
          <table:table-cell office:value-type="float" office:value="-18.651295307458632" table:style-name="ce20">
            <text:p>-18,7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2050" table:style-name="ce19">
            <text:p>12 050</text:p>
          </table:table-cell>
          <table:table-cell office:value-type="float" office:value="7677" table:style-name="ce19">
            <text:p>7 677</text:p>
          </table:table-cell>
          <table:table-cell office:value-type="float" office:value="7622" table:style-name="ce19">
            <text:p>7 622</text:p>
          </table:table-cell>
          <table:table-cell office:value-type="float" office:value="56.962355086622374" table:style-name="ce20">
            <text:p>57,0</text:p>
          </table:table-cell>
          <table:table-cell office:value-type="float" office:value="58.094988192075569" table:style-name="ce20">
            <text:p>58,1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6899" table:style-name="ce38">
            <text:p>6 899</text:p>
          </table:table-cell>
          <table:table-cell office:value-type="float" office:value="4844" table:style-name="ce38">
            <text:p>4 844</text:p>
          </table:table-cell>
          <table:table-cell office:value-type="float" office:value="5932" table:style-name="ce38">
            <text:p>5 932</text:p>
          </table:table-cell>
          <table:table-cell office:value-type="float" office:value="42.42361684558216" table:style-name="ce39">
            <text:p>42,4</text:p>
          </table:table-cell>
          <table:table-cell office:value-type="float" office:value="16.301416048550234" table:style-name="ce39">
            <text:p>16,3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7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10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3-01T00:00:00" table:style-name="ce51">
            <text:p>mar-20</text:p>
          </table:table-cell>
          <table:table-cell office:value-type="float" office:value="343761" table:style-name="ce52">
            <text:p>343 761<text:s/></text:p>
          </table:table-cell>
          <table:table-cell office:value-type="float" office:value="52999" table:style-name="ce52">
            <text:p>52 999<text:s/></text:p>
          </table:table-cell>
          <table:table-cell office:value-type="float" office:value="7622" table:style-name="ce52">
            <text:p>7 622<text:s/></text:p>
          </table:table-cell>
          <table:table-cell office:value-type="float" office:value="5932" table:style-name="ce52">
            <text:p>5 932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4-01T00:00:00" table:style-name="ce51">
            <text:p>abr-20</text:p>
          </table:table-cell>
          <table:table-cell office:value-type="float" office:value="392323" table:style-name="ce52">
            <text:p>392 323<text:s/></text:p>
          </table:table-cell>
          <table:table-cell office:value-type="float" office:value="65542" table:style-name="ce52">
            <text:p>65 542<text:s/></text:p>
          </table:table-cell>
          <table:table-cell office:value-type="float" office:value="3142" table:style-name="ce52">
            <text:p>3 142<text:s/></text:p>
          </table:table-cell>
          <table:table-cell office:value-type="float" office:value="2331" table:style-name="ce52">
            <text:p>2 33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5-01T00:00:00" table:style-name="ce51">
            <text:p>mai-20</text:p>
          </table:table-cell>
          <table:table-cell office:value-type="float" office:value="408934" table:style-name="ce52">
            <text:p>408 934<text:s/></text:p>
          </table:table-cell>
          <table:table-cell office:value-type="float" office:value="47091" table:style-name="ce52">
            <text:p>47 091<text:s/></text:p>
          </table:table-cell>
          <table:table-cell office:value-type="float" office:value="6971" table:style-name="ce52">
            <text:p>6 971<text:s/></text:p>
          </table:table-cell>
          <table:table-cell office:value-type="float" office:value="4467" table:style-name="ce52">
            <text:p>4 467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6-01T00:00:00" table:style-name="ce51">
            <text:p>jun-20</text:p>
          </table:table-cell>
          <table:table-cell office:value-type="float" office:value="406665" table:style-name="ce52">
            <text:p>406 665<text:s/></text:p>
          </table:table-cell>
          <table:table-cell office:value-type="float" office:value="43151" table:style-name="ce52">
            <text:p>43 151<text:s/></text:p>
          </table:table-cell>
          <table:table-cell office:value-type="float" office:value="10328" table:style-name="ce52">
            <text:p>10 328<text:s/></text:p>
          </table:table-cell>
          <table:table-cell office:value-type="float" office:value="7709" table:style-name="ce52">
            <text:p>7 7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7-01T00:00:00" table:style-name="ce51">
            <text:p>jul-20</text:p>
          </table:table-cell>
          <table:table-cell office:value-type="float" office:value="407302" table:style-name="ce52">
            <text:p>407 302<text:s/></text:p>
          </table:table-cell>
          <table:table-cell office:value-type="float" office:value="46800" table:style-name="ce52">
            <text:p>46 800<text:s/></text:p>
          </table:table-cell>
          <table:table-cell office:value-type="float" office:value="9345" table:style-name="ce52">
            <text:p>9 345<text:s/></text:p>
          </table:table-cell>
          <table:table-cell office:value-type="float" office:value="6712" table:style-name="ce52">
            <text:p>6 71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8-01T00:00:00" table:style-name="ce51">
            <text:p>ago-20</text:p>
          </table:table-cell>
          <table:table-cell office:value-type="float" office:value="409331" table:style-name="ce56">
            <text:p>409 331<text:s/></text:p>
          </table:table-cell>
          <table:table-cell office:value-type="float" office:value="43027" table:style-name="ce56">
            <text:p>43 027<text:s/></text:p>
          </table:table-cell>
          <table:table-cell office:value-type="float" office:value="9169" table:style-name="ce52">
            <text:p>9 169<text:s/></text:p>
          </table:table-cell>
          <table:table-cell office:value-type="float" office:value="6688" table:style-name="ce52">
            <text:p>6 68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9-01T00:00:00" table:style-name="ce51">
            <text:p>set-20</text:p>
          </table:table-cell>
          <table:table-cell office:value-type="float" office:value="410174" table:style-name="ce52">
            <text:p>410 174<text:s/></text:p>
          </table:table-cell>
          <table:table-cell office:value-type="float" office:value="54769" table:style-name="ce52">
            <text:p>54 769<text:s/></text:p>
          </table:table-cell>
          <table:table-cell office:value-type="float" office:value="11806" table:style-name="ce52">
            <text:p>11 806<text:s/></text:p>
          </table:table-cell>
          <table:table-cell office:value-type="float" office:value="8244" table:style-name="ce52">
            <text:p>8 24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0-01T00:00:00" table:style-name="ce51">
            <text:p>out-20</text:p>
          </table:table-cell>
          <table:table-cell office:value-type="float" office:value="403554" table:style-name="ce52">
            <text:p>403 554<text:s/></text:p>
          </table:table-cell>
          <table:table-cell office:value-type="float" office:value="55246" table:style-name="ce52">
            <text:p>55 246<text:s/></text:p>
          </table:table-cell>
          <table:table-cell office:value-type="float" office:value="11456" table:style-name="ce52">
            <text:p>11 456<text:s/></text:p>
          </table:table-cell>
          <table:table-cell office:value-type="float" office:value="6974" table:style-name="ce52">
            <text:p>6 97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1-01T00:00:00" table:style-name="ce51">
            <text:p>nov-20</text:p>
          </table:table-cell>
          <table:table-cell office:value-type="float" office:value="398287" table:style-name="ce52">
            <text:p>398 287<text:s/></text:p>
          </table:table-cell>
          <table:table-cell office:value-type="float" office:value="51965" table:style-name="ce52">
            <text:p>51 965<text:s/></text:p>
          </table:table-cell>
          <table:table-cell office:value-type="float" office:value="8412" table:style-name="ce52">
            <text:p>8 412<text:s/></text:p>
          </table:table-cell>
          <table:table-cell office:value-type="float" office:value="6373" table:style-name="ce52">
            <text:p>6 373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2-01T00:00:00" table:style-name="ce51">
            <text:p>dez-20</text:p>
          </table:table-cell>
          <table:table-cell office:value-type="float" office:value="402254" table:style-name="ce52">
            <text:p>402 254<text:s/></text:p>
          </table:table-cell>
          <table:table-cell office:value-type="float" office:value="45731" table:style-name="ce52">
            <text:p>45 731<text:s/></text:p>
          </table:table-cell>
          <table:table-cell office:value-type="float" office:value="7771" table:style-name="ce52">
            <text:p>7 771<text:s/></text:p>
          </table:table-cell>
          <table:table-cell office:value-type="float" office:value="4632" table:style-name="ce52">
            <text:p>4 63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1-01-01T00:00:00" table:style-name="ce51">
            <text:p>jan-21</text:p>
          </table:table-cell>
          <table:table-cell office:value-type="float" office:value="424359" table:style-name="ce52">
            <text:p>424 359<text:s/></text:p>
          </table:table-cell>
          <table:table-cell office:value-type="float" office:value="49238" table:style-name="ce52">
            <text:p>49 238<text:s/></text:p>
          </table:table-cell>
          <table:table-cell office:value-type="float" office:value="9868" table:style-name="ce52">
            <text:p>9 868<text:s/></text:p>
          </table:table-cell>
          <table:table-cell office:value-type="float" office:value="7405" table:style-name="ce52">
            <text:p>7 405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1-02-01T00:00:00" table:style-name="ce57">
            <text:p>fev-21</text:p>
          </table:table-cell>
          <table:table-cell office:value-type="float" office:value="431843" table:style-name="ce52">
            <text:p>431 843<text:s/></text:p>
          </table:table-cell>
          <table:table-cell office:value-type="float" office:value="41580" table:style-name="ce52">
            <text:p>41 580<text:s/></text:p>
          </table:table-cell>
          <table:table-cell office:value-type="float" office:value="7677" table:style-name="ce52">
            <text:p>7 677<text:s/></text:p>
          </table:table-cell>
          <table:table-cell office:value-type="float" office:value="4844" table:style-name="ce52">
            <text:p>4 844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21-03-01T00:00:00" table:style-name="ce57">
            <text:p>mar-21</text:p>
          </table:table-cell>
          <table:table-cell office:value-type="float" office:value="432851" table:style-name="ce58">
            <text:p>432 851<text:s/></text:p>
          </table:table-cell>
          <table:table-cell office:value-type="float" office:value="43114" table:style-name="ce58">
            <text:p>43 114<text:s/></text:p>
          </table:table-cell>
          <table:table-cell office:value-type="float" office:value="12050" table:style-name="ce58">
            <text:p>12 050<text:s/></text:p>
          </table:table-cell>
          <table:table-cell office:value-type="float" office:value="6899" table:style-name="ce58">
            <text:p>6 899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7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59"/>
          <table:table-cell table:number-columns-repeated="3" table:style-name="ce60"/>
          <table:table-cell office:value-type="string" table:number-columns-spanned="2" table:number-rows-spanned="1" table:style-name="ce73">
            <text:p>variação anterior</text:p>
          </table:table-cell>
          <table:covered-table-cell/>
          <table:table-cell office:value-type="string" table:number-columns-spanned="2" table:number-rows-spanned="1" table:style-name="ce73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1">
          <table:table-cell/>
          <table:table-cell office:value-type="string" table:style-name="ce62">
            <text:p>TOTAL PAÍS</text:p>
          </table:table-cell>
          <table:table-cell office:value-type="string" table:style-name="ce63">
            <text:p>202103</text:p>
          </table:table-cell>
          <table:table-cell office:value-type="string" table:style-name="ce64">
            <text:p>202102</text:p>
          </table:table-cell>
          <table:table-cell office:value-type="string" table:style-name="ce64">
            <text:p>202003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office:value-type="string" table:style-name="ce65">
            <text:p>va</text:p>
          </table:table-cell>
          <table:table-cell office:value-type="string" table:style-name="ce61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6">
            <text:p>desemprego registado</text:p>
          </table:table-cell>
          <table:table-cell office:value-type="float" office:value="432851" table:style-name="ce67">
            <text:p>432 851</text:p>
          </table:table-cell>
          <table:table-cell office:value-type="float" office:value="431843" table:style-name="ce67">
            <text:p>431 843</text:p>
          </table:table-cell>
          <table:table-cell office:value-type="float" office:value="343761" table:style-name="ce67">
            <text:p>343 761</text:p>
          </table:table-cell>
          <table:table-cell office:value-type="float" office:value="1008" table:style-name="ce67">
            <text:p>1 008</text:p>
          </table:table-cell>
          <table:table-cell office:value-type="float" office:value="0.23341816354554781" table:style-name="ce68">
            <text:p>0,2</text:p>
          </table:table-cell>
          <table:table-cell office:value-type="float" office:value="89090" table:style-name="ce67">
            <text:p>89 090</text:p>
          </table:table-cell>
          <table:table-cell office:value-type="float" office:value="25.916261588720069" table:style-name="ce68">
            <text:p>25,9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69">
            <text:p>homens</text:p>
          </table:table-cell>
          <table:table-cell office:value-type="float" office:value="190856" table:style-name="ce67">
            <text:p>190 856</text:p>
          </table:table-cell>
          <table:table-cell office:value-type="float" office:value="190916" table:style-name="ce67">
            <text:p>190 916</text:p>
          </table:table-cell>
          <table:table-cell office:value-type="float" office:value="152318" table:style-name="ce67">
            <text:p>152 318</text:p>
          </table:table-cell>
          <table:table-cell office:value-type="float" office:value="-60" table:style-name="ce67">
            <text:p>- 60</text:p>
          </table:table-cell>
          <table:table-cell office:value-type="float" office:value="-3.1427434054767542E-2" table:style-name="ce68">
            <text:p>0,0</text:p>
          </table:table-cell>
          <table:table-cell office:value-type="float" office:value="38538" table:style-name="ce67">
            <text:p>38 538</text:p>
          </table:table-cell>
          <table:table-cell office:value-type="float" office:value="25.301014981814362" table:style-name="ce68">
            <text:p>25,3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69">
            <text:p>mulheres</text:p>
          </table:table-cell>
          <table:table-cell office:value-type="float" office:value="241995" table:style-name="ce67">
            <text:p>241 995</text:p>
          </table:table-cell>
          <table:table-cell office:value-type="float" office:value="240927" table:style-name="ce67">
            <text:p>240 927</text:p>
          </table:table-cell>
          <table:table-cell office:value-type="float" office:value="191443" table:style-name="ce67">
            <text:p>191 443</text:p>
          </table:table-cell>
          <table:table-cell office:value-type="float" office:value="1068" table:style-name="ce67">
            <text:p>1 068</text:p>
          </table:table-cell>
          <table:table-cell office:value-type="float" office:value="0.44328780086914288" table:style-name="ce68">
            <text:p>0,4</text:p>
          </table:table-cell>
          <table:table-cell office:value-type="float" office:value="50552" table:style-name="ce67">
            <text:p>50 552</text:p>
          </table:table-cell>
          <table:table-cell office:value-type="float" office:value="26.405770908312139" table:style-name="ce68">
            <text:p>26,4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69"/>
          <table:table-cell table:number-columns-repeated="4" table:style-name="ce70"/>
          <table:table-cell table:style-name="ce68"/>
          <table:table-cell table:style-name="ce70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69">
            <text:p>&lt; 25 anos</text:p>
          </table:table-cell>
          <table:table-cell office:value-type="float" office:value="50906" table:style-name="ce67">
            <text:p>50 906</text:p>
          </table:table-cell>
          <table:table-cell office:value-type="float" office:value="50517" table:style-name="ce67">
            <text:p>50 517</text:p>
          </table:table-cell>
          <table:table-cell office:value-type="float" office:value="35898" table:style-name="ce67">
            <text:p>35 898</text:p>
          </table:table-cell>
          <table:table-cell office:value-type="float" office:value="389" table:style-name="ce67">
            <text:p><text:s/>389</text:p>
          </table:table-cell>
          <table:table-cell office:value-type="float" office:value="0.77003780905437769" table:style-name="ce68">
            <text:p>0,8</text:p>
          </table:table-cell>
          <table:table-cell office:value-type="float" office:value="15008" table:style-name="ce67">
            <text:p>15 008</text:p>
          </table:table-cell>
          <table:table-cell office:value-type="float" office:value="41.807343027466707" table:style-name="ce68">
            <text:p>41,8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69">
            <text:p>&gt;= 25 anos</text:p>
          </table:table-cell>
          <table:table-cell office:value-type="float" office:value="381945" table:style-name="ce67">
            <text:p>381 945</text:p>
          </table:table-cell>
          <table:table-cell office:value-type="float" office:value="381326" table:style-name="ce67">
            <text:p>381 326</text:p>
          </table:table-cell>
          <table:table-cell office:value-type="float" office:value="307863" table:style-name="ce67">
            <text:p>307 863</text:p>
          </table:table-cell>
          <table:table-cell office:value-type="float" office:value="619" table:style-name="ce67">
            <text:p><text:s/>619</text:p>
          </table:table-cell>
          <table:table-cell office:value-type="float" office:value="0.1623282965231849" table:style-name="ce68">
            <text:p>0,2</text:p>
          </table:table-cell>
          <table:table-cell office:value-type="float" office:value="74082" table:style-name="ce67">
            <text:p>74 082</text:p>
          </table:table-cell>
          <table:table-cell office:value-type="float" office:value="24.063300883834692" table:style-name="ce68">
            <text:p>24,1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69">
            <text:p>&lt; 1 ano inscrição</text:p>
          </table:table-cell>
          <table:table-cell office:value-type="float" office:value="262042" table:style-name="ce67">
            <text:p>262 042</text:p>
          </table:table-cell>
          <table:table-cell office:value-type="float" office:value="265943" table:style-name="ce67">
            <text:p>265 943</text:p>
          </table:table-cell>
          <table:table-cell office:value-type="float" office:value="212332" table:style-name="ce67">
            <text:p>212 332</text:p>
          </table:table-cell>
          <table:table-cell office:value-type="float" office:value="-3901" table:style-name="ce67">
            <text:p>-3 901</text:p>
          </table:table-cell>
          <table:table-cell office:value-type="float" office:value="-1.4668556796005159" table:style-name="ce68">
            <text:p>-1,5</text:p>
          </table:table-cell>
          <table:table-cell office:value-type="float" office:value="49710" table:style-name="ce67">
            <text:p>49 710</text:p>
          </table:table-cell>
          <table:table-cell office:value-type="float" office:value="23.411449993406553" table:style-name="ce68">
            <text:p>23,4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69">
            <text:p>&gt;= 1 ano inscrição</text:p>
          </table:table-cell>
          <table:table-cell office:value-type="float" office:value="170809" table:style-name="ce67">
            <text:p>170 809</text:p>
          </table:table-cell>
          <table:table-cell office:value-type="float" office:value="165900" table:style-name="ce67">
            <text:p>165 900</text:p>
          </table:table-cell>
          <table:table-cell office:value-type="float" office:value="131429" table:style-name="ce67">
            <text:p>131 429</text:p>
          </table:table-cell>
          <table:table-cell office:value-type="float" office:value="4909" table:style-name="ce67">
            <text:p>4 909</text:p>
          </table:table-cell>
          <table:table-cell office:value-type="float" office:value="2.9590114526823386" table:style-name="ce68">
            <text:p>3,0</text:p>
          </table:table-cell>
          <table:table-cell office:value-type="float" office:value="39380" table:style-name="ce67">
            <text:p>39 380</text:p>
          </table:table-cell>
          <table:table-cell office:value-type="float" office:value="29.962945773002915" table:style-name="ce68">
            <text:p>30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2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primeiro emprego</text:p>
          </table:table-cell>
          <table:table-cell office:value-type="float" office:value="34427" table:style-name="ce67">
            <text:p>34 427</text:p>
          </table:table-cell>
          <table:table-cell office:value-type="float" office:value="34012" table:style-name="ce67">
            <text:p>34 012</text:p>
          </table:table-cell>
          <table:table-cell office:value-type="float" office:value="28754" table:style-name="ce67">
            <text:p>28 754</text:p>
          </table:table-cell>
          <table:table-cell office:value-type="float" office:value="415" table:style-name="ce67">
            <text:p><text:s/>415</text:p>
          </table:table-cell>
          <table:table-cell office:value-type="float" office:value="1.2201575914383158" table:style-name="ce68">
            <text:p>1,2</text:p>
          </table:table-cell>
          <table:table-cell office:value-type="float" office:value="5673" table:style-name="ce67">
            <text:p>5 673</text:p>
          </table:table-cell>
          <table:table-cell office:value-type="float" office:value="19.729428949015791" table:style-name="ce68">
            <text:p>19,7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novo emprego</text:p>
          </table:table-cell>
          <table:table-cell office:value-type="float" office:value="398424" table:style-name="ce67">
            <text:p>398 424</text:p>
          </table:table-cell>
          <table:table-cell office:value-type="float" office:value="397831" table:style-name="ce67">
            <text:p>397 831</text:p>
          </table:table-cell>
          <table:table-cell office:value-type="float" office:value="315007" table:style-name="ce67">
            <text:p>315 007</text:p>
          </table:table-cell>
          <table:table-cell office:value-type="float" office:value="593" table:style-name="ce67">
            <text:p><text:s/>593</text:p>
          </table:table-cell>
          <table:table-cell office:value-type="float" office:value="0.14905826846072831" table:style-name="ce68">
            <text:p>0,1</text:p>
          </table:table-cell>
          <table:table-cell office:value-type="float" office:value="83417" table:style-name="ce67">
            <text:p>83 417</text:p>
          </table:table-cell>
          <table:table-cell office:value-type="float" office:value="26.480998834946522" table:style-name="ce68">
            <text:p>26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nenhum nível instrução</text:p>
          </table:table-cell>
          <table:table-cell office:value-type="float" office:value="31756" table:style-name="ce67">
            <text:p>31 756</text:p>
          </table:table-cell>
          <table:table-cell office:value-type="float" office:value="30486" table:style-name="ce67">
            <text:p>30 486</text:p>
          </table:table-cell>
          <table:table-cell office:value-type="float" office:value="23610" table:style-name="ce67">
            <text:p>23 610</text:p>
          </table:table-cell>
          <table:table-cell office:value-type="float" office:value="1270" table:style-name="ce67">
            <text:p>1 270</text:p>
          </table:table-cell>
          <table:table-cell office:value-type="float" office:value="4.1658466181197928" table:style-name="ce68">
            <text:p>4,2</text:p>
          </table:table-cell>
          <table:table-cell office:value-type="float" office:value="8146" table:style-name="ce67">
            <text:p>8 146</text:p>
          </table:table-cell>
          <table:table-cell office:value-type="float" office:value="34.502329521389242" table:style-name="ce68">
            <text:p>34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1º ciclo ensino básico</text:p>
          </table:table-cell>
          <table:table-cell office:value-type="float" office:value="59598" table:style-name="ce67">
            <text:p>59 598</text:p>
          </table:table-cell>
          <table:table-cell office:value-type="float" office:value="60013" table:style-name="ce67">
            <text:p>60 013</text:p>
          </table:table-cell>
          <table:table-cell office:value-type="float" office:value="54669" table:style-name="ce67">
            <text:p>54 669</text:p>
          </table:table-cell>
          <table:table-cell office:value-type="float" office:value="-415" table:style-name="ce67">
            <text:p>- 415</text:p>
          </table:table-cell>
          <table:table-cell office:value-type="float" office:value="-0.69151683801842934" table:style-name="ce68">
            <text:p>-0,7</text:p>
          </table:table-cell>
          <table:table-cell office:value-type="float" office:value="4929" table:style-name="ce67">
            <text:p>4 929</text:p>
          </table:table-cell>
          <table:table-cell office:value-type="float" office:value="9.0160785820117439" table:style-name="ce68">
            <text:p>9,0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2º ciclo ensino básico</text:p>
          </table:table-cell>
          <table:table-cell office:value-type="float" office:value="61242" table:style-name="ce67">
            <text:p>61 242</text:p>
          </table:table-cell>
          <table:table-cell office:value-type="float" office:value="60818" table:style-name="ce67">
            <text:p>60 818</text:p>
          </table:table-cell>
          <table:table-cell office:value-type="float" office:value="51362" table:style-name="ce67">
            <text:p>51 362</text:p>
          </table:table-cell>
          <table:table-cell office:value-type="float" office:value="424" table:style-name="ce67">
            <text:p><text:s/>424</text:p>
          </table:table-cell>
          <table:table-cell office:value-type="float" office:value="0.69716202440067088" table:style-name="ce68">
            <text:p>0,7</text:p>
          </table:table-cell>
          <table:table-cell office:value-type="float" office:value="9880" table:style-name="ce67">
            <text:p>9 880</text:p>
          </table:table-cell>
          <table:table-cell office:value-type="float" office:value="19.236011058759395" table:style-name="ce68">
            <text:p>19,2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3º ciclo ensino básico</text:p>
          </table:table-cell>
          <table:table-cell office:value-type="float" office:value="88522" table:style-name="ce67">
            <text:p>88 522</text:p>
          </table:table-cell>
          <table:table-cell office:value-type="float" office:value="87223" table:style-name="ce67">
            <text:p>87 223</text:p>
          </table:table-cell>
          <table:table-cell office:value-type="float" office:value="69407" table:style-name="ce67">
            <text:p>69 407</text:p>
          </table:table-cell>
          <table:table-cell office:value-type="float" office:value="1299" table:style-name="ce67">
            <text:p>1 299</text:p>
          </table:table-cell>
          <table:table-cell office:value-type="float" office:value="1.4892860827992616" table:style-name="ce68">
            <text:p>1,5</text:p>
          </table:table-cell>
          <table:table-cell office:value-type="float" office:value="19115" table:style-name="ce67">
            <text:p>19 115</text:p>
          </table:table-cell>
          <table:table-cell office:value-type="float" office:value="27.540449810537844" table:style-name="ce68">
            <text:p>27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secundário</text:p>
          </table:table-cell>
          <table:table-cell office:value-type="float" office:value="135945" table:style-name="ce67">
            <text:p>135 945</text:p>
          </table:table-cell>
          <table:table-cell office:value-type="float" office:value="136082" table:style-name="ce67">
            <text:p>136 082</text:p>
          </table:table-cell>
          <table:table-cell office:value-type="float" office:value="100494" table:style-name="ce67">
            <text:p>100 494</text:p>
          </table:table-cell>
          <table:table-cell office:value-type="float" office:value="-137" table:style-name="ce67">
            <text:p>- 137</text:p>
          </table:table-cell>
          <table:table-cell office:value-type="float" office:value="-0.10067459325994621" table:style-name="ce68">
            <text:p>-0,1</text:p>
          </table:table-cell>
          <table:table-cell office:value-type="float" office:value="35451" table:style-name="ce67">
            <text:p>35 451</text:p>
          </table:table-cell>
          <table:table-cell office:value-type="float" office:value="35.27673293927996" table:style-name="ce68">
            <text:p>35,3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69">
            <text:p>superior</text:p>
          </table:table-cell>
          <table:table-cell office:value-type="float" office:value="55788" table:style-name="ce67">
            <text:p>55 788</text:p>
          </table:table-cell>
          <table:table-cell office:value-type="float" office:value="57221" table:style-name="ce67">
            <text:p>57 221</text:p>
          </table:table-cell>
          <table:table-cell office:value-type="float" office:value="44219" table:style-name="ce67">
            <text:p>44 219</text:p>
          </table:table-cell>
          <table:table-cell office:value-type="float" office:value="-1433" table:style-name="ce67">
            <text:p>-1 433</text:p>
          </table:table-cell>
          <table:table-cell office:value-type="float" office:value="-2.5043253351042449" table:style-name="ce68">
            <text:p>-2,5</text:p>
          </table:table-cell>
          <table:table-cell office:value-type="float" office:value="11569" table:style-name="ce67">
            <text:p>11 569</text:p>
          </table:table-cell>
          <table:table-cell office:value-type="float" office:value="26.162961622831816" table:style-name="ce68">
            <text:p>26,2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69"/>
          <table:table-cell table:number-columns-repeated="4" table:style-name="ce67"/>
          <table:table-cell table:style-name="ce68"/>
          <table:table-cell table:style-name="ce67"/>
          <table:table-cell table:style-name="ce68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Total <text:s/>País</text:p>
          </table:table-cell>
          <table:table-cell office:value-type="float" office:value="432851" table:style-name="ce67">
            <text:p>432 851</text:p>
          </table:table-cell>
          <table:table-cell office:value-type="float" office:value="431843" table:style-name="ce67">
            <text:p>431 843</text:p>
          </table:table-cell>
          <table:table-cell office:value-type="float" office:value="343761" table:style-name="ce67">
            <text:p>343 761</text:p>
          </table:table-cell>
          <table:table-cell office:value-type="float" office:value="1008" table:style-name="ce67">
            <text:p>1 008</text:p>
          </table:table-cell>
          <table:table-cell office:value-type="float" office:value="0.23341816354554781" table:style-name="ce68">
            <text:p>0,2</text:p>
          </table:table-cell>
          <table:table-cell office:value-type="float" office:value="89090" table:style-name="ce67">
            <text:p>89 090</text:p>
          </table:table-cell>
          <table:table-cell office:value-type="float" office:value="25.916261588720069" table:style-name="ce68">
            <text:p>25,9</text:p>
          </table:table-cell>
          <table:table-cell table:style-name="ce71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Norte</text:p>
          </table:table-cell>
          <table:table-cell office:value-type="float" office:value="158483" table:style-name="ce67">
            <text:p>158 483</text:p>
          </table:table-cell>
          <table:table-cell office:value-type="float" office:value="159942" table:style-name="ce67">
            <text:p>159 942</text:p>
          </table:table-cell>
          <table:table-cell office:value-type="float" office:value="134578" table:style-name="ce67">
            <text:p>134 578</text:p>
          </table:table-cell>
          <table:table-cell office:value-type="float" office:value="-1459" table:style-name="ce67">
            <text:p>-1 459</text:p>
          </table:table-cell>
          <table:table-cell office:value-type="float" office:value="-0.91220567455702684" table:style-name="ce68">
            <text:p>-0,9</text:p>
          </table:table-cell>
          <table:table-cell office:value-type="float" office:value="23905" table:style-name="ce67">
            <text:p>23 905</text:p>
          </table:table-cell>
          <table:table-cell office:value-type="float" office:value="17.762933020255911" table:style-name="ce68">
            <text:p>17,8</text:p>
          </table:table-cell>
          <table:table-cell office:value-type="float" office:value="25.916261588720069" table:style-name="ce71">
            <text:p>25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Centro</text:p>
          </table:table-cell>
          <table:table-cell office:value-type="float" office:value="51154" table:style-name="ce67">
            <text:p>51 154</text:p>
          </table:table-cell>
          <table:table-cell office:value-type="float" office:value="51498" table:style-name="ce67">
            <text:p>51 498</text:p>
          </table:table-cell>
          <table:table-cell office:value-type="float" office:value="45845" table:style-name="ce67">
            <text:p>45 845</text:p>
          </table:table-cell>
          <table:table-cell office:value-type="float" office:value="-344" table:style-name="ce67">
            <text:p>- 344</text:p>
          </table:table-cell>
          <table:table-cell office:value-type="float" office:value="-0.66798710629539015" table:style-name="ce68">
            <text:p>-0,7</text:p>
          </table:table-cell>
          <table:table-cell office:value-type="float" office:value="5309" table:style-name="ce67">
            <text:p>5 309</text:p>
          </table:table-cell>
          <table:table-cell office:value-type="float" office:value="11.580325008179736" table:style-name="ce68">
            <text:p>11,6</text:p>
          </table:table-cell>
          <table:table-cell office:value-type="float" office:value="25.916261588720069" table:style-name="ce71">
            <text:p>25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Lisboa VT</text:p>
          </table:table-cell>
          <table:table-cell office:value-type="float" office:value="143653" table:style-name="ce67">
            <text:p>143 653</text:p>
          </table:table-cell>
          <table:table-cell office:value-type="float" office:value="141326" table:style-name="ce67">
            <text:p>141 326</text:p>
          </table:table-cell>
          <table:table-cell office:value-type="float" office:value="102108" table:style-name="ce67">
            <text:p>102 108</text:p>
          </table:table-cell>
          <table:table-cell office:value-type="float" office:value="2327" table:style-name="ce67">
            <text:p>2 327</text:p>
          </table:table-cell>
          <table:table-cell office:value-type="float" office:value="1.6465476982296252" table:style-name="ce68">
            <text:p>1,6</text:p>
          </table:table-cell>
          <table:table-cell office:value-type="float" office:value="41545" table:style-name="ce67">
            <text:p>41 545</text:p>
          </table:table-cell>
          <table:table-cell office:value-type="float" office:value="40.687311474125437" table:style-name="ce68">
            <text:p>40,7</text:p>
          </table:table-cell>
          <table:table-cell office:value-type="float" office:value="25.916261588720069" table:style-name="ce71">
            <text:p>25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Alentejo</text:p>
          </table:table-cell>
          <table:table-cell office:value-type="float" office:value="18631" table:style-name="ce67">
            <text:p>18 631</text:p>
          </table:table-cell>
          <table:table-cell office:value-type="float" office:value="18231" table:style-name="ce67">
            <text:p>18 231</text:p>
          </table:table-cell>
          <table:table-cell office:value-type="float" office:value="16997" table:style-name="ce67">
            <text:p>16 997</text:p>
          </table:table-cell>
          <table:table-cell office:value-type="float" office:value="400" table:style-name="ce67">
            <text:p><text:s/>400</text:p>
          </table:table-cell>
          <table:table-cell office:value-type="float" office:value="2.1940650540288518" table:style-name="ce68">
            <text:p>2,2</text:p>
          </table:table-cell>
          <table:table-cell office:value-type="float" office:value="1634" table:style-name="ce67">
            <text:p>1 634</text:p>
          </table:table-cell>
          <table:table-cell office:value-type="float" office:value="9.6134611990351235" table:style-name="ce68">
            <text:p>9,6</text:p>
          </table:table-cell>
          <table:table-cell office:value-type="float" office:value="25.916261588720069" table:style-name="ce71">
            <text:p>25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<text:s/>Algarve</text:p>
          </table:table-cell>
          <table:table-cell office:value-type="float" office:value="33453" table:style-name="ce67">
            <text:p>33 453</text:p>
          </table:table-cell>
          <table:table-cell office:value-type="float" office:value="33459" table:style-name="ce67">
            <text:p>33 459</text:p>
          </table:table-cell>
          <table:table-cell office:value-type="float" office:value="21636" table:style-name="ce67">
            <text:p>21 636</text:p>
          </table:table-cell>
          <table:table-cell office:value-type="float" office:value="-6" table:style-name="ce67">
            <text:p>- 6</text:p>
          </table:table-cell>
          <table:table-cell office:value-type="float" office:value="-1.7932394871335067E-2" table:style-name="ce68">
            <text:p>0,0</text:p>
          </table:table-cell>
          <table:table-cell office:value-type="float" office:value="11817" table:style-name="ce67">
            <text:p>11 817</text:p>
          </table:table-cell>
          <table:table-cell office:value-type="float" office:value="54.617304492512474" table:style-name="ce68">
            <text:p>54,6</text:p>
          </table:table-cell>
          <table:table-cell office:value-type="float" office:value="25.916261588720069" table:style-name="ce71">
            <text:p>25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Açores</text:p>
          </table:table-cell>
          <table:table-cell office:value-type="float" office:value="7049" table:style-name="ce67">
            <text:p>7 049</text:p>
          </table:table-cell>
          <table:table-cell office:value-type="float" office:value="7056" table:style-name="ce67">
            <text:p>7 056</text:p>
          </table:table-cell>
          <table:table-cell office:value-type="float" office:value="6951" table:style-name="ce67">
            <text:p>6 951</text:p>
          </table:table-cell>
          <table:table-cell office:value-type="float" office:value="-7" table:style-name="ce67">
            <text:p>- 7</text:p>
          </table:table-cell>
          <table:table-cell office:value-type="float" office:value="-9.9206349206349201E-2" table:style-name="ce68">
            <text:p>-0,1</text:p>
          </table:table-cell>
          <table:table-cell office:value-type="float" office:value="98" table:style-name="ce67">
            <text:p><text:s/>98</text:p>
          </table:table-cell>
          <table:table-cell office:value-type="float" office:value="1.4098690835850958" table:style-name="ce68">
            <text:p>1,4</text:p>
          </table:table-cell>
          <table:table-cell office:value-type="float" office:value="25.916261588720069" table:style-name="ce71">
            <text:p>25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69">
            <text:p>Madeira</text:p>
          </table:table-cell>
          <table:table-cell office:value-type="float" office:value="20428" table:style-name="ce67">
            <text:p>20 428</text:p>
          </table:table-cell>
          <table:table-cell office:value-type="float" office:value="20331" table:style-name="ce67">
            <text:p>20 331</text:p>
          </table:table-cell>
          <table:table-cell office:value-type="float" office:value="15646" table:style-name="ce67">
            <text:p>15 646</text:p>
          </table:table-cell>
          <table:table-cell office:value-type="float" office:value="97" table:style-name="ce67">
            <text:p><text:s/>97</text:p>
          </table:table-cell>
          <table:table-cell office:value-type="float" office:value="0.47710392995917561" table:style-name="ce68">
            <text:p>0,5</text:p>
          </table:table-cell>
          <table:table-cell office:value-type="float" office:value="4782" table:style-name="ce67">
            <text:p>4 782</text:p>
          </table:table-cell>
          <table:table-cell office:value-type="float" office:value="30.563722357151988" table:style-name="ce68">
            <text:p>30,6</text:p>
          </table:table-cell>
          <table:table-cell office:value-type="float" office:value="25.916261588720069" table:style-name="ce71">
            <text:p>25,9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7">
          <table:table-cell table:number-columns-repeated="16384"/>
        </table:table-row>
      </table:table>
      <table:table table:name="CPP" table:style-name="ta2">
        <table:table-column table:style-name="co11" table:default-cell-style-name="ce89"/>
        <table:table-column table:style-name="co12" table:default-cell-style-name="ce89"/>
        <table:table-column table:style-name="co13" table:number-columns-repeated="3" table:default-cell-style-name="ce89"/>
        <table:table-column table:style-name="co14" table:default-cell-style-name="ce89"/>
        <table:table-column table:style-name="co12" table:default-cell-style-name="ce89"/>
        <table:table-column table:style-name="co15" table:default-cell-style-name="ce89"/>
        <table:table-column table:style-name="co16" table:default-cell-style-name="ce89"/>
        <table:table-column table:style-name="co12" table:default-cell-style-name="ce89"/>
        <table:table-column table:style-name="co13" table:number-columns-repeated="3" table:default-cell-style-name="ce89"/>
        <table:table-column table:style-name="co17" table:default-cell-style-name="ce89"/>
        <table:table-column table:style-name="co12" table:default-cell-style-name="ce89"/>
        <table:table-column table:style-name="co13" table:number-columns-repeated="3" table:default-cell-style-name="ce89"/>
        <table:table-column table:style-name="co18" table:default-cell-style-name="ce89"/>
        <table:table-column table:style-name="co12" table:default-cell-style-name="ce89"/>
        <table:table-column table:style-name="co15" table:default-cell-style-name="ce89"/>
        <table:table-column table:style-name="co19" table:default-cell-style-name="ce89"/>
        <table:table-column table:style-name="co10" table:number-columns-repeated="16362" table:default-cell-style-name="ce89"/>
        <table:table-row table:style-name="ro13">
          <table:table-cell table:style-name="ce74"/>
          <table:table-cell table:number-columns-repeated="16383" table:style-name="ce74"/>
        </table:table-row>
        <table:table-row table:style-name="ro13"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2103</text:p>
          </table:table-cell>
          <table:table-cell office:value-type="string" table:style-name="ce76">
            <text:p>202102</text:p>
          </table:table-cell>
          <table:table-cell office:value-type="string" table:style-name="ce76">
            <text:p>202003</text:p>
          </table:table-cell>
          <table:table-cell table:number-columns-repeated="4" table:style-name="ce74"/>
          <table:table-cell office:value-type="string" table:style-name="ce75">
            <text:p>CPP</text:p>
          </table:table-cell>
          <table:table-cell office:value-type="string" table:style-name="ce76">
            <text:p>202103</text:p>
          </table:table-cell>
          <table:table-cell office:value-type="string" table:style-name="ce76">
            <text:p>202102</text:p>
          </table:table-cell>
          <table:table-cell office:value-type="string" table:style-name="ce76">
            <text:p>202003</text:p>
          </table:table-cell>
          <table:table-cell table:style-name="ce74"/>
          <table:table-cell office:value-type="string" table:style-name="ce75">
            <text:p>CPP</text:p>
          </table:table-cell>
          <table:table-cell office:value-type="string" table:style-name="ce76">
            <text:p>202103</text:p>
          </table:table-cell>
          <table:table-cell office:value-type="string" table:style-name="ce76">
            <text:p>202102</text:p>
          </table:table-cell>
          <table:table-cell office:value-type="string" table:style-name="ce76">
            <text:p>202003</text:p>
          </table:table-cell>
          <table:table-cell table:number-columns-repeated="16366" table:style-name="ce74"/>
        </table:table-row>
        <table:table-row table:style-name="ro13"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405374" table:style-name="ce78">
            <text:p>405374</text:p>
          </table:table-cell>
          <table:table-cell office:value-type="float" office:value="404456" table:style-name="ce78">
            <text:p>404456</text:p>
          </table:table-cell>
          <table:table-cell office:value-type="float" office:value="321164" table:style-name="ce78">
            <text:p>321164</text:p>
          </table:table-cell>
          <table:table-cell table:style-name="ce74"/>
          <table:table-cell office:value-type="string" table:style-name="ce77">
            <text:p>Desemprego no Fim</text:p>
          </table:table-cell>
          <table:table-cell office:value-type="string" table:style-name="ce79">
            <text:p>var hom %</text:p>
          </table:table-cell>
          <table:table-cell table:style-name="ce74"/>
          <table:table-cell office:value-type="string" table:style-name="ce77">
            <text:p>Ofertas recebidas</text:p>
          </table:table-cell>
          <table:table-cell office:value-type="float" office:value="11689" table:style-name="ce80">
            <text:p>11689</text:p>
          </table:table-cell>
          <table:table-cell office:value-type="float" office:value="7422" table:style-name="ce80">
            <text:p>7422</text:p>
          </table:table-cell>
          <table:table-cell office:value-type="float" office:value="7356" table:style-name="ce80">
            <text:p>7356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float" office:value="6645" table:style-name="ce78">
            <text:p>6645</text:p>
          </table:table-cell>
          <table:table-cell office:value-type="float" office:value="4637" table:style-name="ce78">
            <text:p>4637</text:p>
          </table:table-cell>
          <table:table-cell office:value-type="float" office:value="5773" table:style-name="ce78">
            <text:p>5773</text:p>
          </table:table-cell>
          <table:table-cell table:style-name="ce74"/>
          <table:table-cell office:value-type="string" table:style-name="ce77">
            <text:p>Colocações efetuadas</text:p>
          </table:table-cell>
          <table:table-cell office:value-type="string" table:style-name="ce79">
            <text:p>var hom val abs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9680" table:style-name="ce82">
            <text:p>9680</text:p>
          </table:table-cell>
          <table:table-cell office:value-type="float" office:value="9755" table:style-name="ce82">
            <text:p>9755</text:p>
          </table:table-cell>
          <table:table-cell office:value-type="float" office:value="7424" table:style-name="ce82">
            <text:p>7424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6.78316422397595" table:style-name="ce83">
            <text:p>6,8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95" table:style-name="ce84">
            <text:p>95</text:p>
          </table:table-cell>
          <table:table-cell office:value-type="float" office:value="58" table:style-name="ce84">
            <text:p>58</text:p>
          </table:table-cell>
          <table:table-cell office:value-type="float" office:value="39" table:style-name="ce84">
            <text:p>39</text:p>
          </table:table-cell>
          <table:table-cell table:style-name="ce74"/>
          <table:table-cell office:value-type="string" table:style-name="ce85">
            <text:p>1- Repres. poder legisla., órgãos exec., dirig., dir. e gestores execu.</text:p>
          </table:table-cell>
          <table:table-cell office:value-type="float" office:value="58" table:style-name="ce82">
            <text:p>58</text:p>
          </table:table-cell>
          <table:table-cell office:value-type="float" office:value="24" table:style-name="ce82">
            <text:p>24</text:p>
          </table:table-cell>
          <table:table-cell office:value-type="float" office:value="34" table:style-name="ce82">
            <text:p>34</text:p>
          </table:table-cell>
          <table:table-cell table:style-name="ce74"/>
          <table:table-cell office:value-type="string" table:style-name="ce85">
            <text:p>5- Trab. serviços pessoais, de proteção e segurança e vendedores</text:p>
          </table:table-cell>
          <table:table-cell office:value-type="float" office:value="-345" table:style-name="ce86">
            <text:p>-345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39154" table:style-name="ce87">
            <text:p>39154</text:p>
          </table:table-cell>
          <table:table-cell office:value-type="float" office:value="39966" table:style-name="ce87">
            <text:p>39966</text:p>
          </table:table-cell>
          <table:table-cell office:value-type="float" office:value="32183" table:style-name="ce87">
            <text:p>32183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8.1718049781329292" table:style-name="ce83">
            <text:p>8,2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946" table:style-name="ce88">
            <text:p>946</text:p>
          </table:table-cell>
          <table:table-cell office:value-type="float" office:value="654" table:style-name="ce88">
            <text:p>654</text:p>
          </table:table-cell>
          <table:table-cell office:value-type="float" office:value="573" table:style-name="ce88">
            <text:p>573</text:p>
          </table:table-cell>
          <table:table-cell table:style-name="ce74"/>
          <table:table-cell office:value-type="string" table:style-name="ce85">
            <text:p>2- Especialistas das atividades intelectuais e científicas</text:p>
          </table:table-cell>
          <table:table-cell office:value-type="float" office:value="539" table:style-name="ce87">
            <text:p>539</text:p>
          </table:table-cell>
          <table:table-cell office:value-type="float" office:value="330" table:style-name="ce87">
            <text:p>330</text:p>
          </table:table-cell>
          <table:table-cell office:value-type="float" office:value="454" table:style-name="ce87">
            <text:p>454</text:p>
          </table:table-cell>
          <table:table-cell table:style-name="ce74"/>
          <table:table-cell office:value-type="string" table:style-name="ce85">
            <text:p>1- Repres. poder legisla., órgãos exec., dirig., dir. e gestores execu.</text:p>
          </table:table-cell>
          <table:table-cell office:value-type="float" office:value="24" table:style-name="ce86">
            <text:p>24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36155" table:style-name="ce82">
            <text:p>36155</text:p>
          </table:table-cell>
          <table:table-cell office:value-type="float" office:value="36383" table:style-name="ce82">
            <text:p>36383</text:p>
          </table:table-cell>
          <table:table-cell office:value-type="float" office:value="28511" table:style-name="ce82">
            <text:p>28511</text:p>
          </table:table-cell>
          <table:table-cell table:style-name="ce74"/>
          <table:table-cell office:value-type="string" table:style-name="ce81">
            <text:p>2- Especialistas das atividades intelectuais e científicas</text:p>
          </table:table-cell>
          <table:table-cell office:value-type="float" office:value="21.660503992791199" table:style-name="ce83">
            <text:p>21,7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852" table:style-name="ce84">
            <text:p>852</text:p>
          </table:table-cell>
          <table:table-cell office:value-type="float" office:value="517" table:style-name="ce84">
            <text:p>517</text:p>
          </table:table-cell>
          <table:table-cell office:value-type="float" office:value="585" table:style-name="ce84">
            <text:p>585</text:p>
          </table:table-cell>
          <table:table-cell table:style-name="ce74"/>
          <table:table-cell office:value-type="string" table:style-name="ce85">
            <text:p>3- Técnicos e profissões de nível intermédio</text:p>
          </table:table-cell>
          <table:table-cell office:value-type="float" office:value="473" table:style-name="ce82">
            <text:p>473</text:p>
          </table:table-cell>
          <table:table-cell office:value-type="float" office:value="290" table:style-name="ce82">
            <text:p>290</text:p>
          </table:table-cell>
          <table:table-cell office:value-type="float" office:value="435" table:style-name="ce82">
            <text:p>435</text:p>
          </table:table-cell>
          <table:table-cell table:style-name="ce74"/>
          <table:table-cell office:value-type="string" table:style-name="ce85">
            <text:p>3- Técnicos e profissões de nível intermédio</text:p>
          </table:table-cell>
          <table:table-cell office:value-type="float" office:value="38" table:style-name="ce86">
            <text:p>38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46601" table:style-name="ce87">
            <text:p>46601</text:p>
          </table:table-cell>
          <table:table-cell office:value-type="float" office:value="46579" table:style-name="ce87">
            <text:p>46579</text:p>
          </table:table-cell>
          <table:table-cell office:value-type="float" office:value="37507" table:style-name="ce87">
            <text:p>37507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24.246140720398898" table:style-name="ce83">
            <text:p>24,2</text:p>
          </table:table-cell>
          <table:table-cell table:style-name="ce74"/>
          <table:table-cell office:value-type="string" table:style-name="ce81">
            <text:p>4- Pessoal administrativo</text:p>
          </table:table-cell>
          <table:table-cell office:value-type="float" office:value="1060" table:style-name="ce88">
            <text:p>1060</text:p>
          </table:table-cell>
          <table:table-cell office:value-type="float" office:value="612" table:style-name="ce88">
            <text:p>612</text:p>
          </table:table-cell>
          <table:table-cell office:value-type="float" office:value="632" table:style-name="ce88">
            <text:p>632</text:p>
          </table:table-cell>
          <table:table-cell table:style-name="ce74"/>
          <table:table-cell office:value-type="string" table:style-name="ce85">
            <text:p>4- Pessoal administrativo</text:p>
          </table:table-cell>
          <table:table-cell office:value-type="float" office:value="705" table:style-name="ce87">
            <text:p>705</text:p>
          </table:table-cell>
          <table:table-cell office:value-type="float" office:value="411" table:style-name="ce87">
            <text:p>411</text:p>
          </table:table-cell>
          <table:table-cell office:value-type="float" office:value="605" table:style-name="ce87">
            <text:p>605</text:p>
          </table:table-cell>
          <table:table-cell table:style-name="ce74"/>
          <table:table-cell office:value-type="string" table:style-name="ce85">
            <text:p>6- Agricultores e trab. qualificados da agric., <text:s/>pesca e floresta</text:p>
          </table:table-cell>
          <table:table-cell office:value-type="float" office:value="38" table:style-name="ce86">
            <text:p>38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95417" table:style-name="ce82">
            <text:p>95417</text:p>
          </table:table-cell>
          <table:table-cell office:value-type="float" office:value="93900" table:style-name="ce82">
            <text:p>93900</text:p>
          </table:table-cell>
          <table:table-cell office:value-type="float" office:value="66087" table:style-name="ce82">
            <text:p>66087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24.340800408843702" table:style-name="ce83">
            <text:p>24,3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1725" table:style-name="ce84">
            <text:p>1725</text:p>
          </table:table-cell>
          <table:table-cell office:value-type="float" office:value="645" table:style-name="ce84">
            <text:p>645</text:p>
          </table:table-cell>
          <table:table-cell office:value-type="float" office:value="1453" table:style-name="ce84">
            <text:p>1453</text:p>
          </table:table-cell>
          <table:table-cell table:style-name="ce74"/>
          <table:table-cell office:value-type="string" table:style-name="ce85">
            <text:p>5- Trab. serviços pessoais, de proteção e segurança e vendedores</text:p>
          </table:table-cell>
          <table:table-cell office:value-type="float" office:value="795" table:style-name="ce82">
            <text:p>795</text:p>
          </table:table-cell>
          <table:table-cell office:value-type="float" office:value="527" table:style-name="ce82">
            <text:p>527</text:p>
          </table:table-cell>
          <table:table-cell office:value-type="float" office:value="1140" table:style-name="ce82">
            <text:p>1140</text:p>
          </table:table-cell>
          <table:table-cell table:style-name="ce74"/>
          <table:table-cell office:value-type="string" table:style-name="ce85">
            <text:p>2- Especialistas das atividades intelectuais e científicas</text:p>
          </table:table-cell>
          <table:table-cell office:value-type="float" office:value="85" table:style-name="ce86">
            <text:p>85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11366" table:style-name="ce87">
            <text:p>11366</text:p>
          </table:table-cell>
          <table:table-cell office:value-type="float" office:value="11492" table:style-name="ce87">
            <text:p>11492</text:p>
          </table:table-cell>
          <table:table-cell office:value-type="float" office:value="10644" table:style-name="ce87">
            <text:p>10644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26.789862179321702" table:style-name="ce83">
            <text:p>26,8</text:p>
          </table:table-cell>
          <table:table-cell table:style-name="ce74"/>
          <table:table-cell office:value-type="string" table:style-name="ce81">
            <text:p>6- Agricultores e trab. qualificados da agric., <text:s/>pesca e floresta</text:p>
          </table:table-cell>
          <table:table-cell office:value-type="float" office:value="294" table:style-name="ce88">
            <text:p>294</text:p>
          </table:table-cell>
          <table:table-cell office:value-type="float" office:value="178" table:style-name="ce88">
            <text:p>178</text:p>
          </table:table-cell>
          <table:table-cell office:value-type="float" office:value="185" table:style-name="ce88">
            <text:p>185</text:p>
          </table:table-cell>
          <table:table-cell table:style-name="ce74"/>
          <table:table-cell office:value-type="string" table:style-name="ce85">
            <text:p>6- Agricultores e trab. qualificados da agric., <text:s/>pesca e floresta</text:p>
          </table:table-cell>
          <table:table-cell office:value-type="float" office:value="177" table:style-name="ce87">
            <text:p>177</text:p>
          </table:table-cell>
          <table:table-cell office:value-type="float" office:value="65" table:style-name="ce87">
            <text:p>65</text:p>
          </table:table-cell>
          <table:table-cell office:value-type="float" office:value="139" table:style-name="ce87">
            <text:p>139</text:p>
          </table:table-cell>
          <table:table-cell table:style-name="ce74"/>
          <table:table-cell office:value-type="string" table:style-name="ce85">
            <text:p>4- Pessoal administrativo</text:p>
          </table:table-cell>
          <table:table-cell office:value-type="float" office:value="100" table:style-name="ce86">
            <text:p>100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40069" table:style-name="ce82">
            <text:p>40069</text:p>
          </table:table-cell>
          <table:table-cell office:value-type="float" office:value="40263" table:style-name="ce82">
            <text:p>40263</text:p>
          </table:table-cell>
          <table:table-cell office:value-type="float" office:value="37042" table:style-name="ce82">
            <text:p>37042</text:p>
          </table:table-cell>
          <table:table-cell table:style-name="ce74"/>
          <table:table-cell office:value-type="string" table:style-name="ce81">
            <text:p>3- Técnicos e profissões de nível intermédio</text:p>
          </table:table-cell>
          <table:table-cell office:value-type="float" office:value="26.810704640314299" table:style-name="ce83">
            <text:p>26,8</text:p>
          </table:table-cell>
          <table:table-cell table:style-name="ce74"/>
          <table:table-cell office:value-type="string" table:style-name="ce81">
            <text:p>7- Trabalhadores qualificados da indústria, construção e artífices</text:p>
          </table:table-cell>
          <table:table-cell office:value-type="float" office:value="2056" table:style-name="ce84">
            <text:p>2056</text:p>
          </table:table-cell>
          <table:table-cell office:value-type="float" office:value="1487" table:style-name="ce84">
            <text:p>1487</text:p>
          </table:table-cell>
          <table:table-cell office:value-type="float" office:value="1148" table:style-name="ce84">
            <text:p>1148</text:p>
          </table:table-cell>
          <table:table-cell table:style-name="ce74"/>
          <table:table-cell office:value-type="string" table:style-name="ce85">
            <text:p>7- Trabalhadores qualificados da indústria, construção e artífices</text:p>
          </table:table-cell>
          <table:table-cell office:value-type="float" office:value="856" table:style-name="ce82">
            <text:p>856</text:p>
          </table:table-cell>
          <table:table-cell office:value-type="float" office:value="714" table:style-name="ce82">
            <text:p>714</text:p>
          </table:table-cell>
          <table:table-cell office:value-type="float" office:value="686" table:style-name="ce82">
            <text:p>686</text:p>
          </table:table-cell>
          <table:table-cell table:style-name="ce74"/>
          <table:table-cell office:value-type="string" table:style-name="ce85">
            <text:p>7- Trabalhadores qualificados da indústria, construção e artífices</text:p>
          </table:table-cell>
          <table:table-cell office:value-type="float" office:value="170" table:style-name="ce86">
            <text:p>170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24563" table:style-name="ce87">
            <text:p>24563</text:p>
          </table:table-cell>
          <table:table-cell office:value-type="float" office:value="24569" table:style-name="ce87">
            <text:p>24569</text:p>
          </table:table-cell>
          <table:table-cell office:value-type="float" office:value="19373" table:style-name="ce87">
            <text:p>19373</text:p>
          </table:table-cell>
          <table:table-cell table:style-name="ce74"/>
          <table:table-cell office:value-type="string" table:style-name="ce81">
            <text:p>1- Repres. poder legisla., órgãos exec., dirig., dir. e gestores execu.</text:p>
          </table:table-cell>
          <table:table-cell office:value-type="float" office:value="30.387931034482801" table:style-name="ce83">
            <text:p>30,4</text:p>
          </table:table-cell>
          <table:table-cell table:style-name="ce74"/>
          <table:table-cell office:value-type="string" table:style-name="ce81">
            <text:p>8- Operadores de instalações e máquinas e trab. da montagem</text:p>
          </table:table-cell>
          <table:table-cell office:value-type="float" office:value="1221" table:style-name="ce88">
            <text:p>1221</text:p>
          </table:table-cell>
          <table:table-cell office:value-type="float" office:value="919" table:style-name="ce88">
            <text:p>919</text:p>
          </table:table-cell>
          <table:table-cell office:value-type="float" office:value="561" table:style-name="ce88">
            <text:p>561</text:p>
          </table:table-cell>
          <table:table-cell table:style-name="ce74"/>
          <table:table-cell office:value-type="string" table:style-name="ce85">
            <text:p>8- Operadores de instalações e máquinas e trab. da montagem</text:p>
          </table:table-cell>
          <table:table-cell office:value-type="float" office:value="688" table:style-name="ce87">
            <text:p>688</text:p>
          </table:table-cell>
          <table:table-cell office:value-type="float" office:value="550" table:style-name="ce87">
            <text:p>550</text:p>
          </table:table-cell>
          <table:table-cell office:value-type="float" office:value="501" table:style-name="ce87">
            <text:p>501</text:p>
          </table:table-cell>
          <table:table-cell table:style-name="ce74"/>
          <table:table-cell office:value-type="string" table:style-name="ce85">
            <text:p>8- Operadores de instalações e máquinas e trab. da montagem</text:p>
          </table:table-cell>
          <table:table-cell office:value-type="float" office:value="187" table:style-name="ce86">
            <text:p>187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102187" table:style-name="ce82">
            <text:p>102187</text:p>
          </table:table-cell>
          <table:table-cell office:value-type="float" office:value="101365" table:style-name="ce82">
            <text:p>101365</text:p>
          </table:table-cell>
          <table:table-cell office:value-type="float" office:value="82183" table:style-name="ce82">
            <text:p>82183</text:p>
          </table:table-cell>
          <table:table-cell table:style-name="ce74"/>
          <table:table-cell office:value-type="string" table:style-name="ce81">
            <text:p>5- Trab. serviços pessoais, de proteção e segurança e vendedores</text:p>
          </table:table-cell>
          <table:table-cell office:value-type="float" office:value="44.380891854676399" table:style-name="ce83">
            <text:p>44,4</text:p>
          </table:table-cell>
          <table:table-cell table:style-name="ce74"/>
          <table:table-cell office:value-type="string" table:style-name="ce81">
            <text:p>9- Trabalhadores não qualificados</text:p>
          </table:table-cell>
          <table:table-cell office:value-type="float" office:value="3437" table:style-name="ce84">
            <text:p>3437</text:p>
          </table:table-cell>
          <table:table-cell office:value-type="float" office:value="2347" table:style-name="ce84">
            <text:p>2347</text:p>
          </table:table-cell>
          <table:table-cell office:value-type="float" office:value="2178" table:style-name="ce84">
            <text:p>2178</text:p>
          </table:table-cell>
          <table:table-cell table:style-name="ce74"/>
          <table:table-cell office:value-type="string" table:style-name="ce85">
            <text:p>9- Trabalhadores não qualificados</text:p>
          </table:table-cell>
          <table:table-cell office:value-type="float" office:value="2354" table:style-name="ce82">
            <text:p>2354</text:p>
          </table:table-cell>
          <table:table-cell office:value-type="float" office:value="1726" table:style-name="ce82">
            <text:p>1726</text:p>
          </table:table-cell>
          <table:table-cell office:value-type="float" office:value="1778" table:style-name="ce82">
            <text:p>1778</text:p>
          </table:table-cell>
          <table:table-cell table:style-name="ce74"/>
          <table:table-cell office:value-type="string" table:style-name="ce85">
            <text:p>9- Trabalhadores não qualificados</text:p>
          </table:table-cell>
          <table:table-cell office:value-type="float" office:value="576" table:style-name="ce86">
            <text:p>576</text:p>
          </table:table-cell>
          <table:table-cell table:number-columns-repeated="16363" table:style-name="ce74"/>
        </table:table-row>
        <table:table-row table:style-name="ro13">
          <table:table-cell table:style-name="ce74"/>
          <table:table-cell office:value-type="string" table:style-name="ce81">
            <text:p>0- Profissões das Forças Armadas</text:p>
          </table:table-cell>
          <table:table-cell office:value-type="float" office:value="174" table:style-name="ce87">
            <text:p>174</text:p>
          </table:table-cell>
          <table:table-cell office:value-type="float" office:value="174" table:style-name="ce87">
            <text:p>174</text:p>
          </table:table-cell>
          <table:table-cell office:value-type="float" office:value="193" table:style-name="ce87">
            <text:p>193</text:p>
          </table:table-cell>
          <table:table-cell table:number-columns-repeated="4" table:style-name="ce74"/>
          <table:table-cell office:value-type="string" table:style-name="ce81">
            <text:p>0- Profissões das Forças Armadas</text:p>
          </table:table-cell>
          <table:table-cell office:value-type="float" office:value="3" table:style-name="ce88">
            <text:p>3</text:p>
          </table:table-cell>
          <table:table-cell office:value-type="float" office:value="5" table:style-name="ce88">
            <text:p>5</text:p>
          </table:table-cell>
          <table:table-cell office:value-type="float" office:value="2" table:style-name="ce88">
            <text:p>2</text:p>
          </table:table-cell>
          <table:table-cell table:style-name="ce74"/>
          <table:table-cell office:value-type="string" table:style-name="ce85">
            <text:p>0- Profissões das Forças Armadas</text:p>
          </table:table-cell>
          <table:table-cell office:value-type="float" office:value="0" table:style-name="ce87">
            <text:p>/</text:p>
          </table:table-cell>
          <table:table-cell office:value-type="float" office:value="0" table:style-name="ce87">
            <text:p>/</text:p>
          </table:table-cell>
          <table:table-cell office:value-type="float" office:value="1" table:style-name="ce87">
            <text:p>1</text:p>
          </table:table-cell>
          <table:table-cell table:number-columns-repeated="16366" table:style-name="ce74"/>
        </table:table-row>
        <table:table-row table:style-name="ro13">
          <table:table-cell table:style-name="ce74"/>
          <table:table-cell table:style-name="ce81"/>
          <table:table-cell office:value-type="float" office:value="8" table:style-name="ce82">
            <text:p>8</text:p>
          </table:table-cell>
          <table:table-cell office:value-type="float" office:value="10" table:style-name="ce82">
            <text:p>10</text:p>
          </table:table-cell>
          <table:table-cell office:value-type="float" office:value="17" table:style-name="ce82">
            <text:p>17</text:p>
          </table:table-cell>
          <table:table-cell table:number-columns-repeated="16379" table:style-name="ce74"/>
        </table:table-row>
        <table:table-row table:style-name="ro13">
          <table:table-cell table:style-name="ce74"/>
          <table:table-cell table:number-columns-repeated="16383" table:style-name="ce74"/>
        </table:table-row>
        <table:table-row table:style-name="ro13">
          <table:table-cell/>
          <table:table-cell table:number-columns-repeated="16383" table:style-name="ce89"/>
        </table:table-row>
        <table:table-row table:number-rows-repeated="7" table:style-name="ro13">
          <table:table-cell table:number-columns-repeated="16384"/>
        </table:table-row>
        <table:table-row table:number-rows-repeated="1048553" table:style-name="ro14">
          <table:table-cell table:number-columns-repeated="16384"/>
        </table:table-row>
      </table:table>
      <table:table table:name="CAE" table:style-name="ta3">
        <table:table-column table:style-name="co20" table:default-cell-style-name="ce89"/>
        <table:table-column table:style-name="co21" table:default-cell-style-name="ce89"/>
        <table:table-column table:style-name="co13" table:number-columns-repeated="4" table:default-cell-style-name="ce89"/>
        <table:table-column table:style-name="co22" table:default-cell-style-name="ce89"/>
        <table:table-column table:style-name="co23" table:default-cell-style-name="ce89"/>
        <table:table-column table:style-name="co24" table:default-cell-style-name="ce89"/>
        <table:table-column table:style-name="co13" table:default-cell-style-name="ce89"/>
        <table:table-column table:style-name="co25" table:default-cell-style-name="ce89"/>
        <table:table-column table:style-name="co26" table:default-cell-style-name="ce89"/>
        <table:table-column table:style-name="co13" table:number-columns-repeated="4" table:default-cell-style-name="ce89"/>
        <table:table-column table:style-name="co27" table:default-cell-style-name="ce89"/>
        <table:table-column table:style-name="co28" table:default-cell-style-name="ce89"/>
        <table:table-column table:style-name="co29" table:default-cell-style-name="ce89"/>
        <table:table-column table:style-name="co13" table:default-cell-style-name="ce89"/>
        <table:table-column table:style-name="co30" table:default-cell-style-name="ce89"/>
        <table:table-column table:style-name="co31" table:default-cell-style-name="ce89"/>
        <table:table-column table:style-name="co13" table:number-columns-repeated="4" table:default-cell-style-name="ce89"/>
        <table:table-column table:style-name="co19" table:default-cell-style-name="ce89"/>
        <table:table-column table:style-name="co10" table:number-columns-repeated="16357" table:default-cell-style-name="ce89"/>
        <table:table-row table:style-name="ro15">
          <table:table-cell table:style-name="ce74"/>
          <table:table-cell table:number-columns-repeated="16383" table:style-name="ce74"/>
        </table:table-row>
        <table:table-row table:style-name="ro16">
          <table:table-cell table:style-name="ce74"/>
          <table:table-cell table:style-name="ce90"/>
          <table:table-cell office:value-type="string" table:style-name="ce75">
            <text:p>CAE</text:p>
          </table:table-cell>
          <table:table-cell office:value-type="string" table:style-name="ce76">
            <text:p>202103</text:p>
          </table:table-cell>
          <table:table-cell office:value-type="string" table:style-name="ce76">
            <text:p>202102</text:p>
          </table:table-cell>
          <table:table-cell office:value-type="string" table:style-name="ce76">
            <text:p>202003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2103</text:p>
          </table:table-cell>
          <table:table-cell office:value-type="string" table:style-name="ce76">
            <text:p>202102</text:p>
          </table:table-cell>
          <table:table-cell office:value-type="string" table:style-name="ce76">
            <text:p>202003</text:p>
          </table:table-cell>
          <table:table-cell table:number-columns-repeated="5" table:style-name="ce74"/>
          <table:table-cell table:style-name="ce75"/>
          <table:table-cell office:value-type="string" table:style-name="ce75">
            <text:p>CAE</text:p>
          </table:table-cell>
          <table:table-cell office:value-type="string" table:style-name="ce76">
            <text:p>202103</text:p>
          </table:table-cell>
          <table:table-cell office:value-type="string" table:style-name="ce76">
            <text:p>202102</text:p>
          </table:table-cell>
          <table:table-cell office:value-type="string" table:style-name="ce76">
            <text:p>202003</text:p>
          </table:table-cell>
          <table:table-cell table:number-columns-repeated="16358" table:style-name="ce74"/>
        </table:table-row>
        <table:table-row table:style-name="ro17">
          <table:table-cell table:style-name="ce74"/>
          <table:table-cell table:style-name="ce74"/>
          <table:table-cell office:value-type="string" table:style-name="ce77">
            <text:p>Desemprego no Fim</text:p>
          </table:table-cell>
          <table:table-cell office:value-type="float" office:value="373396" table:style-name="ce80">
            <text:p>373396</text:p>
          </table:table-cell>
          <table:table-cell office:value-type="float" office:value="372754" table:style-name="ce80">
            <text:p>372754</text:p>
          </table:table-cell>
          <table:table-cell office:value-type="float" office:value="294178" table:style-name="ce80">
            <text:p>294178</text:p>
          </table:table-cell>
          <table:table-cell table:style-name="ce74"/>
          <table:table-cell table:style-name="ce79"/>
          <table:table-cell office:value-type="string" table:style-name="ce77">
            <text:p>Desemprego no Fim</text:p>
          </table:table-cell>
          <table:table-cell office:value-type="string" table:style-name="ce91">
            <text:p>var hom %</text:p>
          </table:table-cell>
          <table:table-cell table:style-name="ce74"/>
          <table:table-cell table:style-name="ce77"/>
          <table:table-cell office:value-type="string" table:style-name="ce77">
            <text:p>Ofertas recebidas</text:p>
          </table:table-cell>
          <table:table-cell office:value-type="float" office:value="11689" table:style-name="ce80">
            <text:p>11689</text:p>
          </table:table-cell>
          <table:table-cell office:value-type="float" office:value="7422" table:style-name="ce80">
            <text:p>7422</text:p>
          </table:table-cell>
          <table:table-cell office:value-type="float" office:value="7356" table:style-name="ce80">
            <text:p>7356</text:p>
          </table:table-cell>
          <table:table-cell table:style-name="ce74"/>
          <table:table-cell table:style-name="ce79"/>
          <table:table-cell office:value-type="string" table:style-name="ce77">
            <text:p>Ofertas recebidas</text:p>
          </table:table-cell>
          <table:table-cell office:value-type="string" table:style-name="ce91">
            <text:p>var hom val abs</text:p>
          </table:table-cell>
          <table:table-cell table:style-name="ce74"/>
          <table:table-cell table:style-name="ce77"/>
          <table:table-cell office:value-type="string" table:style-name="ce77">
            <text:p>Colocações efetuadas</text:p>
          </table:table-cell>
          <table:table-cell office:value-type="float" office:value="6645" table:style-name="ce80">
            <text:p>6645</text:p>
          </table:table-cell>
          <table:table-cell office:value-type="float" office:value="4637" table:style-name="ce80">
            <text:p>4637</text:p>
          </table:table-cell>
          <table:table-cell office:value-type="float" office:value="5774" table:style-name="ce80">
            <text:p>577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15625" table:style-name="ce84">
            <text:p>15625</text:p>
          </table:table-cell>
          <table:table-cell office:value-type="float" office:value="15939" table:style-name="ce84">
            <text:p>15939</text:p>
          </table:table-cell>
          <table:table-cell office:value-type="float" office:value="14275" table:style-name="ce84">
            <text:p>14275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-4.0582477918357602" table:style-name="ce92">
            <text:p>-4,1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455" table:style-name="ce84">
            <text:p>455</text:p>
          </table:table-cell>
          <table:table-cell office:value-type="float" office:value="208" table:style-name="ce84">
            <text:p>208</text:p>
          </table:table-cell>
          <table:table-cell office:value-type="float" office:value="248" table:style-name="ce84">
            <text:p>248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-5" table:style-name="ce84">
            <text:p>-5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286" table:style-name="ce84">
            <text:p>286</text:p>
          </table:table-cell>
          <table:table-cell office:value-type="float" office:value="93" table:style-name="ce84">
            <text:p>93</text:p>
          </table:table-cell>
          <table:table-cell office:value-type="float" office:value="158" table:style-name="ce84">
            <text:p>15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72731" table:style-name="ce88">
            <text:p>72731</text:p>
          </table:table-cell>
          <table:table-cell office:value-type="float" office:value="73229" table:style-name="ce88">
            <text:p>73229</text:p>
          </table:table-cell>
          <table:table-cell office:value-type="float" office:value="66358" table:style-name="ce88">
            <text:p>66358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1.27610208816705" table:style-name="ce93">
            <text:p>1,3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3673" table:style-name="ce88">
            <text:p>3673</text:p>
          </table:table-cell>
          <table:table-cell office:value-type="float" office:value="2518" table:style-name="ce88">
            <text:p>2518</text:p>
          </table:table-cell>
          <table:table-cell office:value-type="float" office:value="1834" table:style-name="ce88">
            <text:p>1834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3" table:style-name="ce88">
            <text:p>3</text:p>
          </table:table-cell>
          <table:table-cell table:style-name="ce74"/>
          <table:table-cell office:value-type="string" table:style-name="ce81">
            <text:p>02</text:p>
          </table:table-cell>
          <table:table-cell office:value-type="string" table:style-name="ce81">
            <text:p>Indústria, energia e água e construção</text:p>
          </table:table-cell>
          <table:table-cell office:value-type="float" office:value="1836" table:style-name="ce88">
            <text:p>1836</text:p>
          </table:table-cell>
          <table:table-cell office:value-type="float" office:value="1286" table:style-name="ce88">
            <text:p>1286</text:p>
          </table:table-cell>
          <table:table-cell office:value-type="float" office:value="1318" table:style-name="ce88">
            <text:p>131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2031" table:style-name="ce84">
            <text:p>2031</text:p>
          </table:table-cell>
          <table:table-cell office:value-type="float" office:value="1958" table:style-name="ce84">
            <text:p>1958</text:p>
          </table:table-cell>
          <table:table-cell office:value-type="float" office:value="1811" table:style-name="ce84">
            <text:p>1811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4.3234216263858603" table:style-name="ce92">
            <text:p>4,3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20" table:style-name="ce84">
            <text:p>20</text:p>
          </table:table-cell>
          <table:table-cell office:value-type="float" office:value="17" table:style-name="ce84">
            <text:p>17</text:p>
          </table:table-cell>
          <table:table-cell office:value-type="float" office:value="9" table:style-name="ce84">
            <text:p>9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1" table:style-name="ce84">
            <text:p>11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9" table:style-name="ce84">
            <text:p>9</text:p>
          </table:table-cell>
          <table:table-cell office:value-type="float" office:value="7" table:style-name="ce84">
            <text:p>7</text:p>
          </table:table-cell>
          <table:table-cell office:value-type="float" office:value="12" table:style-name="ce84">
            <text:p>1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8019" table:style-name="ce88">
            <text:p>8019</text:p>
          </table:table-cell>
          <table:table-cell office:value-type="float" office:value="8073" table:style-name="ce88">
            <text:p>8073</text:p>
          </table:table-cell>
          <table:table-cell office:value-type="float" office:value="6661" table:style-name="ce88">
            <text:p>6661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5.4396765597721197" table:style-name="ce93">
            <text:p>5,4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236" table:style-name="ce88">
            <text:p>236</text:p>
          </table:table-cell>
          <table:table-cell office:value-type="float" office:value="186" table:style-name="ce88">
            <text:p>186</text:p>
          </table:table-cell>
          <table:table-cell office:value-type="float" office:value="201" table:style-name="ce88">
            <text:p>201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19" table:style-name="ce88">
            <text:p>19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129" table:style-name="ce88">
            <text:p>129</text:p>
          </table:table-cell>
          <table:table-cell office:value-type="float" office:value="137" table:style-name="ce88">
            <text:p>137</text:p>
          </table:table-cell>
          <table:table-cell office:value-type="float" office:value="162" table:style-name="ce88">
            <text:p>16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3181" table:style-name="ce84">
            <text:p>3181</text:p>
          </table:table-cell>
          <table:table-cell office:value-type="float" office:value="3205" table:style-name="ce84">
            <text:p>3205</text:p>
          </table:table-cell>
          <table:table-cell office:value-type="float" office:value="2897" table:style-name="ce84">
            <text:p>2897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6.1460957178841298" table:style-name="ce92">
            <text:p>6,1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139" table:style-name="ce84">
            <text:p>139</text:p>
          </table:table-cell>
          <table:table-cell office:value-type="float" office:value="94" table:style-name="ce84">
            <text:p>94</text:p>
          </table:table-cell>
          <table:table-cell office:value-type="float" office:value="38" table:style-name="ce84">
            <text:p>38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24" table:style-name="ce84">
            <text:p>24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74" table:style-name="ce84">
            <text:p>74</text:p>
          </table:table-cell>
          <table:table-cell office:value-type="float" office:value="54" table:style-name="ce84">
            <text:p>54</text:p>
          </table:table-cell>
          <table:table-cell office:value-type="float" office:value="61" table:style-name="ce84">
            <text:p>6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9693" table:style-name="ce88">
            <text:p>9693</text:p>
          </table:table-cell>
          <table:table-cell office:value-type="float" office:value="9879" table:style-name="ce88">
            <text:p>9879</text:p>
          </table:table-cell>
          <table:table-cell office:value-type="float" office:value="9039" table:style-name="ce88">
            <text:p>9039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6.9976544175136803" table:style-name="ce93">
            <text:p>7,0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340" table:style-name="ce88">
            <text:p>340</text:p>
          </table:table-cell>
          <table:table-cell office:value-type="float" office:value="261" table:style-name="ce88">
            <text:p>261</text:p>
          </table:table-cell>
          <table:table-cell office:value-type="float" office:value="158" table:style-name="ce88">
            <text:p>158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29" table:style-name="ce88">
            <text:p>29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259" table:style-name="ce88">
            <text:p>259</text:p>
          </table:table-cell>
          <table:table-cell office:value-type="float" office:value="154" table:style-name="ce88">
            <text:p>154</text:p>
          </table:table-cell>
          <table:table-cell office:value-type="float" office:value="143" table:style-name="ce88">
            <text:p>143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4747" table:style-name="ce84">
            <text:p>4747</text:p>
          </table:table-cell>
          <table:table-cell office:value-type="float" office:value="4564" table:style-name="ce84">
            <text:p>4564</text:p>
          </table:table-cell>
          <table:table-cell office:value-type="float" office:value="3549" table:style-name="ce84">
            <text:p>3549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7.1119041549834296" table:style-name="ce92">
            <text:p>7,1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242" table:style-name="ce84">
            <text:p>242</text:p>
          </table:table-cell>
          <table:table-cell office:value-type="float" office:value="141" table:style-name="ce84">
            <text:p>141</text:p>
          </table:table-cell>
          <table:table-cell office:value-type="float" office:value="105" table:style-name="ce84">
            <text:p>105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30" table:style-name="ce84">
            <text:p>30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171" table:style-name="ce84">
            <text:p>171</text:p>
          </table:table-cell>
          <table:table-cell office:value-type="float" office:value="100" table:style-name="ce84">
            <text:p>100</text:p>
          </table:table-cell>
          <table:table-cell office:value-type="float" office:value="112" table:style-name="ce84">
            <text:p>11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2107" table:style-name="ce88">
            <text:p>2107</text:p>
          </table:table-cell>
          <table:table-cell office:value-type="float" office:value="2163" table:style-name="ce88">
            <text:p>2163</text:p>
          </table:table-cell>
          <table:table-cell office:value-type="float" office:value="1985" table:style-name="ce88">
            <text:p>1985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7.2353136408894798" table:style-name="ce93">
            <text:p>7,2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97" table:style-name="ce88">
            <text:p>97</text:p>
          </table:table-cell>
          <table:table-cell office:value-type="float" office:value="54" table:style-name="ce88">
            <text:p>54</text:p>
          </table:table-cell>
          <table:table-cell office:value-type="float" office:value="67" table:style-name="ce88">
            <text:p>67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35" table:style-name="ce88">
            <text:p>35</text:p>
          </table:table-cell>
          <table:table-cell table:style-name="ce74"/>
          <table:table-cell office:value-type="string" table:style-name="ce81">
            <text:p>08</text:p>
          </table:table-cell>
          <table:table-cell office:value-type="string" table:style-name="ce81">
            <text:p>Indústria da madeira e da cortiça</text:p>
          </table:table-cell>
          <table:table-cell office:value-type="float" office:value="56" table:style-name="ce88">
            <text:p>56</text:p>
          </table:table-cell>
          <table:table-cell office:value-type="float" office:value="36" table:style-name="ce88">
            <text:p>36</text:p>
          </table:table-cell>
          <table:table-cell office:value-type="float" office:value="44" table:style-name="ce88">
            <text:p>4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1340" table:style-name="ce84">
            <text:p>1340</text:p>
          </table:table-cell>
          <table:table-cell office:value-type="float" office:value="1346" table:style-name="ce84">
            <text:p>1346</text:p>
          </table:table-cell>
          <table:table-cell office:value-type="float" office:value="1231" table:style-name="ce84">
            <text:p>1231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8.8545897644191705" table:style-name="ce92">
            <text:p>8,9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44" table:style-name="ce84">
            <text:p>44</text:p>
          </table:table-cell>
          <table:table-cell office:value-type="float" office:value="25" table:style-name="ce84">
            <text:p>25</text:p>
          </table:table-cell>
          <table:table-cell office:value-type="float" office:value="20" table:style-name="ce84">
            <text:p>20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43" table:style-name="ce84">
            <text:p>43</text:p>
          </table:table-cell>
          <table:table-cell table:style-name="ce74"/>
          <table:table-cell office:value-type="string" table:style-name="ce81">
            <text:p>09</text:p>
          </table:table-cell>
          <table:table-cell office:value-type="string" table:style-name="ce81">
            <text:p>Indústrias do papel, impressão e reprodução</text:p>
          </table:table-cell>
          <table:table-cell office:value-type="float" office:value="15" table:style-name="ce84">
            <text:p>15</text:p>
          </table:table-cell>
          <table:table-cell office:value-type="float" office:value="22" table:style-name="ce84">
            <text:p>22</text:p>
          </table:table-cell>
          <table:table-cell office:value-type="float" office:value="11" table:style-name="ce84">
            <text:p>11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2458" table:style-name="ce88">
            <text:p>2458</text:p>
          </table:table-cell>
          <table:table-cell office:value-type="float" office:value="2489" table:style-name="ce88">
            <text:p>2489</text:p>
          </table:table-cell>
          <table:table-cell office:value-type="float" office:value="2109" table:style-name="ce88">
            <text:p>2109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9.4570928196147097" table:style-name="ce93">
            <text:p>9,5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221" table:style-name="ce88">
            <text:p>221</text:p>
          </table:table-cell>
          <table:table-cell office:value-type="float" office:value="73" table:style-name="ce88">
            <text:p>73</text:p>
          </table:table-cell>
          <table:table-cell office:value-type="float" office:value="83" table:style-name="ce88">
            <text:p>83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44" table:style-name="ce88">
            <text:p>44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64" table:style-name="ce88">
            <text:p>64</text:p>
          </table:table-cell>
          <table:table-cell office:value-type="float" office:value="55" table:style-name="ce88">
            <text:p>55</text:p>
          </table:table-cell>
          <table:table-cell office:value-type="float" office:value="54" table:style-name="ce88">
            <text:p>5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899" table:style-name="ce84">
            <text:p>1899</text:p>
          </table:table-cell>
          <table:table-cell office:value-type="float" office:value="1902" table:style-name="ce84">
            <text:p>1902</text:p>
          </table:table-cell>
          <table:table-cell office:value-type="float" office:value="1659" table:style-name="ce84">
            <text:p>1659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9.8032447359337205" table:style-name="ce92">
            <text:p>9,8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03" table:style-name="ce84">
            <text:p>103</text:p>
          </table:table-cell>
          <table:table-cell office:value-type="float" office:value="117" table:style-name="ce84">
            <text:p>117</text:p>
          </table:table-cell>
          <table:table-cell office:value-type="float" office:value="47" table:style-name="ce84">
            <text:p>47</text:p>
          </table:table-cell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55" table:style-name="ce84">
            <text:p>55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84" table:style-name="ce84">
            <text:p>84</text:p>
          </table:table-cell>
          <table:table-cell office:value-type="float" office:value="74" table:style-name="ce84">
            <text:p>74</text:p>
          </table:table-cell>
          <table:table-cell office:value-type="float" office:value="34" table:style-name="ce84">
            <text:p>3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4019" table:style-name="ce88">
            <text:p>4019</text:p>
          </table:table-cell>
          <table:table-cell office:value-type="float" office:value="4119" table:style-name="ce88">
            <text:p>4119</text:p>
          </table:table-cell>
          <table:table-cell office:value-type="float" office:value="4189" table:style-name="ce88">
            <text:p>4189</text:p>
          </table:table-cell>
          <table:table-cell table:style-name="ce74"/>
          <table:table-cell office:value-type="string" table:style-name="ce81">
            <text:p>03</text:p>
          </table:table-cell>
          <table:table-cell office:value-type="string" table:style-name="ce81">
            <text:p>Indústrias extrativas</text:p>
          </table:table-cell>
          <table:table-cell office:value-type="float" office:value="12.147984538928799" table:style-name="ce93">
            <text:p>12,1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394" table:style-name="ce88">
            <text:p>394</text:p>
          </table:table-cell>
          <table:table-cell office:value-type="float" office:value="214" table:style-name="ce88">
            <text:p>214</text:p>
          </table:table-cell>
          <table:table-cell office:value-type="float" office:value="167" table:style-name="ce88">
            <text:p>167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56" table:style-name="ce88">
            <text:p>56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181" table:style-name="ce88">
            <text:p>181</text:p>
          </table:table-cell>
          <table:table-cell office:value-type="float" office:value="120" table:style-name="ce88">
            <text:p>120</text:p>
          </table:table-cell>
          <table:table-cell office:value-type="float" office:value="122" table:style-name="ce88">
            <text:p>12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2619" table:style-name="ce84">
            <text:p>2619</text:p>
          </table:table-cell>
          <table:table-cell office:value-type="float" office:value="2687" table:style-name="ce84">
            <text:p>2687</text:p>
          </table:table-cell>
          <table:table-cell office:value-type="float" office:value="2586" table:style-name="ce84">
            <text:p>2586</text:p>
          </table:table-cell>
          <table:table-cell table:style-name="ce74"/>
          <table:table-cell office:value-type="string" table:style-name="ce81">
            <text:p>11</text:p>
          </table:table-cell>
          <table:table-cell office:value-type="string" table:style-name="ce81">
            <text:p>Fabricação de outros produtos minerais não metálicos</text:p>
          </table:table-cell>
          <table:table-cell office:value-type="float" office:value="14.466546112115701" table:style-name="ce92">
            <text:p>14,5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135" table:style-name="ce84">
            <text:p>135</text:p>
          </table:table-cell>
          <table:table-cell office:value-type="float" office:value="88" table:style-name="ce84">
            <text:p>88</text:p>
          </table:table-cell>
          <table:table-cell office:value-type="float" office:value="50" table:style-name="ce84">
            <text:p>50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85" table:style-name="ce84">
            <text:p>85</text:p>
          </table:table-cell>
          <table:table-cell table:style-name="ce74"/>
          <table:table-cell office:value-type="string" table:style-name="ce81">
            <text:p>13</text:p>
          </table:table-cell>
          <table:table-cell office:value-type="string" table:style-name="ce81">
            <text:p>Fab. equipamento informático, elétrico, máquinas e equipamentos n.e.</text:p>
          </table:table-cell>
          <table:table-cell office:value-type="float" office:value="66" table:style-name="ce84">
            <text:p>66</text:p>
          </table:table-cell>
          <table:table-cell office:value-type="float" office:value="48" table:style-name="ce84">
            <text:p>48</text:p>
          </table:table-cell>
          <table:table-cell office:value-type="float" office:value="47" table:style-name="ce84">
            <text:p>4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2585" table:style-name="ce88">
            <text:p>2585</text:p>
          </table:table-cell>
          <table:table-cell office:value-type="float" office:value="2590" table:style-name="ce88">
            <text:p>2590</text:p>
          </table:table-cell>
          <table:table-cell office:value-type="float" office:value="2068" table:style-name="ce88">
            <text:p>2068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16.548127074442899" table:style-name="ce93">
            <text:p>16,5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78" table:style-name="ce88">
            <text:p>78</text:p>
          </table:table-cell>
          <table:table-cell office:value-type="float" office:value="43" table:style-name="ce88">
            <text:p>43</text:p>
          </table:table-cell>
          <table:table-cell office:value-type="float" office:value="49" table:style-name="ce88">
            <text:p>49</text:p>
          </table:table-cell>
          <table:table-cell table:style-name="ce74"/>
          <table:table-cell office:value-type="string" table:style-name="ce81">
            <text:p>05</text:p>
          </table:table-cell>
          <table:table-cell office:value-type="string" table:style-name="ce81">
            <text:p>Fabricação de têxteis</text:p>
          </table:table-cell>
          <table:table-cell office:value-type="float" office:value="101" table:style-name="ce88">
            <text:p>101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66" table:style-name="ce88">
            <text:p>66</text:p>
          </table:table-cell>
          <table:table-cell office:value-type="float" office:value="30" table:style-name="ce88">
            <text:p>30</text:p>
          </table:table-cell>
          <table:table-cell office:value-type="float" office:value="35" table:style-name="ce88">
            <text:p>3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4202" table:style-name="ce84">
            <text:p>4202</text:p>
          </table:table-cell>
          <table:table-cell office:value-type="float" office:value="4205" table:style-name="ce84">
            <text:p>4205</text:p>
          </table:table-cell>
          <table:table-cell office:value-type="float" office:value="3923" table:style-name="ce84">
            <text:p>3923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16.606123508043598" table:style-name="ce92">
            <text:p>16,6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306" table:style-name="ce84">
            <text:p>306</text:p>
          </table:table-cell>
          <table:table-cell office:value-type="float" office:value="174" table:style-name="ce84">
            <text:p>174</text:p>
          </table:table-cell>
          <table:table-cell office:value-type="float" office:value="132" table:style-name="ce84">
            <text:p>132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101" table:style-name="ce84">
            <text:p>101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172" table:style-name="ce84">
            <text:p>172</text:p>
          </table:table-cell>
          <table:table-cell office:value-type="float" office:value="116" table:style-name="ce84">
            <text:p>116</text:p>
          </table:table-cell>
          <table:table-cell office:value-type="float" office:value="115" table:style-name="ce84">
            <text:p>11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1342" table:style-name="ce88">
            <text:p>1342</text:p>
          </table:table-cell>
          <table:table-cell office:value-type="float" office:value="1301" table:style-name="ce88">
            <text:p>1301</text:p>
          </table:table-cell>
          <table:table-cell office:value-type="float" office:value="1094" table:style-name="ce88">
            <text:p>1094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20.327142613733201" table:style-name="ce93">
            <text:p>20,3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69" table:style-name="ce88">
            <text:p>69</text:p>
          </table:table-cell>
          <table:table-cell office:value-type="float" office:value="73" table:style-name="ce88">
            <text:p>73</text:p>
          </table:table-cell>
          <table:table-cell office:value-type="float" office:value="50" table:style-name="ce88">
            <text:p>50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123" table:style-name="ce88">
            <text:p>123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40" table:style-name="ce88">
            <text:p>40</text:p>
          </table:table-cell>
          <table:table-cell office:value-type="float" office:value="22" table:style-name="ce88">
            <text:p>22</text:p>
          </table:table-cell>
          <table:table-cell office:value-type="float" office:value="28" table:style-name="ce88">
            <text:p>2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22489" table:style-name="ce84">
            <text:p>22489</text:p>
          </table:table-cell>
          <table:table-cell office:value-type="float" office:value="22748" table:style-name="ce84">
            <text:p>22748</text:p>
          </table:table-cell>
          <table:table-cell office:value-type="float" office:value="21557" table:style-name="ce84">
            <text:p>21557</text:p>
          </table:table-cell>
          <table:table-cell table:style-name="ce74"/>
          <table:table-cell office:value-type="string" table:style-name="ce81">
            <text:p>04</text:p>
          </table:table-cell>
          <table:table-cell office:value-type="string" table:style-name="ce81">
            <text:p>Indústrias alimentares das bebidas e do tabaco</text:p>
          </table:table-cell>
          <table:table-cell office:value-type="float" office:value="20.387329229845399" table:style-name="ce92">
            <text:p>20,4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1249" table:style-name="ce84">
            <text:p>1249</text:p>
          </table:table-cell>
          <table:table-cell office:value-type="float" office:value="958" table:style-name="ce84">
            <text:p>958</text:p>
          </table:table-cell>
          <table:table-cell office:value-type="float" office:value="658" table:style-name="ce84">
            <text:p>658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137" table:style-name="ce84">
            <text:p>137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450" table:style-name="ce84">
            <text:p>450</text:p>
          </table:table-cell>
          <table:table-cell office:value-type="float" office:value="311" table:style-name="ce84">
            <text:p>311</text:p>
          </table:table-cell>
          <table:table-cell office:value-type="float" office:value="338" table:style-name="ce84">
            <text:p>33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274496" table:style-name="ce88">
            <text:p>274496</text:p>
          </table:table-cell>
          <table:table-cell office:value-type="float" office:value="273082" table:style-name="ce88">
            <text:p>273082</text:p>
          </table:table-cell>
          <table:table-cell office:value-type="float" office:value="209840" table:style-name="ce88">
            <text:p>209840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21.495577593138599" table:style-name="ce93">
            <text:p>21,5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7561" table:style-name="ce88">
            <text:p>7561</text:p>
          </table:table-cell>
          <table:table-cell office:value-type="float" office:value="4696" table:style-name="ce88">
            <text:p>4696</text:p>
          </table:table-cell>
          <table:table-cell office:value-type="float" office:value="5274" table:style-name="ce88">
            <text:p>5274</text:p>
          </table:table-cell>
          <table:table-cell table:style-name="ce74"/>
          <table:table-cell office:value-type="string" table:style-name="ce81">
            <text:p>10</text:p>
          </table:table-cell>
          <table:table-cell office:value-type="string" table:style-name="ce81">
            <text:p>Fab. produtos petrolíferos, químicos, farmacêuticos, borracha e plástico</text:p>
          </table:table-cell>
          <table:table-cell office:value-type="float" office:value="138" table:style-name="ce88">
            <text:p>138</text:p>
          </table:table-cell>
          <table:table-cell table:style-name="ce74"/>
          <table:table-cell office:value-type="string" table:style-name="ce81">
            <text:p>18</text:p>
          </table:table-cell>
          <table:table-cell office:value-type="string" table:style-name="ce81">
            <text:p>Serviços</text:p>
          </table:table-cell>
          <table:table-cell office:value-type="float" office:value="4523" table:style-name="ce88">
            <text:p>4523</text:p>
          </table:table-cell>
          <table:table-cell office:value-type="float" office:value="3258" table:style-name="ce88">
            <text:p>3258</text:p>
          </table:table-cell>
          <table:table-cell office:value-type="float" office:value="4298" table:style-name="ce88">
            <text:p>429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4533" table:style-name="ce84">
            <text:p>4533</text:p>
          </table:table-cell>
          <table:table-cell office:value-type="float" office:value="4481" table:style-name="ce84">
            <text:p>4481</text:p>
          </table:table-cell>
          <table:table-cell office:value-type="float" office:value="3731" table:style-name="ce84">
            <text:p>3731</text:p>
          </table:table-cell>
          <table:table-cell table:style-name="ce74"/>
          <table:table-cell office:value-type="string" table:style-name="ce81">
            <text:p>16</text:p>
          </table:table-cell>
          <table:table-cell office:value-type="string" table:style-name="ce81">
            <text:p>Eletricidade, gás e água, saneamento, resíduos e despoluição</text:p>
          </table:table-cell>
          <table:table-cell office:value-type="float" office:value="22.6691042047532" table:style-name="ce92">
            <text:p>22,7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241" table:style-name="ce84">
            <text:p>241</text:p>
          </table:table-cell>
          <table:table-cell office:value-type="float" office:value="130" table:style-name="ce84">
            <text:p>130</text:p>
          </table:table-cell>
          <table:table-cell office:value-type="float" office:value="118" table:style-name="ce84">
            <text:p>118</text:p>
          </table:table-cell>
          <table:table-cell table:style-name="ce74"/>
          <table:table-cell office:value-type="string" table:style-name="ce81">
            <text:p>15</text:p>
          </table:table-cell>
          <table:table-cell office:value-type="string" table:style-name="ce81">
            <text:p>Fab. mobiliário, repar. instal. máq. e equipa. e outras ind. transformadoras</text:p>
          </table:table-cell>
          <table:table-cell office:value-type="float" office:value="174" table:style-name="ce84">
            <text:p>174</text:p>
          </table:table-cell>
          <table:table-cell table:style-name="ce74"/>
          <table:table-cell office:value-type="string" table:style-name="ce81">
            <text:p>19</text:p>
          </table:table-cell>
          <table:table-cell office:value-type="string" table:style-name="ce81">
            <text:p>Comércio, manut. repar. de veículos automóveis e motociclos</text:p>
          </table:table-cell>
          <table:table-cell office:value-type="float" office:value="122" table:style-name="ce84">
            <text:p>122</text:p>
          </table:table-cell>
          <table:table-cell office:value-type="float" office:value="59" table:style-name="ce84">
            <text:p>59</text:p>
          </table:table-cell>
          <table:table-cell office:value-type="float" office:value="99" table:style-name="ce84">
            <text:p>99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40455" table:style-name="ce88">
            <text:p>40455</text:p>
          </table:table-cell>
          <table:table-cell office:value-type="float" office:value="39947" table:style-name="ce88">
            <text:p>39947</text:p>
          </table:table-cell>
          <table:table-cell office:value-type="float" office:value="32382" table:style-name="ce88">
            <text:p>32382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24.9305169538633" table:style-name="ce93">
            <text:p>24,9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1428" table:style-name="ce88">
            <text:p>1428</text:p>
          </table:table-cell>
          <table:table-cell office:value-type="float" office:value="841" table:style-name="ce88">
            <text:p>841</text:p>
          </table:table-cell>
          <table:table-cell office:value-type="float" office:value="772" table:style-name="ce88">
            <text:p>772</text:p>
          </table:table-cell>
          <table:table-cell table:style-name="ce74"/>
          <table:table-cell office:value-type="string" table:style-name="ce81">
            <text:p>06</text:p>
          </table:table-cell>
          <table:table-cell office:value-type="string" table:style-name="ce81">
            <text:p>Indústria do vestuário</text:p>
          </table:table-cell>
          <table:table-cell office:value-type="float" office:value="182" table:style-name="ce88">
            <text:p>182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854" table:style-name="ce88">
            <text:p>854</text:p>
          </table:table-cell>
          <table:table-cell office:value-type="float" office:value="543" table:style-name="ce88">
            <text:p>543</text:p>
          </table:table-cell>
          <table:table-cell office:value-type="float" office:value="704" table:style-name="ce88">
            <text:p>70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7375" table:style-name="ce84">
            <text:p>7375</text:p>
          </table:table-cell>
          <table:table-cell office:value-type="float" office:value="7355" table:style-name="ce84">
            <text:p>7355</text:p>
          </table:table-cell>
          <table:table-cell office:value-type="float" office:value="5185" table:style-name="ce84">
            <text:p>5185</text:p>
          </table:table-cell>
          <table:table-cell table:style-name="ce74"/>
          <table:table-cell office:value-type="string" table:style-name="ce81">
            <text:p>14</text:p>
          </table:table-cell>
          <table:table-cell office:value-type="string" table:style-name="ce81">
            <text:p>Fab. veículos automóveis, componentes e outro equipa. de transporte</text:p>
          </table:table-cell>
          <table:table-cell office:value-type="float" office:value="25" table:style-name="ce92">
            <text:p>25,0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224" table:style-name="ce84">
            <text:p>224</text:p>
          </table:table-cell>
          <table:table-cell office:value-type="float" office:value="131" table:style-name="ce84">
            <text:p>131</text:p>
          </table:table-cell>
          <table:table-cell office:value-type="float" office:value="123" table:style-name="ce84">
            <text:p>123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195" table:style-name="ce84">
            <text:p>195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125" table:style-name="ce84">
            <text:p>125</text:p>
          </table:table-cell>
          <table:table-cell office:value-type="float" office:value="80" table:style-name="ce84">
            <text:p>80</text:p>
          </table:table-cell>
          <table:table-cell office:value-type="float" office:value="84" table:style-name="ce84">
            <text:p>8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50321" table:style-name="ce88">
            <text:p>50321</text:p>
          </table:table-cell>
          <table:table-cell office:value-type="float" office:value="49844" table:style-name="ce88">
            <text:p>49844</text:p>
          </table:table-cell>
          <table:table-cell office:value-type="float" office:value="32762" table:style-name="ce88">
            <text:p>32762</text:p>
          </table:table-cell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6.945929887106399" table:style-name="ce93">
            <text:p>26,9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985" table:style-name="ce88">
            <text:p>985</text:p>
          </table:table-cell>
          <table:table-cell office:value-type="float" office:value="371" table:style-name="ce88">
            <text:p>371</text:p>
          </table:table-cell>
          <table:table-cell office:value-type="float" office:value="942" table:style-name="ce88">
            <text:p>942</text:p>
          </table:table-cell>
          <table:table-cell table:style-name="ce74"/>
          <table:table-cell office:value-type="string" table:style-name="ce81">
            <text:p>01</text:p>
          </table:table-cell>
          <table:table-cell office:value-type="string" table:style-name="ce81">
            <text:p>Agricultura, produção animal, caça, floresta e pesca</text:p>
          </table:table-cell>
          <table:table-cell office:value-type="float" office:value="207" table:style-name="ce88">
            <text:p>207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332" table:style-name="ce88">
            <text:p>332</text:p>
          </table:table-cell>
          <table:table-cell office:value-type="float" office:value="239" table:style-name="ce88">
            <text:p>239</text:p>
          </table:table-cell>
          <table:table-cell office:value-type="float" office:value="724" table:style-name="ce88">
            <text:p>724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4494" table:style-name="ce84">
            <text:p>4494</text:p>
          </table:table-cell>
          <table:table-cell office:value-type="float" office:value="4444" table:style-name="ce84">
            <text:p>4444</text:p>
          </table:table-cell>
          <table:table-cell office:value-type="float" office:value="3854" table:style-name="ce84">
            <text:p>3854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33.597017305027201" table:style-name="ce92">
            <text:p>33,6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192" table:style-name="ce84">
            <text:p>192</text:p>
          </table:table-cell>
          <table:table-cell office:value-type="float" office:value="137" table:style-name="ce84">
            <text:p>137</text:p>
          </table:table-cell>
          <table:table-cell office:value-type="float" office:value="148" table:style-name="ce84">
            <text:p>148</text:p>
          </table:table-cell>
          <table:table-cell table:style-name="ce74"/>
          <table:table-cell office:value-type="string" table:style-name="ce81">
            <text:p>12</text:p>
          </table:table-cell>
          <table:table-cell office:value-type="string" table:style-name="ce81">
            <text:p>Indústria metalúrgica de base e fab. produtos metálicos</text:p>
          </table:table-cell>
          <table:table-cell office:value-type="float" office:value="227" table:style-name="ce84">
            <text:p>227</text:p>
          </table:table-cell>
          <table:table-cell table:style-name="ce74"/>
          <table:table-cell office:value-type="string" table:style-name="ce81">
            <text:p>23</text:p>
          </table:table-cell>
          <table:table-cell office:value-type="string" table:style-name="ce81">
            <text:p>Atividades de informação e de comunicação</text:p>
          </table:table-cell>
          <table:table-cell office:value-type="float" office:value="117" table:style-name="ce84">
            <text:p>117</text:p>
          </table:table-cell>
          <table:table-cell office:value-type="float" office:value="76" table:style-name="ce84">
            <text:p>76</text:p>
          </table:table-cell>
          <table:table-cell office:value-type="float" office:value="97" table:style-name="ce84">
            <text:p>97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2737" table:style-name="ce88">
            <text:p>2737</text:p>
          </table:table-cell>
          <table:table-cell office:value-type="float" office:value="2738" table:style-name="ce88">
            <text:p>2738</text:p>
          </table:table-cell>
          <table:table-cell office:value-type="float" office:value="2558" table:style-name="ce88">
            <text:p>2558</text:p>
          </table:table-cell>
          <table:table-cell table:style-name="ce74"/>
          <table:table-cell office:value-type="string" table:style-name="ce81">
            <text:p>07</text:p>
          </table:table-cell>
          <table:table-cell office:value-type="string" table:style-name="ce81">
            <text:p>Indústria do couro e dos produtos do couro</text:p>
          </table:table-cell>
          <table:table-cell office:value-type="float" office:value="33.755987602141403" table:style-name="ce93">
            <text:p>33,8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44" table:style-name="ce88">
            <text:p>44</text:p>
          </table:table-cell>
          <table:table-cell office:value-type="float" office:value="19" table:style-name="ce88">
            <text:p>19</text:p>
          </table:table-cell>
          <table:table-cell office:value-type="float" office:value="41" table:style-name="ce88">
            <text:p>41</text:p>
          </table:table-cell>
          <table:table-cell table:style-name="ce74"/>
          <table:table-cell office:value-type="string" table:style-name="ce81">
            <text:p>17</text:p>
          </table:table-cell>
          <table:table-cell office:value-type="string" table:style-name="ce81">
            <text:p>Construção</text:p>
          </table:table-cell>
          <table:table-cell office:value-type="float" office:value="591" table:style-name="ce88">
            <text:p>591</text:p>
          </table:table-cell>
          <table:table-cell table:style-name="ce74"/>
          <table:table-cell office:value-type="string" table:style-name="ce81">
            <text:p>24</text:p>
          </table:table-cell>
          <table:table-cell office:value-type="string" table:style-name="ce81">
            <text:p>Atividades financeiras e de seguros</text:p>
          </table:table-cell>
          <table:table-cell office:value-type="float" office:value="31" table:style-name="ce88">
            <text:p>31</text:p>
          </table:table-cell>
          <table:table-cell office:value-type="float" office:value="7" table:style-name="ce88">
            <text:p>7</text:p>
          </table:table-cell>
          <table:table-cell office:value-type="float" office:value="22" table:style-name="ce88">
            <text:p>2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108931" table:style-name="ce84">
            <text:p>108931</text:p>
          </table:table-cell>
          <table:table-cell office:value-type="float" office:value="108502" table:style-name="ce84">
            <text:p>108502</text:p>
          </table:table-cell>
          <table:table-cell office:value-type="float" office:value="81537" table:style-name="ce84">
            <text:p>81537</text:p>
          </table:table-cell>
          <table:table-cell table:style-name="ce74"/>
          <table:table-cell office:value-type="string" table:style-name="ce81">
            <text:p>21</text:p>
          </table:table-cell>
          <table:table-cell office:value-type="string" table:style-name="ce81">
            <text:p>Transportes e armazenagem</text:p>
          </table:table-cell>
          <table:table-cell office:value-type="float" office:value="42.2372227579556" table:style-name="ce92">
            <text:p>42,2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2694" table:style-name="ce84">
            <text:p>2694</text:p>
          </table:table-cell>
          <table:table-cell office:value-type="float" office:value="1965" table:style-name="ce84">
            <text:p>1965</text:p>
          </table:table-cell>
          <table:table-cell office:value-type="float" office:value="1622" table:style-name="ce84">
            <text:p>1622</text:p>
          </table:table-cell>
          <table:table-cell table:style-name="ce74"/>
          <table:table-cell office:value-type="string" table:style-name="ce81">
            <text:p>20</text:p>
          </table:table-cell>
          <table:table-cell office:value-type="string" table:style-name="ce81">
            <text:p>Comércio por grosso e a retalho</text:p>
          </table:table-cell>
          <table:table-cell office:value-type="float" office:value="656" table:style-name="ce84">
            <text:p>656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1947" table:style-name="ce84">
            <text:p>1947</text:p>
          </table:table-cell>
          <table:table-cell office:value-type="float" office:value="1507" table:style-name="ce84">
            <text:p>1507</text:p>
          </table:table-cell>
          <table:table-cell office:value-type="float" office:value="1398" table:style-name="ce84">
            <text:p>1398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7062" table:style-name="ce88">
            <text:p>7062</text:p>
          </table:table-cell>
          <table:table-cell office:value-type="float" office:value="7145" table:style-name="ce88">
            <text:p>7145</text:p>
          </table:table-cell>
          <table:table-cell office:value-type="float" office:value="5869" table:style-name="ce88">
            <text:p>5869</text:p>
          </table:table-cell>
          <table:table-cell table:style-name="ce74"/>
          <table:table-cell office:value-type="string" table:style-name="ce81">
            <text:p>22</text:p>
          </table:table-cell>
          <table:table-cell office:value-type="string" table:style-name="ce81">
            <text:p>Alojamento, restauração e similares</text:p>
          </table:table-cell>
          <table:table-cell office:value-type="float" office:value="53.5956290824736" table:style-name="ce93">
            <text:p>53,6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637" table:style-name="ce88">
            <text:p>637</text:p>
          </table:table-cell>
          <table:table-cell office:value-type="float" office:value="455" table:style-name="ce88">
            <text:p>455</text:p>
          </table:table-cell>
          <table:table-cell office:value-type="float" office:value="442" table:style-name="ce88">
            <text:p>442</text:p>
          </table:table-cell>
          <table:table-cell table:style-name="ce74"/>
          <table:table-cell office:value-type="string" table:style-name="ce81">
            <text:p>25</text:p>
          </table:table-cell>
          <table:table-cell office:value-type="string" table:style-name="ce81">
            <text:p>Atividades imobiliárias, administrativas e dos serviços de apoio</text:p>
          </table:table-cell>
          <table:table-cell office:value-type="float" office:value="1072" table:style-name="ce88">
            <text:p>1072</text:p>
          </table:table-cell>
          <table:table-cell table:style-name="ce74"/>
          <table:table-cell office:value-type="string" table:style-name="ce81">
            <text:p>26</text:p>
          </table:table-cell>
          <table:table-cell office:value-type="string" table:style-name="ce81">
            <text:p>Atividades de consultoria, científicas, técnicas e similares</text:p>
          </table:table-cell>
          <table:table-cell office:value-type="float" office:value="404" table:style-name="ce88">
            <text:p>404</text:p>
          </table:table-cell>
          <table:table-cell office:value-type="float" office:value="270" table:style-name="ce88">
            <text:p>270</text:p>
          </table:table-cell>
          <table:table-cell office:value-type="float" office:value="342" table:style-name="ce88">
            <text:p>342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22950" table:style-name="ce84">
            <text:p>22950</text:p>
          </table:table-cell>
          <table:table-cell office:value-type="float" office:value="22969" table:style-name="ce84">
            <text:p>22969</text:p>
          </table:table-cell>
          <table:table-cell office:value-type="float" office:value="21766" table:style-name="ce84">
            <text:p>21766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782" table:style-name="ce84">
            <text:p>782</text:p>
          </table:table-cell>
          <table:table-cell office:value-type="float" office:value="530" table:style-name="ce84">
            <text:p>530</text:p>
          </table:table-cell>
          <table:table-cell office:value-type="float" office:value="727" table:style-name="ce84">
            <text:p>727</text:p>
          </table:table-cell>
          <table:table-cell table:number-columns-repeated="5" table:style-name="ce74"/>
          <table:table-cell office:value-type="string" table:style-name="ce81">
            <text:p>27</text:p>
          </table:table-cell>
          <table:table-cell office:value-type="string" table:style-name="ce81">
            <text:p>Admin. pública, educação, atividades de saúde e apoio social</text:p>
          </table:table-cell>
          <table:table-cell office:value-type="float" office:value="462" table:style-name="ce84">
            <text:p>462</text:p>
          </table:table-cell>
          <table:table-cell office:value-type="float" office:value="418" table:style-name="ce84">
            <text:p>418</text:p>
          </table:table-cell>
          <table:table-cell office:value-type="float" office:value="565" table:style-name="ce84">
            <text:p>565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25638" table:style-name="ce88">
            <text:p>25638</text:p>
          </table:table-cell>
          <table:table-cell office:value-type="float" office:value="25657" table:style-name="ce88">
            <text:p>25657</text:p>
          </table:table-cell>
          <table:table-cell office:value-type="float" office:value="20196" table:style-name="ce88">
            <text:p>20196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334" table:style-name="ce88">
            <text:p>334</text:p>
          </table:table-cell>
          <table:table-cell office:value-type="float" office:value="117" table:style-name="ce88">
            <text:p>117</text:p>
          </table:table-cell>
          <table:table-cell office:value-type="float" office:value="339" table:style-name="ce88">
            <text:p>339</text:p>
          </table:table-cell>
          <table:table-cell table:number-columns-repeated="5" table:style-name="ce74"/>
          <table:table-cell office:value-type="string" table:style-name="ce81">
            <text:p>28</text:p>
          </table:table-cell>
          <table:table-cell office:value-type="string" table:style-name="ce81">
            <text:p>Outras atividades de serviços</text:p>
          </table:table-cell>
          <table:table-cell office:value-type="float" office:value="129" table:style-name="ce88">
            <text:p>129</text:p>
          </table:table-cell>
          <table:table-cell office:value-type="float" office:value="59" table:style-name="ce88">
            <text:p>59</text:p>
          </table:table-cell>
          <table:table-cell office:value-type="float" office:value="263" table:style-name="ce88">
            <text:p>263</text:p>
          </table:table-cell>
          <table:table-cell table:number-columns-repeated="16358" table:style-name="ce74"/>
        </table:table-row>
        <table:table-row table:style-name="ro18">
          <table:table-cell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225" table:style-name="ce84">
            <text:p>225</text:p>
          </table:table-cell>
          <table:table-cell office:value-type="float" office:value="234" table:style-name="ce84">
            <text:p>234</text:p>
          </table:table-cell>
          <table:table-cell office:value-type="float" office:value="71" table:style-name="ce84">
            <text:p>71</text:p>
          </table:table-cell>
          <table:table-cell table:number-columns-repeated="5" table:style-name="ce74"/>
          <table:table-cell office:value-type="string" table:style-name="ce81">
            <text:p>29</text:p>
          </table:table-cell>
          <table:table-cell office:value-type="string" table:style-name="ce81">
            <text:p>Sem classificação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84">
            <text:p>0</text:p>
          </table:table-cell>
          <table:table-cell table:number-columns-repeated="16368" table:style-name="ce74"/>
        </table:table-row>
        <table:table-row table:style-name="ro18">
          <table:table-cell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10319" table:style-name="ce88">
            <text:p>10319</text:p>
          </table:table-cell>
          <table:table-cell office:value-type="float" office:value="10270" table:style-name="ce88">
            <text:p>10270</text:p>
          </table:table-cell>
          <table:table-cell office:value-type="float" office:value="3634" table:style-name="ce88">
            <text:p>3634</text:p>
          </table:table-cell>
          <table:table-cell table:number-columns-repeated="5" table:style-name="ce74"/>
          <table:table-cell table:style-name="ce81"/>
          <table:table-cell office:value-type="string" table:style-name="ce81">
            <text:p>Sem classificação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88">
            <text:p>0</text:p>
          </table:table-cell>
          <table:table-cell table:number-columns-repeated="16368" table:style-name="ce74"/>
        </table:table-row>
        <table:table-row table:style-name="ro19">
          <table:table-cell table:style-name="ce74"/>
          <table:table-cell table:number-columns-repeated="16383" table:style-name="ce74"/>
        </table:table-row>
        <table:table-row table:number-rows-repeated="1048542" table:style-name="ro14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16372" table:default-cell-style-name="ce1"/>
        <table:table-row table:style-name="ro20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7431in" svg:height="0.6371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7906in" svg:y="0.2389in" svg:width="1.96429in" svg:height="0.50245in">
                <draw:text-box>
                  <text:p text:style-name="a12" text:class-names="" text:cond-style-name=""><text:span text:style-name="a10" text:class-names="">MARÇO 2021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0" draw:style-name="a5" draw:name="Text Box 122" svg:x="0in" svg:y="0in" svg:width="0.97917in" svg:height="0.31424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387in" svg:height="0.24945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0">
          <table:table-cell/>
          <table:table-cell table:number-columns-repeated="11" table:style-name="ce94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6">
            <text:p>Quadro 1 - PEDIDOS DE EMPREGO <text:s text:c="2"/>E <text:s text:c="3"/>DESEMPREGO REGISTADO</text:p>
          </table:table-cell>
          <table:table-cell table:number-columns-repeated="2" table:style-name="ce97"/>
          <table:table-cell table:number-columns-repeated="6" table:style-name="ce96"/>
          <table:table-cell office:value-type="string" table:number-columns-spanned="2" table:number-rows-spanned="1" table:style-name="ce172">
            <text:p>TOTAL <text:s/>PAÍS</text:p>
          </table:table-cell>
          <table:covered-table-cell/>
          <table:table-cell table:number-columns-repeated="2" table:style-name="ce95"/>
          <table:table-cell table:number-columns-repeated="16370" table:style-name="ce1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/>
        </table:table-row>
        <table:table-row table:style-name="ro13">
          <table:table-cell/>
          <table:table-cell table:style-name="ce107"/>
          <table:table-cell office:value-type="string" table:style-name="ce108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20"/>
          <table:table-cell table:number-columns-repeated="16366"/>
        </table:table-row>
        <table:table-row table:style-name="ro22">
          <table:table-cell/>
          <table:table-cell table:style-name="ce94"/>
          <table:table-cell table:style-name="ce121"/>
          <table:table-cell table:style-name="ce122"/>
          <table:table-cell table:style-name="ce123"/>
          <table:table-cell table:style-name="ce124"/>
          <table:table-cell table:style-name="ce123"/>
          <table:table-cell table:style-name="ce124"/>
          <table:table-cell table:number-columns-repeated="4" table:style-name="ce125"/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office:value-type="string" table:style-name="ce126">
            <text:p>PEDIDOS DE EMPREGO</text:p>
          </table:table-cell>
          <table:table-cell office:value-type="float" office:value="611958" table:style-name="ce127">
            <text:p>611 95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606540" table:style-name="ce129">
            <text:p>606 54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85190" table:style-name="ce129">
            <text:p>485 190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5418" table:style-name="ce131">
            <text:p>+5 418</text:p>
          </table:table-cell>
          <table:table-cell office:value-type="float" office:value="0.89326342862795527" table:style-name="ce132">
            <text:p>+0,9<text:s text:c="3"/></text:p>
          </table:table-cell>
          <table:table-cell office:value-type="float" office:value="126768" table:style-name="ce131">
            <text:p>+126 768</text:p>
          </table:table-cell>
          <table:table-cell office:value-type="float" office:value="26.127496444691772" table:style-name="ce132">
            <text:p>+26,1<text:s text:c="3"/></text:p>
          </table:table-cell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DESEMPREGO REGISTADO</text:p>
          </table:table-cell>
          <table:table-cell office:value-type="float" office:value="432851" table:style-name="ce136">
            <text:p>432 851</text:p>
          </table:table-cell>
          <table:table-cell office:value-type="float" office:value="70.732141748289905" table:style-name="ce137">
            <text:p>70,7<text:s text:c="5"/></text:p>
          </table:table-cell>
          <table:table-cell office:value-type="float" office:value="431843" table:style-name="ce138">
            <text:p>431 843</text:p>
          </table:table-cell>
          <table:table-cell office:value-type="float" office:value="71.197777557951653" table:style-name="ce139">
            <text:p>71,2<text:s text:c="5"/></text:p>
          </table:table-cell>
          <table:table-cell office:value-type="float" office:value="343761" table:style-name="ce138">
            <text:p>343 761</text:p>
          </table:table-cell>
          <table:table-cell office:value-type="float" office:value="70.850800717244795" table:style-name="ce139">
            <text:p>70,9<text:s text:c="5"/></text:p>
          </table:table-cell>
          <table:table-cell office:value-type="float" office:value="1008" table:style-name="ce140">
            <text:p>+1 008</text:p>
          </table:table-cell>
          <table:table-cell office:value-type="float" office:value="0.23341816354554781" table:style-name="ce141">
            <text:p>+0,2<text:s text:c="3"/></text:p>
          </table:table-cell>
          <table:table-cell office:value-type="float" office:value="89090" table:style-name="ce140">
            <text:p>+89 090</text:p>
          </table:table-cell>
          <table:table-cell office:value-type="float" office:value="25.916261588720069" table:style-name="ce141">
            <text:p>+25,9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EMPREGADOS</text:p>
          </table:table-cell>
          <table:table-cell office:value-type="float" office:value="46892" table:style-name="ce136">
            <text:p>46 892</text:p>
          </table:table-cell>
          <table:table-cell office:value-type="float" office:value="7.6626173691658579" table:style-name="ce137">
            <text:p>7,7<text:s text:c="5"/></text:p>
          </table:table-cell>
          <table:table-cell office:value-type="float" office:value="45991" table:style-name="ce138">
            <text:p>45 991</text:p>
          </table:table-cell>
          <table:table-cell office:value-type="float" office:value="7.5825172288719624" table:style-name="ce139">
            <text:p>7,6<text:s text:c="5"/></text:p>
          </table:table-cell>
          <table:table-cell office:value-type="float" office:value="38596" table:style-name="ce138">
            <text:p>38 596</text:p>
          </table:table-cell>
          <table:table-cell office:value-type="float" office:value="7.9548218223788618" table:style-name="ce139">
            <text:p>8,0<text:s text:c="5"/></text:p>
          </table:table-cell>
          <table:table-cell office:value-type="float" office:value="901" table:style-name="ce140">
            <text:p>+ 901</text:p>
          </table:table-cell>
          <table:table-cell office:value-type="float" office:value="1.9590789502293926" table:style-name="ce141">
            <text:p>+2,0<text:s text:c="3"/></text:p>
          </table:table-cell>
          <table:table-cell office:value-type="float" office:value="8296" table:style-name="ce140">
            <text:p>+8 296</text:p>
          </table:table-cell>
          <table:table-cell office:value-type="float" office:value="21.494455383977616" table:style-name="ce141">
            <text:p>+21,5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OCUPADOS</text:p>
          </table:table-cell>
          <table:table-cell office:value-type="float" office:value="114146" table:style-name="ce136">
            <text:p>114 146</text:p>
          </table:table-cell>
          <table:table-cell office:value-type="float" office:value="18.652587269060948" table:style-name="ce137">
            <text:p>18,7<text:s text:c="5"/></text:p>
          </table:table-cell>
          <table:table-cell office:value-type="float" office:value="111535" table:style-name="ce138">
            <text:p>111 535</text:p>
          </table:table-cell>
          <table:table-cell office:value-type="float" office:value="18.388729514953674" table:style-name="ce139">
            <text:p>18,4<text:s text:c="5"/></text:p>
          </table:table-cell>
          <table:table-cell office:value-type="float" office:value="84247" table:style-name="ce138">
            <text:p>84 247</text:p>
          </table:table-cell>
          <table:table-cell office:value-type="float" office:value="17.36371318452565" table:style-name="ce139">
            <text:p>17,4<text:s text:c="5"/></text:p>
          </table:table-cell>
          <table:table-cell office:value-type="float" office:value="2611" table:style-name="ce140">
            <text:p>+2 611</text:p>
          </table:table-cell>
          <table:table-cell office:value-type="float" office:value="2.3409692024924911" table:style-name="ce141">
            <text:p>+2,3<text:s text:c="3"/></text:p>
          </table:table-cell>
          <table:table-cell office:value-type="float" office:value="29899" table:style-name="ce140">
            <text:p>+29 899</text:p>
          </table:table-cell>
          <table:table-cell office:value-type="float" office:value="35.489691027573684" table:style-name="ce141">
            <text:p>+35,5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INDISPONIVEIS TEMPORÁRIAMENTE</text:p>
          </table:table-cell>
          <table:table-cell office:value-type="float" office:value="18069" table:style-name="ce136">
            <text:p>18 069</text:p>
          </table:table-cell>
          <table:table-cell office:value-type="float" office:value="2.9526536134832781" table:style-name="ce137">
            <text:p>3,0<text:s text:c="5"/></text:p>
          </table:table-cell>
          <table:table-cell office:value-type="float" office:value="17171" table:style-name="ce138">
            <text:p>17 171</text:p>
          </table:table-cell>
          <table:table-cell office:value-type="float" office:value="2.8309756982227059" table:style-name="ce139">
            <text:p>2,8<text:s text:c="5"/></text:p>
          </table:table-cell>
          <table:table-cell office:value-type="float" office:value="18586" table:style-name="ce138">
            <text:p>18 586</text:p>
          </table:table-cell>
          <table:table-cell office:value-type="float" office:value="3.8306642758506975" table:style-name="ce139">
            <text:p>3,8<text:s text:c="5"/></text:p>
          </table:table-cell>
          <table:table-cell office:value-type="float" office:value="898" table:style-name="ce140">
            <text:p>+ 898</text:p>
          </table:table-cell>
          <table:table-cell office:value-type="float" office:value="5.2297478306446914" table:style-name="ce141">
            <text:p>+5,2<text:s text:c="3"/></text:p>
          </table:table-cell>
          <table:table-cell office:value-type="float" office:value="-517" table:style-name="ce140">
            <text:p><text:s/>- 517</text:p>
          </table:table-cell>
          <table:table-cell office:value-type="float" office:value="-2.7816636177768213" table:style-name="ce141">
            <text:p>-2,8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table:style-name="ce135"/>
          <table:table-cell table:style-name="ce143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6" table:style-name="ce134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5"/>DESEMPREGO REGISTADO</text:p>
          </table:table-cell>
          <table:table-cell office:value-type="float" office:value="432851" table:style-name="ce147">
            <text:p>432 851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431843" table:style-name="ce149">
            <text:p>431 843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343761" table:style-name="ce149">
            <text:p>343 761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008" table:style-name="ce131">
            <text:p>+1 008</text:p>
          </table:table-cell>
          <table:table-cell office:value-type="float" office:value="0.23341816354554781" table:style-name="ce132">
            <text:p>+0,2<text:s text:c="3"/></text:p>
          </table:table-cell>
          <table:table-cell office:value-type="float" office:value="89090" table:style-name="ce131">
            <text:p>+89 090</text:p>
          </table:table-cell>
          <table:table-cell office:value-type="float" office:value="25.916261588720069" table:style-name="ce132">
            <text:p>+25,9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Homens<text:s/></text:p>
          </table:table-cell>
          <table:table-cell office:value-type="float" office:value="190856" table:style-name="ce153">
            <text:p>190 856</text:p>
          </table:table-cell>
          <table:table-cell office:value-type="float" office:value="44.092770953515185" table:style-name="ce154">
            <text:p>44,1<text:s text:c="5"/></text:p>
          </table:table-cell>
          <table:table-cell office:value-type="float" office:value="190916" table:style-name="ce155">
            <text:p>190 916</text:p>
          </table:table-cell>
          <table:table-cell office:value-type="float" office:value="44.209585428037506" table:style-name="ce156">
            <text:p>44,2<text:s text:c="5"/></text:p>
          </table:table-cell>
          <table:table-cell office:value-type="float" office:value="152318" table:style-name="ce155">
            <text:p>152 318</text:p>
          </table:table-cell>
          <table:table-cell office:value-type="float" office:value="44.309273012354517" table:style-name="ce156">
            <text:p>44,3<text:s text:c="5"/></text:p>
          </table:table-cell>
          <table:table-cell office:value-type="float" office:value="-60" table:style-name="ce140">
            <text:p><text:s/>- 60</text:p>
          </table:table-cell>
          <table:table-cell office:value-type="float" office:value="-3.1427434054767542E-2" table:style-name="ce141">
            <text:p>-0,0<text:s text:c="3"/></text:p>
          </table:table-cell>
          <table:table-cell office:value-type="float" office:value="38538" table:style-name="ce140">
            <text:p>+38 538</text:p>
          </table:table-cell>
          <table:table-cell office:value-type="float" office:value="25.301014981814362" table:style-name="ce141">
            <text:p>+25,3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Mulheres</text:p>
          </table:table-cell>
          <table:table-cell office:value-type="float" office:value="241995" table:style-name="ce153">
            <text:p>241 995</text:p>
          </table:table-cell>
          <table:table-cell office:value-type="float" office:value="55.907229046484815" table:style-name="ce154">
            <text:p>55,9<text:s text:c="5"/></text:p>
          </table:table-cell>
          <table:table-cell office:value-type="float" office:value="240927" table:style-name="ce155">
            <text:p>240 927</text:p>
          </table:table-cell>
          <table:table-cell office:value-type="float" office:value="55.790414571962501" table:style-name="ce156">
            <text:p>55,8<text:s text:c="5"/></text:p>
          </table:table-cell>
          <table:table-cell office:value-type="float" office:value="191443" table:style-name="ce155">
            <text:p>191 443</text:p>
          </table:table-cell>
          <table:table-cell office:value-type="float" office:value="55.69072698764549" table:style-name="ce156">
            <text:p>55,7<text:s text:c="5"/></text:p>
          </table:table-cell>
          <table:table-cell office:value-type="float" office:value="1068" table:style-name="ce140">
            <text:p>+1 068</text:p>
          </table:table-cell>
          <table:table-cell office:value-type="float" office:value="0.44328780086914288" table:style-name="ce141">
            <text:p>+0,4<text:s text:c="3"/></text:p>
          </table:table-cell>
          <table:table-cell office:value-type="float" office:value="50552" table:style-name="ce140">
            <text:p>+50 552</text:p>
          </table:table-cell>
          <table:table-cell office:value-type="float" office:value="26.405770908312139" table:style-name="ce141">
            <text:p>+26,4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50906" table:style-name="ce153">
            <text:p>50 906</text:p>
          </table:table-cell>
          <table:table-cell office:value-type="float" office:value="11.760628946219368" table:style-name="ce154">
            <text:p>11,8<text:s text:c="5"/></text:p>
          </table:table-cell>
          <table:table-cell office:value-type="float" office:value="50517" table:style-name="ce155">
            <text:p>50 517</text:p>
          </table:table-cell>
          <table:table-cell office:value-type="float" office:value="11.698001356974641" table:style-name="ce156">
            <text:p>11,7<text:s text:c="5"/></text:p>
          </table:table-cell>
          <table:table-cell office:value-type="float" office:value="35898" table:style-name="ce155">
            <text:p>35 898</text:p>
          </table:table-cell>
          <table:table-cell office:value-type="float" office:value="10.442720378402438" table:style-name="ce156">
            <text:p>10,4<text:s text:c="5"/></text:p>
          </table:table-cell>
          <table:table-cell office:value-type="float" office:value="389" table:style-name="ce140">
            <text:p>+ 389</text:p>
          </table:table-cell>
          <table:table-cell office:value-type="float" office:value="0.77003780905437769" table:style-name="ce141">
            <text:p>+0,8<text:s text:c="3"/></text:p>
          </table:table-cell>
          <table:table-cell office:value-type="float" office:value="15008" table:style-name="ce140">
            <text:p>+15 008</text:p>
          </table:table-cell>
          <table:table-cell office:value-type="float" office:value="41.807343027466707" table:style-name="ce141">
            <text:p>+41,8<text:s text:c="3"/></text:p>
          </table:table-cell>
          <table:table-cell table:style-name="ce157"/>
          <table:table-cell table:number-columns-repeated="2" table:style-name="ce158"/>
          <table:table-cell table:number-columns-repeated="3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381945" table:style-name="ce153">
            <text:p>381 945</text:p>
          </table:table-cell>
          <table:table-cell office:value-type="float" office:value="88.23937105378063" table:style-name="ce154">
            <text:p>88,2<text:s text:c="5"/></text:p>
          </table:table-cell>
          <table:table-cell office:value-type="float" office:value="381326" table:style-name="ce155">
            <text:p>381 326</text:p>
          </table:table-cell>
          <table:table-cell office:value-type="float" office:value="88.301998643025357" table:style-name="ce156">
            <text:p>88,3<text:s text:c="5"/></text:p>
          </table:table-cell>
          <table:table-cell office:value-type="float" office:value="307863" table:style-name="ce155">
            <text:p>307 863</text:p>
          </table:table-cell>
          <table:table-cell office:value-type="float" office:value="89.557279621597559" table:style-name="ce156">
            <text:p>89,6<text:s text:c="5"/></text:p>
          </table:table-cell>
          <table:table-cell office:value-type="float" office:value="619" table:style-name="ce140">
            <text:p>+ 619</text:p>
          </table:table-cell>
          <table:table-cell office:value-type="float" office:value="0.1623282965231849" table:style-name="ce141">
            <text:p>+0,2<text:s text:c="3"/></text:p>
          </table:table-cell>
          <table:table-cell office:value-type="float" office:value="74082" table:style-name="ce140">
            <text:p>+74 082</text:p>
          </table:table-cell>
          <table:table-cell office:value-type="float" office:value="24.063300883834692" table:style-name="ce141">
            <text:p>+24,1<text:s text:c="3"/></text:p>
          </table:table-cell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262042" table:style-name="ce153">
            <text:p>262 042</text:p>
          </table:table-cell>
          <table:table-cell office:value-type="float" office:value="60.538614904435939" table:style-name="ce154">
            <text:p>60,5<text:s text:c="5"/></text:p>
          </table:table-cell>
          <table:table-cell office:value-type="float" office:value="265943" table:style-name="ce155">
            <text:p>265 943</text:p>
          </table:table-cell>
          <table:table-cell office:value-type="float" office:value="61.583260583128599" table:style-name="ce156">
            <text:p>61,6<text:s text:c="5"/></text:p>
          </table:table-cell>
          <table:table-cell office:value-type="float" office:value="212332" table:style-name="ce155">
            <text:p>212 332</text:p>
          </table:table-cell>
          <table:table-cell office:value-type="float" office:value="61.767332536267929" table:style-name="ce156">
            <text:p>61,8<text:s text:c="5"/></text:p>
          </table:table-cell>
          <table:table-cell office:value-type="float" office:value="-3901" table:style-name="ce140">
            <text:p><text:s/>-3 901</text:p>
          </table:table-cell>
          <table:table-cell office:value-type="float" office:value="-1.4668556796005159" table:style-name="ce141">
            <text:p>-1,5<text:s text:c="3"/></text:p>
          </table:table-cell>
          <table:table-cell office:value-type="float" office:value="49710" table:style-name="ce140">
            <text:p>+49 710</text:p>
          </table:table-cell>
          <table:table-cell office:value-type="float" office:value="23.411449993406553" table:style-name="ce141">
            <text:p>+23,4<text:s text:c="3"/></text:p>
          </table:table-cell>
          <table:table-cell table:style-name="ce157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170809" table:style-name="ce153">
            <text:p>170 809</text:p>
          </table:table-cell>
          <table:table-cell office:value-type="float" office:value="39.461385095564061" table:style-name="ce154">
            <text:p>39,5<text:s text:c="5"/></text:p>
          </table:table-cell>
          <table:table-cell office:value-type="float" office:value="165900" table:style-name="ce155">
            <text:p>165 900</text:p>
          </table:table-cell>
          <table:table-cell office:value-type="float" office:value="38.416739416871408" table:style-name="ce156">
            <text:p>38,4<text:s text:c="5"/></text:p>
          </table:table-cell>
          <table:table-cell office:value-type="float" office:value="131429" table:style-name="ce155">
            <text:p>131 429</text:p>
          </table:table-cell>
          <table:table-cell office:value-type="float" office:value="38.232667463732071" table:style-name="ce156">
            <text:p>38,2<text:s text:c="5"/></text:p>
          </table:table-cell>
          <table:table-cell office:value-type="float" office:value="4909" table:style-name="ce140">
            <text:p>+4 909</text:p>
          </table:table-cell>
          <table:table-cell office:value-type="float" office:value="2.9590114526823386" table:style-name="ce141">
            <text:p>+3,0<text:s text:c="3"/></text:p>
          </table:table-cell>
          <table:table-cell office:value-type="float" office:value="39380" table:style-name="ce140">
            <text:p>+39 380</text:p>
          </table:table-cell>
          <table:table-cell office:value-type="float" office:value="29.962945773002915" table:style-name="ce141">
            <text:p>+30,0<text:s text:c="3"/></text:p>
          </table:table-cell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34427" table:style-name="ce153">
            <text:p>34 427</text:p>
          </table:table-cell>
          <table:table-cell office:value-type="float" office:value="7.9535452153281376" table:style-name="ce154">
            <text:p>8,0<text:s text:c="5"/></text:p>
          </table:table-cell>
          <table:table-cell office:value-type="float" office:value="34012" table:style-name="ce155">
            <text:p>34 012</text:p>
          </table:table-cell>
          <table:table-cell office:value-type="float" office:value="7.8760104945547349" table:style-name="ce156">
            <text:p>7,9<text:s text:c="5"/></text:p>
          </table:table-cell>
          <table:table-cell office:value-type="float" office:value="28754" table:style-name="ce155">
            <text:p>28 754</text:p>
          </table:table-cell>
          <table:table-cell office:value-type="float" office:value="8.3645323349652809" table:style-name="ce156">
            <text:p>8,4<text:s text:c="5"/></text:p>
          </table:table-cell>
          <table:table-cell office:value-type="float" office:value="415" table:style-name="ce140">
            <text:p>+ 415</text:p>
          </table:table-cell>
          <table:table-cell office:value-type="float" office:value="1.2201575914383158" table:style-name="ce141">
            <text:p>+1,2<text:s text:c="3"/></text:p>
          </table:table-cell>
          <table:table-cell office:value-type="float" office:value="5673" table:style-name="ce140">
            <text:p>+5 673</text:p>
          </table:table-cell>
          <table:table-cell office:value-type="float" office:value="19.729428949015791" table:style-name="ce141">
            <text:p>+19,7<text:s text:c="3"/></text:p>
          </table:table-cell>
          <table:table-cell table:style-name="ce157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398424" table:style-name="ce153">
            <text:p>398 424</text:p>
          </table:table-cell>
          <table:table-cell office:value-type="float" office:value="92.046454784671866" table:style-name="ce154">
            <text:p>92,0<text:s text:c="5"/></text:p>
          </table:table-cell>
          <table:table-cell office:value-type="float" office:value="397831" table:style-name="ce155">
            <text:p>397 831</text:p>
          </table:table-cell>
          <table:table-cell office:value-type="float" office:value="92.123989505445266" table:style-name="ce156">
            <text:p>92,1<text:s text:c="5"/></text:p>
          </table:table-cell>
          <table:table-cell office:value-type="float" office:value="315007" table:style-name="ce155">
            <text:p>315 007</text:p>
          </table:table-cell>
          <table:table-cell office:value-type="float" office:value="91.635467665034724" table:style-name="ce156">
            <text:p>91,6<text:s text:c="5"/></text:p>
          </table:table-cell>
          <table:table-cell office:value-type="float" office:value="593" table:style-name="ce140">
            <text:p>+ 593</text:p>
          </table:table-cell>
          <table:table-cell office:value-type="float" office:value="0.14905826846072831" table:style-name="ce141">
            <text:p>+0,1<text:s text:c="3"/></text:p>
          </table:table-cell>
          <table:table-cell office:value-type="float" office:value="83417" table:style-name="ce140">
            <text:p>+83 417</text:p>
          </table:table-cell>
          <table:table-cell office:value-type="float" office:value="26.480998834946522" table:style-name="ce141">
            <text:p>+26,5<text:s text:c="3"/></text:p>
          </table:table-cell>
          <table:table-cell table:style-name="ce151"/>
          <table:table-cell table:style-name="ce158"/>
          <table:table-cell table:number-columns-repeated="4" table:style-name="ce152"/>
          <table:table-cell table:number-columns-repeated="16366"/>
        </table:table-row>
        <table:table-row table:style-name="ro23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31756" table:style-name="ce153">
            <text:p>31 756</text:p>
          </table:table-cell>
          <table:table-cell office:value-type="float" office:value="7.3364737519377332" table:style-name="ce154">
            <text:p>7,3<text:s text:c="5"/></text:p>
          </table:table-cell>
          <table:table-cell office:value-type="float" office:value="30486" table:style-name="ce155">
            <text:p>30 486</text:p>
          </table:table-cell>
          <table:table-cell office:value-type="float" office:value="7.0595100534221924" table:style-name="ce156">
            <text:p>7,1<text:s text:c="5"/></text:p>
          </table:table-cell>
          <table:table-cell office:value-type="float" office:value="23610" table:style-name="ce155">
            <text:p>23 610</text:p>
          </table:table-cell>
          <table:table-cell office:value-type="float" office:value="6.8681438557602519" table:style-name="ce156">
            <text:p>6,9<text:s text:c="5"/></text:p>
          </table:table-cell>
          <table:table-cell office:value-type="float" office:value="1270" table:style-name="ce140">
            <text:p>+1 270</text:p>
          </table:table-cell>
          <table:table-cell office:value-type="float" office:value="4.1658466181197928" table:style-name="ce141">
            <text:p>+4,2<text:s text:c="3"/></text:p>
          </table:table-cell>
          <table:table-cell office:value-type="float" office:value="8146" table:style-name="ce140">
            <text:p>+8 146</text:p>
          </table:table-cell>
          <table:table-cell office:value-type="float" office:value="34.502329521389242" table:style-name="ce141">
            <text:p>+34,5<text:s text:c="3"/></text:p>
          </table:table-cell>
          <table:table-cell table:number-columns-repeated="2" table:style-name="ce157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59598" table:style-name="ce153">
            <text:p>59 598</text:p>
          </table:table-cell>
          <table:table-cell office:value-type="float" office:value="13.768710249023336" table:style-name="ce154">
            <text:p>13,8<text:s text:c="5"/></text:p>
          </table:table-cell>
          <table:table-cell office:value-type="float" office:value="60013" table:style-name="ce155">
            <text:p>60 013</text:p>
          </table:table-cell>
          <table:table-cell office:value-type="float" office:value="13.8969486595823" table:style-name="ce156">
            <text:p>13,9<text:s text:c="5"/></text:p>
          </table:table-cell>
          <table:table-cell office:value-type="float" office:value="54669" table:style-name="ce155">
            <text:p>54 669</text:p>
          </table:table-cell>
          <table:table-cell office:value-type="float" office:value="15.903200188503058" table:style-name="ce156">
            <text:p>15,9<text:s text:c="5"/></text:p>
          </table:table-cell>
          <table:table-cell office:value-type="float" office:value="-415" table:style-name="ce140">
            <text:p><text:s/>- 415</text:p>
          </table:table-cell>
          <table:table-cell office:value-type="float" office:value="-0.69151683801842934" table:style-name="ce141">
            <text:p>-0,7<text:s text:c="3"/></text:p>
          </table:table-cell>
          <table:table-cell office:value-type="float" office:value="4929" table:style-name="ce140">
            <text:p>+4 929</text:p>
          </table:table-cell>
          <table:table-cell office:value-type="float" office:value="9.0160785820117439" table:style-name="ce141">
            <text:p>+9,0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61242" table:style-name="ce153">
            <text:p>61 242</text:p>
          </table:table-cell>
          <table:table-cell office:value-type="float" office:value="14.148517619226938" table:style-name="ce154">
            <text:p>14,1<text:s text:c="5"/></text:p>
          </table:table-cell>
          <table:table-cell office:value-type="float" office:value="60818" table:style-name="ce155">
            <text:p>60 818</text:p>
          </table:table-cell>
          <table:table-cell office:value-type="float" office:value="14.083358998524927" table:style-name="ce156">
            <text:p>14,1<text:s text:c="5"/></text:p>
          </table:table-cell>
          <table:table-cell office:value-type="float" office:value="51362" table:style-name="ce155">
            <text:p>51 362</text:p>
          </table:table-cell>
          <table:table-cell office:value-type="float" office:value="14.941194609045239" table:style-name="ce156">
            <text:p>14,9<text:s text:c="5"/></text:p>
          </table:table-cell>
          <table:table-cell office:value-type="float" office:value="424" table:style-name="ce140">
            <text:p>+ 424</text:p>
          </table:table-cell>
          <table:table-cell office:value-type="float" office:value="0.69716202440067088" table:style-name="ce141">
            <text:p>+0,7<text:s text:c="3"/></text:p>
          </table:table-cell>
          <table:table-cell office:value-type="float" office:value="9880" table:style-name="ce140">
            <text:p>+9 880</text:p>
          </table:table-cell>
          <table:table-cell office:value-type="float" office:value="19.236011058759395" table:style-name="ce141">
            <text:p>+19,2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88522" table:style-name="ce153">
            <text:p>88 522</text:p>
          </table:table-cell>
          <table:table-cell office:value-type="float" office:value="20.450917290245375" table:style-name="ce154">
            <text:p>20,5<text:s text:c="5"/></text:p>
          </table:table-cell>
          <table:table-cell office:value-type="float" office:value="87223" table:style-name="ce155">
            <text:p>87 223</text:p>
          </table:table-cell>
          <table:table-cell office:value-type="float" office:value="20.197849681481465" table:style-name="ce156">
            <text:p>20,2<text:s text:c="5"/></text:p>
          </table:table-cell>
          <table:table-cell office:value-type="float" office:value="69407" table:style-name="ce155">
            <text:p>69 407</text:p>
          </table:table-cell>
          <table:table-cell office:value-type="float" office:value="20.190481177329598" table:style-name="ce156">
            <text:p>20,2<text:s text:c="5"/></text:p>
          </table:table-cell>
          <table:table-cell office:value-type="float" office:value="1299" table:style-name="ce140">
            <text:p>+1 299</text:p>
          </table:table-cell>
          <table:table-cell office:value-type="float" office:value="1.4892860827992616" table:style-name="ce141">
            <text:p>+1,5<text:s text:c="3"/></text:p>
          </table:table-cell>
          <table:table-cell office:value-type="float" office:value="19115" table:style-name="ce140">
            <text:p>+19 115</text:p>
          </table:table-cell>
          <table:table-cell office:value-type="float" office:value="27.540449810537844" table:style-name="ce141">
            <text:p>+27,5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135945" table:style-name="ce153">
            <text:p>135 945</text:p>
          </table:table-cell>
          <table:table-cell office:value-type="float" office:value="31.406881351781564" table:style-name="ce154">
            <text:p>31,4<text:s text:c="5"/></text:p>
          </table:table-cell>
          <table:table-cell office:value-type="float" office:value="136082" table:style-name="ce155">
            <text:p>136 082</text:p>
          </table:table-cell>
          <table:table-cell office:value-type="float" office:value="31.511915209925828" table:style-name="ce156">
            <text:p>31,5<text:s text:c="5"/></text:p>
          </table:table-cell>
          <table:table-cell office:value-type="float" office:value="100494" table:style-name="ce155">
            <text:p>100 494</text:p>
          </table:table-cell>
          <table:table-cell office:value-type="float" office:value="29.233682703971652" table:style-name="ce156">
            <text:p>29,2<text:s text:c="5"/></text:p>
          </table:table-cell>
          <table:table-cell office:value-type="float" office:value="-137" table:style-name="ce140">
            <text:p><text:s/>- 137</text:p>
          </table:table-cell>
          <table:table-cell office:value-type="float" office:value="-0.10067459325994621" table:style-name="ce141">
            <text:p>-0,1<text:s text:c="3"/></text:p>
          </table:table-cell>
          <table:table-cell office:value-type="float" office:value="35451" table:style-name="ce140">
            <text:p>+35 451</text:p>
          </table:table-cell>
          <table:table-cell office:value-type="float" office:value="35.27673293927996" table:style-name="ce141">
            <text:p>+35,3<text:s text:c="3"/></text:p>
          </table:table-cell>
          <table:table-cell table:style-name="ce151"/>
          <table:table-cell table:style-name="ce157"/>
          <table:table-cell table:number-columns-repeated="4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55788" table:style-name="ce153">
            <text:p>55 788</text:p>
          </table:table-cell>
          <table:table-cell office:value-type="float" office:value="12.888499737785059" table:style-name="ce154">
            <text:p>12,9<text:s text:c="5"/></text:p>
          </table:table-cell>
          <table:table-cell office:value-type="float" office:value="57221" table:style-name="ce155">
            <text:p>57 221</text:p>
          </table:table-cell>
          <table:table-cell office:value-type="float" office:value="13.250417397063286" table:style-name="ce156">
            <text:p>13,3<text:s text:c="5"/></text:p>
          </table:table-cell>
          <table:table-cell office:value-type="float" office:value="44219" table:style-name="ce155">
            <text:p>44 219</text:p>
          </table:table-cell>
          <table:table-cell office:value-type="float" office:value="12.863297465390197" table:style-name="ce156">
            <text:p>12,9<text:s text:c="5"/></text:p>
          </table:table-cell>
          <table:table-cell office:value-type="float" office:value="-1433" table:style-name="ce140">
            <text:p><text:s/>-1 433</text:p>
          </table:table-cell>
          <table:table-cell office:value-type="float" office:value="-2.5043253351042449" table:style-name="ce141">
            <text:p>-2,5<text:s text:c="3"/></text:p>
          </table:table-cell>
          <table:table-cell office:value-type="float" office:value="11569" table:style-name="ce140">
            <text:p>+11 569</text:p>
          </table:table-cell>
          <table:table-cell office:value-type="float" office:value="26.162961622831816" table:style-name="ce141">
            <text:p>+26,2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Homens</text:p>
          </table:table-cell>
          <table:table-cell office:value-type="float" office:value="190856" table:style-name="ce147">
            <text:p>190 856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190916" table:style-name="ce149">
            <text:p>190 916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52318" table:style-name="ce149">
            <text:p>152 318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-60" table:style-name="ce131">
            <text:p><text:s/>- 60</text:p>
          </table:table-cell>
          <table:table-cell office:value-type="float" office:value="-3.1427434054767542E-2" table:style-name="ce132">
            <text:p>-0,0<text:s text:c="3"/></text:p>
          </table:table-cell>
          <table:table-cell office:value-type="float" office:value="38538" table:style-name="ce131">
            <text:p>+38 538</text:p>
          </table:table-cell>
          <table:table-cell office:value-type="float" office:value="25.301014981814362" table:style-name="ce132">
            <text:p>+25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3139" table:style-name="ce153">
            <text:p>23 139</text:p>
          </table:table-cell>
          <table:table-cell office:value-type="float" office:value="12.123800142515824" table:style-name="ce154">
            <text:p>12,1<text:s text:c="5"/></text:p>
          </table:table-cell>
          <table:table-cell office:value-type="float" office:value="23012" table:style-name="ce155">
            <text:p>23 012</text:p>
          </table:table-cell>
          <table:table-cell office:value-type="float" office:value="12.053468541138511" table:style-name="ce156">
            <text:p>12,1<text:s text:c="5"/></text:p>
          </table:table-cell>
          <table:table-cell office:value-type="float" office:value="16430" table:style-name="ce155">
            <text:p>16 430</text:p>
          </table:table-cell>
          <table:table-cell office:value-type="float" office:value="10.786643732191861" table:style-name="ce156">
            <text:p>10,8<text:s text:c="5"/></text:p>
          </table:table-cell>
          <table:table-cell office:value-type="float" office:value="127" table:style-name="ce140">
            <text:p>+ 127</text:p>
          </table:table-cell>
          <table:table-cell office:value-type="float" office:value="0.55188597253606808" table:style-name="ce141">
            <text:p>+0,6<text:s text:c="3"/></text:p>
          </table:table-cell>
          <table:table-cell office:value-type="float" office:value="6709" table:style-name="ce140">
            <text:p>+6 709</text:p>
          </table:table-cell>
          <table:table-cell office:value-type="float" office:value="40.833840535605596" table:style-name="ce141">
            <text:p>+40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167717" table:style-name="ce153">
            <text:p>167 717</text:p>
          </table:table-cell>
          <table:table-cell office:value-type="float" office:value="87.876199857484167" table:style-name="ce154">
            <text:p>87,9<text:s text:c="5"/></text:p>
          </table:table-cell>
          <table:table-cell office:value-type="float" office:value="167904" table:style-name="ce155">
            <text:p>167 904</text:p>
          </table:table-cell>
          <table:table-cell office:value-type="float" office:value="87.946531458861486" table:style-name="ce156">
            <text:p>87,9<text:s text:c="5"/></text:p>
          </table:table-cell>
          <table:table-cell office:value-type="float" office:value="135888" table:style-name="ce155">
            <text:p>135 888</text:p>
          </table:table-cell>
          <table:table-cell office:value-type="float" office:value="89.213356267808138" table:style-name="ce156">
            <text:p>89,2<text:s text:c="5"/></text:p>
          </table:table-cell>
          <table:table-cell office:value-type="float" office:value="-187" table:style-name="ce140">
            <text:p><text:s/>- 187</text:p>
          </table:table-cell>
          <table:table-cell office:value-type="float" office:value="-0.11137316561844862" table:style-name="ce141">
            <text:p>-0,1<text:s text:c="3"/></text:p>
          </table:table-cell>
          <table:table-cell office:value-type="float" office:value="31829" table:style-name="ce140">
            <text:p>+31 829</text:p>
          </table:table-cell>
          <table:table-cell office:value-type="float" office:value="23.422965971976922" table:style-name="ce141">
            <text:p>+23,4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18249" table:style-name="ce153">
            <text:p>118 249</text:p>
          </table:table-cell>
          <table:table-cell office:value-type="float" office:value="61.957182378337592" table:style-name="ce154">
            <text:p>62,0<text:s text:c="5"/></text:p>
          </table:table-cell>
          <table:table-cell office:value-type="float" office:value="120737" table:style-name="ce155">
            <text:p>120 737</text:p>
          </table:table-cell>
          <table:table-cell office:value-type="float" office:value="63.240901757841151" table:style-name="ce156">
            <text:p>63,2<text:s text:c="5"/></text:p>
          </table:table-cell>
          <table:table-cell office:value-type="float" office:value="96288" table:style-name="ce155">
            <text:p>96 288</text:p>
          </table:table-cell>
          <table:table-cell office:value-type="float" office:value="63.215115744692028" table:style-name="ce156">
            <text:p>63,2<text:s text:c="5"/></text:p>
          </table:table-cell>
          <table:table-cell office:value-type="float" office:value="-2488" table:style-name="ce140">
            <text:p><text:s/>-2 488</text:p>
          </table:table-cell>
          <table:table-cell office:value-type="float" office:value="-2.0606773400034784" table:style-name="ce141">
            <text:p>-2,1<text:s text:c="3"/></text:p>
          </table:table-cell>
          <table:table-cell office:value-type="float" office:value="21961" table:style-name="ce140">
            <text:p>+21 961</text:p>
          </table:table-cell>
          <table:table-cell office:value-type="float" office:value="22.807618810235958" table:style-name="ce141">
            <text:p>+2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72607" table:style-name="ce153">
            <text:p>72 607</text:p>
          </table:table-cell>
          <table:table-cell office:value-type="float" office:value="38.042817621662408" table:style-name="ce154">
            <text:p>38,0<text:s text:c="5"/></text:p>
          </table:table-cell>
          <table:table-cell office:value-type="float" office:value="70179" table:style-name="ce155">
            <text:p>70 179</text:p>
          </table:table-cell>
          <table:table-cell office:value-type="float" office:value="36.759098242158856" table:style-name="ce156">
            <text:p>36,8<text:s text:c="5"/></text:p>
          </table:table-cell>
          <table:table-cell office:value-type="float" office:value="56030" table:style-name="ce155">
            <text:p>56 030</text:p>
          </table:table-cell>
          <table:table-cell office:value-type="float" office:value="36.784884255307979" table:style-name="ce156">
            <text:p>36,8<text:s text:c="5"/></text:p>
          </table:table-cell>
          <table:table-cell office:value-type="float" office:value="2428" table:style-name="ce140">
            <text:p>+2 428</text:p>
          </table:table-cell>
          <table:table-cell office:value-type="float" office:value="3.4597244189857363" table:style-name="ce141">
            <text:p>+3,5<text:s text:c="3"/></text:p>
          </table:table-cell>
          <table:table-cell office:value-type="float" office:value="16577" table:style-name="ce140">
            <text:p>+16 577</text:p>
          </table:table-cell>
          <table:table-cell office:value-type="float" office:value="29.585936105657684" table:style-name="ce141">
            <text:p>+29,6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13830" table:style-name="ce153">
            <text:p>13 830</text:p>
          </table:table-cell>
          <table:table-cell office:value-type="float" office:value="7.2463008760531498" table:style-name="ce154">
            <text:p>7,2<text:s text:c="5"/></text:p>
          </table:table-cell>
          <table:table-cell office:value-type="float" office:value="13549" table:style-name="ce155">
            <text:p>13 549</text:p>
          </table:table-cell>
          <table:table-cell office:value-type="float" office:value="7.0968384001340912" table:style-name="ce156">
            <text:p>7,1<text:s text:c="5"/></text:p>
          </table:table-cell>
          <table:table-cell office:value-type="float" office:value="11209" table:style-name="ce155">
            <text:p>11 209</text:p>
          </table:table-cell>
          <table:table-cell office:value-type="float" office:value="7.3589464147375878" table:style-name="ce156">
            <text:p>7,4<text:s text:c="5"/></text:p>
          </table:table-cell>
          <table:table-cell office:value-type="float" office:value="281" table:style-name="ce140">
            <text:p>+ 281</text:p>
          </table:table-cell>
          <table:table-cell office:value-type="float" office:value="2.0739537973282163" table:style-name="ce141">
            <text:p>+2,1<text:s text:c="3"/></text:p>
          </table:table-cell>
          <table:table-cell office:value-type="float" office:value="2621" table:style-name="ce140">
            <text:p>+2 621</text:p>
          </table:table-cell>
          <table:table-cell office:value-type="float" office:value="23.382995806940851" table:style-name="ce141">
            <text:p>+2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177026" table:style-name="ce153">
            <text:p>177 026</text:p>
          </table:table-cell>
          <table:table-cell office:value-type="float" office:value="92.753699123946859" table:style-name="ce154">
            <text:p>92,8<text:s text:c="5"/></text:p>
          </table:table-cell>
          <table:table-cell office:value-type="float" office:value="177367" table:style-name="ce155">
            <text:p>177 367</text:p>
          </table:table-cell>
          <table:table-cell office:value-type="float" office:value="92.903161599865911" table:style-name="ce156">
            <text:p>92,9<text:s text:c="5"/></text:p>
          </table:table-cell>
          <table:table-cell office:value-type="float" office:value="141109" table:style-name="ce155">
            <text:p>141 109</text:p>
          </table:table-cell>
          <table:table-cell office:value-type="float" office:value="92.641053585262412" table:style-name="ce156">
            <text:p>92,6<text:s text:c="5"/></text:p>
          </table:table-cell>
          <table:table-cell office:value-type="float" office:value="-341" table:style-name="ce140">
            <text:p><text:s/>- 341</text:p>
          </table:table-cell>
          <table:table-cell office:value-type="float" office:value="-0.19225673321418302" table:style-name="ce141">
            <text:p>-0,2<text:s text:c="3"/></text:p>
          </table:table-cell>
          <table:table-cell office:value-type="float" office:value="35917" table:style-name="ce140">
            <text:p>+35 917</text:p>
          </table:table-cell>
          <table:table-cell office:value-type="float" office:value="25.453372924476824" table:style-name="ce141">
            <text:p>+25,5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4939" table:style-name="ce153">
            <text:p>14 939</text:p>
          </table:table-cell>
          <table:table-cell office:value-type="float" office:value="7.8273672297438912" table:style-name="ce154">
            <text:p>7,8<text:s text:c="5"/></text:p>
          </table:table-cell>
          <table:table-cell office:value-type="float" office:value="14463" table:style-name="ce155">
            <text:p>14 463</text:p>
          </table:table-cell>
          <table:table-cell office:value-type="float" office:value="7.5755829789017151" table:style-name="ce156">
            <text:p>7,6<text:s text:c="5"/></text:p>
          </table:table-cell>
          <table:table-cell office:value-type="float" office:value="11063" table:style-name="ce155">
            <text:p>11 063</text:p>
          </table:table-cell>
          <table:table-cell office:value-type="float" office:value="7.2630943158392318" table:style-name="ce156">
            <text:p>7,3<text:s text:c="5"/></text:p>
          </table:table-cell>
          <table:table-cell office:value-type="float" office:value="476" table:style-name="ce140">
            <text:p>+ 476</text:p>
          </table:table-cell>
          <table:table-cell office:value-type="float" office:value="3.2911567447970684" table:style-name="ce141">
            <text:p>+3,3<text:s text:c="3"/></text:p>
          </table:table-cell>
          <table:table-cell office:value-type="float" office:value="3876" table:style-name="ce140">
            <text:p>+3 876</text:p>
          </table:table-cell>
          <table:table-cell office:value-type="float" office:value="35.035704600921989" table:style-name="ce141">
            <text:p>+35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27931" table:style-name="ce153">
            <text:p>27 931</text:p>
          </table:table-cell>
          <table:table-cell office:value-type="float" office:value="14.634593620321079" table:style-name="ce154">
            <text:p>14,6<text:s text:c="5"/></text:p>
          </table:table-cell>
          <table:table-cell office:value-type="float" office:value="28246" table:style-name="ce155">
            <text:p>28 246</text:p>
          </table:table-cell>
          <table:table-cell office:value-type="float" office:value="14.794988371849399" table:style-name="ce156">
            <text:p>14,8<text:s text:c="5"/></text:p>
          </table:table-cell>
          <table:table-cell office:value-type="float" office:value="26510" table:style-name="ce155">
            <text:p>26 510</text:p>
          </table:table-cell>
          <table:table-cell office:value-type="float" office:value="17.404377683530509" table:style-name="ce156">
            <text:p>17,4<text:s text:c="5"/></text:p>
          </table:table-cell>
          <table:table-cell office:value-type="float" office:value="-315" table:style-name="ce140">
            <text:p><text:s/>- 315</text:p>
          </table:table-cell>
          <table:table-cell office:value-type="float" office:value="-1.1152021525171707" table:style-name="ce141">
            <text:p>-1,1<text:s text:c="3"/></text:p>
          </table:table-cell>
          <table:table-cell office:value-type="float" office:value="1421" table:style-name="ce140">
            <text:p>+1 421</text:p>
          </table:table-cell>
          <table:table-cell office:value-type="float" office:value="5.3602414183327047" table:style-name="ce141">
            <text:p>+5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9723" table:style-name="ce153">
            <text:p>29 723</text:p>
          </table:table-cell>
          <table:table-cell office:value-type="float" office:value="15.573521398331728" table:style-name="ce154">
            <text:p>15,6<text:s text:c="5"/></text:p>
          </table:table-cell>
          <table:table-cell office:value-type="float" office:value="29764" table:style-name="ce155">
            <text:p>29 764</text:p>
          </table:table-cell>
          <table:table-cell office:value-type="float" office:value="15.590102453435017" table:style-name="ce156">
            <text:p>15,6<text:s text:c="5"/></text:p>
          </table:table-cell>
          <table:table-cell office:value-type="float" office:value="25797" table:style-name="ce155">
            <text:p>25 797</text:p>
          </table:table-cell>
          <table:table-cell office:value-type="float" office:value="16.936278049869351" table:style-name="ce156">
            <text:p>16,9<text:s text:c="5"/></text:p>
          </table:table-cell>
          <table:table-cell office:value-type="float" office:value="-41" table:style-name="ce140">
            <text:p><text:s/>- 41</text:p>
          </table:table-cell>
          <table:table-cell office:value-type="float" office:value="-0.13775030237871255" table:style-name="ce141">
            <text:p>-0,1<text:s text:c="3"/></text:p>
          </table:table-cell>
          <table:table-cell office:value-type="float" office:value="3926" table:style-name="ce140">
            <text:p>+3 926</text:p>
          </table:table-cell>
          <table:table-cell office:value-type="float" office:value="15.218823894251269" table:style-name="ce141">
            <text:p>+15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40032" table:style-name="ce153">
            <text:p>40 032</text:p>
          </table:table-cell>
          <table:table-cell office:value-type="float" office:value="20.97497589805927" table:style-name="ce154">
            <text:p>21,0<text:s text:c="5"/></text:p>
          </table:table-cell>
          <table:table-cell office:value-type="float" office:value="39578" table:style-name="ce155">
            <text:p>39 578</text:p>
          </table:table-cell>
          <table:table-cell office:value-type="float" office:value="20.73058308365983" table:style-name="ce156">
            <text:p>20,7<text:s text:c="5"/></text:p>
          </table:table-cell>
          <table:table-cell office:value-type="float" office:value="31390" table:style-name="ce155">
            <text:p>31 390</text:p>
          </table:table-cell>
          <table:table-cell office:value-type="float" office:value="20.608201263146839" table:style-name="ce156">
            <text:p>20,6<text:s text:c="5"/></text:p>
          </table:table-cell>
          <table:table-cell office:value-type="float" office:value="454" table:style-name="ce140">
            <text:p>+ 454</text:p>
          </table:table-cell>
          <table:table-cell office:value-type="float" office:value="1.147101925312042" table:style-name="ce141">
            <text:p>+1,1<text:s text:c="3"/></text:p>
          </table:table-cell>
          <table:table-cell office:value-type="float" office:value="8642" table:style-name="ce140">
            <text:p>+8 642</text:p>
          </table:table-cell>
          <table:table-cell office:value-type="float" office:value="27.531060847403634" table:style-name="ce141">
            <text:p>+27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57869" table:style-name="ce153">
            <text:p>57 869</text:p>
          </table:table-cell>
          <table:table-cell office:value-type="float" office:value="30.320765393804756" table:style-name="ce154">
            <text:p>30,3<text:s text:c="5"/></text:p>
          </table:table-cell>
          <table:table-cell office:value-type="float" office:value="58113" table:style-name="ce155">
            <text:p>58 113</text:p>
          </table:table-cell>
          <table:table-cell office:value-type="float" office:value="30.439041253745103" table:style-name="ce156">
            <text:p>30,4<text:s text:c="5"/></text:p>
          </table:table-cell>
          <table:table-cell office:value-type="float" office:value="41962" table:style-name="ce155">
            <text:p>41 962</text:p>
          </table:table-cell>
          <table:table-cell office:value-type="float" office:value="27.548943657348442" table:style-name="ce156">
            <text:p>27,5<text:s text:c="5"/></text:p>
          </table:table-cell>
          <table:table-cell office:value-type="float" office:value="-244" table:style-name="ce140">
            <text:p><text:s/>- 244</text:p>
          </table:table-cell>
          <table:table-cell office:value-type="float" office:value="-0.41987162941166345" table:style-name="ce141">
            <text:p>-0,4<text:s text:c="3"/></text:p>
          </table:table-cell>
          <table:table-cell office:value-type="float" office:value="15907" table:style-name="ce140">
            <text:p>+15 907</text:p>
          </table:table-cell>
          <table:table-cell office:value-type="float" office:value="37.908107335208044" table:style-name="ce141">
            <text:p>+37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20362" table:style-name="ce153">
            <text:p>20 362</text:p>
          </table:table-cell>
          <table:table-cell office:value-type="float" office:value="10.668776459739279" table:style-name="ce154">
            <text:p>10,7<text:s text:c="5"/></text:p>
          </table:table-cell>
          <table:table-cell office:value-type="float" office:value="20752" table:style-name="ce155">
            <text:p>20 752</text:p>
          </table:table-cell>
          <table:table-cell office:value-type="float" office:value="10.869701858408934" table:style-name="ce156">
            <text:p>10,9<text:s text:c="5"/></text:p>
          </table:table-cell>
          <table:table-cell office:value-type="float" office:value="15596" table:style-name="ce155">
            <text:p>15 596</text:p>
          </table:table-cell>
          <table:table-cell office:value-type="float" office:value="10.239105030265629" table:style-name="ce156">
            <text:p>10,2<text:s text:c="5"/></text:p>
          </table:table-cell>
          <table:table-cell office:value-type="float" office:value="-390" table:style-name="ce140">
            <text:p><text:s/>- 390</text:p>
          </table:table-cell>
          <table:table-cell office:value-type="float" office:value="-1.879336931380108" table:style-name="ce141">
            <text:p>-1,9<text:s text:c="3"/></text:p>
          </table:table-cell>
          <table:table-cell office:value-type="float" office:value="4766" table:style-name="ce140">
            <text:p>+4 766</text:p>
          </table:table-cell>
          <table:table-cell office:value-type="float" office:value="30.559117722492946" table:style-name="ce141">
            <text:p>+30,6<text:s text:c="3"/>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office:value-type="float" office:value="0" table:style-name="ce146">
            <text:p>0,0<text:s text:c="5"/>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Mulheres</text:p>
          </table:table-cell>
          <table:table-cell office:value-type="float" office:value="241995" table:style-name="ce147">
            <text:p>241 995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240927" table:style-name="ce149">
            <text:p>240 927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91443" table:style-name="ce149">
            <text:p>191 443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068" table:style-name="ce131">
            <text:p>+1 068</text:p>
          </table:table-cell>
          <table:table-cell office:value-type="float" office:value="0.44328780086914288" table:style-name="ce132">
            <text:p>+0,4<text:s text:c="3"/></text:p>
          </table:table-cell>
          <table:table-cell office:value-type="float" office:value="50552" table:style-name="ce131">
            <text:p>+50 552</text:p>
          </table:table-cell>
          <table:table-cell office:value-type="float" office:value="26.405770908312139" table:style-name="ce132">
            <text:p>+26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7767" table:style-name="ce153">
            <text:p>27 767</text:p>
          </table:table-cell>
          <table:table-cell office:value-type="float" office:value="11.474204012479596" table:style-name="ce154">
            <text:p>11,5<text:s text:c="5"/></text:p>
          </table:table-cell>
          <table:table-cell office:value-type="float" office:value="27505" table:style-name="ce155">
            <text:p>27 505</text:p>
          </table:table-cell>
          <table:table-cell office:value-type="float" office:value="11.416321126316269" table:style-name="ce156">
            <text:p>11,4<text:s text:c="5"/></text:p>
          </table:table-cell>
          <table:table-cell office:value-type="float" office:value="19468" table:style-name="ce155">
            <text:p>19 468</text:p>
          </table:table-cell>
          <table:table-cell office:value-type="float" office:value="10.16908427051394" table:style-name="ce156">
            <text:p>10,2<text:s text:c="5"/></text:p>
          </table:table-cell>
          <table:table-cell office:value-type="float" office:value="262" table:style-name="ce140">
            <text:p>+ 262</text:p>
          </table:table-cell>
          <table:table-cell office:value-type="float" office:value="0.9525540810761679" table:style-name="ce141">
            <text:p>+1,0<text:s text:c="3"/></text:p>
          </table:table-cell>
          <table:table-cell office:value-type="float" office:value="8299" table:style-name="ce140">
            <text:p>+8 299</text:p>
          </table:table-cell>
          <table:table-cell office:value-type="float" office:value="42.628929525374978" table:style-name="ce141">
            <text:p>+42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214228" table:style-name="ce153">
            <text:p>214 228</text:p>
          </table:table-cell>
          <table:table-cell office:value-type="float" office:value="88.525795987520411" table:style-name="ce154">
            <text:p>88,5<text:s text:c="5"/></text:p>
          </table:table-cell>
          <table:table-cell office:value-type="float" office:value="213422" table:style-name="ce155">
            <text:p>213 422</text:p>
          </table:table-cell>
          <table:table-cell office:value-type="float" office:value="88.583678873683724" table:style-name="ce156">
            <text:p>88,6<text:s text:c="5"/></text:p>
          </table:table-cell>
          <table:table-cell office:value-type="float" office:value="171975" table:style-name="ce155">
            <text:p>171 975</text:p>
          </table:table-cell>
          <table:table-cell office:value-type="float" office:value="89.830915729486065" table:style-name="ce156">
            <text:p>89,8<text:s text:c="5"/></text:p>
          </table:table-cell>
          <table:table-cell office:value-type="float" office:value="806" table:style-name="ce140">
            <text:p>+ 806</text:p>
          </table:table-cell>
          <table:table-cell office:value-type="float" office:value="0.37765553691746867" table:style-name="ce141">
            <text:p>+0,4<text:s text:c="3"/></text:p>
          </table:table-cell>
          <table:table-cell office:value-type="float" office:value="42253" table:style-name="ce140">
            <text:p>+42 253</text:p>
          </table:table-cell>
          <table:table-cell office:value-type="float" office:value="24.569268789068175" table:style-name="ce141">
            <text:p>+24,6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"/>
          <table:table-cell table:style-name="ce160"/>
          <table:table-cell table:number-columns-repeated="16370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43793" table:style-name="ce153">
            <text:p>143 793</text:p>
          </table:table-cell>
          <table:table-cell office:value-type="float" office:value="59.419822723609997" table:style-name="ce154">
            <text:p>59,4<text:s text:c="5"/></text:p>
          </table:table-cell>
          <table:table-cell office:value-type="float" office:value="145206" table:style-name="ce155">
            <text:p>145 206</text:p>
          </table:table-cell>
          <table:table-cell office:value-type="float" office:value="60.269708251877127" table:style-name="ce156">
            <text:p>60,3<text:s text:c="5"/></text:p>
          </table:table-cell>
          <table:table-cell office:value-type="float" office:value="116044" table:style-name="ce155">
            <text:p>116 044</text:p>
          </table:table-cell>
          <table:table-cell office:value-type="float" office:value="60.615431224959913" table:style-name="ce156">
            <text:p>60,6<text:s text:c="5"/></text:p>
          </table:table-cell>
          <table:table-cell office:value-type="float" office:value="-1413" table:style-name="ce140">
            <text:p><text:s/>-1 413</text:p>
          </table:table-cell>
          <table:table-cell office:value-type="float" office:value="-0.97310028511218538" table:style-name="ce141">
            <text:p>-1,0<text:s text:c="3"/></text:p>
          </table:table-cell>
          <table:table-cell office:value-type="float" office:value="27749" table:style-name="ce140">
            <text:p>+27 749</text:p>
          </table:table-cell>
          <table:table-cell office:value-type="float" office:value="23.912481472544897" table:style-name="ce141">
            <text:p>+23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98202" table:style-name="ce153">
            <text:p>98 202</text:p>
          </table:table-cell>
          <table:table-cell office:value-type="float" office:value="40.580177276390003" table:style-name="ce154">
            <text:p>40,6<text:s text:c="5"/></text:p>
          </table:table-cell>
          <table:table-cell office:value-type="float" office:value="95721" table:style-name="ce155">
            <text:p>95 721</text:p>
          </table:table-cell>
          <table:table-cell office:value-type="float" office:value="39.730291748122873" table:style-name="ce156">
            <text:p>39,7<text:s text:c="5"/></text:p>
          </table:table-cell>
          <table:table-cell office:value-type="float" office:value="75399" table:style-name="ce155">
            <text:p>75 399</text:p>
          </table:table-cell>
          <table:table-cell office:value-type="float" office:value="39.384568775040094" table:style-name="ce156">
            <text:p>39,4<text:s text:c="5"/></text:p>
          </table:table-cell>
          <table:table-cell office:value-type="float" office:value="2481" table:style-name="ce140">
            <text:p>+2 481</text:p>
          </table:table-cell>
          <table:table-cell office:value-type="float" office:value="2.5919077318456765" table:style-name="ce141">
            <text:p>+2,6<text:s text:c="3"/></text:p>
          </table:table-cell>
          <table:table-cell office:value-type="float" office:value="22803" table:style-name="ce140">
            <text:p>+22 803</text:p>
          </table:table-cell>
          <table:table-cell office:value-type="float" office:value="30.243106672502289" table:style-name="ce141">
            <text:p>+30,2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20597" table:style-name="ce153">
            <text:p>20 597</text:p>
          </table:table-cell>
          <table:table-cell office:value-type="float" office:value="8.5113328787784859" table:style-name="ce154">
            <text:p>8,5<text:s text:c="5"/></text:p>
          </table:table-cell>
          <table:table-cell office:value-type="float" office:value="20463" table:style-name="ce155">
            <text:p>20 463</text:p>
          </table:table-cell>
          <table:table-cell office:value-type="float" office:value="8.4934440722708526" table:style-name="ce156">
            <text:p>8,5<text:s text:c="5"/></text:p>
          </table:table-cell>
          <table:table-cell office:value-type="float" office:value="17545" table:style-name="ce155">
            <text:p>17 545</text:p>
          </table:table-cell>
          <table:table-cell office:value-type="float" office:value="9.1646077422522634" table:style-name="ce156">
            <text:p>9,2<text:s text:c="5"/></text:p>
          </table:table-cell>
          <table:table-cell office:value-type="float" office:value="134" table:style-name="ce140">
            <text:p>+ 134</text:p>
          </table:table-cell>
          <table:table-cell office:value-type="float" office:value="0.65484044372770367" table:style-name="ce141">
            <text:p>+0,7<text:s text:c="3"/></text:p>
          </table:table-cell>
          <table:table-cell office:value-type="float" office:value="3052" table:style-name="ce140">
            <text:p>+3 052</text:p>
          </table:table-cell>
          <table:table-cell office:value-type="float" office:value="17.395269307495013" table:style-name="ce141">
            <text:p>+17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221398" table:style-name="ce153">
            <text:p>221 398</text:p>
          </table:table-cell>
          <table:table-cell office:value-type="float" office:value="91.488667121221511" table:style-name="ce154">
            <text:p>91,5<text:s text:c="5"/></text:p>
          </table:table-cell>
          <table:table-cell office:value-type="float" office:value="220464" table:style-name="ce155">
            <text:p>220 464</text:p>
          </table:table-cell>
          <table:table-cell office:value-type="float" office:value="91.506555927729153" table:style-name="ce156">
            <text:p>91,5<text:s text:c="5"/></text:p>
          </table:table-cell>
          <table:table-cell office:value-type="float" office:value="173898" table:style-name="ce155">
            <text:p>173 898</text:p>
          </table:table-cell>
          <table:table-cell office:value-type="float" office:value="90.835392257747742" table:style-name="ce156">
            <text:p>90,8<text:s text:c="5"/></text:p>
          </table:table-cell>
          <table:table-cell office:value-type="float" office:value="934" table:style-name="ce140">
            <text:p>+ 934</text:p>
          </table:table-cell>
          <table:table-cell office:value-type="float" office:value="0.42365193410261998" table:style-name="ce141">
            <text:p>+0,4<text:s text:c="3"/></text:p>
          </table:table-cell>
          <table:table-cell office:value-type="float" office:value="47500" table:style-name="ce140">
            <text:p>+47 500</text:p>
          </table:table-cell>
          <table:table-cell office:value-type="float" office:value="27.314862735626633" table:style-name="ce141">
            <text:p>+27,3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6817" table:style-name="ce153">
            <text:p>16 817</text:p>
          </table:table-cell>
          <table:table-cell office:value-type="float" office:value="6.9493171346515421" table:style-name="ce154">
            <text:p>6,9<text:s text:c="5"/></text:p>
          </table:table-cell>
          <table:table-cell office:value-type="float" office:value="16023" table:style-name="ce155">
            <text:p>16 023</text:p>
          </table:table-cell>
          <table:table-cell office:value-type="float" office:value="6.6505622034890228" table:style-name="ce156">
            <text:p>6,7<text:s text:c="5"/></text:p>
          </table:table-cell>
          <table:table-cell office:value-type="float" office:value="12547" table:style-name="ce155">
            <text:p>12 547</text:p>
          </table:table-cell>
          <table:table-cell office:value-type="float" office:value="6.5539089964114643" table:style-name="ce156">
            <text:p>6,6<text:s text:c="5"/></text:p>
          </table:table-cell>
          <table:table-cell office:value-type="float" office:value="794" table:style-name="ce140">
            <text:p>+ 794</text:p>
          </table:table-cell>
          <table:table-cell office:value-type="float" office:value="4.9553766460712723" table:style-name="ce141">
            <text:p>+5,0<text:s text:c="3"/></text:p>
          </table:table-cell>
          <table:table-cell office:value-type="float" office:value="4270" table:style-name="ce140">
            <text:p>+4 270</text:p>
          </table:table-cell>
          <table:table-cell office:value-type="float" office:value="34.032039531362081" table:style-name="ce141">
            <text:p>+34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31667" table:style-name="ce153">
            <text:p>31 667</text:p>
          </table:table-cell>
          <table:table-cell office:value-type="float" office:value="13.085807558007398" table:style-name="ce154">
            <text:p>13,1<text:s text:c="5"/></text:p>
          </table:table-cell>
          <table:table-cell office:value-type="float" office:value="31767" table:style-name="ce155">
            <text:p>31 767</text:p>
          </table:table-cell>
          <table:table-cell office:value-type="float" office:value="13.185321694953242" table:style-name="ce156">
            <text:p>13,2<text:s text:c="5"/></text:p>
          </table:table-cell>
          <table:table-cell office:value-type="float" office:value="28159" table:style-name="ce155">
            <text:p>28 159</text:p>
          </table:table-cell>
          <table:table-cell office:value-type="float" office:value="14.708816723515616" table:style-name="ce156">
            <text:p>14,7<text:s text:c="5"/></text:p>
          </table:table-cell>
          <table:table-cell office:value-type="float" office:value="-100" table:style-name="ce140">
            <text:p><text:s/>- 100</text:p>
          </table:table-cell>
          <table:table-cell office:value-type="float" office:value="-0.31479207983127144" table:style-name="ce141">
            <text:p>-0,3<text:s text:c="3"/></text:p>
          </table:table-cell>
          <table:table-cell office:value-type="float" office:value="3508" table:style-name="ce140">
            <text:p>+3 508</text:p>
          </table:table-cell>
          <table:table-cell office:value-type="float" office:value="12.457828758123512" table:style-name="ce141">
            <text:p>+1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31519" table:style-name="ce153">
            <text:p>31 519</text:p>
          </table:table-cell>
          <table:table-cell office:value-type="float" office:value="13.024649269613009" table:style-name="ce154">
            <text:p>13,0<text:s text:c="5"/></text:p>
          </table:table-cell>
          <table:table-cell office:value-type="float" office:value="31054" table:style-name="ce155">
            <text:p>31 054</text:p>
          </table:table-cell>
          <table:table-cell office:value-type="float" office:value="12.889381430889854" table:style-name="ce156">
            <text:p>12,9<text:s text:c="5"/></text:p>
          </table:table-cell>
          <table:table-cell office:value-type="float" office:value="25565" table:style-name="ce155">
            <text:p>25 565</text:p>
          </table:table-cell>
          <table:table-cell office:value-type="float" office:value="13.353844225174072" table:style-name="ce156">
            <text:p>13,4<text:s text:c="5"/></text:p>
          </table:table-cell>
          <table:table-cell office:value-type="float" office:value="465" table:style-name="ce140">
            <text:p>+ 465</text:p>
          </table:table-cell>
          <table:table-cell office:value-type="float" office:value="1.4973916403683907" table:style-name="ce141">
            <text:p>+1,5<text:s text:c="3"/></text:p>
          </table:table-cell>
          <table:table-cell office:value-type="float" office:value="5954" table:style-name="ce140">
            <text:p>+5 954</text:p>
          </table:table-cell>
          <table:table-cell office:value-type="float" office:value="23.289653823586935" table:style-name="ce141">
            <text:p>+23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48490" table:style-name="ce153">
            <text:p>48 490</text:p>
          </table:table-cell>
          <table:table-cell office:value-type="float" office:value="20.037604082728983" table:style-name="ce154">
            <text:p>20,0<text:s text:c="5"/></text:p>
          </table:table-cell>
          <table:table-cell office:value-type="float" office:value="47645" table:style-name="ce155">
            <text:p>47 645</text:p>
          </table:table-cell>
          <table:table-cell office:value-type="float" office:value="19.775699693268084" table:style-name="ce156">
            <text:p>19,8<text:s text:c="5"/></text:p>
          </table:table-cell>
          <table:table-cell office:value-type="float" office:value="38017" table:style-name="ce155">
            <text:p>38 017</text:p>
          </table:table-cell>
          <table:table-cell office:value-type="float" office:value="19.858130096164395" table:style-name="ce156">
            <text:p>19,9<text:s text:c="5"/></text:p>
          </table:table-cell>
          <table:table-cell office:value-type="float" office:value="845" table:style-name="ce140">
            <text:p>+ 845</text:p>
          </table:table-cell>
          <table:table-cell office:value-type="float" office:value="1.7735334242837655" table:style-name="ce141">
            <text:p>+1,8<text:s text:c="3"/></text:p>
          </table:table-cell>
          <table:table-cell office:value-type="float" office:value="10473" table:style-name="ce140">
            <text:p>+10 473</text:p>
          </table:table-cell>
          <table:table-cell office:value-type="float" office:value="27.548202120104165" table:style-name="ce141">
            <text:p>+27,5<text:s text:c="3"/></text:p>
          </table:table-cell>
          <table:table-cell table:style-name="ce1"/>
          <table:table-cell table:style-name="ce160"/>
          <table:table-cell table:number-columns-repeated="16370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78076" table:style-name="ce153">
            <text:p>78 076</text:p>
          </table:table-cell>
          <table:table-cell office:value-type="float" office:value="32.263476518109883" table:style-name="ce154">
            <text:p>32,3<text:s text:c="5"/></text:p>
          </table:table-cell>
          <table:table-cell office:value-type="float" office:value="77969" table:style-name="ce155">
            <text:p>77 969</text:p>
          </table:table-cell>
          <table:table-cell office:value-type="float" office:value="32.362084780867235" table:style-name="ce156">
            <text:p>32,4<text:s text:c="5"/></text:p>
          </table:table-cell>
          <table:table-cell office:value-type="float" office:value="58532" table:style-name="ce155">
            <text:p>58 532</text:p>
          </table:table-cell>
          <table:table-cell office:value-type="float" office:value="30.574113443688201" table:style-name="ce156">
            <text:p>30,6<text:s text:c="5"/></text:p>
          </table:table-cell>
          <table:table-cell office:value-type="float" office:value="107" table:style-name="ce140">
            <text:p>+ 107</text:p>
          </table:table-cell>
          <table:table-cell office:value-type="float" office:value="0.13723402890892536" table:style-name="ce141">
            <text:p>+0,1<text:s text:c="3"/></text:p>
          </table:table-cell>
          <table:table-cell office:value-type="float" office:value="19544" table:style-name="ce140">
            <text:p>+19 544</text:p>
          </table:table-cell>
          <table:table-cell office:value-type="float" office:value="33.39028223877537" table:style-name="ce141">
            <text:p>+3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35426" table:style-name="ce153">
            <text:p>35 426</text:p>
          </table:table-cell>
          <table:table-cell office:value-type="float" office:value="14.639145436889192" table:style-name="ce154">
            <text:p>14,6<text:s text:c="5"/></text:p>
          </table:table-cell>
          <table:table-cell office:value-type="float" office:value="36469" table:style-name="ce155">
            <text:p>36 469</text:p>
          </table:table-cell>
          <table:table-cell office:value-type="float" office:value="15.136950196532558" table:style-name="ce156">
            <text:p>15,1<text:s text:c="5"/></text:p>
          </table:table-cell>
          <table:table-cell office:value-type="float" office:value="28623" table:style-name="ce155">
            <text:p>28 623</text:p>
          </table:table-cell>
          <table:table-cell office:value-type="float" office:value="14.951186515046256" table:style-name="ce156">
            <text:p>15,0<text:s text:c="5"/></text:p>
          </table:table-cell>
          <table:table-cell office:value-type="float" office:value="-1043" table:style-name="ce140">
            <text:p><text:s/>-1 043</text:p>
          </table:table-cell>
          <table:table-cell office:value-type="float" office:value="-2.8599632564643942" table:style-name="ce141">
            <text:p>-2,9<text:s text:c="3"/></text:p>
          </table:table-cell>
          <table:table-cell office:value-type="float" office:value="6803" table:style-name="ce140">
            <text:p>+6 803</text:p>
          </table:table-cell>
          <table:table-cell office:value-type="float" office:value="23.767599482933306" table:style-name="ce141">
            <text:p>+23,8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20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style-name="ce1"/>
          <table:table-cell table:style-name="ce160"/>
          <table:table-cell table:number-columns-repeated="16381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style-name="ce1"/>
          <table:table-cell table:style-name="ce160"/>
          <table:table-cell table:number-columns-repeated="16381" table:style-name="ce1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11" table:style-name="ce171"/>
          <table:table-cell table:number-columns-repeated="16372" table:style-name="ce1"/>
        </table:table-row>
        <table:table-row table:number-rows-repeated="1048496" table:style-name="ro20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40" table:default-cell-style-name="ce1"/>
        <table:table-column table:style-name="co39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9145in" svg:height="0.646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914in" svg:y="0.23614in" svg:width="1.97736in" svg:height="0.51006in">
                <draw:text-box>
                  <text:p text:style-name="a23" text:class-names="" text:cond-style-name=""><text:span text:style-name="a21" text:class-names="">MARÇO 2021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5" draw:style-name="a19" draw:name="Text Box 122" svg:x="0in" svg:y="0in" svg:width="0.97917in" svg:height="0.3174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4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6">
            <text:p>Quadro 2 - PEDIDOS DE EMPREGO <text:s text:c="2"/>E <text:s text:c="3"/>DESEMPREGO REGISTADO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/>
        </table:table-row>
        <table:table-row table:style-name="ro13">
          <table:table-cell/>
          <table:table-cell table:style-name="ce107"/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20"/>
          <table:table-cell table:number-columns-repeated="16366"/>
        </table:table-row>
        <table:table-row table:style-name="ro24">
          <table:table-cell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office:value-type="string" table:style-name="ce126">
            <text:p>PEDIDOS DE EMPREGO</text:p>
          </table:table-cell>
          <table:table-cell office:value-type="float" office:value="574107" table:style-name="ce127">
            <text:p>574 10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569166" table:style-name="ce129">
            <text:p>569 16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54133" table:style-name="ce129">
            <text:p>454 13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941" table:style-name="ce131">
            <text:p>+4 941</text:p>
          </table:table-cell>
          <table:table-cell office:value-type="float" office:value="0.86811229061468875" table:style-name="ce132">
            <text:p>+0,9<text:s text:c="3"/></text:p>
          </table:table-cell>
          <table:table-cell office:value-type="float" office:value="119974" table:style-name="ce131">
            <text:p>+119 974</text:p>
          </table:table-cell>
          <table:table-cell office:value-type="float" office:value="26.418251921793832" table:style-name="ce132">
            <text:p>+26,4<text:s text:c="3"/></text:p>
          </table:table-cell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DESEMPREGO REGISTADO</text:p>
          </table:table-cell>
          <table:table-cell office:value-type="float" office:value="405374" table:style-name="ce136">
            <text:p>405 374</text:p>
          </table:table-cell>
          <table:table-cell office:value-type="float" office:value="70.609485688207954" table:style-name="ce137">
            <text:p>70,6<text:s text:c="5"/></text:p>
          </table:table-cell>
          <table:table-cell office:value-type="float" office:value="404456" table:style-name="ce138">
            <text:p>404 456</text:p>
          </table:table-cell>
          <table:table-cell office:value-type="float" office:value="71.061166689507104" table:style-name="ce139">
            <text:p>71,1<text:s text:c="5"/></text:p>
          </table:table-cell>
          <table:table-cell office:value-type="float" office:value="321164" table:style-name="ce138">
            <text:p>321 164</text:p>
          </table:table-cell>
          <table:table-cell office:value-type="float" office:value="70.720251556262141" table:style-name="ce139">
            <text:p>70,7<text:s text:c="5"/></text:p>
          </table:table-cell>
          <table:table-cell office:value-type="float" office:value="918" table:style-name="ce140">
            <text:p>+ 918</text:p>
          </table:table-cell>
          <table:table-cell office:value-type="float" office:value="0.22697153707696263" table:style-name="ce141">
            <text:p>+0,2<text:s text:c="3"/></text:p>
          </table:table-cell>
          <table:table-cell office:value-type="float" office:value="84210" table:style-name="ce140">
            <text:p>+84 210</text:p>
          </table:table-cell>
          <table:table-cell office:value-type="float" office:value="26.220248844826944" table:style-name="ce141">
            <text:p>+26,2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EMPREGADOS</text:p>
          </table:table-cell>
          <table:table-cell office:value-type="float" office:value="45555" table:style-name="ce136">
            <text:p>45 555</text:p>
          </table:table-cell>
          <table:table-cell office:value-type="float" office:value="7.9349319900297335" table:style-name="ce137">
            <text:p>7,9<text:s text:c="5"/></text:p>
          </table:table-cell>
          <table:table-cell office:value-type="float" office:value="44685" table:style-name="ce138">
            <text:p>44 685</text:p>
          </table:table-cell>
          <table:table-cell office:value-type="float" office:value="7.8509608796027877" table:style-name="ce139">
            <text:p>7,9<text:s text:c="5"/></text:p>
          </table:table-cell>
          <table:table-cell office:value-type="float" office:value="37390" table:style-name="ce138">
            <text:p>37 390</text:p>
          </table:table-cell>
          <table:table-cell office:value-type="float" office:value="8.2332708699874253" table:style-name="ce139">
            <text:p>8,2<text:s text:c="5"/></text:p>
          </table:table-cell>
          <table:table-cell office:value-type="float" office:value="870" table:style-name="ce140">
            <text:p>+ 870</text:p>
          </table:table-cell>
          <table:table-cell office:value-type="float" office:value="1.9469620678079895" table:style-name="ce141">
            <text:p>+1,9<text:s text:c="3"/></text:p>
          </table:table-cell>
          <table:table-cell office:value-type="float" office:value="8165" table:style-name="ce140">
            <text:p>+8 165</text:p>
          </table:table-cell>
          <table:table-cell office:value-type="float" office:value="21.83738967638406" table:style-name="ce141">
            <text:p>+21,8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OCUPADOS</text:p>
          </table:table-cell>
          <table:table-cell office:value-type="float" office:value="106407" table:style-name="ce136">
            <text:p>106 407</text:p>
          </table:table-cell>
          <table:table-cell office:value-type="float" office:value="18.534349868578506" table:style-name="ce137">
            <text:p>18,5<text:s text:c="5"/></text:p>
          </table:table-cell>
          <table:table-cell office:value-type="float" office:value="104333" table:style-name="ce138">
            <text:p>104 333</text:p>
          </table:table-cell>
          <table:table-cell office:value-type="float" office:value="18.330856024428726" table:style-name="ce139">
            <text:p>18,3<text:s text:c="5"/></text:p>
          </table:table-cell>
          <table:table-cell office:value-type="float" office:value="78495" table:style-name="ce138">
            <text:p>78 495</text:p>
          </table:table-cell>
          <table:table-cell office:value-type="float" office:value="17.284584031550228" table:style-name="ce139">
            <text:p>17,3<text:s text:c="5"/></text:p>
          </table:table-cell>
          <table:table-cell office:value-type="float" office:value="2074" table:style-name="ce140">
            <text:p>+2 074</text:p>
          </table:table-cell>
          <table:table-cell office:value-type="float" office:value="1.9878657759289966" table:style-name="ce141">
            <text:p>+2,0<text:s text:c="3"/></text:p>
          </table:table-cell>
          <table:table-cell office:value-type="float" office:value="27912" table:style-name="ce140">
            <text:p>+27 912</text:p>
          </table:table-cell>
          <table:table-cell office:value-type="float" office:value="35.558952799541373" table:style-name="ce141">
            <text:p>+35,6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7"/>INDISPONIVEIS TEMPORÁRIAMENTE</text:p>
          </table:table-cell>
          <table:table-cell office:value-type="float" office:value="16771" table:style-name="ce136">
            <text:p>16 771</text:p>
          </table:table-cell>
          <table:table-cell office:value-type="float" office:value="2.9212324531838139" table:style-name="ce137">
            <text:p>2,9<text:s text:c="5"/></text:p>
          </table:table-cell>
          <table:table-cell office:value-type="float" office:value="15692" table:style-name="ce138">
            <text:p>15 692</text:p>
          </table:table-cell>
          <table:table-cell office:value-type="float" office:value="2.7570164064613838" table:style-name="ce139">
            <text:p>2,8<text:s text:c="5"/></text:p>
          </table:table-cell>
          <table:table-cell office:value-type="float" office:value="17084" table:style-name="ce138">
            <text:p>17 084</text:p>
          </table:table-cell>
          <table:table-cell office:value-type="float" office:value="3.7618935422001925" table:style-name="ce139">
            <text:p>3,8<text:s text:c="5"/></text:p>
          </table:table-cell>
          <table:table-cell office:value-type="float" office:value="1079" table:style-name="ce140">
            <text:p>+1 079</text:p>
          </table:table-cell>
          <table:table-cell office:value-type="float" office:value="6.8761152179454497" table:style-name="ce141">
            <text:p>+6,9<text:s text:c="3"/></text:p>
          </table:table-cell>
          <table:table-cell office:value-type="float" office:value="-313" table:style-name="ce140">
            <text:p><text:s/>- 313</text:p>
          </table:table-cell>
          <table:table-cell office:value-type="float" office:value="-1.8321236244439241" table:style-name="ce141">
            <text:p>-1,8<text:s text:c="3"/></text:p>
          </table:table-cell>
          <table:table-cell table:style-name="ce134"/>
          <table:table-cell table:number-columns-repeated="3" table:style-name="ce142"/>
          <table:table-cell table:number-columns-repeated="2" table:style-name="ce134"/>
          <table:table-cell table:number-columns-repeated="16366"/>
        </table:table-row>
        <table:table-row table:style-name="ro9">
          <table:table-cell/>
          <table:table-cell table:style-name="ce135"/>
          <table:table-cell table:style-name="ce143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6" table:style-name="ce134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5"/>DESEMPREGO REGISTADO</text:p>
          </table:table-cell>
          <table:table-cell office:value-type="float" office:value="405374" table:style-name="ce147">
            <text:p>405 374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404456" table:style-name="ce149">
            <text:p>404 456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321164" table:style-name="ce149">
            <text:p>321 164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918" table:style-name="ce131">
            <text:p>+ 918</text:p>
          </table:table-cell>
          <table:table-cell office:value-type="float" office:value="0.22697153707696263" table:style-name="ce132">
            <text:p>+0,2<text:s text:c="3"/></text:p>
          </table:table-cell>
          <table:table-cell office:value-type="float" office:value="84210" table:style-name="ce131">
            <text:p>+84 210</text:p>
          </table:table-cell>
          <table:table-cell office:value-type="float" office:value="26.220248844826944" table:style-name="ce132">
            <text:p>+26,2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Homens<text:s/></text:p>
          </table:table-cell>
          <table:table-cell office:value-type="float" office:value="177850" table:style-name="ce153">
            <text:p>177 850</text:p>
          </table:table-cell>
          <table:table-cell office:value-type="float" office:value="43.873065366797078" table:style-name="ce154">
            <text:p>43,9<text:s text:c="5"/></text:p>
          </table:table-cell>
          <table:table-cell office:value-type="float" office:value="177921" table:style-name="ce155">
            <text:p>177 921</text:p>
          </table:table-cell>
          <table:table-cell office:value-type="float" office:value="43.9901991811223" table:style-name="ce156">
            <text:p>44,0<text:s text:c="5"/></text:p>
          </table:table-cell>
          <table:table-cell office:value-type="float" office:value="141614" table:style-name="ce155">
            <text:p>141 614</text:p>
          </table:table-cell>
          <table:table-cell office:value-type="float" office:value="44.093983136341556" table:style-name="ce156">
            <text:p>44,1<text:s text:c="5"/></text:p>
          </table:table-cell>
          <table:table-cell office:value-type="float" office:value="-71" table:style-name="ce140">
            <text:p><text:s/>- 71</text:p>
          </table:table-cell>
          <table:table-cell office:value-type="float" office:value="-3.9905351251398095E-2" table:style-name="ce141">
            <text:p>-0,0<text:s text:c="3"/></text:p>
          </table:table-cell>
          <table:table-cell office:value-type="float" office:value="36236" table:style-name="ce140">
            <text:p>+36 236</text:p>
          </table:table-cell>
          <table:table-cell office:value-type="float" office:value="25.587865606507833" table:style-name="ce141">
            <text:p>+25,6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Mulheres</text:p>
          </table:table-cell>
          <table:table-cell office:value-type="float" office:value="227524" table:style-name="ce153">
            <text:p>227 524</text:p>
          </table:table-cell>
          <table:table-cell office:value-type="float" office:value="56.126934633202922" table:style-name="ce154">
            <text:p>56,1<text:s text:c="5"/></text:p>
          </table:table-cell>
          <table:table-cell office:value-type="float" office:value="226535" table:style-name="ce155">
            <text:p>226 535</text:p>
          </table:table-cell>
          <table:table-cell office:value-type="float" office:value="56.0098008188777" table:style-name="ce156">
            <text:p>56,0<text:s text:c="5"/></text:p>
          </table:table-cell>
          <table:table-cell office:value-type="float" office:value="179550" table:style-name="ce155">
            <text:p>179 550</text:p>
          </table:table-cell>
          <table:table-cell office:value-type="float" office:value="55.906016863658451" table:style-name="ce156">
            <text:p>55,9<text:s text:c="5"/></text:p>
          </table:table-cell>
          <table:table-cell office:value-type="float" office:value="989" table:style-name="ce140">
            <text:p>+ 989</text:p>
          </table:table-cell>
          <table:table-cell office:value-type="float" office:value="0.43657712936190873" table:style-name="ce141">
            <text:p>+0,4<text:s text:c="3"/></text:p>
          </table:table-cell>
          <table:table-cell office:value-type="float" office:value="47974" table:style-name="ce140">
            <text:p>+47 974</text:p>
          </table:table-cell>
          <table:table-cell office:value-type="float" office:value="26.719019771651354" table:style-name="ce141">
            <text:p>+26,7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6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46982" table:style-name="ce153">
            <text:p>46 982</text:p>
          </table:table-cell>
          <table:table-cell office:value-type="float" office:value="11.589791155821539" table:style-name="ce154">
            <text:p>11,6<text:s text:c="5"/></text:p>
          </table:table-cell>
          <table:table-cell office:value-type="float" office:value="46751" table:style-name="ce155">
            <text:p>46 751</text:p>
          </table:table-cell>
          <table:table-cell office:value-type="float" office:value="11.55898293015804" table:style-name="ce156">
            <text:p>11,6<text:s text:c="5"/></text:p>
          </table:table-cell>
          <table:table-cell office:value-type="float" office:value="33202" table:style-name="ce155">
            <text:p>33 202</text:p>
          </table:table-cell>
          <table:table-cell office:value-type="float" office:value="10.338020450610903" table:style-name="ce156">
            <text:p>10,3<text:s text:c="5"/></text:p>
          </table:table-cell>
          <table:table-cell office:value-type="float" office:value="231" table:style-name="ce140">
            <text:p>+ 231</text:p>
          </table:table-cell>
          <table:table-cell office:value-type="float" office:value="0.49410707792346686" table:style-name="ce141">
            <text:p>+0,5<text:s text:c="3"/></text:p>
          </table:table-cell>
          <table:table-cell office:value-type="float" office:value="13780" table:style-name="ce140">
            <text:p>+13 780</text:p>
          </table:table-cell>
          <table:table-cell office:value-type="float" office:value="41.503523884103366" table:style-name="ce141">
            <text:p>+41,5<text:s text:c="3"/></text:p>
          </table:table-cell>
          <table:table-cell table:style-name="ce157"/>
          <table:table-cell table:number-columns-repeated="5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358392" table:style-name="ce153">
            <text:p>358 392</text:p>
          </table:table-cell>
          <table:table-cell office:value-type="float" office:value="88.410208844178456" table:style-name="ce154">
            <text:p>88,4<text:s text:c="5"/></text:p>
          </table:table-cell>
          <table:table-cell office:value-type="float" office:value="357705" table:style-name="ce155">
            <text:p>357 705</text:p>
          </table:table-cell>
          <table:table-cell office:value-type="float" office:value="88.441017069841962" table:style-name="ce156">
            <text:p>88,4<text:s text:c="5"/></text:p>
          </table:table-cell>
          <table:table-cell office:value-type="float" office:value="287962" table:style-name="ce155">
            <text:p>287 962</text:p>
          </table:table-cell>
          <table:table-cell office:value-type="float" office:value="89.661979549389088" table:style-name="ce156">
            <text:p>89,7<text:s text:c="5"/></text:p>
          </table:table-cell>
          <table:table-cell office:value-type="float" office:value="687" table:style-name="ce140">
            <text:p>+ 687</text:p>
          </table:table-cell>
          <table:table-cell office:value-type="float" office:value="0.19205770117834528" table:style-name="ce141">
            <text:p>+0,2<text:s text:c="3"/></text:p>
          </table:table-cell>
          <table:table-cell office:value-type="float" office:value="70430" table:style-name="ce140">
            <text:p>+70 430</text:p>
          </table:table-cell>
          <table:table-cell office:value-type="float" office:value="24.458088219973469" table:style-name="ce141">
            <text:p>+24,5<text:s text:c="3"/></text:p>
          </table:table-cell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247437" table:style-name="ce153">
            <text:p>247 437</text:p>
          </table:table-cell>
          <table:table-cell office:value-type="float" office:value="61.039188502469322" table:style-name="ce154">
            <text:p>61,0<text:s text:c="5"/></text:p>
          </table:table-cell>
          <table:table-cell office:value-type="float" office:value="251449" table:style-name="ce155">
            <text:p>251 449</text:p>
          </table:table-cell>
          <table:table-cell office:value-type="float" office:value="62.169679767391258" table:style-name="ce156">
            <text:p>62,2<text:s text:c="5"/></text:p>
          </table:table-cell>
          <table:table-cell office:value-type="float" office:value="200082" table:style-name="ce155">
            <text:p>200 082</text:p>
          </table:table-cell>
          <table:table-cell office:value-type="float" office:value="62.299012342603774" table:style-name="ce156">
            <text:p>62,3<text:s text:c="5"/></text:p>
          </table:table-cell>
          <table:table-cell office:value-type="float" office:value="-4012" table:style-name="ce140">
            <text:p><text:s/>-4 012</text:p>
          </table:table-cell>
          <table:table-cell office:value-type="float" office:value="-1.5955521795672283" table:style-name="ce141">
            <text:p>-1,6<text:s text:c="3"/></text:p>
          </table:table-cell>
          <table:table-cell office:value-type="float" office:value="47355" table:style-name="ce140">
            <text:p>+47 355</text:p>
          </table:table-cell>
          <table:table-cell office:value-type="float" office:value="23.667796203556541" table:style-name="ce141">
            <text:p>+23,7<text:s text:c="3"/></text:p>
          </table:table-cell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157937" table:style-name="ce153">
            <text:p>157 937</text:p>
          </table:table-cell>
          <table:table-cell office:value-type="float" office:value="38.960811497530671" table:style-name="ce154">
            <text:p>39,0<text:s text:c="5"/></text:p>
          </table:table-cell>
          <table:table-cell office:value-type="float" office:value="153007" table:style-name="ce155">
            <text:p>153 007</text:p>
          </table:table-cell>
          <table:table-cell office:value-type="float" office:value="37.830320232608742" table:style-name="ce156">
            <text:p>37,8<text:s text:c="5"/></text:p>
          </table:table-cell>
          <table:table-cell office:value-type="float" office:value="121082" table:style-name="ce155">
            <text:p>121 082</text:p>
          </table:table-cell>
          <table:table-cell office:value-type="float" office:value="37.700987657396226" table:style-name="ce156">
            <text:p>37,7<text:s text:c="5"/></text:p>
          </table:table-cell>
          <table:table-cell office:value-type="float" office:value="4930" table:style-name="ce140">
            <text:p>+4 930</text:p>
          </table:table-cell>
          <table:table-cell office:value-type="float" office:value="3.2220748070349718" table:style-name="ce141">
            <text:p>+3,2<text:s text:c="3"/></text:p>
          </table:table-cell>
          <table:table-cell office:value-type="float" office:value="36855" table:style-name="ce140">
            <text:p>+36 855</text:p>
          </table:table-cell>
          <table:table-cell office:value-type="float" office:value="30.43805024694009" table:style-name="ce141">
            <text:p>+30,4<text:s text:c="3"/></text:p>
          </table:table-cell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31978" table:style-name="ce153">
            <text:p>31 978</text:p>
          </table:table-cell>
          <table:table-cell office:value-type="float" office:value="7.8885177638427724" table:style-name="ce154">
            <text:p>7,9<text:s text:c="5"/></text:p>
          </table:table-cell>
          <table:table-cell office:value-type="float" office:value="31702" table:style-name="ce155">
            <text:p>31 702</text:p>
          </table:table-cell>
          <table:table-cell office:value-type="float" office:value="7.8381826453310124" table:style-name="ce156">
            <text:p>7,8<text:s text:c="5"/></text:p>
          </table:table-cell>
          <table:table-cell office:value-type="float" office:value="26986" table:style-name="ce155">
            <text:p>26 986</text:p>
          </table:table-cell>
          <table:table-cell office:value-type="float" office:value="8.4025606855064705" table:style-name="ce156">
            <text:p>8,4<text:s text:c="5"/></text:p>
          </table:table-cell>
          <table:table-cell office:value-type="float" office:value="276" table:style-name="ce140">
            <text:p>+ 276</text:p>
          </table:table-cell>
          <table:table-cell office:value-type="float" office:value="0.87060753264778246" table:style-name="ce141">
            <text:p>+0,9<text:s text:c="3"/></text:p>
          </table:table-cell>
          <table:table-cell office:value-type="float" office:value="4992" table:style-name="ce140">
            <text:p>+4 992</text:p>
          </table:table-cell>
          <table:table-cell office:value-type="float" office:value="18.498480693693026" table:style-name="ce141">
            <text:p>+18,5<text:s text:c="3"/></text:p>
          </table:table-cell>
          <table:table-cell table:number-columns-repeated="2" table:style-name="ce157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373396" table:style-name="ce153">
            <text:p>373 396</text:p>
          </table:table-cell>
          <table:table-cell office:value-type="float" office:value="92.111482236157229" table:style-name="ce154">
            <text:p>92,1<text:s text:c="5"/></text:p>
          </table:table-cell>
          <table:table-cell office:value-type="float" office:value="372754" table:style-name="ce155">
            <text:p>372 754</text:p>
          </table:table-cell>
          <table:table-cell office:value-type="float" office:value="92.161817354668983" table:style-name="ce156">
            <text:p>92,2<text:s text:c="5"/></text:p>
          </table:table-cell>
          <table:table-cell office:value-type="float" office:value="294178" table:style-name="ce155">
            <text:p>294 178</text:p>
          </table:table-cell>
          <table:table-cell office:value-type="float" office:value="91.597439314493528" table:style-name="ce156">
            <text:p>91,6<text:s text:c="5"/></text:p>
          </table:table-cell>
          <table:table-cell office:value-type="float" office:value="642" table:style-name="ce140">
            <text:p>+ 642</text:p>
          </table:table-cell>
          <table:table-cell office:value-type="float" office:value="0.17223155217650246" table:style-name="ce141">
            <text:p>+0,2<text:s text:c="3"/></text:p>
          </table:table-cell>
          <table:table-cell office:value-type="float" office:value="79218" table:style-name="ce140">
            <text:p>+79 218</text:p>
          </table:table-cell>
          <table:table-cell office:value-type="float" office:value="26.928594252459398" table:style-name="ce141">
            <text:p>+26,9<text:s text:c="3"/></text:p>
          </table:table-cell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6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30491" table:style-name="ce153">
            <text:p>30 491</text:p>
          </table:table-cell>
          <table:table-cell office:value-type="float" office:value="7.521696014051221" table:style-name="ce154">
            <text:p>7,5<text:s text:c="5"/></text:p>
          </table:table-cell>
          <table:table-cell office:value-type="float" office:value="29196" table:style-name="ce155">
            <text:p>29 196</text:p>
          </table:table-cell>
          <table:table-cell office:value-type="float" office:value="7.2185849635065376" table:style-name="ce156">
            <text:p>7,2<text:s text:c="5"/></text:p>
          </table:table-cell>
          <table:table-cell office:value-type="float" office:value="22346" table:style-name="ce155">
            <text:p>22 346</text:p>
          </table:table-cell>
          <table:table-cell office:value-type="float" office:value="6.9578159445018741" table:style-name="ce156">
            <text:p>7,0<text:s text:c="5"/></text:p>
          </table:table-cell>
          <table:table-cell office:value-type="float" office:value="1295" table:style-name="ce140">
            <text:p>+1 295</text:p>
          </table:table-cell>
          <table:table-cell office:value-type="float" office:value="4.4355391149472529" table:style-name="ce141">
            <text:p>+4,4<text:s text:c="3"/></text:p>
          </table:table-cell>
          <table:table-cell office:value-type="float" office:value="8145" table:style-name="ce140">
            <text:p>+8 145</text:p>
          </table:table-cell>
          <table:table-cell office:value-type="float" office:value="36.449476416360874" table:style-name="ce141">
            <text:p>+36,4<text:s text:c="3"/></text:p>
          </table:table-cell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54896" table:style-name="ce153">
            <text:p>54 896</text:p>
          </table:table-cell>
          <table:table-cell office:value-type="float" office:value="13.542062391766615" table:style-name="ce154">
            <text:p>13,5<text:s text:c="5"/></text:p>
          </table:table-cell>
          <table:table-cell office:value-type="float" office:value="55250" table:style-name="ce155">
            <text:p>55 250</text:p>
          </table:table-cell>
          <table:table-cell office:value-type="float" office:value="13.660323990743123" table:style-name="ce156">
            <text:p>13,7<text:s text:c="5"/></text:p>
          </table:table-cell>
          <table:table-cell office:value-type="float" office:value="50126" table:style-name="ce155">
            <text:p>50 126</text:p>
          </table:table-cell>
          <table:table-cell office:value-type="float" office:value="15.607602346464736" table:style-name="ce156">
            <text:p>15,6<text:s text:c="5"/></text:p>
          </table:table-cell>
          <table:table-cell office:value-type="float" office:value="-354" table:style-name="ce140">
            <text:p><text:s/>- 354</text:p>
          </table:table-cell>
          <table:table-cell office:value-type="float" office:value="-0.64072398190045254" table:style-name="ce141">
            <text:p>-0,6<text:s text:c="3"/></text:p>
          </table:table-cell>
          <table:table-cell office:value-type="float" office:value="4770" table:style-name="ce140">
            <text:p>+4 770</text:p>
          </table:table-cell>
          <table:table-cell office:value-type="float" office:value="9.516019630531062" table:style-name="ce141">
            <text:p>+9,5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56254" table:style-name="ce153">
            <text:p>56 254</text:p>
          </table:table-cell>
          <table:table-cell office:value-type="float" office:value="13.877061676377863" table:style-name="ce154">
            <text:p>13,9<text:s text:c="5"/></text:p>
          </table:table-cell>
          <table:table-cell office:value-type="float" office:value="55762" table:style-name="ce155">
            <text:p>55 762</text:p>
          </table:table-cell>
          <table:table-cell office:value-type="float" office:value="13.786913780485394" table:style-name="ce156">
            <text:p>13,8<text:s text:c="5"/></text:p>
          </table:table-cell>
          <table:table-cell office:value-type="float" office:value="47092" table:style-name="ce155">
            <text:p>47 092</text:p>
          </table:table-cell>
          <table:table-cell office:value-type="float" office:value="14.662913651592332" table:style-name="ce156">
            <text:p>14,7<text:s text:c="5"/></text:p>
          </table:table-cell>
          <table:table-cell office:value-type="float" office:value="492" table:style-name="ce140">
            <text:p>+ 492</text:p>
          </table:table-cell>
          <table:table-cell office:value-type="float" office:value="0.88232129407123128" table:style-name="ce141">
            <text:p>+0,9<text:s text:c="3"/></text:p>
          </table:table-cell>
          <table:table-cell office:value-type="float" office:value="9162" table:style-name="ce140">
            <text:p>+9 162</text:p>
          </table:table-cell>
          <table:table-cell office:value-type="float" office:value="19.455533848636712" table:style-name="ce141">
            <text:p>+19,5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82964" table:style-name="ce153">
            <text:p>82 964</text:p>
          </table:table-cell>
          <table:table-cell office:value-type="float" office:value="20.466038769136649" table:style-name="ce154">
            <text:p>20,5<text:s text:c="5"/></text:p>
          </table:table-cell>
          <table:table-cell office:value-type="float" office:value="82027" table:style-name="ce155">
            <text:p>82 027</text:p>
          </table:table-cell>
          <table:table-cell office:value-type="float" office:value="20.280821646854047" table:style-name="ce156">
            <text:p>20,3<text:s text:c="5"/></text:p>
          </table:table-cell>
          <table:table-cell office:value-type="float" office:value="65225" table:style-name="ce155">
            <text:p>65 225</text:p>
          </table:table-cell>
          <table:table-cell office:value-type="float" office:value="20.308938735350164" table:style-name="ce156">
            <text:p>20,3<text:s text:c="5"/></text:p>
          </table:table-cell>
          <table:table-cell office:value-type="float" office:value="937" table:style-name="ce140">
            <text:p>+ 937</text:p>
          </table:table-cell>
          <table:table-cell office:value-type="float" office:value="1.1423068014190449" table:style-name="ce141">
            <text:p>+1,1<text:s text:c="3"/></text:p>
          </table:table-cell>
          <table:table-cell office:value-type="float" office:value="17739" table:style-name="ce140">
            <text:p>+17 739</text:p>
          </table:table-cell>
          <table:table-cell office:value-type="float" office:value="27.196627060176315" table:style-name="ce141">
            <text:p>+27,2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127452" table:style-name="ce153">
            <text:p>127 452</text:p>
          </table:table-cell>
          <table:table-cell office:value-type="float" office:value="31.440595598139005" table:style-name="ce154">
            <text:p>31,4<text:s text:c="5"/></text:p>
          </table:table-cell>
          <table:table-cell office:value-type="float" office:value="127467" table:style-name="ce155">
            <text:p>127 467</text:p>
          </table:table-cell>
          <table:table-cell office:value-type="float" office:value="31.515665486480604" table:style-name="ce156">
            <text:p>31,5<text:s text:c="5"/></text:p>
          </table:table-cell>
          <table:table-cell office:value-type="float" office:value="94134" table:style-name="ce155">
            <text:p>94 134</text:p>
          </table:table-cell>
          <table:table-cell office:value-type="float" office:value="29.31025893313074" table:style-name="ce156">
            <text:p>29,3<text:s text:c="5"/></text:p>
          </table:table-cell>
          <table:table-cell office:value-type="float" office:value="-15" table:style-name="ce140">
            <text:p><text:s/>- 15</text:p>
          </table:table-cell>
          <table:table-cell office:value-type="float" office:value="-1.1767751653369107E-2" table:style-name="ce141">
            <text:p>-0,0<text:s text:c="3"/></text:p>
          </table:table-cell>
          <table:table-cell office:value-type="float" office:value="33318" table:style-name="ce140">
            <text:p>+33 318</text:p>
          </table:table-cell>
          <table:table-cell office:value-type="float" office:value="35.394225253362229" table:style-name="ce141">
            <text:p>+35,4<text:s text:c="3"/></text:p>
          </table:table-cell>
          <table:table-cell table:style-name="ce151"/>
          <table:table-cell table:style-name="ce157"/>
          <table:table-cell table:number-columns-repeated="4" table:style-name="ce151"/>
          <table:table-cell table:number-columns-repeated="16366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53317" table:style-name="ce153">
            <text:p>53 317</text:p>
          </table:table-cell>
          <table:table-cell office:value-type="float" office:value="13.152545550528647" table:style-name="ce154">
            <text:p>13,2<text:s text:c="5"/></text:p>
          </table:table-cell>
          <table:table-cell office:value-type="float" office:value="54754" table:style-name="ce155">
            <text:p>54 754</text:p>
          </table:table-cell>
          <table:table-cell office:value-type="float" office:value="13.537690131930297" table:style-name="ce156">
            <text:p>13,5<text:s text:c="5"/></text:p>
          </table:table-cell>
          <table:table-cell office:value-type="float" office:value="42241" table:style-name="ce155">
            <text:p>42 241</text:p>
          </table:table-cell>
          <table:table-cell office:value-type="float" office:value="13.152470388960158" table:style-name="ce156">
            <text:p>13,2<text:s text:c="5"/></text:p>
          </table:table-cell>
          <table:table-cell office:value-type="float" office:value="-1437" table:style-name="ce140">
            <text:p><text:s/>-1 437</text:p>
          </table:table-cell>
          <table:table-cell office:value-type="float" office:value="-2.6244657924535191" table:style-name="ce141">
            <text:p>-2,6<text:s text:c="3"/></text:p>
          </table:table-cell>
          <table:table-cell office:value-type="float" office:value="11076" table:style-name="ce140">
            <text:p>+11 076</text:p>
          </table:table-cell>
          <table:table-cell office:value-type="float" office:value="26.220970147487037" table:style-name="ce141">
            <text:p>+26,2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table:style-name="ce14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Homens</text:p>
          </table:table-cell>
          <table:table-cell office:value-type="float" office:value="177850" table:style-name="ce147">
            <text:p>177 850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177921" table:style-name="ce149">
            <text:p>177 921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41614" table:style-name="ce149">
            <text:p>141 614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-71" table:style-name="ce131">
            <text:p><text:s/>- 71</text:p>
          </table:table-cell>
          <table:table-cell office:value-type="float" office:value="-3.9905351251398095E-2" table:style-name="ce132">
            <text:p>-0,0<text:s text:c="3"/></text:p>
          </table:table-cell>
          <table:table-cell office:value-type="float" office:value="36236" table:style-name="ce131">
            <text:p>+36 236</text:p>
          </table:table-cell>
          <table:table-cell office:value-type="float" office:value="25.587865606507833" table:style-name="ce132">
            <text:p>+2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1186" table:style-name="ce153">
            <text:p>21 186</text:p>
          </table:table-cell>
          <table:table-cell office:value-type="float" office:value="11.912285633961202" table:style-name="ce154">
            <text:p>11,9<text:s text:c="5"/></text:p>
          </table:table-cell>
          <table:table-cell office:value-type="float" office:value="21137" table:style-name="ce155">
            <text:p>21 137</text:p>
          </table:table-cell>
          <table:table-cell office:value-type="float" office:value="11.87999168170143" table:style-name="ce156">
            <text:p>11,9<text:s text:c="5"/></text:p>
          </table:table-cell>
          <table:table-cell office:value-type="float" office:value="15149" table:style-name="ce155">
            <text:p>15 149</text:p>
          </table:table-cell>
          <table:table-cell office:value-type="float" office:value="10.697388676260822" table:style-name="ce156">
            <text:p>10,7<text:s text:c="5"/></text:p>
          </table:table-cell>
          <table:table-cell office:value-type="float" office:value="49" table:style-name="ce140">
            <text:p>+ 49</text:p>
          </table:table-cell>
          <table:table-cell office:value-type="float" office:value="0.23182097743293748" table:style-name="ce141">
            <text:p>+0,2<text:s text:c="3"/></text:p>
          </table:table-cell>
          <table:table-cell office:value-type="float" office:value="6037" table:style-name="ce140">
            <text:p>+6 037</text:p>
          </table:table-cell>
          <table:table-cell office:value-type="float" office:value="39.850815235329065" table:style-name="ce141">
            <text:p>+39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156664" table:style-name="ce153">
            <text:p>156 664</text:p>
          </table:table-cell>
          <table:table-cell office:value-type="float" office:value="88.087714366038796" table:style-name="ce154">
            <text:p>88,1<text:s text:c="5"/></text:p>
          </table:table-cell>
          <table:table-cell office:value-type="float" office:value="156784" table:style-name="ce155">
            <text:p>156 784</text:p>
          </table:table-cell>
          <table:table-cell office:value-type="float" office:value="88.120008318298574" table:style-name="ce156">
            <text:p>88,1<text:s text:c="5"/></text:p>
          </table:table-cell>
          <table:table-cell office:value-type="float" office:value="126465" table:style-name="ce155">
            <text:p>126 465</text:p>
          </table:table-cell>
          <table:table-cell office:value-type="float" office:value="89.302611323739171" table:style-name="ce156">
            <text:p>89,3<text:s text:c="5"/></text:p>
          </table:table-cell>
          <table:table-cell office:value-type="float" office:value="-120" table:style-name="ce140">
            <text:p><text:s/>- 120</text:p>
          </table:table-cell>
          <table:table-cell office:value-type="float" office:value="-7.6538422287988572E-2" table:style-name="ce141">
            <text:p>-0,1<text:s text:c="3"/></text:p>
          </table:table-cell>
          <table:table-cell office:value-type="float" office:value="30199" table:style-name="ce140">
            <text:p>+30 199</text:p>
          </table:table-cell>
          <table:table-cell office:value-type="float" office:value="23.879334203139209" table:style-name="ce141">
            <text:p>+23,9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11067" table:style-name="ce153">
            <text:p>111 067</text:p>
          </table:table-cell>
          <table:table-cell office:value-type="float" office:value="62.449817261737415" table:style-name="ce154">
            <text:p>62,4<text:s text:c="5"/></text:p>
          </table:table-cell>
          <table:table-cell office:value-type="float" office:value="113600" table:style-name="ce155">
            <text:p>113 600</text:p>
          </table:table-cell>
          <table:table-cell office:value-type="float" office:value="63.848562002236953" table:style-name="ce156">
            <text:p>63,8<text:s text:c="5"/></text:p>
          </table:table-cell>
          <table:table-cell office:value-type="float" office:value="90426" table:style-name="ce155">
            <text:p>90 426</text:p>
          </table:table-cell>
          <table:table-cell office:value-type="float" office:value="63.853856257149722" table:style-name="ce156">
            <text:p>63,9<text:s text:c="5"/></text:p>
          </table:table-cell>
          <table:table-cell office:value-type="float" office:value="-2533" table:style-name="ce140">
            <text:p><text:s/>-2 533</text:p>
          </table:table-cell>
          <table:table-cell office:value-type="float" office:value="-2.2297535211267605" table:style-name="ce141">
            <text:p>-2,2<text:s text:c="3"/></text:p>
          </table:table-cell>
          <table:table-cell office:value-type="float" office:value="20641" table:style-name="ce140">
            <text:p>+20 641</text:p>
          </table:table-cell>
          <table:table-cell office:value-type="float" office:value="22.826399486873246" table:style-name="ce141">
            <text:p>+2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66783" table:style-name="ce153">
            <text:p>66 783</text:p>
          </table:table-cell>
          <table:table-cell office:value-type="float" office:value="37.550182738262585" table:style-name="ce154">
            <text:p>37,6<text:s text:c="5"/></text:p>
          </table:table-cell>
          <table:table-cell office:value-type="float" office:value="64321" table:style-name="ce155">
            <text:p>64 321</text:p>
          </table:table-cell>
          <table:table-cell office:value-type="float" office:value="36.151437997763054" table:style-name="ce156">
            <text:p>36,2<text:s text:c="5"/></text:p>
          </table:table-cell>
          <table:table-cell office:value-type="float" office:value="51188" table:style-name="ce155">
            <text:p>51 188</text:p>
          </table:table-cell>
          <table:table-cell office:value-type="float" office:value="36.146143742850285" table:style-name="ce156">
            <text:p>36,1<text:s text:c="5"/></text:p>
          </table:table-cell>
          <table:table-cell office:value-type="float" office:value="2462" table:style-name="ce140">
            <text:p>+2 462</text:p>
          </table:table-cell>
          <table:table-cell office:value-type="float" office:value="3.8276768085073307" table:style-name="ce141">
            <text:p>+3,8<text:s text:c="3"/></text:p>
          </table:table-cell>
          <table:table-cell office:value-type="float" office:value="15595" table:style-name="ce140">
            <text:p>+15 595</text:p>
          </table:table-cell>
          <table:table-cell office:value-type="float" office:value="30.466124873017115" table:style-name="ce141">
            <text:p>+30,5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12694" table:style-name="ce153">
            <text:p>12 694</text:p>
          </table:table-cell>
          <table:table-cell office:value-type="float" office:value="7.1374754006184986" table:style-name="ce154">
            <text:p>7,1<text:s text:c="5"/></text:p>
          </table:table-cell>
          <table:table-cell office:value-type="float" office:value="12493" table:style-name="ce155">
            <text:p>12 493</text:p>
          </table:table-cell>
          <table:table-cell office:value-type="float" office:value="7.0216556786438931" table:style-name="ce156">
            <text:p>7,0<text:s text:c="5"/></text:p>
          </table:table-cell>
          <table:table-cell office:value-type="float" office:value="10441" table:style-name="ce155">
            <text:p>10 441</text:p>
          </table:table-cell>
          <table:table-cell office:value-type="float" office:value="7.3728586156735911" table:style-name="ce156">
            <text:p>7,4<text:s text:c="5"/></text:p>
          </table:table-cell>
          <table:table-cell office:value-type="float" office:value="201" table:style-name="ce140">
            <text:p>+ 201</text:p>
          </table:table-cell>
          <table:table-cell office:value-type="float" office:value="1.6089009845513487" table:style-name="ce141">
            <text:p>+1,6<text:s text:c="3"/></text:p>
          </table:table-cell>
          <table:table-cell office:value-type="float" office:value="2253" table:style-name="ce140">
            <text:p>+2 253</text:p>
          </table:table-cell>
          <table:table-cell office:value-type="float" office:value="21.578392874245761" table:style-name="ce141">
            <text:p>+2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165156" table:style-name="ce153">
            <text:p>165 156</text:p>
          </table:table-cell>
          <table:table-cell office:value-type="float" office:value="92.862524599381501" table:style-name="ce154">
            <text:p>92,9<text:s text:c="5"/></text:p>
          </table:table-cell>
          <table:table-cell office:value-type="float" office:value="165428" table:style-name="ce155">
            <text:p>165 428</text:p>
          </table:table-cell>
          <table:table-cell office:value-type="float" office:value="92.978344321356104" table:style-name="ce156">
            <text:p>93,0<text:s text:c="5"/></text:p>
          </table:table-cell>
          <table:table-cell office:value-type="float" office:value="131173" table:style-name="ce155">
            <text:p>131 173</text:p>
          </table:table-cell>
          <table:table-cell office:value-type="float" office:value="92.627141384326407" table:style-name="ce156">
            <text:p>92,6<text:s text:c="5"/></text:p>
          </table:table-cell>
          <table:table-cell office:value-type="float" office:value="-272" table:style-name="ce140">
            <text:p><text:s/>- 272</text:p>
          </table:table-cell>
          <table:table-cell office:value-type="float" office:value="-0.16442198418647386" table:style-name="ce141">
            <text:p>-0,2<text:s text:c="3"/></text:p>
          </table:table-cell>
          <table:table-cell office:value-type="float" office:value="33983" table:style-name="ce140">
            <text:p>+33 983</text:p>
          </table:table-cell>
          <table:table-cell office:value-type="float" office:value="25.907008302013374" table:style-name="ce141">
            <text:p>+25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4145" table:style-name="ce153">
            <text:p>14 145</text:p>
          </table:table-cell>
          <table:table-cell office:value-type="float" office:value="7.9533314590947422" table:style-name="ce154">
            <text:p>8,0<text:s text:c="5"/></text:p>
          </table:table-cell>
          <table:table-cell office:value-type="float" office:value="13650" table:style-name="ce155">
            <text:p>13 650</text:p>
          </table:table-cell>
          <table:table-cell office:value-type="float" office:value="7.6719442898814645" table:style-name="ce156">
            <text:p>7,7<text:s text:c="5"/></text:p>
          </table:table-cell>
          <table:table-cell office:value-type="float" office:value="10265" table:style-name="ce155">
            <text:p>10 265</text:p>
          </table:table-cell>
          <table:table-cell office:value-type="float" office:value="7.2485771180815455" table:style-name="ce156">
            <text:p>7,2<text:s text:c="5"/></text:p>
          </table:table-cell>
          <table:table-cell office:value-type="float" office:value="495" table:style-name="ce140">
            <text:p>+ 495</text:p>
          </table:table-cell>
          <table:table-cell office:value-type="float" office:value="3.6263736263736268" table:style-name="ce141">
            <text:p>+3,6<text:s text:c="3"/></text:p>
          </table:table-cell>
          <table:table-cell office:value-type="float" office:value="3880" table:style-name="ce140">
            <text:p>+3 880</text:p>
          </table:table-cell>
          <table:table-cell office:value-type="float" office:value="37.798343886994637" table:style-name="ce141">
            <text:p>+37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25420" table:style-name="ce153">
            <text:p>25 420</text:p>
          </table:table-cell>
          <table:table-cell office:value-type="float" office:value="14.292943491706495" table:style-name="ce154">
            <text:p>14,3<text:s text:c="5"/></text:p>
          </table:table-cell>
          <table:table-cell office:value-type="float" office:value="25688" table:style-name="ce155">
            <text:p>25 688</text:p>
          </table:table-cell>
          <table:table-cell office:value-type="float" office:value="14.437868492195975" table:style-name="ce156">
            <text:p>14,4<text:s text:c="5"/></text:p>
          </table:table-cell>
          <table:table-cell office:value-type="float" office:value="24006" table:style-name="ce155">
            <text:p>24 006</text:p>
          </table:table-cell>
          <table:table-cell office:value-type="float" office:value="16.951713813605998" table:style-name="ce156">
            <text:p>17,0<text:s text:c="5"/></text:p>
          </table:table-cell>
          <table:table-cell office:value-type="float" office:value="-268" table:style-name="ce140">
            <text:p><text:s/>- 268</text:p>
          </table:table-cell>
          <table:table-cell office:value-type="float" office:value="-1.0432886951105576" table:style-name="ce141">
            <text:p>-1,0<text:s text:c="3"/></text:p>
          </table:table-cell>
          <table:table-cell office:value-type="float" office:value="1414" table:style-name="ce140">
            <text:p>+1 414</text:p>
          </table:table-cell>
          <table:table-cell office:value-type="float" office:value="5.8901941181371331" table:style-name="ce141">
            <text:p>+5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7191" table:style-name="ce153">
            <text:p>27 191</text:p>
          </table:table-cell>
          <table:table-cell office:value-type="float" office:value="15.288726454877704" table:style-name="ce154">
            <text:p>15,3<text:s text:c="5"/></text:p>
          </table:table-cell>
          <table:table-cell office:value-type="float" office:value="27168" table:style-name="ce155">
            <text:p>27 168</text:p>
          </table:table-cell>
          <table:table-cell office:value-type="float" office:value="15.269698349267372" table:style-name="ce156">
            <text:p>15,3<text:s text:c="5"/></text:p>
          </table:table-cell>
          <table:table-cell office:value-type="float" office:value="23552" table:style-name="ce155">
            <text:p>23 552</text:p>
          </table:table-cell>
          <table:table-cell office:value-type="float" office:value="16.631124041408334" table:style-name="ce156">
            <text:p>16,6<text:s text:c="5"/></text:p>
          </table:table-cell>
          <table:table-cell office:value-type="float" office:value="23" table:style-name="ce140">
            <text:p>+ 23</text:p>
          </table:table-cell>
          <table:table-cell office:value-type="float" office:value="8.4658421672555953E-2" table:style-name="ce141">
            <text:p>+0,1<text:s text:c="3"/></text:p>
          </table:table-cell>
          <table:table-cell office:value-type="float" office:value="3639" table:style-name="ce140">
            <text:p>+3 639</text:p>
          </table:table-cell>
          <table:table-cell office:value-type="float" office:value="15.450917119565217" table:style-name="ce141">
            <text:p>+15,5<text:s text:c="3"/></text:p>
          </table:table-cell>
          <table:table-cell table:style-name="ce1"/>
          <table:table-cell table:style-name="ce183"/>
          <table:table-cell table:number-columns-repeated="16370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37358" table:style-name="ce153">
            <text:p>37 358</text:p>
          </table:table-cell>
          <table:table-cell office:value-type="float" office:value="21.005341579983131" table:style-name="ce154">
            <text:p>21,0<text:s text:c="5"/></text:p>
          </table:table-cell>
          <table:table-cell office:value-type="float" office:value="37042" table:style-name="ce155">
            <text:p>37 042</text:p>
          </table:table-cell>
          <table:table-cell office:value-type="float" office:value="20.819352409215323" table:style-name="ce156">
            <text:p>20,8<text:s text:c="5"/></text:p>
          </table:table-cell>
          <table:table-cell office:value-type="float" office:value="29415" table:style-name="ce155">
            <text:p>29 415</text:p>
          </table:table-cell>
          <table:table-cell office:value-type="float" office:value="20.771251429943366" table:style-name="ce156">
            <text:p>20,8<text:s text:c="5"/></text:p>
          </table:table-cell>
          <table:table-cell office:value-type="float" office:value="316" table:style-name="ce140">
            <text:p>+ 316</text:p>
          </table:table-cell>
          <table:table-cell office:value-type="float" office:value="0.85308568651800665" table:style-name="ce141">
            <text:p>+0,9<text:s text:c="3"/></text:p>
          </table:table-cell>
          <table:table-cell office:value-type="float" office:value="7943" table:style-name="ce140">
            <text:p>+7 943</text:p>
          </table:table-cell>
          <table:table-cell office:value-type="float" office:value="27.003229644739079" table:style-name="ce141">
            <text:p>+27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54278" table:style-name="ce153">
            <text:p>54 278</text:p>
          </table:table-cell>
          <table:table-cell office:value-type="float" office:value="30.518976665729546" table:style-name="ce154">
            <text:p>30,5<text:s text:c="5"/></text:p>
          </table:table-cell>
          <table:table-cell office:value-type="float" office:value="54511" table:style-name="ce155">
            <text:p>54 511</text:p>
          </table:table-cell>
          <table:table-cell office:value-type="float" office:value="30.637754958661429" table:style-name="ce156">
            <text:p>30,6<text:s text:c="5"/></text:p>
          </table:table-cell>
          <table:table-cell office:value-type="float" office:value="39494" table:style-name="ce155">
            <text:p>39 494</text:p>
          </table:table-cell>
          <table:table-cell office:value-type="float" office:value="27.888485601706048" table:style-name="ce156">
            <text:p>27,9<text:s text:c="5"/></text:p>
          </table:table-cell>
          <table:table-cell office:value-type="float" office:value="-233" table:style-name="ce140">
            <text:p><text:s/>- 233</text:p>
          </table:table-cell>
          <table:table-cell office:value-type="float" office:value="-0.42743666415952741" table:style-name="ce141">
            <text:p>-0,4<text:s text:c="3"/></text:p>
          </table:table-cell>
          <table:table-cell office:value-type="float" office:value="14784" table:style-name="ce140">
            <text:p>+14 784</text:p>
          </table:table-cell>
          <table:table-cell office:value-type="float" office:value="37.43353420772776" table:style-name="ce141">
            <text:p>+37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19458" table:style-name="ce153">
            <text:p>19 458</text:p>
          </table:table-cell>
          <table:table-cell office:value-type="float" office:value="10.940680348608378" table:style-name="ce154">
            <text:p>10,9<text:s text:c="5"/></text:p>
          </table:table-cell>
          <table:table-cell office:value-type="float" office:value="19862" table:style-name="ce155">
            <text:p>19 862</text:p>
          </table:table-cell>
          <table:table-cell office:value-type="float" office:value="11.163381500778435" table:style-name="ce156">
            <text:p>11,2<text:s text:c="5"/></text:p>
          </table:table-cell>
          <table:table-cell office:value-type="float" office:value="14882" table:style-name="ce155">
            <text:p>14 882</text:p>
          </table:table-cell>
          <table:table-cell office:value-type="float" office:value="10.508847995254706" table:style-name="ce156">
            <text:p>10,5<text:s text:c="5"/></text:p>
          </table:table-cell>
          <table:table-cell office:value-type="float" office:value="-404" table:style-name="ce140">
            <text:p><text:s/>- 404</text:p>
          </table:table-cell>
          <table:table-cell office:value-type="float" office:value="-2.0340348403987516" table:style-name="ce141">
            <text:p>-2,0<text:s text:c="3"/></text:p>
          </table:table-cell>
          <table:table-cell office:value-type="float" office:value="4576" table:style-name="ce140">
            <text:p>+4 576</text:p>
          </table:table-cell>
          <table:table-cell office:value-type="float" office:value="30.748555301706759" table:style-name="ce141">
            <text:p>+30,7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table:style-name="ce135"/>
          <table:table-cell table:style-name="ce153"/>
          <table:table-cell table:style-name="ce144"/>
          <table:table-cell table:style-name="ce155"/>
          <table:table-cell table:style-name="ce146"/>
          <table:table-cell table:style-name="ce155"/>
          <table:table-cell office:value-type="float" office:value="0" table:style-name="ce146">
            <text:p>0,0<text:s text:c="5"/></text:p>
          </table:table-cell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59">
            <text:p><text:s text:c="9"/>Mulheres</text:p>
          </table:table-cell>
          <table:table-cell office:value-type="float" office:value="227524" table:style-name="ce147">
            <text:p>227 524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226535" table:style-name="ce149">
            <text:p>226 535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179550" table:style-name="ce149">
            <text:p>179 550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989" table:style-name="ce131">
            <text:p>+ 989</text:p>
          </table:table-cell>
          <table:table-cell office:value-type="float" office:value="0.43657712936190873" table:style-name="ce132">
            <text:p>+0,4<text:s text:c="3"/></text:p>
          </table:table-cell>
          <table:table-cell office:value-type="float" office:value="47974" table:style-name="ce131">
            <text:p>+47 974</text:p>
          </table:table-cell>
          <table:table-cell office:value-type="float" office:value="26.719019771651354" table:style-name="ce132">
            <text:p>+26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lt; 25 anos</text:p>
          </table:table-cell>
          <table:table-cell office:value-type="float" office:value="25796" table:style-name="ce153">
            <text:p>25 796</text:p>
          </table:table-cell>
          <table:table-cell office:value-type="float" office:value="11.337705033315167" table:style-name="ce154">
            <text:p>11,3<text:s text:c="5"/></text:p>
          </table:table-cell>
          <table:table-cell office:value-type="float" office:value="25614" table:style-name="ce155">
            <text:p>25 614</text:p>
          </table:table-cell>
          <table:table-cell office:value-type="float" office:value="11.306862074293155" table:style-name="ce156">
            <text:p>11,3<text:s text:c="5"/></text:p>
          </table:table-cell>
          <table:table-cell office:value-type="float" office:value="18053" table:style-name="ce155">
            <text:p>18 053</text:p>
          </table:table-cell>
          <table:table-cell office:value-type="float" office:value="10.054580896686161" table:style-name="ce156">
            <text:p>10,1<text:s text:c="5"/></text:p>
          </table:table-cell>
          <table:table-cell office:value-type="float" office:value="182" table:style-name="ce140">
            <text:p>+ 182</text:p>
          </table:table-cell>
          <table:table-cell office:value-type="float" office:value="0.71054891856016233" table:style-name="ce141">
            <text:p>+0,7<text:s text:c="3"/></text:p>
          </table:table-cell>
          <table:table-cell office:value-type="float" office:value="7743" table:style-name="ce140">
            <text:p>+7 743</text:p>
          </table:table-cell>
          <table:table-cell office:value-type="float" office:value="42.890378330471393" table:style-name="ce141">
            <text:p>+42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&gt;= 25 anos</text:p>
          </table:table-cell>
          <table:table-cell office:value-type="float" office:value="201728" table:style-name="ce153">
            <text:p>201 728</text:p>
          </table:table-cell>
          <table:table-cell office:value-type="float" office:value="88.662294966684826" table:style-name="ce154">
            <text:p>88,7<text:s text:c="5"/></text:p>
          </table:table-cell>
          <table:table-cell office:value-type="float" office:value="200921" table:style-name="ce155">
            <text:p>200 921</text:p>
          </table:table-cell>
          <table:table-cell office:value-type="float" office:value="88.69313792570685" table:style-name="ce156">
            <text:p>88,7<text:s text:c="5"/></text:p>
          </table:table-cell>
          <table:table-cell office:value-type="float" office:value="161497" table:style-name="ce155">
            <text:p>161 497</text:p>
          </table:table-cell>
          <table:table-cell office:value-type="float" office:value="89.945419103313839" table:style-name="ce156">
            <text:p>89,9<text:s text:c="5"/></text:p>
          </table:table-cell>
          <table:table-cell office:value-type="float" office:value="807" table:style-name="ce140">
            <text:p>+ 807</text:p>
          </table:table-cell>
          <table:table-cell office:value-type="float" office:value="0.40165039990842177" table:style-name="ce141">
            <text:p>+0,4<text:s text:c="3"/></text:p>
          </table:table-cell>
          <table:table-cell office:value-type="float" office:value="40231" table:style-name="ce140">
            <text:p>+40 231</text:p>
          </table:table-cell>
          <table:table-cell office:value-type="float" office:value="24.911298661894648" table:style-name="ce141">
            <text:p>+24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lt; 1 ano</text:p>
          </table:table-cell>
          <table:table-cell office:value-type="float" office:value="136370" table:style-name="ce153">
            <text:p>136 370</text:p>
          </table:table-cell>
          <table:table-cell office:value-type="float" office:value="59.93653416782405" table:style-name="ce154">
            <text:p>59,9<text:s text:c="5"/></text:p>
          </table:table-cell>
          <table:table-cell office:value-type="float" office:value="137849" table:style-name="ce155">
            <text:p>137 849</text:p>
          </table:table-cell>
          <table:table-cell office:value-type="float" office:value="60.851082614165584" table:style-name="ce156">
            <text:p>60,9<text:s text:c="5"/></text:p>
          </table:table-cell>
          <table:table-cell office:value-type="float" office:value="109656" table:style-name="ce155">
            <text:p>109 656</text:p>
          </table:table-cell>
          <table:table-cell office:value-type="float" office:value="61.07268170426066" table:style-name="ce156">
            <text:p>61,1<text:s text:c="5"/></text:p>
          </table:table-cell>
          <table:table-cell office:value-type="float" office:value="-1479" table:style-name="ce140">
            <text:p><text:s/>-1 479</text:p>
          </table:table-cell>
          <table:table-cell office:value-type="float" office:value="-1.0729131150751909" table:style-name="ce141">
            <text:p>-1,1<text:s text:c="3"/></text:p>
          </table:table-cell>
          <table:table-cell office:value-type="float" office:value="26714" table:style-name="ce140">
            <text:p>+26 714</text:p>
          </table:table-cell>
          <table:table-cell office:value-type="float" office:value="24.361640037936823" table:style-name="ce141">
            <text:p>+24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Inscritos &gt;= 1 ano</text:p>
          </table:table-cell>
          <table:table-cell office:value-type="float" office:value="91154" table:style-name="ce153">
            <text:p>91 154</text:p>
          </table:table-cell>
          <table:table-cell office:value-type="float" office:value="40.06346583217595" table:style-name="ce154">
            <text:p>40,1<text:s text:c="5"/></text:p>
          </table:table-cell>
          <table:table-cell office:value-type="float" office:value="88686" table:style-name="ce155">
            <text:p>88 686</text:p>
          </table:table-cell>
          <table:table-cell office:value-type="float" office:value="39.148917385834423" table:style-name="ce156">
            <text:p>39,1<text:s text:c="5"/></text:p>
          </table:table-cell>
          <table:table-cell office:value-type="float" office:value="69894" table:style-name="ce155">
            <text:p>69 894</text:p>
          </table:table-cell>
          <table:table-cell office:value-type="float" office:value="38.927318295739347" table:style-name="ce156">
            <text:p>38,9<text:s text:c="5"/></text:p>
          </table:table-cell>
          <table:table-cell office:value-type="float" office:value="2468" table:style-name="ce140">
            <text:p>+2 468</text:p>
          </table:table-cell>
          <table:table-cell office:value-type="float" office:value="2.7828518593690097" table:style-name="ce141">
            <text:p>+2,8<text:s text:c="3"/></text:p>
          </table:table-cell>
          <table:table-cell office:value-type="float" office:value="21260" table:style-name="ce140">
            <text:p>+21 260</text:p>
          </table:table-cell>
          <table:table-cell office:value-type="float" office:value="30.417489341002092" table:style-name="ce141">
            <text:p>+30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Primeiro Emprego</text:p>
          </table:table-cell>
          <table:table-cell office:value-type="float" office:value="19284" table:style-name="ce153">
            <text:p>19 284</text:p>
          </table:table-cell>
          <table:table-cell office:value-type="float" office:value="8.4755893883722155" table:style-name="ce154">
            <text:p>8,5<text:s text:c="5"/></text:p>
          </table:table-cell>
          <table:table-cell office:value-type="float" office:value="19209" table:style-name="ce155">
            <text:p>19 209</text:p>
          </table:table-cell>
          <table:table-cell office:value-type="float" office:value="8.4794844063831203" table:style-name="ce156">
            <text:p>8,5<text:s text:c="5"/></text:p>
          </table:table-cell>
          <table:table-cell office:value-type="float" office:value="16545" table:style-name="ce155">
            <text:p>16 545</text:p>
          </table:table-cell>
          <table:table-cell office:value-type="float" office:value="9.2147034252297413" table:style-name="ce156">
            <text:p>9,2<text:s text:c="5"/></text:p>
          </table:table-cell>
          <table:table-cell office:value-type="float" office:value="75" table:style-name="ce140">
            <text:p>+ 75</text:p>
          </table:table-cell>
          <table:table-cell office:value-type="float" office:value="0.39044198032172417" table:style-name="ce141">
            <text:p>+0,4<text:s text:c="3"/></text:p>
          </table:table-cell>
          <table:table-cell office:value-type="float" office:value="2739" table:style-name="ce140">
            <text:p>+2 739</text:p>
          </table:table-cell>
          <table:table-cell office:value-type="float" office:value="16.554850407978243" table:style-name="ce141">
            <text:p>+16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Novo Emprego</text:p>
          </table:table-cell>
          <table:table-cell office:value-type="float" office:value="208240" table:style-name="ce153">
            <text:p>208 240</text:p>
          </table:table-cell>
          <table:table-cell office:value-type="float" office:value="91.524410611627786" table:style-name="ce154">
            <text:p>91,5<text:s text:c="5"/></text:p>
          </table:table-cell>
          <table:table-cell office:value-type="float" office:value="207326" table:style-name="ce155">
            <text:p>207 326</text:p>
          </table:table-cell>
          <table:table-cell office:value-type="float" office:value="91.520515593616878" table:style-name="ce156">
            <text:p>91,5<text:s text:c="5"/></text:p>
          </table:table-cell>
          <table:table-cell office:value-type="float" office:value="163005" table:style-name="ce155">
            <text:p>163 005</text:p>
          </table:table-cell>
          <table:table-cell office:value-type="float" office:value="90.785296574770257" table:style-name="ce156">
            <text:p>90,8<text:s text:c="5"/></text:p>
          </table:table-cell>
          <table:table-cell office:value-type="float" office:value="914" table:style-name="ce140">
            <text:p>+ 914</text:p>
          </table:table-cell>
          <table:table-cell office:value-type="float" office:value="0.44085160568380233" table:style-name="ce141">
            <text:p>+0,4<text:s text:c="3"/></text:p>
          </table:table-cell>
          <table:table-cell office:value-type="float" office:value="45235" table:style-name="ce140">
            <text:p>+45 235</text:p>
          </table:table-cell>
          <table:table-cell office:value-type="float" office:value="27.750682494402014" table:style-name="ce141">
            <text:p>+27,8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135"/>
          <table:table-cell table:style-name="ce153"/>
          <table:table-cell table:style-name="ce154"/>
          <table:table-cell table:style-name="ce155"/>
          <table:table-cell table:style-name="ce156"/>
          <table:table-cell table:style-name="ce155"/>
          <table:table-cell table:style-name="ce156"/>
          <table:table-cell table:style-name="ce140"/>
          <table:table-cell table:style-name="ce141"/>
          <table:table-cell table:style-name="ce140"/>
          <table:table-cell table:style-name="ce141"/>
          <table:table-cell table:style-name="ce1"/>
          <table:table-cell table:style-name="ce183"/>
          <table:table-cell table:number-columns-repeated="16370"/>
        </table:table-row>
        <table:table-row table:style-name="ro4">
          <table:table-cell/>
          <table:table-cell office:value-type="string" table:style-name="ce135">
            <text:p><text:s text:c="13"/>Nenhum <text:s/>Nível de Instrução</text:p>
          </table:table-cell>
          <table:table-cell office:value-type="float" office:value="16346" table:style-name="ce153">
            <text:p>16 346</text:p>
          </table:table-cell>
          <table:table-cell office:value-type="float" office:value="7.1842970411912592" table:style-name="ce154">
            <text:p>7,2<text:s text:c="5"/></text:p>
          </table:table-cell>
          <table:table-cell office:value-type="float" office:value="15546" table:style-name="ce155">
            <text:p>15 546</text:p>
          </table:table-cell>
          <table:table-cell office:value-type="float" office:value="6.8625157260467473" table:style-name="ce156">
            <text:p>6,9<text:s text:c="5"/></text:p>
          </table:table-cell>
          <table:table-cell office:value-type="float" office:value="12081" table:style-name="ce155">
            <text:p>12 081</text:p>
          </table:table-cell>
          <table:table-cell office:value-type="float" office:value="6.7284878863826236" table:style-name="ce156">
            <text:p>6,7<text:s text:c="5"/></text:p>
          </table:table-cell>
          <table:table-cell office:value-type="float" office:value="800" table:style-name="ce140">
            <text:p>+ 800</text:p>
          </table:table-cell>
          <table:table-cell office:value-type="float" office:value="5.1460182683648528" table:style-name="ce141">
            <text:p>+5,1<text:s text:c="3"/></text:p>
          </table:table-cell>
          <table:table-cell office:value-type="float" office:value="4265" table:style-name="ce140">
            <text:p>+4 265</text:p>
          </table:table-cell>
          <table:table-cell office:value-type="float" office:value="35.303368926413377" table:style-name="ce141">
            <text:p>+35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1º Ciclo</text:p>
          </table:table-cell>
          <table:table-cell office:value-type="float" office:value="29476" table:style-name="ce153">
            <text:p>29 476</text:p>
          </table:table-cell>
          <table:table-cell office:value-type="float" office:value="12.955116822840667" table:style-name="ce154">
            <text:p>13,0<text:s text:c="5"/></text:p>
          </table:table-cell>
          <table:table-cell office:value-type="float" office:value="29562" table:style-name="ce155">
            <text:p>29 562</text:p>
          </table:table-cell>
          <table:table-cell office:value-type="float" office:value="13.049639128611473" table:style-name="ce156">
            <text:p>13,0<text:s text:c="5"/></text:p>
          </table:table-cell>
          <table:table-cell office:value-type="float" office:value="26120" table:style-name="ce155">
            <text:p>26 120</text:p>
          </table:table-cell>
          <table:table-cell office:value-type="float" office:value="14.547479810637705" table:style-name="ce156">
            <text:p>14,5<text:s text:c="5"/></text:p>
          </table:table-cell>
          <table:table-cell office:value-type="float" office:value="-86" table:style-name="ce140">
            <text:p><text:s/>- 86</text:p>
          </table:table-cell>
          <table:table-cell office:value-type="float" office:value="-0.29091401123063393" table:style-name="ce141">
            <text:p>-0,3<text:s text:c="3"/></text:p>
          </table:table-cell>
          <table:table-cell office:value-type="float" office:value="3356" table:style-name="ce140">
            <text:p>+3 356</text:p>
          </table:table-cell>
          <table:table-cell office:value-type="float" office:value="12.848392036753445" table:style-name="ce141">
            <text:p>+1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2º Ciclo</text:p>
          </table:table-cell>
          <table:table-cell office:value-type="float" office:value="29063" table:style-name="ce153">
            <text:p>29 063</text:p>
          </table:table-cell>
          <table:table-cell office:value-type="float" office:value="12.773597510592289" table:style-name="ce154">
            <text:p>12,8<text:s text:c="5"/></text:p>
          </table:table-cell>
          <table:table-cell office:value-type="float" office:value="28594" table:style-name="ce155">
            <text:p>28 594</text:p>
          </table:table-cell>
          <table:table-cell office:value-type="float" office:value="12.622332089964022" table:style-name="ce156">
            <text:p>12,6<text:s text:c="5"/></text:p>
          </table:table-cell>
          <table:table-cell office:value-type="float" office:value="23540" table:style-name="ce155">
            <text:p>23 540</text:p>
          </table:table-cell>
          <table:table-cell office:value-type="float" office:value="13.110554163185743" table:style-name="ce156">
            <text:p>13,1<text:s text:c="5"/></text:p>
          </table:table-cell>
          <table:table-cell office:value-type="float" office:value="469" table:style-name="ce140">
            <text:p>+ 469</text:p>
          </table:table-cell>
          <table:table-cell office:value-type="float" office:value="1.6402042386514653" table:style-name="ce141">
            <text:p>+1,6<text:s text:c="3"/></text:p>
          </table:table-cell>
          <table:table-cell office:value-type="float" office:value="5523" table:style-name="ce140">
            <text:p>+5 523</text:p>
          </table:table-cell>
          <table:table-cell office:value-type="float" office:value="23.462192013593882" table:style-name="ce141">
            <text:p>+2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Básico - 3º Ciclo</text:p>
          </table:table-cell>
          <table:table-cell office:value-type="float" office:value="45606" table:style-name="ce153">
            <text:p>45 606</text:p>
          </table:table-cell>
          <table:table-cell office:value-type="float" office:value="20.04447882421195" table:style-name="ce154">
            <text:p>20,0<text:s text:c="5"/></text:p>
          </table:table-cell>
          <table:table-cell office:value-type="float" office:value="44985" table:style-name="ce155">
            <text:p>44 985</text:p>
          </table:table-cell>
          <table:table-cell office:value-type="float" office:value="19.85785860904496" table:style-name="ce156">
            <text:p>19,9<text:s text:c="5"/></text:p>
          </table:table-cell>
          <table:table-cell office:value-type="float" office:value="35810" table:style-name="ce155">
            <text:p>35 810</text:p>
          </table:table-cell>
          <table:table-cell office:value-type="float" office:value="19.944305207463103" table:style-name="ce156">
            <text:p>19,9<text:s text:c="5"/></text:p>
          </table:table-cell>
          <table:table-cell office:value-type="float" office:value="621" table:style-name="ce140">
            <text:p>+ 621</text:p>
          </table:table-cell>
          <table:table-cell office:value-type="float" office:value="1.3804601533844614" table:style-name="ce141">
            <text:p>+1,4<text:s text:c="3"/></text:p>
          </table:table-cell>
          <table:table-cell office:value-type="float" office:value="9796" table:style-name="ce140">
            <text:p>+9 796</text:p>
          </table:table-cell>
          <table:table-cell office:value-type="float" office:value="27.35548729405194" table:style-name="ce141">
            <text:p>+27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ecundário</text:p>
          </table:table-cell>
          <table:table-cell office:value-type="float" office:value="73174" table:style-name="ce153">
            <text:p>73 174</text:p>
          </table:table-cell>
          <table:table-cell office:value-type="float" office:value="32.161002795309507" table:style-name="ce154">
            <text:p>32,2<text:s text:c="5"/></text:p>
          </table:table-cell>
          <table:table-cell office:value-type="float" office:value="72956" table:style-name="ce155">
            <text:p>72 956</text:p>
          </table:table-cell>
          <table:table-cell office:value-type="float" office:value="32.205178007813359" table:style-name="ce156">
            <text:p>32,2<text:s text:c="5"/></text:p>
          </table:table-cell>
          <table:table-cell office:value-type="float" office:value="54640" table:style-name="ce155">
            <text:p>54 640</text:p>
          </table:table-cell>
          <table:table-cell office:value-type="float" office:value="30.431634642160958" table:style-name="ce156">
            <text:p>30,4<text:s text:c="5"/></text:p>
          </table:table-cell>
          <table:table-cell office:value-type="float" office:value="218" table:style-name="ce140">
            <text:p>+ 218</text:p>
          </table:table-cell>
          <table:table-cell office:value-type="float" office:value="0.29881024178957177" table:style-name="ce141">
            <text:p>+0,3<text:s text:c="3"/></text:p>
          </table:table-cell>
          <table:table-cell office:value-type="float" office:value="18534" table:style-name="ce140">
            <text:p>+18 534</text:p>
          </table:table-cell>
          <table:table-cell office:value-type="float" office:value="33.920204978038065" table:style-name="ce141">
            <text:p>+33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5">
            <text:p><text:s text:c="13"/>Superior</text:p>
          </table:table-cell>
          <table:table-cell office:value-type="float" office:value="33859" table:style-name="ce153">
            <text:p>33 859</text:p>
          </table:table-cell>
          <table:table-cell office:value-type="float" office:value="14.881507005854328" table:style-name="ce154">
            <text:p>14,9<text:s text:c="5"/></text:p>
          </table:table-cell>
          <table:table-cell office:value-type="float" office:value="34892" table:style-name="ce155">
            <text:p>34 892</text:p>
          </table:table-cell>
          <table:table-cell office:value-type="float" office:value="15.402476438519432" table:style-name="ce156">
            <text:p>15,4<text:s text:c="5"/></text:p>
          </table:table-cell>
          <table:table-cell office:value-type="float" office:value="27359" table:style-name="ce155">
            <text:p>27 359</text:p>
          </table:table-cell>
          <table:table-cell office:value-type="float" office:value="15.237538290169869" table:style-name="ce156">
            <text:p>15,2<text:s text:c="5"/></text:p>
          </table:table-cell>
          <table:table-cell office:value-type="float" office:value="-1033" table:style-name="ce140">
            <text:p><text:s/>-1 033</text:p>
          </table:table-cell>
          <table:table-cell office:value-type="float" office:value="-2.9605640261377966" table:style-name="ce141">
            <text:p>-3,0<text:s text:c="3"/></text:p>
          </table:table-cell>
          <table:table-cell office:value-type="float" office:value="6500" table:style-name="ce140">
            <text:p>+6 500</text:p>
          </table:table-cell>
          <table:table-cell office:value-type="float" office:value="23.758178295990351" table:style-name="ce141">
            <text:p>+23,8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20">
          <table:table-cell/>
          <table:table-cell office:value-type="string" table:style-name="ce168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1048503" table:style-name="ro20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1" table:default-cell-style-name="ce1"/>
        <table:table-column table:style-name="co16" table:default-cell-style-name="ce1"/>
        <table:table-column table:style-name="co42" table:default-cell-style-name="ce1"/>
        <table:table-column table:style-name="co33" table:default-cell-style-name="ce184"/>
        <table:table-column table:style-name="co7" table:default-cell-style-name="ce184"/>
        <table:table-column table:style-name="co43" table:default-cell-style-name="ce1"/>
        <table:table-column table:style-name="co42" table:default-cell-style-name="ce1"/>
        <table:table-column table:style-name="co35" table:default-cell-style-name="ce1"/>
        <table:table-column table:style-name="co36" table:default-cell-style-name="ce1"/>
        <table:table-column table:style-name="co35" table:default-cell-style-name="ce1"/>
        <table:table-column table:style-name="co42" table:default-cell-style-name="ce1"/>
        <table:table-column table:style-name="co39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8125in" svg:height="0.64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784in" svg:y="0.23878in" svg:width="1.96959in" svg:height="0.51013in">
                <draw:text-box>
                  <text:p text:style-name="a34" text:class-names="" text:cond-style-name=""><text:span text:style-name="a32" text:class-names="">MARÇO 2021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9" draw:style-name="a30" draw:name="Text Box 122" svg:x="0in" svg:y="0in" svg:width="0.97917in" svg:height="0.31745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4"/>
          <table:table-cell table:style-name="ce95"/>
          <table:table-cell table:number-columns-repeated="16371"/>
        </table:table-row>
        <table:table-row table:style-name="ro21">
          <table:table-cell/>
          <table:table-cell office:value-type="string" table:style-name="ce96">
            <text:p>Quadro 3 - <text:s/>DESEMPREGO REGISTADO, <text:s text:c="2"/>POR <text:s/>REGIÕES<text:s text:c="3"/></text:p>
          </table:table-cell>
          <table:table-cell table:number-columns-repeated="8" table:style-name="ce96"/>
          <table:table-cell table:number-columns-spanned="2" table:number-rows-spanned="1" table:style-name="ce257"/>
          <table:covered-table-cell/>
          <table:table-cell table:style-name="ce95"/>
          <table:table-cell table:number-columns-repeated="16371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style-name="ce95"/>
          <table:table-cell table:number-columns-repeated="16371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style-name="ce95"/>
          <table:table-cell table:number-columns-repeated="16371"/>
        </table:table-row>
        <table:table-row table:style-name="ro4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style-name="ce106"/>
          <table:table-cell table:number-columns-repeated="16371"/>
        </table:table-row>
        <table:table-row table:style-name="ro4">
          <table:table-cell/>
          <table:table-cell table:style-name="ce107"/>
          <table:table-cell office:value-type="string" table:style-name="ce176">
            <text:p>MARÇO 2021</text:p>
          </table:table-cell>
          <table:table-cell office:value-type="string" table:style-name="ce18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90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style-name="ce106"/>
          <table:table-cell table:number-columns-repeated="16371"/>
        </table:table-row>
        <table:table-row table:style-name="ro4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5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style-name="ce120"/>
          <table:table-cell table:number-columns-repeated="16371"/>
        </table:table-row>
        <table:table-row table:style-name="ro25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/>
        </table:table-row>
        <table:table-row table:style-name="ro12">
          <table:table-cell/>
          <table:table-cell office:value-type="string" table:style-name="ce205">
            <text:p>PORTUGAL</text:p>
          </table:table-cell>
          <table:table-cell office:value-type="float" office:value="432851" table:style-name="ce206">
            <text:p>432 851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431843" table:style-name="ce208">
            <text:p>431 843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343761" table:style-name="ce208">
            <text:p>343 761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1008" table:style-name="ce131">
            <text:p>+1 008</text:p>
          </table:table-cell>
          <table:table-cell office:value-type="float" office:value="0.23341816354554781" table:style-name="ce132">
            <text:p>+0,2<text:s text:c="3"/></text:p>
          </table:table-cell>
          <table:table-cell office:value-type="float" office:value="89090" table:style-name="ce131">
            <text:p>+89 090</text:p>
          </table:table-cell>
          <table:table-cell office:value-type="float" office:value="25.916261588720069" table:style-name="ce132">
            <text:p>+25,9<text:s text:c="3"/></text:p>
          </table:table-cell>
          <table:table-cell table:style-name="ce133"/>
          <table:table-cell table:number-columns-repeated="16371"/>
        </table:table-row>
        <table:table-row table:style-name="ro30">
          <table:table-cell/>
          <table:table-cell office:value-type="string" table:style-name="ce211">
            <text:p>CONTINENTE</text:p>
          </table:table-cell>
          <table:table-cell office:value-type="float" office:value="405374" table:style-name="ce206">
            <text:p>405 374</text:p>
          </table:table-cell>
          <table:table-cell office:value-type="float" office:value="93.652088131943785" table:style-name="ce207">
            <text:p>93,7<text:s text:c="5"/></text:p>
          </table:table-cell>
          <table:table-cell office:value-type="float" office:value="404456" table:style-name="ce208">
            <text:p>404 456</text:p>
          </table:table-cell>
          <table:table-cell office:value-type="float" office:value="93.658111860097307" table:style-name="ce209">
            <text:p>93,7<text:s text:c="5"/></text:p>
          </table:table-cell>
          <table:table-cell office:value-type="float" office:value="321164" table:style-name="ce208">
            <text:p>321 164</text:p>
          </table:table-cell>
          <table:table-cell office:value-type="float" office:value="93.426537623523316" table:style-name="ce210">
            <text:p>93,4<text:s text:c="5"/></text:p>
          </table:table-cell>
          <table:table-cell office:value-type="float" office:value="918" table:style-name="ce131">
            <text:p>+ 918</text:p>
          </table:table-cell>
          <table:table-cell office:value-type="float" office:value="0.22697153707696263" table:style-name="ce132">
            <text:p>+0,2<text:s text:c="3"/></text:p>
          </table:table-cell>
          <table:table-cell office:value-type="float" office:value="84210" table:style-name="ce131">
            <text:p>+84 210</text:p>
          </table:table-cell>
          <table:table-cell office:value-type="float" office:value="26.220248844826944" table:style-name="ce132">
            <text:p>+26,2<text:s text:c="3"/></text:p>
          </table:table-cell>
          <table:table-cell table:style-name="ce151"/>
          <table:table-cell table:number-columns-repeated="16371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158483" table:style-name="ce213">
            <text:p>158 483</text:p>
          </table:table-cell>
          <table:table-cell office:value-type="float" office:value="36.61375392456064" table:style-name="ce214">
            <text:p>36,6<text:s text:c="5"/></text:p>
          </table:table-cell>
          <table:table-cell office:value-type="float" office:value="159942" table:style-name="ce215">
            <text:p>159 942</text:p>
          </table:table-cell>
          <table:table-cell office:value-type="float" office:value="37.037071343057548" table:style-name="ce216">
            <text:p>37,0<text:s text:c="5"/></text:p>
          </table:table-cell>
          <table:table-cell office:value-type="float" office:value="134578" table:style-name="ce215">
            <text:p>134 578</text:p>
          </table:table-cell>
          <table:table-cell office:value-type="float" office:value="39.148710877615549" table:style-name="ce217">
            <text:p>39,1<text:s text:c="5"/></text:p>
          </table:table-cell>
          <table:table-cell office:value-type="float" office:value="-1459" table:style-name="ce140">
            <text:p><text:s/>-1 459</text:p>
          </table:table-cell>
          <table:table-cell office:value-type="float" office:value="-0.91220567455702684" table:style-name="ce141">
            <text:p>-0,9<text:s text:c="3"/></text:p>
          </table:table-cell>
          <table:table-cell office:value-type="float" office:value="23905" table:style-name="ce140">
            <text:p>+23 905</text:p>
          </table:table-cell>
          <table:table-cell office:value-type="float" office:value="17.762933020255911" table:style-name="ce141">
            <text:p>+17,8<text:s text:c="3"/></text:p>
          </table:table-cell>
          <table:table-cell table:style-name="ce157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Centro</text:p>
          </table:table-cell>
          <table:table-cell office:value-type="float" office:value="51154" table:style-name="ce213">
            <text:p>51 154</text:p>
          </table:table-cell>
          <table:table-cell office:value-type="float" office:value="11.817923488683173" table:style-name="ce214">
            <text:p>11,8<text:s text:c="5"/></text:p>
          </table:table-cell>
          <table:table-cell office:value-type="float" office:value="51498" table:style-name="ce215">
            <text:p>51 498</text:p>
          </table:table-cell>
          <table:table-cell office:value-type="float" office:value="11.925167248282362" table:style-name="ce216">
            <text:p>11,9<text:s text:c="5"/></text:p>
          </table:table-cell>
          <table:table-cell office:value-type="float" office:value="45845" table:style-name="ce215">
            <text:p>45 845</text:p>
          </table:table-cell>
          <table:table-cell office:value-type="float" office:value="13.336300511110919" table:style-name="ce217">
            <text:p>13,3<text:s text:c="5"/></text:p>
          </table:table-cell>
          <table:table-cell office:value-type="float" office:value="-344" table:style-name="ce140">
            <text:p><text:s/>- 344</text:p>
          </table:table-cell>
          <table:table-cell office:value-type="float" office:value="-0.66798710629539015" table:style-name="ce141">
            <text:p>-0,7<text:s text:c="3"/></text:p>
          </table:table-cell>
          <table:table-cell office:value-type="float" office:value="5309" table:style-name="ce140">
            <text:p>+5 309</text:p>
          </table:table-cell>
          <table:table-cell office:value-type="float" office:value="11.580325008179736" table:style-name="ce141">
            <text:p>+11,6<text:s text:c="3"/></text:p>
          </table:table-cell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Lisboa V. Tejo</text:p>
          </table:table-cell>
          <table:table-cell office:value-type="float" office:value="143653" table:style-name="ce213">
            <text:p>143 653</text:p>
          </table:table-cell>
          <table:table-cell office:value-type="float" office:value="33.187632695777531" table:style-name="ce214">
            <text:p>33,2<text:s text:c="5"/></text:p>
          </table:table-cell>
          <table:table-cell office:value-type="float" office:value="141326" table:style-name="ce215">
            <text:p>141 326</text:p>
          </table:table-cell>
          <table:table-cell office:value-type="float" office:value="32.72624541789493" table:style-name="ce216">
            <text:p>32,7<text:s text:c="5"/></text:p>
          </table:table-cell>
          <table:table-cell office:value-type="float" office:value="102108" table:style-name="ce215">
            <text:p>102 108</text:p>
          </table:table-cell>
          <table:table-cell office:value-type="float" office:value="29.703194952306983" table:style-name="ce217">
            <text:p>29,7<text:s text:c="5"/></text:p>
          </table:table-cell>
          <table:table-cell office:value-type="float" office:value="2327" table:style-name="ce140">
            <text:p>+2 327</text:p>
          </table:table-cell>
          <table:table-cell office:value-type="float" office:value="1.6465476982296252" table:style-name="ce141">
            <text:p>+1,6<text:s text:c="3"/></text:p>
          </table:table-cell>
          <table:table-cell office:value-type="float" office:value="41545" table:style-name="ce140">
            <text:p>+41 545</text:p>
          </table:table-cell>
          <table:table-cell office:value-type="float" office:value="40.687311474125437" table:style-name="ce141">
            <text:p>+40,7<text:s text:c="3"/></text:p>
          </table:table-cell>
          <table:table-cell table:style-name="ce157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Alentejo</text:p>
          </table:table-cell>
          <table:table-cell office:value-type="float" office:value="18631" table:style-name="ce213">
            <text:p>18 631</text:p>
          </table:table-cell>
          <table:table-cell office:value-type="float" office:value="4.304252502593271" table:style-name="ce214">
            <text:p>4,3<text:s text:c="5"/></text:p>
          </table:table-cell>
          <table:table-cell office:value-type="float" office:value="18231" table:style-name="ce215">
            <text:p>18 231</text:p>
          </table:table-cell>
          <table:table-cell office:value-type="float" office:value="4.2216731543639705" table:style-name="ce216">
            <text:p>4,2<text:s text:c="5"/></text:p>
          </table:table-cell>
          <table:table-cell office:value-type="float" office:value="16997" table:style-name="ce215">
            <text:p>16 997</text:p>
          </table:table-cell>
          <table:table-cell office:value-type="float" office:value="4.9444235966267263" table:style-name="ce217">
            <text:p>4,9<text:s text:c="5"/></text:p>
          </table:table-cell>
          <table:table-cell office:value-type="float" office:value="400" table:style-name="ce140">
            <text:p>+ 400</text:p>
          </table:table-cell>
          <table:table-cell office:value-type="float" office:value="2.1940650540288518" table:style-name="ce141">
            <text:p>+2,2<text:s text:c="3"/></text:p>
          </table:table-cell>
          <table:table-cell office:value-type="float" office:value="1634" table:style-name="ce140">
            <text:p>+1 634</text:p>
          </table:table-cell>
          <table:table-cell office:value-type="float" office:value="9.6134611990351235" table:style-name="ce141">
            <text:p>+9,6<text:s text:c="3"/></text:p>
          </table:table-cell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Algarve</text:p>
          </table:table-cell>
          <table:table-cell office:value-type="float" office:value="33453" table:style-name="ce213">
            <text:p>33 453</text:p>
          </table:table-cell>
          <table:table-cell office:value-type="float" office:value="7.7285255203291658" table:style-name="ce214">
            <text:p>7,7<text:s text:c="5"/></text:p>
          </table:table-cell>
          <table:table-cell office:value-type="float" office:value="33459" table:style-name="ce215">
            <text:p>33 459</text:p>
          </table:table-cell>
          <table:table-cell office:value-type="float" office:value="7.7479546964984962" table:style-name="ce216">
            <text:p>7,7<text:s text:c="5"/></text:p>
          </table:table-cell>
          <table:table-cell office:value-type="float" office:value="21636" table:style-name="ce215">
            <text:p>21 636</text:p>
          </table:table-cell>
          <table:table-cell office:value-type="float" office:value="6.2939076858631431" table:style-name="ce217">
            <text:p>6,3<text:s text:c="5"/></text:p>
          </table:table-cell>
          <table:table-cell office:value-type="float" office:value="-6" table:style-name="ce140">
            <text:p><text:s/>- 6</text:p>
          </table:table-cell>
          <table:table-cell office:value-type="float" office:value="-1.7932394871335067E-2" table:style-name="ce141">
            <text:p>-0,0<text:s text:c="3"/></text:p>
          </table:table-cell>
          <table:table-cell office:value-type="float" office:value="11817" table:style-name="ce140">
            <text:p>+11 817</text:p>
          </table:table-cell>
          <table:table-cell office:value-type="float" office:value="54.617304492512474" table:style-name="ce141">
            <text:p>+54,6<text:s text:c="3"/></text:p>
          </table:table-cell>
          <table:table-cell table:style-name="ce157"/>
          <table:table-cell table:number-columns-repeated="16371"/>
        </table:table-row>
        <table:table-row table:style-name="ro30">
          <table:table-cell/>
          <table:table-cell office:value-type="string" table:style-name="ce211">
            <text:p>REG.AUTÓNOMAS</text:p>
          </table:table-cell>
          <table:table-cell office:value-type="float" office:value="27477" table:style-name="ce206">
            <text:p>27 477</text:p>
          </table:table-cell>
          <table:table-cell office:value-type="float" office:value="6.3479118680562134" table:style-name="ce207">
            <text:p>6,3<text:s text:c="5"/></text:p>
          </table:table-cell>
          <table:table-cell office:value-type="float" office:value="27387" table:style-name="ce208">
            <text:p>27 387</text:p>
          </table:table-cell>
          <table:table-cell office:value-type="float" office:value="6.3418881399026965" table:style-name="ce209">
            <text:p>6,3<text:s text:c="5"/></text:p>
          </table:table-cell>
          <table:table-cell office:value-type="float" office:value="22597" table:style-name="ce208">
            <text:p>22 597</text:p>
          </table:table-cell>
          <table:table-cell office:value-type="float" office:value="6.5734623764766802" table:style-name="ce210">
            <text:p>6,6<text:s text:c="5"/></text:p>
          </table:table-cell>
          <table:table-cell office:value-type="float" office:value="90" table:style-name="ce131">
            <text:p>+ 90</text:p>
          </table:table-cell>
          <table:table-cell office:value-type="float" office:value="0.32862306933946761" table:style-name="ce132">
            <text:p>+0,3<text:s text:c="3"/></text:p>
          </table:table-cell>
          <table:table-cell office:value-type="float" office:value="4880" table:style-name="ce131">
            <text:p>+4 880</text:p>
          </table:table-cell>
          <table:table-cell office:value-type="float" office:value="21.595787051378501" table:style-name="ce132">
            <text:p>+21,6<text:s text:c="3"/></text:p>
          </table:table-cell>
          <table:table-cell table:style-name="ce151"/>
          <table:table-cell table:number-columns-repeated="16371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7049" table:style-name="ce213">
            <text:p>7 049</text:p>
          </table:table-cell>
          <table:table-cell office:value-type="float" office:value="1.6285049589812659" table:style-name="ce214">
            <text:p>1,6<text:s text:c="5"/></text:p>
          </table:table-cell>
          <table:table-cell office:value-type="float" office:value="7056" table:style-name="ce215">
            <text:p>7 056</text:p>
          </table:table-cell>
          <table:table-cell office:value-type="float" office:value="1.6339271448188346" table:style-name="ce216">
            <text:p>1,6<text:s text:c="5"/></text:p>
          </table:table-cell>
          <table:table-cell office:value-type="float" office:value="6951" table:style-name="ce215">
            <text:p>6 951</text:p>
          </table:table-cell>
          <table:table-cell office:value-type="float" office:value="2.0220443854887553" table:style-name="ce217">
            <text:p>2,0<text:s text:c="5"/></text:p>
          </table:table-cell>
          <table:table-cell office:value-type="float" office:value="-7" table:style-name="ce140">
            <text:p><text:s/>- 7</text:p>
          </table:table-cell>
          <table:table-cell office:value-type="float" office:value="-9.9206349206349201E-2" table:style-name="ce141">
            <text:p>-0,1<text:s text:c="3"/></text:p>
          </table:table-cell>
          <table:table-cell office:value-type="float" office:value="98" table:style-name="ce140">
            <text:p>+ 98</text:p>
          </table:table-cell>
          <table:table-cell office:value-type="float" office:value="1.4098690835850958" table:style-name="ce141">
            <text:p>+1,4<text:s text:c="3"/></text:p>
          </table:table-cell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12">
            <text:p>Madeira</text:p>
          </table:table-cell>
          <table:table-cell office:value-type="float" office:value="20428" table:style-name="ce213">
            <text:p>20 428</text:p>
          </table:table-cell>
          <table:table-cell office:value-type="float" office:value="4.719406909074948" table:style-name="ce214">
            <text:p>4,7<text:s text:c="5"/></text:p>
          </table:table-cell>
          <table:table-cell office:value-type="float" office:value="20331" table:style-name="ce215">
            <text:p>20 331</text:p>
          </table:table-cell>
          <table:table-cell office:value-type="float" office:value="4.7079609950838615" table:style-name="ce216">
            <text:p>4,7<text:s text:c="5"/></text:p>
          </table:table-cell>
          <table:table-cell office:value-type="float" office:value="15646" table:style-name="ce215">
            <text:p>15 646</text:p>
          </table:table-cell>
          <table:table-cell office:value-type="float" office:value="4.5514179909879253" table:style-name="ce217">
            <text:p>4,6<text:s text:c="5"/></text:p>
          </table:table-cell>
          <table:table-cell office:value-type="float" office:value="97" table:style-name="ce140">
            <text:p>+ 97</text:p>
          </table:table-cell>
          <table:table-cell office:value-type="float" office:value="0.47710392995917561" table:style-name="ce141">
            <text:p>+0,5<text:s text:c="3"/></text:p>
          </table:table-cell>
          <table:table-cell office:value-type="float" office:value="4782" table:style-name="ce140">
            <text:p>+4 782</text:p>
          </table:table-cell>
          <table:table-cell office:value-type="float" office:value="30.563722357151988" table:style-name="ce141">
            <text:p>+30,6<text:s text:c="3"/></text:p>
          </table:table-cell>
          <table:table-cell table:style-name="ce151"/>
          <table:table-cell table:number-columns-repeated="16371"/>
        </table:table-row>
        <table:table-row table:style-name="ro22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style-name="ce151"/>
          <table:table-cell table:number-columns-repeated="16371"/>
        </table:table-row>
        <table:table-row table:style-name="ro20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7" table:style-name="ro20">
          <table:table-cell table:number-columns-repeated="16384"/>
        </table:table-row>
        <table:table-row table:style-name="ro21">
          <table:table-cell/>
          <table:table-cell office:value-type="string" table:style-name="ce96">
            <text:p><text:s/>Quadro 4 - DESEMPREGO REGISTADO, <text:s text:c="2"/>POR <text:s/>GRUPOS <text:s/>DE <text:s/>PROFISSÕES<text:s/>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number-columns-repeated="16372" table:style-name="ce1"/>
        </table:table-row>
        <table:table-row table:style-name="ro21">
          <table:table-cell/>
          <table:table-cell office:value-type="string" table:style-name="ce227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4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07">
            <text:p>CPP-<text:span text:style-name="T2">2010</text:span></text:p>
          </table:table-cell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10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4"/>
          <table:table-cell table:style-name="ce235"/>
          <table:table-cell table:style-name="ce95"/>
          <table:table-cell table:number-columns-repeated="16371"/>
        </table:table-row>
        <table:table-row table:style-name="ro11">
          <table:table-cell/>
          <table:table-cell office:value-type="string" table:style-name="ce236">
            <text:p>Total</text:p>
          </table:table-cell>
          <table:table-cell office:value-type="float" office:value="405374" table:style-name="ce127">
            <text:p>405 374</text:p>
          </table:table-cell>
          <table:table-cell office:value-type="float" office:value="100" table:style-name="ce237">
            <text:p>100,0<text:s text:c="5"/></text:p>
          </table:table-cell>
          <table:table-cell office:value-type="float" office:value="404456" table:style-name="ce238">
            <text:p>404 456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321164" table:style-name="ce129">
            <text:p>321 164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918" table:style-name="ce131">
            <text:p>+ 918</text:p>
          </table:table-cell>
          <table:table-cell office:value-type="float" office:value="0.22697153707696263" table:style-name="ce132">
            <text:p>+0,2<text:s text:c="3"/></text:p>
          </table:table-cell>
          <table:table-cell office:value-type="float" office:value="84210" table:style-name="ce131">
            <text:p>+84 210</text:p>
          </table:table-cell>
          <table:table-cell office:value-type="float" office:value="26.220248844826944" table:style-name="ce132">
            <text:p>+26,2<text:s text:c="3"/></text:p>
          </table:table-cell>
          <table:table-cell table:style-name="ce95"/>
          <table:table-cell table:number-columns-repeated="16371"/>
        </table:table-row>
        <table:table-row table:style-name="ro4">
          <table:table-cell/>
          <table:table-cell office:value-type="string" table:style-name="ce241">
            <text:p>1- Repres. poder legisla., órgãos exec., dirig., dir. e gestores execu.</text:p>
          </table:table-cell>
          <table:table-cell office:value-type="float" office:value="9680" table:style-name="ce136">
            <text:p>9 680</text:p>
          </table:table-cell>
          <table:table-cell office:value-type="float" office:value="2.3879183174056551" table:style-name="ce242">
            <text:p>2,4<text:s text:c="5"/></text:p>
          </table:table-cell>
          <table:table-cell office:value-type="float" office:value="9755" table:style-name="ce243">
            <text:p>9 755</text:p>
          </table:table-cell>
          <table:table-cell office:value-type="float" office:value="2.4118816385465909" table:style-name="ce244">
            <text:p>2,4<text:s text:c="5"/></text:p>
          </table:table-cell>
          <table:table-cell office:value-type="float" office:value="7424" table:style-name="ce138">
            <text:p>7 424</text:p>
          </table:table-cell>
          <table:table-cell office:value-type="float" office:value="2.3115915856073532" table:style-name="ce245">
            <text:p>2,3<text:s text:c="5"/></text:p>
          </table:table-cell>
          <table:table-cell office:value-type="float" office:value="-75" table:style-name="ce140">
            <text:p><text:s/>- 75</text:p>
          </table:table-cell>
          <table:table-cell office:value-type="float" office:value="-0.76883649410558697" table:style-name="ce141">
            <text:p>-0,8<text:s text:c="3"/></text:p>
          </table:table-cell>
          <table:table-cell office:value-type="float" office:value="2256" table:style-name="ce140">
            <text:p>+2 256</text:p>
          </table:table-cell>
          <table:table-cell office:value-type="float" office:value="30.387931034482758" table:style-name="ce141">
            <text:p>+30,4<text:s text:c="3"/></text:p>
          </table:table-cell>
          <table:table-cell table:style-name="ce95"/>
          <table:table-cell table:number-columns-repeated="16371"/>
        </table:table-row>
        <table:table-row table:style-name="ro4">
          <table:table-cell/>
          <table:table-cell office:value-type="string" table:style-name="ce241">
            <text:p>2- Especialistas das atividades intelectuais e científicas</text:p>
          </table:table-cell>
          <table:table-cell office:value-type="float" office:value="39154" table:style-name="ce136">
            <text:p>39 154</text:p>
          </table:table-cell>
          <table:table-cell office:value-type="float" office:value="9.6587348966633275" table:style-name="ce242">
            <text:p>9,7<text:s text:c="5"/></text:p>
          </table:table-cell>
          <table:table-cell office:value-type="float" office:value="39966" table:style-name="ce243">
            <text:p>39 966</text:p>
          </table:table-cell>
          <table:table-cell office:value-type="float" office:value="9.8814209703898559" table:style-name="ce244">
            <text:p>9,9<text:s text:c="5"/></text:p>
          </table:table-cell>
          <table:table-cell office:value-type="float" office:value="32183" table:style-name="ce138">
            <text:p>32 183</text:p>
          </table:table-cell>
          <table:table-cell office:value-type="float" office:value="10.020737068911833" table:style-name="ce245">
            <text:p>10,0<text:s text:c="5"/></text:p>
          </table:table-cell>
          <table:table-cell office:value-type="float" office:value="-812" table:style-name="ce140">
            <text:p><text:s/>- 812</text:p>
          </table:table-cell>
          <table:table-cell office:value-type="float" office:value="-2.0317269679227343" table:style-name="ce141">
            <text:p>-2,0<text:s text:c="3"/></text:p>
          </table:table-cell>
          <table:table-cell office:value-type="float" office:value="6971" table:style-name="ce140">
            <text:p>+6 971</text:p>
          </table:table-cell>
          <table:table-cell office:value-type="float" office:value="21.660503992791224" table:style-name="ce141">
            <text:p>+21,7<text:s text:c="3"/></text:p>
          </table:table-cell>
          <table:table-cell table:style-name="ce106"/>
          <table:table-cell table:number-columns-repeated="16371"/>
        </table:table-row>
        <table:table-row table:style-name="ro4">
          <table:table-cell/>
          <table:table-cell office:value-type="string" table:style-name="ce241">
            <text:p>3- Técnicos e profissões de nível intermédio</text:p>
          </table:table-cell>
          <table:table-cell office:value-type="float" office:value="36155" table:style-name="ce136">
            <text:p>36 155</text:p>
          </table:table-cell>
          <table:table-cell office:value-type="float" office:value="8.9189242526654411" table:style-name="ce242">
            <text:p>8,9<text:s text:c="5"/></text:p>
          </table:table-cell>
          <table:table-cell office:value-type="float" office:value="36383" table:style-name="ce243">
            <text:p>36 383</text:p>
          </table:table-cell>
          <table:table-cell office:value-type="float" office:value="8.9955396878770486" table:style-name="ce244">
            <text:p>9,0<text:s text:c="5"/></text:p>
          </table:table-cell>
          <table:table-cell office:value-type="float" office:value="28511" table:style-name="ce138">
            <text:p>28 511</text:p>
          </table:table-cell>
          <table:table-cell office:value-type="float" office:value="8.8773959721512998" table:style-name="ce245">
            <text:p>8,9<text:s text:c="5"/></text:p>
          </table:table-cell>
          <table:table-cell office:value-type="float" office:value="-228" table:style-name="ce140">
            <text:p><text:s/>- 228</text:p>
          </table:table-cell>
          <table:table-cell office:value-type="float" office:value="-0.62666630019514613" table:style-name="ce141">
            <text:p>-0,6<text:s text:c="3"/></text:p>
          </table:table-cell>
          <table:table-cell office:value-type="float" office:value="7644" table:style-name="ce140">
            <text:p>+7 644</text:p>
          </table:table-cell>
          <table:table-cell office:value-type="float" office:value="26.810704640314263" table:style-name="ce141">
            <text:p>+26,8<text:s text:c="3"/></text:p>
          </table:table-cell>
          <table:table-cell table:style-name="ce106"/>
          <table:table-cell table:number-columns-repeated="16371"/>
        </table:table-row>
        <table:table-row table:style-name="ro4">
          <table:table-cell/>
          <table:table-cell office:value-type="string" table:style-name="ce241">
            <text:p>4- Pessoal administrativo</text:p>
          </table:table-cell>
          <table:table-cell office:value-type="float" office:value="46601" table:style-name="ce136">
            <text:p>46 601</text:p>
          </table:table-cell>
          <table:table-cell office:value-type="float" office:value="11.495803874940179" table:style-name="ce242">
            <text:p>11,5<text:s text:c="5"/></text:p>
          </table:table-cell>
          <table:table-cell office:value-type="float" office:value="46579" table:style-name="ce243">
            <text:p>46 579</text:p>
          </table:table-cell>
          <table:table-cell office:value-type="float" office:value="11.516456672666495" table:style-name="ce244">
            <text:p>11,5<text:s text:c="5"/></text:p>
          </table:table-cell>
          <table:table-cell office:value-type="float" office:value="37507" table:style-name="ce138">
            <text:p>37 507</text:p>
          </table:table-cell>
          <table:table-cell office:value-type="float" office:value="11.678457112254176" table:style-name="ce245">
            <text:p>11,7<text:s text:c="5"/></text:p>
          </table:table-cell>
          <table:table-cell office:value-type="float" office:value="22" table:style-name="ce140">
            <text:p>+ 22</text:p>
          </table:table-cell>
          <table:table-cell office:value-type="float" office:value="4.7231585049056446E-2" table:style-name="ce141">
            <text:p>+0,0<text:s text:c="3"/></text:p>
          </table:table-cell>
          <table:table-cell office:value-type="float" office:value="9094" table:style-name="ce140">
            <text:p>+9 094</text:p>
          </table:table-cell>
          <table:table-cell office:value-type="float" office:value="24.246140720398859" table:style-name="ce141">
            <text:p>+24,2<text:s text:c="3"/></text:p>
          </table:table-cell>
          <table:table-cell table:style-name="ce120"/>
          <table:table-cell table:number-columns-repeated="16371"/>
        </table:table-row>
        <table:table-row table:style-name="ro4">
          <table:table-cell/>
          <table:table-cell office:value-type="string" table:style-name="ce241">
            <text:p>5- Trab. serviços pessoais, de proteção e segurança e vendedores</text:p>
          </table:table-cell>
          <table:table-cell office:value-type="float" office:value="95417" table:style-name="ce136">
            <text:p>95 417</text:p>
          </table:table-cell>
          <table:table-cell office:value-type="float" office:value="23.538016745030514" table:style-name="ce242">
            <text:p>23,5<text:s text:c="5"/></text:p>
          </table:table-cell>
          <table:table-cell office:value-type="float" office:value="93900" table:style-name="ce243">
            <text:p>93 900</text:p>
          </table:table-cell>
          <table:table-cell office:value-type="float" office:value="23.216369642186045" table:style-name="ce244">
            <text:p>23,2<text:s text:c="5"/></text:p>
          </table:table-cell>
          <table:table-cell office:value-type="float" office:value="66087" table:style-name="ce138">
            <text:p>66 087</text:p>
          </table:table-cell>
          <table:table-cell office:value-type="float" office:value="20.577337435079897" table:style-name="ce245">
            <text:p>20,6<text:s text:c="5"/></text:p>
          </table:table-cell>
          <table:table-cell office:value-type="float" office:value="1517" table:style-name="ce140">
            <text:p>+1 517</text:p>
          </table:table-cell>
          <table:table-cell office:value-type="float" office:value="1.6155484558040469" table:style-name="ce141">
            <text:p>+1,6<text:s text:c="3"/></text:p>
          </table:table-cell>
          <table:table-cell office:value-type="float" office:value="29330" table:style-name="ce140">
            <text:p>+29 330</text:p>
          </table:table-cell>
          <table:table-cell office:value-type="float" office:value="44.380891854676413" table:style-name="ce141">
            <text:p>+44,4<text:s text:c="3"/></text:p>
          </table:table-cell>
          <table:table-cell table:style-name="ce120"/>
          <table:table-cell table:number-columns-repeated="16371"/>
        </table:table-row>
        <table:table-row table:style-name="ro4">
          <table:table-cell/>
          <table:table-cell office:value-type="string" table:style-name="ce241">
            <text:p>6- Agricultores e trab. qualificados da agric., <text:s/>pesca e floresta</text:p>
          </table:table-cell>
          <table:table-cell office:value-type="float" office:value="11366" table:style-name="ce136">
            <text:p>11 366</text:p>
          </table:table-cell>
          <table:table-cell office:value-type="float" office:value="2.8038305367389125" table:style-name="ce242">
            <text:p>2,8<text:s text:c="5"/></text:p>
          </table:table-cell>
          <table:table-cell office:value-type="float" office:value="11492" table:style-name="ce243">
            <text:p>11 492</text:p>
          </table:table-cell>
          <table:table-cell office:value-type="float" office:value="2.8413473900745689" table:style-name="ce244">
            <text:p>2,8<text:s text:c="5"/></text:p>
          </table:table-cell>
          <table:table-cell office:value-type="float" office:value="10644" table:style-name="ce138">
            <text:p>10 644</text:p>
          </table:table-cell>
          <table:table-cell office:value-type="float" office:value="3.3141946170803704" table:style-name="ce245">
            <text:p>3,3<text:s text:c="5"/></text:p>
          </table:table-cell>
          <table:table-cell office:value-type="float" office:value="-126" table:style-name="ce140">
            <text:p><text:s/>- 126</text:p>
          </table:table-cell>
          <table:table-cell office:value-type="float" office:value="-1.0964148973198746" table:style-name="ce141">
            <text:p>-1,1<text:s text:c="3"/></text:p>
          </table:table-cell>
          <table:table-cell office:value-type="float" office:value="722" table:style-name="ce140">
            <text:p>+ 722</text:p>
          </table:table-cell>
          <table:table-cell office:value-type="float" office:value="6.7831642239759491" table:style-name="ce141">
            <text:p>+6,8<text:s text:c="3"/></text:p>
          </table:table-cell>
          <table:table-cell table:style-name="ce133"/>
          <table:table-cell table:number-columns-repeated="16371"/>
        </table:table-row>
        <table:table-row table:style-name="ro4">
          <table:table-cell/>
          <table:table-cell office:value-type="string" table:style-name="ce241">
            <text:p>7- Trabalhadores qualificados da indústria, construção e artífices</text:p>
          </table:table-cell>
          <table:table-cell office:value-type="float" office:value="40069" table:style-name="ce136">
            <text:p>40 069</text:p>
          </table:table-cell>
          <table:table-cell office:value-type="float" office:value="9.8844523822445449" table:style-name="ce242">
            <text:p>9,9<text:s text:c="5"/></text:p>
          </table:table-cell>
          <table:table-cell office:value-type="float" office:value="40263" table:style-name="ce243">
            <text:p>40 263</text:p>
          </table:table-cell>
          <table:table-cell office:value-type="float" office:value="9.9548529382676989" table:style-name="ce244">
            <text:p>10,0<text:s text:c="5"/></text:p>
          </table:table-cell>
          <table:table-cell office:value-type="float" office:value="37042" table:style-name="ce138">
            <text:p>37 042</text:p>
          </table:table-cell>
          <table:table-cell office:value-type="float" office:value="11.533671270752638" table:style-name="ce245">
            <text:p>11,5<text:s text:c="5"/></text:p>
          </table:table-cell>
          <table:table-cell office:value-type="float" office:value="-194" table:style-name="ce140">
            <text:p><text:s/>- 194</text:p>
          </table:table-cell>
          <table:table-cell office:value-type="float" office:value="-0.48183195489655517" table:style-name="ce141">
            <text:p>-0,5<text:s text:c="3"/></text:p>
          </table:table-cell>
          <table:table-cell office:value-type="float" office:value="3027" table:style-name="ce140">
            <text:p>+3 027</text:p>
          </table:table-cell>
          <table:table-cell office:value-type="float" office:value="8.1718049781329309" table:style-name="ce141">
            <text:p>+8,2<text:s text:c="3"/></text:p>
          </table:table-cell>
          <table:table-cell table:style-name="ce151"/>
          <table:table-cell table:number-columns-repeated="16371"/>
        </table:table-row>
        <table:table-row table:style-name="ro4">
          <table:table-cell/>
          <table:table-cell office:value-type="string" table:style-name="ce241">
            <text:p>8- Operadores de instalações e máquinas e trab. da montagem</text:p>
          </table:table-cell>
          <table:table-cell office:value-type="float" office:value="24563" table:style-name="ce136">
            <text:p>24 563</text:p>
          </table:table-cell>
          <table:table-cell office:value-type="float" office:value="6.0593427304168497" table:style-name="ce242">
            <text:p>6,1<text:s text:c="5"/></text:p>
          </table:table-cell>
          <table:table-cell office:value-type="float" office:value="24569" table:style-name="ce243">
            <text:p>24 569</text:p>
          </table:table-cell>
          <table:table-cell office:value-type="float" office:value="6.0745791878473803" table:style-name="ce244">
            <text:p>6,1<text:s text:c="5"/></text:p>
          </table:table-cell>
          <table:table-cell office:value-type="float" office:value="19373" table:style-name="ce138">
            <text:p>19 373</text:p>
          </table:table-cell>
          <table:table-cell office:value-type="float" office:value="6.0321206610952656" table:style-name="ce245">
            <text:p>6,0<text:s text:c="5"/></text:p>
          </table:table-cell>
          <table:table-cell office:value-type="float" office:value="-6" table:style-name="ce140">
            <text:p><text:s/>- 6</text:p>
          </table:table-cell>
          <table:table-cell office:value-type="float" office:value="-2.4421018356465464E-2" table:style-name="ce141">
            <text:p>-0,0<text:s text:c="3"/></text:p>
          </table:table-cell>
          <table:table-cell office:value-type="float" office:value="5190" table:style-name="ce140">
            <text:p>+5 190</text:p>
          </table:table-cell>
          <table:table-cell office:value-type="float" office:value="26.789862179321737" table:style-name="ce141">
            <text:p>+26,8<text:s text:c="3"/></text:p>
          </table:table-cell>
          <table:table-cell table:style-name="ce157"/>
          <table:table-cell table:number-columns-repeated="16371"/>
        </table:table-row>
        <table:table-row table:style-name="ro4">
          <table:table-cell/>
          <table:table-cell office:value-type="string" table:style-name="ce241">
            <text:p>9- Trabalhadores não qualificados</text:p>
          </table:table-cell>
          <table:table-cell office:value-type="float" office:value="102187" table:style-name="ce136">
            <text:p>102 187</text:p>
          </table:table-cell>
          <table:table-cell office:value-type="float" office:value="25.208079452554927" table:style-name="ce242">
            <text:p>25,2<text:s text:c="5"/></text:p>
          </table:table-cell>
          <table:table-cell office:value-type="float" office:value="101365" table:style-name="ce243">
            <text:p>101 365</text:p>
          </table:table-cell>
          <table:table-cell office:value-type="float" office:value="25.062058666455684" table:style-name="ce244">
            <text:p>25,1<text:s text:c="5"/></text:p>
          </table:table-cell>
          <table:table-cell office:value-type="float" office:value="82183" table:style-name="ce138">
            <text:p>82 183</text:p>
          </table:table-cell>
          <table:table-cell office:value-type="float" office:value="25.589107122840666" table:style-name="ce245">
            <text:p>25,6<text:s text:c="5"/></text:p>
          </table:table-cell>
          <table:table-cell office:value-type="float" office:value="822" table:style-name="ce140">
            <text:p>+ 822</text:p>
          </table:table-cell>
          <table:table-cell office:value-type="float" office:value="0.81093079465298679" table:style-name="ce141">
            <text:p>+0,8<text:s text:c="3"/></text:p>
          </table:table-cell>
          <table:table-cell office:value-type="float" office:value="20004" table:style-name="ce140">
            <text:p>+20 004</text:p>
          </table:table-cell>
          <table:table-cell office:value-type="float" office:value="24.340800408843677" table:style-name="ce141">
            <text:p>+24,3<text:s text:c="3"/></text:p>
          </table:table-cell>
          <table:table-cell table:style-name="ce151"/>
          <table:table-cell table:number-columns-repeated="16371"/>
        </table:table-row>
        <table:table-row table:style-name="ro4">
          <table:table-cell/>
          <table:table-cell office:value-type="string" table:style-name="ce241">
            <text:p>0- Profissões das Forças Armadas</text:p>
          </table:table-cell>
          <table:table-cell office:value-type="float" office:value="174" table:style-name="ce136">
            <text:p><text:s/>174</text:p>
          </table:table-cell>
          <table:table-cell office:value-type="float" office:value="4.2923325126919834E-2" table:style-name="ce242">
            <text:p>0,0<text:s text:c="5"/></text:p>
          </table:table-cell>
          <table:table-cell office:value-type="float" office:value="174" table:style-name="ce243">
            <text:p><text:s/>174</text:p>
          </table:table-cell>
          <table:table-cell office:value-type="float" office:value="4.3020748857724944E-2" table:style-name="ce244">
            <text:p>0,0<text:s text:c="5"/></text:p>
          </table:table-cell>
          <table:table-cell office:value-type="float" office:value="193" table:style-name="ce138">
            <text:p><text:s/>193</text:p>
          </table:table-cell>
          <table:table-cell office:value-type="float" office:value="6.0093908408165295E-2" table:style-name="ce245">
            <text:p>0,1<text:s text:c="5"/></text:p>
          </table:table-cell>
          <table:table-cell office:value-type="float" office:value="0" table:style-name="ce140">
            <text:p>+ 0</text:p>
          </table:table-cell>
          <table:table-cell office:value-type="float" office:value="0" table:style-name="ce141">
            <text:p>+0,0<text:s text:c="3"/></text:p>
          </table:table-cell>
          <table:table-cell office:value-type="float" office:value="-19" table:style-name="ce140">
            <text:p><text:s/>- 19</text:p>
          </table:table-cell>
          <table:table-cell office:value-type="float" office:value="-9.8445595854922274" table:style-name="ce141">
            <text:p>-9,8<text:s text:c="3"/></text:p>
          </table:table-cell>
          <table:table-cell table:style-name="ce157"/>
          <table:table-cell table:number-columns-repeated="16371"/>
        </table:table-row>
        <table:table-row table:style-name="ro4">
          <table:table-cell/>
          <table:table-cell office:value-type="string" table:style-name="ce241">
            <text:p><text:s text:c="5"/>Outros</text:p>
          </table:table-cell>
          <table:table-cell office:value-type="float" office:value="8" table:style-name="ce136">
            <text:p><text:s/>8</text:p>
          </table:table-cell>
          <table:table-cell office:value-type="float" office:value="1.9734862127319462E-3" table:style-name="ce242">
            <text:p>0,0<text:s text:c="5"/></text:p>
          </table:table-cell>
          <table:table-cell office:value-type="float" office:value="10" table:style-name="ce243">
            <text:p><text:s/>10</text:p>
          </table:table-cell>
          <table:table-cell office:value-type="float" office:value="2.4724568309037326E-3" table:style-name="ce244">
            <text:p>0,0<text:s text:c="5"/></text:p>
          </table:table-cell>
          <table:table-cell office:value-type="float" office:value="17" table:style-name="ce138">
            <text:p><text:s/>17</text:p>
          </table:table-cell>
          <table:table-cell office:value-type="float" office:value="5.2932458183358039E-3" table:style-name="ce245">
            <text:p>0,0<text:s text:c="5"/></text:p>
          </table:table-cell>
          <table:table-cell office:value-type="float" office:value="-2" table:style-name="ce140">
            <text:p><text:s/>- 2</text:p>
          </table:table-cell>
          <table:table-cell office:value-type="float" office:value="-20" table:style-name="ce141">
            <text:p>-20,0<text:s text:c="3"/></text:p>
          </table:table-cell>
          <table:table-cell office:value-type="float" office:value="-9" table:style-name="ce140">
            <text:p><text:s/>- 9</text:p>
          </table:table-cell>
          <table:table-cell office:value-type="float" office:value="-52.941176470588239" table:style-name="ce141">
            <text:p>-52,9<text:s text:c="3"/></text:p>
          </table:table-cell>
          <table:table-cell table:style-name="ce151"/>
          <table:table-cell table:number-columns-repeated="16371"/>
        </table:table-row>
        <table:table-row table:style-name="ro32">
          <table:table-cell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166"/>
          <table:table-cell table:style-name="ce167"/>
          <table:table-cell table:style-name="ce166"/>
          <table:table-cell table:style-name="ce167"/>
          <table:table-cell table:style-name="ce151"/>
          <table:table-cell table:number-columns-repeated="16371"/>
        </table:table-row>
        <table:table-row table:style-name="ro27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10" table:style-name="ce1"/>
          <table:table-cell table:style-name="ce157"/>
          <table:table-cell table:number-columns-repeated="16371"/>
        </table:table-row>
        <table:table-row table:number-rows-repeated="5" table:style-name="ro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number-columns-repeated="16371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3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16379" table:style-name="ce1"/>
        </table:table-row>
        <table:table-row table:number-rows-repeated="15" table:style-name="ro20">
          <table:table-cell table:number-columns-repeated="16384"/>
        </table:table-row>
        <table:table-row table:style-name="ro20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number-columns-repeated="16372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4" table:default-cell-style-name="ce1"/>
        <table:table-column table:style-name="co3" table:default-cell-style-name="ce1"/>
        <table:table-column table:style-name="co30" table:default-cell-style-name="ce1"/>
        <table:table-column table:style-name="co18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1" table:default-cell-style-name="ce1"/>
        <table:table-column table:style-name="co39" table:default-cell-style-name="ce1"/>
        <table:table-column table:style-name="co45" table:default-cell-style-name="ce1"/>
        <table:table-column table:style-name="co39" table:number-columns-repeated="3" table:default-cell-style-name="ce1"/>
        <table:table-column table:style-name="co46" table:default-cell-style-name="ce1"/>
        <table:table-column table:style-name="co39" table:number-columns-repeated="16366" table:default-cell-style-name="ce1"/>
        <table:table-row table:style-name="ro20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65644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9736in" svg:y="0.25925in" svg:width="2.02696in" svg:height="0.51096in">
                <draw:text-box>
                  <text:p text:style-name="a48" text:class-names="" text:cond-style-name=""><text:span text:style-name="a46" text:class-names="">MARÇO 2021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2136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20">
          <table:table-cell/>
          <table:table-cell table:number-columns-repeated="11" table:style-name="ce94"/>
          <table:table-cell table:style-name="ce95"/>
          <table:table-cell table:number-columns-repeated="16371"/>
        </table:table-row>
        <table:table-row table:style-name="ro20">
          <table:table-cell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/>
          <table:table-cell office:value-type="string" table:style-name="ce96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style-name="ce95"/>
          <table:table-cell table:number-columns-repeated="16371"/>
        </table:table-row>
        <table:table-row table:style-name="ro21">
          <table:table-cell/>
          <table:table-cell office:value-type="string" table:style-name="ce98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style-name="ce95"/>
          <table:table-cell table:number-columns-repeated="16371"/>
        </table:table-row>
        <table:table-row table:style-name="ro24">
          <table:table-cell/>
          <table:table-cell table:style-name="ce94"/>
          <table:table-cell table:style-name="ce100"/>
          <table:table-cell table:number-columns-repeated="9" table:style-name="ce94"/>
          <table:table-cell table:style-name="ce95"/>
          <table:table-cell table:number-columns-repeated="16371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style-name="ce106"/>
          <table:table-cell table:number-columns-repeated="16371"/>
        </table:table-row>
        <table:table-row table:style-name="ro20">
          <table:table-cell/>
          <table:table-cell office:value-type="string" table:style-name="ce107">
            <text:p>CAE <text:s/>Rev.3</text:p>
          </table:table-cell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1">(1)<text:s/></text:span></text:p>
          </table:table-cell>
          <table:covered-table-cell/>
          <table:table-cell table:style-name="ce106"/>
          <table:table-cell table:number-columns-repeated="16371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style-name="ce120"/>
          <table:table-cell table:number-columns-repeated="16371"/>
        </table:table-row>
        <table:table-row table:style-name="ro33">
          <table:table-cell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style-name="ce120"/>
          <table:table-cell table:number-columns-repeated="16371"/>
        </table:table-row>
        <table:table-row table:style-name="ro13">
          <table:table-cell/>
          <table:table-cell office:value-type="string" table:style-name="ce261">
            <text:p><text:s text:c="2"/>Total</text:p>
          </table:table-cell>
          <table:table-cell office:value-type="float" office:value="373396" table:style-name="ce127">
            <text:p>373 396</text:p>
          </table:table-cell>
          <table:table-cell office:value-type="float" office:value="99.999999999999986" table:style-name="ce128">
            <text:p>100,0<text:s text:c="5"/></text:p>
          </table:table-cell>
          <table:table-cell office:value-type="float" office:value="372754" table:style-name="ce129">
            <text:p>372 75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94178" table:style-name="ce129">
            <text:p>294 17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642" table:style-name="ce131">
            <text:p>+ 642</text:p>
          </table:table-cell>
          <table:table-cell office:value-type="float" office:value="0.17223155217650246" table:style-name="ce132">
            <text:p>+0,2<text:s text:c="3"/></text:p>
          </table:table-cell>
          <table:table-cell office:value-type="float" office:value="79218" table:style-name="ce131">
            <text:p>+79 218</text:p>
          </table:table-cell>
          <table:table-cell office:value-type="float" office:value="26.928594252459398" table:style-name="ce132">
            <text:p>+26,9<text:s text:c="3"/></text:p>
          </table:table-cell>
          <table:table-cell table:style-name="ce133"/>
          <table:table-cell table:number-columns-repeated="16371"/>
        </table:table-row>
        <table:table-row table:style-name="ro2">
          <table:table-cell table:style-name="ce262"/>
          <table:table-cell office:value-type="string" table:style-name="ce263">
            <text:p>Agricultura, produção animal, caça, floresta e pesca</text:p>
          </table:table-cell>
          <table:table-cell office:value-type="float" office:value="15625" table:style-name="ce127">
            <text:p>15 625</text:p>
          </table:table-cell>
          <table:table-cell office:value-type="float" office:value="4.184565447942667" table:style-name="ce128">
            <text:p>4,2<text:s text:c="5"/></text:p>
          </table:table-cell>
          <table:table-cell office:value-type="float" office:value="15939" table:style-name="ce129">
            <text:p>15 939</text:p>
          </table:table-cell>
          <table:table-cell office:value-type="float" office:value="4.2760104519334465" table:style-name="ce130">
            <text:p>4,3<text:s text:c="5"/></text:p>
          </table:table-cell>
          <table:table-cell office:value-type="float" office:value="14275" table:style-name="ce129">
            <text:p>14 275</text:p>
          </table:table-cell>
          <table:table-cell office:value-type="float" office:value="4.8525042661245905" table:style-name="ce130">
            <text:p>4,9<text:s text:c="5"/></text:p>
          </table:table-cell>
          <table:table-cell office:value-type="float" office:value="-314" table:style-name="ce131">
            <text:p><text:s/>- 314</text:p>
          </table:table-cell>
          <table:table-cell office:value-type="float" office:value="-1.9700106656628396" table:style-name="ce132">
            <text:p>-2,0<text:s text:c="3"/></text:p>
          </table:table-cell>
          <table:table-cell office:value-type="float" office:value="1350" table:style-name="ce131">
            <text:p>+1 350</text:p>
          </table:table-cell>
          <table:table-cell office:value-type="float" office:value="9.4570928196147115" table:style-name="ce132">
            <text:p>+9,5<text:s text:c="3"/></text:p>
          </table:table-cell>
          <table:table-cell table:style-name="ce264"/>
          <table:table-cell table:number-columns-repeated="16371" table:style-name="ce262"/>
        </table:table-row>
        <table:table-row table:style-name="ro34">
          <table:table-cell table:style-name="ce262"/>
          <table:table-cell office:value-type="string" table:style-name="ce263">
            <text:p>Indústria, energia e água e construção</text:p>
          </table:table-cell>
          <table:table-cell office:value-type="float" office:value="72731" table:style-name="ce147">
            <text:p>72 731</text:p>
          </table:table-cell>
          <table:table-cell office:value-type="float" office:value="19.478248294036359" table:style-name="ce148">
            <text:p>19,5<text:s text:c="5"/></text:p>
          </table:table-cell>
          <table:table-cell office:value-type="float" office:value="73229" table:style-name="ce129">
            <text:p>73 229</text:p>
          </table:table-cell>
          <table:table-cell office:value-type="float" office:value="19.64539615939735" table:style-name="ce130">
            <text:p>19,6<text:s text:c="5"/></text:p>
          </table:table-cell>
          <table:table-cell office:value-type="float" office:value="66358" table:style-name="ce129">
            <text:p>66 358</text:p>
          </table:table-cell>
          <table:table-cell office:value-type="float" office:value="22.557091284868346" table:style-name="ce130">
            <text:p>22,6<text:s text:c="5"/></text:p>
          </table:table-cell>
          <table:table-cell office:value-type="float" office:value="-498" table:style-name="ce131">
            <text:p><text:s/>- 498</text:p>
          </table:table-cell>
          <table:table-cell office:value-type="float" office:value="-0.68005844679020611" table:style-name="ce132">
            <text:p>-0,7<text:s text:c="3"/></text:p>
          </table:table-cell>
          <table:table-cell office:value-type="float" office:value="6373" table:style-name="ce131">
            <text:p>+6 373</text:p>
          </table:table-cell>
          <table:table-cell office:value-type="float" office:value="9.6039663642665545" table:style-name="ce132">
            <text:p>+9,6<text:s text:c="3"/></text:p>
          </table:table-cell>
          <table:table-cell table:style-name="ce264"/>
          <table:table-cell table:number-columns-repeated="16371" table:style-name="ce262"/>
        </table:table-row>
        <table:table-row table:style-name="ro35">
          <table:table-cell/>
          <table:table-cell office:value-type="string" table:style-name="ce265">
            <text:p>Indústrias extrativas</text:p>
          </table:table-cell>
          <table:table-cell office:value-type="float" office:value="2031" table:style-name="ce136">
            <text:p>2 031</text:p>
          </table:table-cell>
          <table:table-cell office:value-type="float" office:value="0.54392655518537958" table:style-name="ce137">
            <text:p>0,5<text:s text:c="5"/></text:p>
          </table:table-cell>
          <table:table-cell office:value-type="float" office:value="1958" table:style-name="ce138">
            <text:p>1 958</text:p>
          </table:table-cell>
          <table:table-cell office:value-type="float" office:value="0.52527940679375673" table:style-name="ce139">
            <text:p>0,5<text:s text:c="5"/></text:p>
          </table:table-cell>
          <table:table-cell office:value-type="float" office:value="1811" table:style-name="ce138">
            <text:p>1 811</text:p>
          </table:table-cell>
          <table:table-cell office:value-type="float" office:value="0.61561367607366968" table:style-name="ce139">
            <text:p>0,6<text:s text:c="5"/></text:p>
          </table:table-cell>
          <table:table-cell office:value-type="float" office:value="73" table:style-name="ce140">
            <text:p>+ 73</text:p>
          </table:table-cell>
          <table:table-cell office:value-type="float" office:value="3.7282941777323804" table:style-name="ce141">
            <text:p>+3,7<text:s text:c="3"/></text:p>
          </table:table-cell>
          <table:table-cell office:value-type="float" office:value="220" table:style-name="ce140">
            <text:p>+ 220</text:p>
          </table:table-cell>
          <table:table-cell office:value-type="float" office:value="12.147984538928769" table:style-name="ce141">
            <text:p>+12,1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8019" table:style-name="ce136">
            <text:p>8 019</text:p>
          </table:table-cell>
          <table:table-cell office:value-type="float" office:value="2.1475859409313438" table:style-name="ce137">
            <text:p>2,1<text:s text:c="5"/></text:p>
          </table:table-cell>
          <table:table-cell office:value-type="float" office:value="8073" table:style-name="ce138">
            <text:p>8 073</text:p>
          </table:table-cell>
          <table:table-cell office:value-type="float" office:value="2.1657715276026548" table:style-name="ce139">
            <text:p>2,2<text:s text:c="5"/></text:p>
          </table:table-cell>
          <table:table-cell office:value-type="float" office:value="6661" table:style-name="ce138">
            <text:p>6 661</text:p>
          </table:table-cell>
          <table:table-cell office:value-type="float" office:value="2.2642753706939334" table:style-name="ce139">
            <text:p>2,3<text:s text:c="5"/></text:p>
          </table:table-cell>
          <table:table-cell office:value-type="float" office:value="-54" table:style-name="ce140">
            <text:p><text:s/>- 54</text:p>
          </table:table-cell>
          <table:table-cell office:value-type="float" office:value="-0.66889632107023411" table:style-name="ce141">
            <text:p>-0,7<text:s text:c="3"/></text:p>
          </table:table-cell>
          <table:table-cell office:value-type="float" office:value="1358" table:style-name="ce140">
            <text:p>+1 358</text:p>
          </table:table-cell>
          <table:table-cell office:value-type="float" office:value="20.387329229845371" table:style-name="ce141">
            <text:p>+20,4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Fabricação de têxteis</text:p>
          </table:table-cell>
          <table:table-cell office:value-type="float" office:value="3181" table:style-name="ce136">
            <text:p>3 181</text:p>
          </table:table-cell>
          <table:table-cell office:value-type="float" office:value="0.85191057215395982" table:style-name="ce154">
            <text:p>0,9<text:s text:c="5"/></text:p>
          </table:table-cell>
          <table:table-cell office:value-type="float" office:value="3205" table:style-name="ce155">
            <text:p>3 205</text:p>
          </table:table-cell>
          <table:table-cell office:value-type="float" office:value="0.85981639365372342" table:style-name="ce156">
            <text:p>0,9<text:s text:c="5"/></text:p>
          </table:table-cell>
          <table:table-cell office:value-type="float" office:value="2897" table:style-name="ce138">
            <text:p>2 897</text:p>
          </table:table-cell>
          <table:table-cell office:value-type="float" office:value="0.98477792357008354" table:style-name="ce156">
            <text:p>1,0<text:s text:c="5"/></text:p>
          </table:table-cell>
          <table:table-cell office:value-type="float" office:value="-24" table:style-name="ce140">
            <text:p><text:s/>- 24</text:p>
          </table:table-cell>
          <table:table-cell office:value-type="float" office:value="-0.74882995319812795" table:style-name="ce141">
            <text:p>-0,7<text:s text:c="3"/></text:p>
          </table:table-cell>
          <table:table-cell office:value-type="float" office:value="284" table:style-name="ce140">
            <text:p>+ 284</text:p>
          </table:table-cell>
          <table:table-cell office:value-type="float" office:value="9.803244735933724" table:style-name="ce141">
            <text:p>+9,8<text:s text:c="3"/></text:p>
          </table:table-cell>
          <table:table-cell table:style-name="ce157"/>
          <table:table-cell table:number-columns-repeated="16371"/>
        </table:table-row>
        <table:table-row table:style-name="ro35">
          <table:table-cell/>
          <table:table-cell office:value-type="string" table:style-name="ce266">
            <text:p>Indústria do vestuário</text:p>
          </table:table-cell>
          <table:table-cell office:value-type="float" office:value="9693" table:style-name="ce136">
            <text:p>9 693</text:p>
          </table:table-cell>
          <table:table-cell office:value-type="float" office:value="2.5959035447621295" table:style-name="ce154">
            <text:p>2,6<text:s text:c="5"/></text:p>
          </table:table-cell>
          <table:table-cell office:value-type="float" office:value="9879" table:style-name="ce155">
            <text:p>9 879</text:p>
          </table:table-cell>
          <table:table-cell office:value-type="float" office:value="2.6502733706412274" table:style-name="ce156">
            <text:p>2,7<text:s text:c="5"/></text:p>
          </table:table-cell>
          <table:table-cell office:value-type="float" office:value="9039" table:style-name="ce138">
            <text:p>9 039</text:p>
          </table:table-cell>
          <table:table-cell office:value-type="float" office:value="3.0726294964273331" table:style-name="ce156">
            <text:p>3,1<text:s text:c="5"/></text:p>
          </table:table-cell>
          <table:table-cell office:value-type="float" office:value="-186" table:style-name="ce140">
            <text:p><text:s/>- 186</text:p>
          </table:table-cell>
          <table:table-cell office:value-type="float" office:value="-1.8827816580625569" table:style-name="ce141">
            <text:p>-1,9<text:s text:c="3"/></text:p>
          </table:table-cell>
          <table:table-cell office:value-type="float" office:value="654" table:style-name="ce140">
            <text:p>+ 654</text:p>
          </table:table-cell>
          <table:table-cell office:value-type="float" office:value="7.2353136408894789" table:style-name="ce141">
            <text:p>+7,2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4747" table:style-name="ce136">
            <text:p>4 747</text:p>
          </table:table-cell>
          <table:table-cell office:value-type="float" office:value="1.2713044596085656" table:style-name="ce154">
            <text:p>1,3<text:s text:c="5"/></text:p>
          </table:table-cell>
          <table:table-cell office:value-type="float" office:value="4564" table:style-name="ce155">
            <text:p>4 564</text:p>
          </table:table-cell>
          <table:table-cell office:value-type="float" office:value="1.2244000064385627" table:style-name="ce156">
            <text:p>1,2<text:s text:c="5"/></text:p>
          </table:table-cell>
          <table:table-cell office:value-type="float" office:value="3549" table:style-name="ce138">
            <text:p>3 549</text:p>
          </table:table-cell>
          <table:table-cell office:value-type="float" office:value="1.206412444166457" table:style-name="ce156">
            <text:p>1,2<text:s text:c="5"/></text:p>
          </table:table-cell>
          <table:table-cell office:value-type="float" office:value="183" table:style-name="ce140">
            <text:p>+ 183</text:p>
          </table:table-cell>
          <table:table-cell office:value-type="float" office:value="4.009640666082384" table:style-name="ce141">
            <text:p>+4,0<text:s text:c="3"/></text:p>
          </table:table-cell>
          <table:table-cell office:value-type="float" office:value="1198" table:style-name="ce140">
            <text:p>+1 198</text:p>
          </table:table-cell>
          <table:table-cell office:value-type="float" office:value="33.755987602141445" table:style-name="ce141">
            <text:p>+33,8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Indústria da madeira e da cortiça</text:p>
          </table:table-cell>
          <table:table-cell office:value-type="float" office:value="2107" table:style-name="ce136">
            <text:p>2 107</text:p>
          </table:table-cell>
          <table:table-cell office:value-type="float" office:value="0.56428028152417276" table:style-name="ce154">
            <text:p>0,6<text:s text:c="5"/></text:p>
          </table:table-cell>
          <table:table-cell office:value-type="float" office:value="2163" table:style-name="ce155">
            <text:p>2 163</text:p>
          </table:table-cell>
          <table:table-cell office:value-type="float" office:value="0.58027546317410406" table:style-name="ce156">
            <text:p>0,6<text:s text:c="5"/></text:p>
          </table:table-cell>
          <table:table-cell office:value-type="float" office:value="1985" table:style-name="ce138">
            <text:p>1 985</text:p>
          </table:table-cell>
          <table:table-cell office:value-type="float" office:value="0.67476153893221114" table:style-name="ce156">
            <text:p>0,7<text:s text:c="5"/></text:p>
          </table:table-cell>
          <table:table-cell office:value-type="float" office:value="-56" table:style-name="ce140">
            <text:p><text:s/>- 56</text:p>
          </table:table-cell>
          <table:table-cell office:value-type="float" office:value="-2.5889967637540456" table:style-name="ce141">
            <text:p>-2,6<text:s text:c="3"/></text:p>
          </table:table-cell>
          <table:table-cell office:value-type="float" office:value="122" table:style-name="ce140">
            <text:p>+ 122</text:p>
          </table:table-cell>
          <table:table-cell office:value-type="float" office:value="6.1460957178841307" table:style-name="ce141">
            <text:p>+6,1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1340" table:style-name="ce136">
            <text:p>1 340</text:p>
          </table:table-cell>
          <table:table-cell office:value-type="float" office:value="0.35886833281556313" table:style-name="ce154">
            <text:p>0,4<text:s text:c="5"/></text:p>
          </table:table-cell>
          <table:table-cell office:value-type="float" office:value="1346" table:style-name="ce155">
            <text:p>1 346</text:p>
          </table:table-cell>
          <table:table-cell office:value-type="float" office:value="0.36109605798998801" table:style-name="ce156">
            <text:p>0,4<text:s text:c="5"/></text:p>
          </table:table-cell>
          <table:table-cell office:value-type="float" office:value="1231" table:style-name="ce138">
            <text:p>1 231</text:p>
          </table:table-cell>
          <table:table-cell office:value-type="float" office:value="0.41845413321186492" table:style-name="ce156">
            <text:p>0,4<text:s text:c="5"/></text:p>
          </table:table-cell>
          <table:table-cell office:value-type="float" office:value="-6" table:style-name="ce140">
            <text:p><text:s/>- 6</text:p>
          </table:table-cell>
          <table:table-cell office:value-type="float" office:value="-0.44576523031203563" table:style-name="ce141">
            <text:p>-0,4<text:s text:c="3"/></text:p>
          </table:table-cell>
          <table:table-cell office:value-type="float" office:value="109" table:style-name="ce140">
            <text:p>+ 109</text:p>
          </table:table-cell>
          <table:table-cell office:value-type="float" office:value="8.8545897644191705" table:style-name="ce141">
            <text:p>+8,9<text:s text:c="3"/></text:p>
          </table:table-cell>
          <table:table-cell table:style-name="ce151"/>
          <table:table-cell table:number-columns-repeated="16371"/>
        </table:table-row>
        <table:table-row table:style-name="ro35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2458" table:style-name="ce136">
            <text:p>2 458</text:p>
          </table:table-cell>
          <table:table-cell office:value-type="float" office:value="0.65828235974675686" table:style-name="ce154">
            <text:p>0,7<text:s text:c="5"/></text:p>
          </table:table-cell>
          <table:table-cell office:value-type="float" office:value="2489" table:style-name="ce155">
            <text:p>2 489</text:p>
          </table:table-cell>
          <table:table-cell office:value-type="float" office:value="0.6677326064911443" table:style-name="ce156">
            <text:p>0,7<text:s text:c="5"/></text:p>
          </table:table-cell>
          <table:table-cell office:value-type="float" office:value="2109" table:style-name="ce138">
            <text:p>2 109</text:p>
          </table:table-cell>
          <table:table-cell office:value-type="float" office:value="0.7169128894750797" table:style-name="ce156">
            <text:p>0,7<text:s text:c="5"/></text:p>
          </table:table-cell>
          <table:table-cell office:value-type="float" office:value="-31" table:style-name="ce140">
            <text:p><text:s/>- 31</text:p>
          </table:table-cell>
          <table:table-cell office:value-type="float" office:value="-1.2454801124949779" table:style-name="ce141">
            <text:p>-1,2<text:s text:c="3"/></text:p>
          </table:table-cell>
          <table:table-cell office:value-type="float" office:value="349" table:style-name="ce140">
            <text:p>+ 349</text:p>
          </table:table-cell>
          <table:table-cell office:value-type="float" office:value="16.548127074442863" table:style-name="ce141">
            <text:p>+16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1899" table:style-name="ce136">
            <text:p>1 899</text:p>
          </table:table-cell>
          <table:table-cell office:value-type="float" office:value="0.50857534628115986" table:style-name="ce154">
            <text:p>0,5<text:s text:c="5"/></text:p>
          </table:table-cell>
          <table:table-cell office:value-type="float" office:value="1902" table:style-name="ce155">
            <text:p>1 902</text:p>
          </table:table-cell>
          <table:table-cell office:value-type="float" office:value="0.51025609383132042" table:style-name="ce156">
            <text:p>0,5<text:s text:c="5"/></text:p>
          </table:table-cell>
          <table:table-cell office:value-type="float" office:value="1659" table:style-name="ce138">
            <text:p>1 659</text:p>
          </table:table-cell>
          <table:table-cell office:value-type="float" office:value="0.5639442786340243" table:style-name="ce156">
            <text:p>0,6<text:s text:c="5"/></text:p>
          </table:table-cell>
          <table:table-cell office:value-type="float" office:value="-3" table:style-name="ce140">
            <text:p><text:s/>- 3</text:p>
          </table:table-cell>
          <table:table-cell office:value-type="float" office:value="-0.15772870662460567" table:style-name="ce141">
            <text:p>-0,2<text:s text:c="3"/></text:p>
          </table:table-cell>
          <table:table-cell office:value-type="float" office:value="240" table:style-name="ce140">
            <text:p>+ 240</text:p>
          </table:table-cell>
          <table:table-cell office:value-type="float" office:value="14.466546112115733" table:style-name="ce141">
            <text:p>+14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4019" table:style-name="ce136">
            <text:p>4 019</text:p>
          </table:table-cell>
          <table:table-cell office:value-type="float" office:value="1.0763371862580209" table:style-name="ce154">
            <text:p>1,1<text:s text:c="5"/></text:p>
          </table:table-cell>
          <table:table-cell office:value-type="float" office:value="4119" table:style-name="ce155">
            <text:p>4 119</text:p>
          </table:table-cell>
          <table:table-cell office:value-type="float" office:value="1.1050183230763453" table:style-name="ce156">
            <text:p>1,1<text:s text:c="5"/></text:p>
          </table:table-cell>
          <table:table-cell office:value-type="float" office:value="4189" table:style-name="ce138">
            <text:p>4 189</text:p>
          </table:table-cell>
          <table:table-cell office:value-type="float" office:value="1.4239678018070692" table:style-name="ce156">
            <text:p>1,4<text:s text:c="5"/></text:p>
          </table:table-cell>
          <table:table-cell office:value-type="float" office:value="-100" table:style-name="ce140">
            <text:p><text:s/>- 100</text:p>
          </table:table-cell>
          <table:table-cell office:value-type="float" office:value="-2.4277737314882253" table:style-name="ce141">
            <text:p>-2,4<text:s text:c="3"/></text:p>
          </table:table-cell>
          <table:table-cell office:value-type="float" office:value="-170" table:style-name="ce140">
            <text:p><text:s/>- 170</text:p>
          </table:table-cell>
          <table:table-cell office:value-type="float" office:value="-4.0582477918357602" table:style-name="ce141">
            <text:p>-4,1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2619" table:style-name="ce136">
            <text:p>2 619</text:p>
          </table:table-cell>
          <table:table-cell office:value-type="float" office:value="0.70140012212235803" table:style-name="ce154">
            <text:p>0,7<text:s text:c="5"/></text:p>
          </table:table-cell>
          <table:table-cell office:value-type="float" office:value="2687" table:style-name="ce155">
            <text:p>2 687</text:p>
          </table:table-cell>
          <table:table-cell office:value-type="float" office:value="0.72085074875118715" table:style-name="ce156">
            <text:p>0,7<text:s text:c="5"/></text:p>
          </table:table-cell>
          <table:table-cell office:value-type="float" office:value="2586" table:style-name="ce138">
            <text:p>2 586</text:p>
          </table:table-cell>
          <table:table-cell office:value-type="float" office:value="0.8790596169665984" table:style-name="ce156">
            <text:p>0,9<text:s text:c="5"/></text:p>
          </table:table-cell>
          <table:table-cell office:value-type="float" office:value="-68" table:style-name="ce140">
            <text:p><text:s/>- 68</text:p>
          </table:table-cell>
          <table:table-cell office:value-type="float" office:value="-2.5307033866765907" table:style-name="ce141">
            <text:p>-2,5<text:s text:c="3"/></text:p>
          </table:table-cell>
          <table:table-cell office:value-type="float" office:value="33" table:style-name="ce140">
            <text:p>+ 33</text:p>
          </table:table-cell>
          <table:table-cell office:value-type="float" office:value="1.2761020881670533" table:style-name="ce141">
            <text:p>+1,3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2585" table:style-name="ce136">
            <text:p>2 585</text:p>
          </table:table-cell>
          <table:table-cell office:value-type="float" office:value="0.69229450770763479" table:style-name="ce154">
            <text:p>0,7<text:s text:c="5"/></text:p>
          </table:table-cell>
          <table:table-cell office:value-type="float" office:value="2590" table:style-name="ce155">
            <text:p>2 590</text:p>
          </table:table-cell>
          <table:table-cell office:value-type="float" office:value="0.69482822451268134" table:style-name="ce156">
            <text:p>0,7<text:s text:c="5"/></text:p>
          </table:table-cell>
          <table:table-cell office:value-type="float" office:value="2068" table:style-name="ce138">
            <text:p>2 068</text:p>
          </table:table-cell>
          <table:table-cell office:value-type="float" office:value="0.70297574937622809" table:style-name="ce156">
            <text:p>0,7<text:s text:c="5"/></text:p>
          </table:table-cell>
          <table:table-cell office:value-type="float" office:value="-5" table:style-name="ce140">
            <text:p><text:s/>- 5</text:p>
          </table:table-cell>
          <table:table-cell office:value-type="float" office:value="-0.19305019305019305" table:style-name="ce141">
            <text:p>-0,2<text:s text:c="3"/></text:p>
          </table:table-cell>
          <table:table-cell office:value-type="float" office:value="517" table:style-name="ce140">
            <text:p>+ 517</text:p>
          </table:table-cell>
          <table:table-cell office:value-type="float" office:value="25" table:style-name="ce141">
            <text:p>+25,0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4202" table:style-name="ce136">
            <text:p>4 202</text:p>
          </table:table-cell>
          <table:table-cell office:value-type="float" office:value="1.1253468167843255" table:style-name="ce154">
            <text:p>1,1<text:s text:c="5"/></text:p>
          </table:table-cell>
          <table:table-cell office:value-type="float" office:value="4205" table:style-name="ce155">
            <text:p>4 205</text:p>
          </table:table-cell>
          <table:table-cell office:value-type="float" office:value="1.1280898394115153" table:style-name="ce156">
            <text:p>1,1<text:s text:c="5"/></text:p>
          </table:table-cell>
          <table:table-cell office:value-type="float" office:value="3923" table:style-name="ce138">
            <text:p>3 923</text:p>
          </table:table-cell>
          <table:table-cell office:value-type="float" office:value="1.3335463562876899" table:style-name="ce156">
            <text:p>1,3<text:s text:c="5"/></text:p>
          </table:table-cell>
          <table:table-cell office:value-type="float" office:value="-3" table:style-name="ce140">
            <text:p><text:s/>- 3</text:p>
          </table:table-cell>
          <table:table-cell office:value-type="float" office:value="-7.1343638525564801E-2" table:style-name="ce141">
            <text:p>-0,1<text:s text:c="3"/></text:p>
          </table:table-cell>
          <table:table-cell office:value-type="float" office:value="279" table:style-name="ce140">
            <text:p>+ 279</text:p>
          </table:table-cell>
          <table:table-cell office:value-type="float" office:value="7.1119041549834314" table:style-name="ce141">
            <text:p>+7,1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1342" table:style-name="ce136">
            <text:p>1 342</text:p>
          </table:table-cell>
          <table:table-cell office:value-type="float" office:value="0.35940395719289975" table:style-name="ce154">
            <text:p>0,4<text:s text:c="5"/></text:p>
          </table:table-cell>
          <table:table-cell office:value-type="float" office:value="1301" table:style-name="ce155">
            <text:p>1 301</text:p>
          </table:table-cell>
          <table:table-cell office:value-type="float" office:value="0.34902375293088739" table:style-name="ce156">
            <text:p>0,3<text:s text:c="5"/></text:p>
          </table:table-cell>
          <table:table-cell office:value-type="float" office:value="1094" table:style-name="ce138">
            <text:p>1 094</text:p>
          </table:table-cell>
          <table:table-cell office:value-type="float" office:value="0.37188368946692141" table:style-name="ce156">
            <text:p>0,4<text:s text:c="5"/></text:p>
          </table:table-cell>
          <table:table-cell office:value-type="float" office:value="41" table:style-name="ce140">
            <text:p>+ 41</text:p>
          </table:table-cell>
          <table:table-cell office:value-type="float" office:value="3.1514219830899313" table:style-name="ce141">
            <text:p>+3,2<text:s text:c="3"/></text:p>
          </table:table-cell>
          <table:table-cell office:value-type="float" office:value="248" table:style-name="ce140">
            <text:p>+ 248</text:p>
          </table:table-cell>
          <table:table-cell office:value-type="float" office:value="22.6691042047532" table:style-name="ce141">
            <text:p>+22,7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Construção</text:p>
          </table:table-cell>
          <table:table-cell office:value-type="float" office:value="22489" table:style-name="ce136">
            <text:p>22 489</text:p>
          </table:table-cell>
          <table:table-cell office:value-type="float" office:value="6.0228283109620886" table:style-name="ce154">
            <text:p>6,0<text:s text:c="5"/></text:p>
          </table:table-cell>
          <table:table-cell office:value-type="float" office:value="22748" table:style-name="ce155">
            <text:p>22 748</text:p>
          </table:table-cell>
          <table:table-cell office:value-type="float" office:value="6.1026843440982521" table:style-name="ce156">
            <text:p>6,1<text:s text:c="5"/></text:p>
          </table:table-cell>
          <table:table-cell office:value-type="float" office:value="21557" table:style-name="ce138">
            <text:p>21 557</text:p>
          </table:table-cell>
          <table:table-cell office:value-type="float" office:value="7.3278763197791807" table:style-name="ce156">
            <text:p>7,3<text:s text:c="5"/></text:p>
          </table:table-cell>
          <table:table-cell office:value-type="float" office:value="-259" table:style-name="ce140">
            <text:p><text:s/>- 259</text:p>
          </table:table-cell>
          <table:table-cell office:value-type="float" office:value="-1.1385616317918059" table:style-name="ce141">
            <text:p>-1,1<text:s text:c="3"/></text:p>
          </table:table-cell>
          <table:table-cell office:value-type="float" office:value="932" table:style-name="ce140">
            <text:p>+ 932</text:p>
          </table:table-cell>
          <table:table-cell office:value-type="float" office:value="4.3234216263858611" table:style-name="ce141">
            <text:p>+4,3<text:s text:c="3"/></text:p>
          </table:table-cell>
          <table:table-cell table:number-columns-repeated="16372" table:style-name="ce1"/>
        </table:table-row>
        <table:table-row table:style-name="ro11">
          <table:table-cell table:style-name="ce262"/>
          <table:table-cell office:value-type="string" table:style-name="ce263">
            <text:p>Serviços</text:p>
          </table:table-cell>
          <table:table-cell office:value-type="float" office:value="274496" table:style-name="ce147">
            <text:p>274 496</text:p>
          </table:table-cell>
          <table:table-cell office:value-type="float" office:value="73.513374540702088" table:style-name="ce148">
            <text:p>73,5<text:s text:c="5"/></text:p>
          </table:table-cell>
          <table:table-cell office:value-type="float" office:value="273082" table:style-name="ce149">
            <text:p>273 082</text:p>
          </table:table-cell>
          <table:table-cell office:value-type="float" office:value="73.260649114429356" table:style-name="ce150">
            <text:p>73,3<text:s text:c="5"/></text:p>
          </table:table-cell>
          <table:table-cell office:value-type="float" office:value="209840" table:style-name="ce149">
            <text:p>209 840</text:p>
          </table:table-cell>
          <table:table-cell office:value-type="float" office:value="71.330962886415705" table:style-name="ce150">
            <text:p>71,3<text:s text:c="5"/></text:p>
          </table:table-cell>
          <table:table-cell office:value-type="float" office:value="1414" table:style-name="ce131">
            <text:p>+1 414</text:p>
          </table:table-cell>
          <table:table-cell office:value-type="float" office:value="0.51779319032378557" table:style-name="ce132">
            <text:p>+0,5<text:s text:c="3"/></text:p>
          </table:table-cell>
          <table:table-cell office:value-type="float" office:value="64656" table:style-name="ce131">
            <text:p>+64 656</text:p>
          </table:table-cell>
          <table:table-cell office:value-type="float" office:value="30.812047274113613" table:style-name="ce132">
            <text:p>+30,8<text:s text:c="3"/></text:p>
          </table:table-cell>
          <table:table-cell table:number-columns-repeated="16372" table:style-name="ce262"/>
        </table:table-row>
        <table:table-row table:style-name="ro35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4533" table:style-name="ce136">
            <text:p>4 533</text:p>
          </table:table-cell>
          <table:table-cell office:value-type="float" office:value="1.2139926512335431" table:style-name="ce154">
            <text:p>1,2<text:s text:c="5"/></text:p>
          </table:table-cell>
          <table:table-cell office:value-type="float" office:value="4481" table:style-name="ce155">
            <text:p>4 481</text:p>
          </table:table-cell>
          <table:table-cell office:value-type="float" office:value="1.202133310440666" table:style-name="ce156">
            <text:p>1,2<text:s text:c="5"/></text:p>
          </table:table-cell>
          <table:table-cell office:value-type="float" office:value="3731" table:style-name="ce155">
            <text:p>3 731</text:p>
          </table:table-cell>
          <table:table-cell office:value-type="float" office:value="1.2682797489955062" table:style-name="ce156">
            <text:p>1,3<text:s text:c="5"/></text:p>
          </table:table-cell>
          <table:table-cell office:value-type="float" office:value="52" table:style-name="ce140">
            <text:p>+ 52</text:p>
          </table:table-cell>
          <table:table-cell office:value-type="float" office:value="1.1604552555233207" table:style-name="ce141">
            <text:p>+1,2<text:s text:c="3"/></text:p>
          </table:table-cell>
          <table:table-cell office:value-type="float" office:value="802" table:style-name="ce140">
            <text:p>+ 802</text:p>
          </table:table-cell>
          <table:table-cell office:value-type="float" office:value="21.495577593138567" table:style-name="ce141">
            <text:p>+21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5">
            <text:p>Comércio por grosso e a retalho</text:p>
          </table:table-cell>
          <table:table-cell office:value-type="float" office:value="40455" table:style-name="ce136">
            <text:p>40 455</text:p>
          </table:table-cell>
          <table:table-cell office:value-type="float" office:value="10.834342092577318" table:style-name="ce154">
            <text:p>10,8<text:s text:c="5"/></text:p>
          </table:table-cell>
          <table:table-cell office:value-type="float" office:value="39947" table:style-name="ce155">
            <text:p>39 947</text:p>
          </table:table-cell>
          <table:table-cell office:value-type="float" office:value="10.716719337686516" table:style-name="ce156">
            <text:p>10,7<text:s text:c="5"/></text:p>
          </table:table-cell>
          <table:table-cell office:value-type="float" office:value="32382" table:style-name="ce155">
            <text:p>32 382</text:p>
          </table:table-cell>
          <table:table-cell office:value-type="float" office:value="11.007621236122347" table:style-name="ce156">
            <text:p>11,0<text:s text:c="5"/></text:p>
          </table:table-cell>
          <table:table-cell office:value-type="float" office:value="508" table:style-name="ce140">
            <text:p>+ 508</text:p>
          </table:table-cell>
          <table:table-cell office:value-type="float" office:value="1.2716849826019476" table:style-name="ce141">
            <text:p>+1,3<text:s text:c="3"/></text:p>
          </table:table-cell>
          <table:table-cell office:value-type="float" office:value="8073" table:style-name="ce140">
            <text:p>+8 073</text:p>
          </table:table-cell>
          <table:table-cell office:value-type="float" office:value="24.930516953863258" table:style-name="ce141">
            <text:p>+24,9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Transportes e armazenagem</text:p>
          </table:table-cell>
          <table:table-cell office:value-type="float" office:value="7375" table:style-name="ce136">
            <text:p>7 375</text:p>
          </table:table-cell>
          <table:table-cell office:value-type="float" office:value="1.9751148914289387" table:style-name="ce154">
            <text:p>2,0<text:s text:c="5"/></text:p>
          </table:table-cell>
          <table:table-cell office:value-type="float" office:value="7355" table:style-name="ce155">
            <text:p>7 355</text:p>
          </table:table-cell>
          <table:table-cell office:value-type="float" office:value="1.9731511935485602" table:style-name="ce156">
            <text:p>2,0<text:s text:c="5"/></text:p>
          </table:table-cell>
          <table:table-cell office:value-type="float" office:value="5185" table:style-name="ce155">
            <text:p>5 185</text:p>
          </table:table-cell>
          <table:table-cell office:value-type="float" office:value="1.7625383271352719" table:style-name="ce156">
            <text:p>1,8<text:s text:c="5"/></text:p>
          </table:table-cell>
          <table:table-cell office:value-type="float" office:value="20" table:style-name="ce140">
            <text:p>+ 20</text:p>
          </table:table-cell>
          <table:table-cell office:value-type="float" office:value="0.27192386131883073" table:style-name="ce141">
            <text:p>+0,3<text:s text:c="3"/></text:p>
          </table:table-cell>
          <table:table-cell office:value-type="float" office:value="2190" table:style-name="ce140">
            <text:p>+2 190</text:p>
          </table:table-cell>
          <table:table-cell office:value-type="float" office:value="42.237222757955642" table:style-name="ce141">
            <text:p>+42,2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lojamento, restauração e similares</text:p>
          </table:table-cell>
          <table:table-cell office:value-type="float" office:value="50321" table:style-name="ce136">
            <text:p>50 321</text:p>
          </table:table-cell>
          <table:table-cell office:value-type="float" office:value="13.476577145979068" table:style-name="ce154">
            <text:p>13,5<text:s text:c="5"/></text:p>
          </table:table-cell>
          <table:table-cell office:value-type="float" office:value="49844" table:style-name="ce155">
            <text:p>49 844</text:p>
          </table:table-cell>
          <table:table-cell office:value-type="float" office:value="13.371821630351386" table:style-name="ce156">
            <text:p>13,4<text:s text:c="5"/></text:p>
          </table:table-cell>
          <table:table-cell office:value-type="float" office:value="32762" table:style-name="ce155">
            <text:p>32 762</text:p>
          </table:table-cell>
          <table:table-cell office:value-type="float" office:value="11.13679472972146" table:style-name="ce156">
            <text:p>11,1<text:s text:c="5"/></text:p>
          </table:table-cell>
          <table:table-cell office:value-type="float" office:value="477" table:style-name="ce140">
            <text:p>+ 477</text:p>
          </table:table-cell>
          <table:table-cell office:value-type="float" office:value="0.95698579568252951" table:style-name="ce141">
            <text:p>+1,0<text:s text:c="3"/></text:p>
          </table:table-cell>
          <table:table-cell office:value-type="float" office:value="17559" table:style-name="ce140">
            <text:p>+17 559</text:p>
          </table:table-cell>
          <table:table-cell office:value-type="float" office:value="53.595629082473593" table:style-name="ce141">
            <text:p>+53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4494" table:style-name="ce136">
            <text:p>4 494</text:p>
          </table:table-cell>
          <table:table-cell office:value-type="float" office:value="1.2035479758754781" table:style-name="ce154">
            <text:p>1,2<text:s text:c="5"/></text:p>
          </table:table-cell>
          <table:table-cell office:value-type="float" office:value="4444" table:style-name="ce155">
            <text:p>4 444</text:p>
          </table:table-cell>
          <table:table-cell office:value-type="float" office:value="1.1922071929476277" table:style-name="ce156">
            <text:p>1,2<text:s text:c="5"/></text:p>
          </table:table-cell>
          <table:table-cell office:value-type="float" office:value="3854" table:style-name="ce155">
            <text:p>3 854</text:p>
          </table:table-cell>
          <table:table-cell office:value-type="float" office:value="1.3100911692920614" table:style-name="ce156">
            <text:p>1,3<text:s text:c="5"/></text:p>
          </table:table-cell>
          <table:table-cell office:value-type="float" office:value="50" table:style-name="ce140">
            <text:p>+ 50</text:p>
          </table:table-cell>
          <table:table-cell office:value-type="float" office:value="1.1251125112511251" table:style-name="ce141">
            <text:p>+1,1<text:s text:c="3"/></text:p>
          </table:table-cell>
          <table:table-cell office:value-type="float" office:value="640" table:style-name="ce140">
            <text:p>+ 640</text:p>
          </table:table-cell>
          <table:table-cell office:value-type="float" office:value="16.606123508043591" table:style-name="ce141">
            <text:p>+16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financeiras e de seguros</text:p>
          </table:table-cell>
          <table:table-cell office:value-type="float" office:value="2737" table:style-name="ce136">
            <text:p>2 737</text:p>
          </table:table-cell>
          <table:table-cell office:value-type="float" office:value="0.73300196038522103" table:style-name="ce154">
            <text:p>0,7<text:s text:c="5"/></text:p>
          </table:table-cell>
          <table:table-cell office:value-type="float" office:value="2738" table:style-name="ce155">
            <text:p>2 738</text:p>
          </table:table-cell>
          <table:table-cell office:value-type="float" office:value="0.73453269448483449" table:style-name="ce156">
            <text:p>0,7<text:s text:c="5"/></text:p>
          </table:table-cell>
          <table:table-cell office:value-type="float" office:value="2558" table:style-name="ce155">
            <text:p>2 558</text:p>
          </table:table-cell>
          <table:table-cell office:value-type="float" office:value="0.86954157006982158" table:style-name="ce156">
            <text:p>0,9<text:s text:c="5"/></text:p>
          </table:table-cell>
          <table:table-cell office:value-type="float" office:value="-1" table:style-name="ce140">
            <text:p><text:s/>- 1</text:p>
          </table:table-cell>
          <table:table-cell office:value-type="float" office:value="-3.6523009495982472E-2" table:style-name="ce141">
            <text:p>-0,0<text:s text:c="3"/></text:p>
          </table:table-cell>
          <table:table-cell office:value-type="float" office:value="179" table:style-name="ce140">
            <text:p>+ 179</text:p>
          </table:table-cell>
          <table:table-cell office:value-type="float" office:value="6.9976544175136821" table:style-name="ce141">
            <text:p>+7,0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108931" table:style-name="ce136">
            <text:p>108 931</text:p>
          </table:table-cell>
          <table:table-cell office:value-type="float" office:value="29.173049523829931" table:style-name="ce154">
            <text:p>29,2<text:s text:c="5"/></text:p>
          </table:table-cell>
          <table:table-cell office:value-type="float" office:value="108502" table:style-name="ce155">
            <text:p>108 502</text:p>
          </table:table-cell>
          <table:table-cell office:value-type="float" office:value="29.108205411611948" table:style-name="ce156">
            <text:p>29,1<text:s text:c="5"/></text:p>
          </table:table-cell>
          <table:table-cell office:value-type="float" office:value="81537" table:style-name="ce155">
            <text:p>81 537</text:p>
          </table:table-cell>
          <table:table-cell office:value-type="float" office:value="27.7168924936603" table:style-name="ce156">
            <text:p>27,7<text:s text:c="5"/></text:p>
          </table:table-cell>
          <table:table-cell office:value-type="float" office:value="429" table:style-name="ce140">
            <text:p>+ 429</text:p>
          </table:table-cell>
          <table:table-cell office:value-type="float" office:value="0.39538441687710829" table:style-name="ce141">
            <text:p>+0,4<text:s text:c="3"/></text:p>
          </table:table-cell>
          <table:table-cell office:value-type="float" office:value="27394" table:style-name="ce140">
            <text:p>+27 394</text:p>
          </table:table-cell>
          <table:table-cell office:value-type="float" office:value="33.597017305027165" table:style-name="ce141">
            <text:p>+33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7062" table:style-name="ce136">
            <text:p>7 062</text:p>
          </table:table-cell>
          <table:table-cell office:value-type="float" office:value="1.891289676375751" table:style-name="ce154">
            <text:p>1,9<text:s text:c="5"/></text:p>
          </table:table-cell>
          <table:table-cell office:value-type="float" office:value="7145" table:style-name="ce155">
            <text:p>7 145</text:p>
          </table:table-cell>
          <table:table-cell office:value-type="float" office:value="1.9168137699394239" table:style-name="ce156">
            <text:p>1,9<text:s text:c="5"/></text:p>
          </table:table-cell>
          <table:table-cell office:value-type="float" office:value="5869" table:style-name="ce155">
            <text:p>5 869</text:p>
          </table:table-cell>
          <table:table-cell office:value-type="float" office:value="1.995050615613676" table:style-name="ce156">
            <text:p>2,0<text:s text:c="5"/></text:p>
          </table:table-cell>
          <table:table-cell office:value-type="float" office:value="-83" table:style-name="ce140">
            <text:p><text:s/>- 83</text:p>
          </table:table-cell>
          <table:table-cell office:value-type="float" office:value="-1.1616515045486353" table:style-name="ce141">
            <text:p>-1,2<text:s text:c="3"/></text:p>
          </table:table-cell>
          <table:table-cell office:value-type="float" office:value="1193" table:style-name="ce140">
            <text:p>+1 193</text:p>
          </table:table-cell>
          <table:table-cell office:value-type="float" office:value="20.327142613733173" table:style-name="ce141">
            <text:p>+20,3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22950" table:style-name="ce136">
            <text:p>22 950</text:p>
          </table:table-cell>
          <table:table-cell office:value-type="float" office:value="6.1462897299381893" table:style-name="ce154">
            <text:p>6,1<text:s text:c="5"/></text:p>
          </table:table-cell>
          <table:table-cell office:value-type="float" office:value="22969" table:style-name="ce155">
            <text:p>22 969</text:p>
          </table:table-cell>
          <table:table-cell office:value-type="float" office:value="6.1619727756107245" table:style-name="ce156">
            <text:p>6,2<text:s text:c="5"/></text:p>
          </table:table-cell>
          <table:table-cell office:value-type="float" office:value="21766" table:style-name="ce155">
            <text:p>21 766</text:p>
          </table:table-cell>
          <table:table-cell office:value-type="float" office:value="7.3989217412586932" table:style-name="ce156">
            <text:p>7,4<text:s text:c="5"/></text:p>
          </table:table-cell>
          <table:table-cell office:value-type="float" office:value="-19" table:style-name="ce140">
            <text:p><text:s/>- 19</text:p>
          </table:table-cell>
          <table:table-cell office:value-type="float" office:value="-8.2720188079585533E-2" table:style-name="ce141">
            <text:p>-0,1<text:s text:c="3"/></text:p>
          </table:table-cell>
          <table:table-cell office:value-type="float" office:value="1184" table:style-name="ce140">
            <text:p>+1 184</text:p>
          </table:table-cell>
          <table:table-cell office:value-type="float" office:value="5.4396765597721224" table:style-name="ce141">
            <text:p>+5,4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Outras atividades de serviços</text:p>
          </table:table-cell>
          <table:table-cell office:value-type="float" office:value="25638" table:style-name="ce136">
            <text:p>25 638</text:p>
          </table:table-cell>
          <table:table-cell office:value-type="float" office:value="6.8661688930786617" table:style-name="ce154">
            <text:p>6,9<text:s text:c="5"/></text:p>
          </table:table-cell>
          <table:table-cell office:value-type="float" office:value="25657" table:style-name="ce155">
            <text:p>25 657</text:p>
          </table:table-cell>
          <table:table-cell office:value-type="float" office:value="6.8830917978076691" table:style-name="ce156">
            <text:p>6,9<text:s text:c="5"/></text:p>
          </table:table-cell>
          <table:table-cell office:value-type="float" office:value="20196" table:style-name="ce155">
            <text:p>20 196</text:p>
          </table:table-cell>
          <table:table-cell office:value-type="float" office:value="6.8652312545465666" table:style-name="ce156">
            <text:p>6,9<text:s text:c="5"/></text:p>
          </table:table-cell>
          <table:table-cell office:value-type="float" office:value="-19" table:style-name="ce140">
            <text:p><text:s/>- 19</text:p>
          </table:table-cell>
          <table:table-cell office:value-type="float" office:value="-7.405386444245235E-2" table:style-name="ce141">
            <text:p>-0,1<text:s text:c="3"/></text:p>
          </table:table-cell>
          <table:table-cell office:value-type="float" office:value="5442" table:style-name="ce140">
            <text:p>+5 442</text:p>
          </table:table-cell>
          <table:table-cell office:value-type="float" office:value="26.945929887106356" table:style-name="ce141">
            <text:p>+26,9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Sem classificação</text:p>
          </table:table-cell>
          <table:table-cell office:value-type="float" office:value="10544" table:style-name="ce136">
            <text:p>10 544</text:p>
          </table:table-cell>
          <table:table-cell office:value-type="float" office:value="2.8238117173188786" table:style-name="ce154">
            <text:p>2,8<text:s text:c="5"/></text:p>
          </table:table-cell>
          <table:table-cell office:value-type="float" office:value="10504" table:style-name="ce155">
            <text:p>10 504</text:p>
          </table:table-cell>
          <table:table-cell office:value-type="float" office:value="2.8179442742398471" table:style-name="ce156">
            <text:p>2,8<text:s text:c="5"/></text:p>
          </table:table-cell>
          <table:table-cell office:value-type="float" office:value="3705" table:style-name="ce155">
            <text:p>3 705</text:p>
          </table:table-cell>
          <table:table-cell office:value-type="float" office:value="1.2594415625913562" table:style-name="ce156">
            <text:p>1,3<text:s text:c="5"/></text:p>
          </table:table-cell>
          <table:table-cell office:value-type="float" office:value="40" table:style-name="ce140">
            <text:p>+ 40</text:p>
          </table:table-cell>
          <table:table-cell office:value-type="float" office:value="0.38080731150038083" table:style-name="ce141">
            <text:p>+0,4<text:s text:c="3"/></text:p>
          </table:table-cell>
          <table:table-cell office:value-type="float" office:value="6839" table:style-name="ce140">
            <text:p>+6 839</text:p>
          </table:table-cell>
          <table:table-cell office:value-type="float" office:value="184.58839406207827" table:style-name="ce141">
            <text:p>+184,6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number-columns-repeated="16372"/>
        </table:table-row>
        <table:table-row table:style-name="ro20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number-rows-repeated="4" table:style-name="ro20">
          <table:table-cell table:number-columns-repeated="16384"/>
        </table:table-row>
        <table:table-row table:style-name="ro36">
          <table:table-cell table:number-columns-repeated="16384"/>
        </table:table-row>
        <table:table-row table:style-name="ro13">
          <table:table-cell table:number-columns-repeated="16384"/>
        </table:table-row>
        <table:table-row table:number-rows-repeated="4" table:style-name="ro20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2" table:style-name="ro35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28" table:style-name="ro20">
          <table:table-cell table:number-columns-repeated="16384"/>
        </table:table-row>
        <table:table-row table:style-name="ro20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20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47" table:default-cell-style-name="ce1"/>
        <table:table-column table:style-name="co17" table:default-cell-style-name="ce1"/>
        <table:table-column table:style-name="co48" table:default-cell-style-name="ce1"/>
        <table:table-column table:style-name="co18" table:default-cell-style-name="ce184"/>
        <table:table-column table:style-name="co7" table:default-cell-style-name="ce184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48" table:default-cell-style-name="ce1"/>
        <table:table-column table:style-name="co49" table:default-cell-style-name="ce1"/>
        <table:table-column table:style-name="co48" table:default-cell-style-name="ce1"/>
        <table:table-column table:style-name="co39" table:default-cell-style-name="ce1"/>
        <table:table-column table:style-name="co45" table:default-cell-style-name="ce1"/>
        <table:table-column table:style-name="co39" table:number-columns-repeated="3" table:default-cell-style-name="ce1"/>
        <table:table-column table:style-name="co46" table:default-cell-style-name="ce1"/>
        <table:table-column table:style-name="co39" table:number-columns-repeated="16366" table:default-cell-style-name="ce1"/>
        <table:table-row table:style-name="ro20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72582in" svg:height="0.6559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9685in" svg:y="0.24659in" svg:width="2.07989in" svg:height="0.51727in">
                <draw:text-box>
                  <text:p text:style-name="a59" text:class-names="" text:cond-style-name=""><text:span text:style-name="a57" text:class-names="">MARÇO 2021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/>
          <table:table-cell table:style-name="ce1">
            <draw:frame draw:z-index="1" draw:id="id18" draw:style-name="a55" draw:name="Text Box 122" svg:x="0.0336in" svg:y="0in" svg:width="0.94556in" svg:height="0.29148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0">
          <table:table-cell table:number-columns-repeated="16384"/>
        </table:table-row>
        <table:table-row table:style-name="ro21">
          <table:table-cell/>
          <table:table-cell office:value-type="string" table:style-name="ce96">
            <text:p><text:s/>Quadro 6 - OFERTAS DE EMPREGO, POR <text:s/>REGIÕES<text:s text:c="3"/></text:p>
          </table:table-cell>
          <table:table-cell table:number-columns-repeated="8" table:style-name="ce275"/>
          <table:table-cell table:number-columns-repeated="2" table:style-name="ce276"/>
          <table:table-cell table:number-columns-repeated="16372" table:style-name="ce1"/>
        </table:table-row>
        <table:table-row table:style-name="ro21">
          <table:table-cell/>
          <table:table-cell office:value-type="string" table:style-name="ce227">
            <text:p>Situação no fim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35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12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5">
          <table:table-cell/>
          <table:table-cell table:style-name="ce107"/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5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 table:style-name="ce1"/>
        </table:table-row>
        <table:table-row table:style-name="ro34">
          <table:table-cell/>
          <table:table-cell office:value-type="string" table:style-name="ce205">
            <text:p>PORTUGAL</text:p>
          </table:table-cell>
          <table:table-cell office:value-type="float" office:value="14371" table:style-name="ce206">
            <text:p>14 371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11714" table:style-name="ce208">
            <text:p>11 714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12305" table:style-name="ce208">
            <text:p>12 305</text:p>
          </table:table-cell>
          <table:table-cell office:value-type="float" office:value="100.00000000000001" table:style-name="ce210">
            <text:p>100,0<text:s text:c="5"/></text:p>
          </table:table-cell>
          <table:table-cell office:value-type="float" office:value="2657" table:style-name="ce131">
            <text:p>+2 657</text:p>
          </table:table-cell>
          <table:table-cell office:value-type="float" office:value="22.682260542940071" table:style-name="ce132">
            <text:p>+22,7<text:s text:c="3"/></text:p>
          </table:table-cell>
          <table:table-cell office:value-type="float" office:value="2066" table:style-name="ce131">
            <text:p>+2 066</text:p>
          </table:table-cell>
          <table:table-cell office:value-type="float" office:value="16.789922795611538" table:style-name="ce132">
            <text:p>+16,8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1">
            <text:p>CONTINENTE</text:p>
          </table:table-cell>
          <table:table-cell office:value-type="float" office:value="14045" table:style-name="ce206">
            <text:p>14 045</text:p>
          </table:table-cell>
          <table:table-cell office:value-type="float" office:value="97.731542690139861" table:style-name="ce207">
            <text:p>97,7<text:s text:c="5"/></text:p>
          </table:table-cell>
          <table:table-cell office:value-type="float" office:value="11453" table:style-name="ce208">
            <text:p>11 453</text:p>
          </table:table-cell>
          <table:table-cell office:value-type="float" office:value="97.771896875533542" table:style-name="ce209">
            <text:p>97,8<text:s text:c="5"/></text:p>
          </table:table-cell>
          <table:table-cell office:value-type="float" office:value="12000" table:style-name="ce208">
            <text:p>12 000</text:p>
          </table:table-cell>
          <table:table-cell office:value-type="float" office:value="97.521332791548161" table:style-name="ce210">
            <text:p>97,5<text:s text:c="5"/></text:p>
          </table:table-cell>
          <table:table-cell office:value-type="float" office:value="2592" table:style-name="ce131">
            <text:p>+2 592</text:p>
          </table:table-cell>
          <table:table-cell office:value-type="float" office:value="22.631624901772462" table:style-name="ce132">
            <text:p>+22,6<text:s text:c="3"/></text:p>
          </table:table-cell>
          <table:table-cell office:value-type="float" office:value="2045" table:style-name="ce131">
            <text:p>+2 045</text:p>
          </table:table-cell>
          <table:table-cell office:value-type="float" office:value="17.041666666666664" table:style-name="ce132">
            <text:p>+17,0<text:s text:c="3"/></text:p>
          </table:table-cell>
          <table:table-cell table:style-name="ce1"/>
          <table:table-cell table:style-name="ce183"/>
          <table:table-cell table:number-columns-repeated="16370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3220" table:style-name="ce213">
            <text:p>3 220</text:p>
          </table:table-cell>
          <table:table-cell office:value-type="float" office:value="22.406234778373111" table:style-name="ce214">
            <text:p>22,4<text:s text:c="5"/></text:p>
          </table:table-cell>
          <table:table-cell office:value-type="float" office:value="2475" table:style-name="ce215">
            <text:p>2 475</text:p>
          </table:table-cell>
          <table:table-cell office:value-type="float" office:value="21.12856411131979" table:style-name="ce216">
            <text:p>21,1<text:s text:c="5"/></text:p>
          </table:table-cell>
          <table:table-cell office:value-type="float" office:value="2123" table:style-name="ce215">
            <text:p>2 123</text:p>
          </table:table-cell>
          <table:table-cell office:value-type="float" office:value="17.253149126371394" table:style-name="ce217">
            <text:p>17,3<text:s text:c="5"/></text:p>
          </table:table-cell>
          <table:table-cell office:value-type="float" office:value="745" table:style-name="ce140">
            <text:p>+ 745</text:p>
          </table:table-cell>
          <table:table-cell office:value-type="float" office:value="30.1010101010101" table:style-name="ce141">
            <text:p>+30,1<text:s text:c="3"/></text:p>
          </table:table-cell>
          <table:table-cell office:value-type="float" office:value="1097" table:style-name="ce140">
            <text:p>+1 097</text:p>
          </table:table-cell>
          <table:table-cell office:value-type="float" office:value="51.672162034856342" table:style-name="ce141">
            <text:p>+51,7<text:s text:c="3"/></text:p>
          </table:table-cell>
          <table:table-cell table:style-name="ce1"/>
          <table:table-cell table:style-name="ce183"/>
          <table:table-cell table:number-columns-repeated="16370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3960" table:style-name="ce213">
            <text:p>3 960</text:p>
          </table:table-cell>
          <table:table-cell office:value-type="float" office:value="27.555493702595506" table:style-name="ce214">
            <text:p>27,6<text:s text:c="5"/></text:p>
          </table:table-cell>
          <table:table-cell office:value-type="float" office:value="3058" table:style-name="ce215">
            <text:p>3 058</text:p>
          </table:table-cell>
          <table:table-cell office:value-type="float" office:value="26.105514768652892" table:style-name="ce216">
            <text:p>26,1<text:s text:c="5"/></text:p>
          </table:table-cell>
          <table:table-cell office:value-type="float" office:value="3128" table:style-name="ce215">
            <text:p>3 128</text:p>
          </table:table-cell>
          <table:table-cell office:value-type="float" office:value="25.420560747663551" table:style-name="ce217">
            <text:p>25,4<text:s text:c="5"/></text:p>
          </table:table-cell>
          <table:table-cell office:value-type="float" office:value="902" table:style-name="ce140">
            <text:p>+ 902</text:p>
          </table:table-cell>
          <table:table-cell office:value-type="float" office:value="29.496402877697843" table:style-name="ce141">
            <text:p>+29,5<text:s text:c="3"/></text:p>
          </table:table-cell>
          <table:table-cell office:value-type="float" office:value="832" table:style-name="ce140">
            <text:p>+ 832</text:p>
          </table:table-cell>
          <table:table-cell office:value-type="float" office:value="26.598465473145783" table:style-name="ce141">
            <text:p>+26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4649" table:style-name="ce213">
            <text:p>4 649</text:p>
          </table:table-cell>
          <table:table-cell office:value-type="float" office:value="32.34987126852689" table:style-name="ce214">
            <text:p>32,3<text:s text:c="5"/></text:p>
          </table:table-cell>
          <table:table-cell office:value-type="float" office:value="4143" table:style-name="ce215">
            <text:p>4 143</text:p>
          </table:table-cell>
          <table:table-cell office:value-type="float" office:value="35.367935803312278" table:style-name="ce216">
            <text:p>35,4<text:s text:c="5"/></text:p>
          </table:table-cell>
          <table:table-cell office:value-type="float" office:value="4459" table:style-name="ce215">
            <text:p>4 459</text:p>
          </table:table-cell>
          <table:table-cell office:value-type="float" office:value="36.23730190979277" table:style-name="ce217">
            <text:p>36,2<text:s text:c="5"/></text:p>
          </table:table-cell>
          <table:table-cell office:value-type="float" office:value="506" table:style-name="ce140">
            <text:p>+ 506</text:p>
          </table:table-cell>
          <table:table-cell office:value-type="float" office:value="12.213371952691286" table:style-name="ce141">
            <text:p>+12,2<text:s text:c="3"/></text:p>
          </table:table-cell>
          <table:table-cell office:value-type="float" office:value="190" table:style-name="ce140">
            <text:p>+ 190</text:p>
          </table:table-cell>
          <table:table-cell office:value-type="float" office:value="4.261045077371608" table:style-name="ce141">
            <text:p>+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1819" table:style-name="ce213">
            <text:p>1 819</text:p>
          </table:table-cell>
          <table:table-cell office:value-type="float" office:value="12.657435112379098" table:style-name="ce214">
            <text:p>12,7<text:s text:c="5"/></text:p>
          </table:table-cell>
          <table:table-cell office:value-type="float" office:value="1511" table:style-name="ce215">
            <text:p>1 511</text:p>
          </table:table-cell>
          <table:table-cell office:value-type="float" office:value="12.899095099880483" table:style-name="ce216">
            <text:p>12,9<text:s text:c="5"/></text:p>
          </table:table-cell>
          <table:table-cell office:value-type="float" office:value="1727" table:style-name="ce215">
            <text:p>1 727</text:p>
          </table:table-cell>
          <table:table-cell office:value-type="float" office:value="14.034945144250305" table:style-name="ce217">
            <text:p>14,0<text:s text:c="5"/></text:p>
          </table:table-cell>
          <table:table-cell office:value-type="float" office:value="308" table:style-name="ce140">
            <text:p>+ 308</text:p>
          </table:table-cell>
          <table:table-cell office:value-type="float" office:value="20.383851753805427" table:style-name="ce141">
            <text:p>+20,4<text:s text:c="3"/></text:p>
          </table:table-cell>
          <table:table-cell office:value-type="float" office:value="92" table:style-name="ce140">
            <text:p>+ 92</text:p>
          </table:table-cell>
          <table:table-cell office:value-type="float" office:value="5.327156919513607" table:style-name="ce141">
            <text:p>+5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397" table:style-name="ce213">
            <text:p><text:s/>397</text:p>
          </table:table-cell>
          <table:table-cell office:value-type="float" office:value="2.7625078282652566" table:style-name="ce214">
            <text:p>2,8<text:s text:c="5"/></text:p>
          </table:table-cell>
          <table:table-cell office:value-type="float" office:value="266" table:style-name="ce215">
            <text:p><text:s/>266</text:p>
          </table:table-cell>
          <table:table-cell office:value-type="float" office:value="2.2707870923681064" table:style-name="ce216">
            <text:p>2,3<text:s text:c="5"/></text:p>
          </table:table-cell>
          <table:table-cell office:value-type="float" office:value="563" table:style-name="ce215">
            <text:p><text:s/>563</text:p>
          </table:table-cell>
          <table:table-cell office:value-type="float" office:value="4.5753758634701338" table:style-name="ce217">
            <text:p>4,6<text:s text:c="5"/></text:p>
          </table:table-cell>
          <table:table-cell office:value-type="float" office:value="131" table:style-name="ce140">
            <text:p>+ 131</text:p>
          </table:table-cell>
          <table:table-cell office:value-type="float" office:value="49.248120300751879" table:style-name="ce141">
            <text:p>+49,2<text:s text:c="3"/></text:p>
          </table:table-cell>
          <table:table-cell office:value-type="float" office:value="-166" table:style-name="ce140">
            <text:p><text:s/>- 166</text:p>
          </table:table-cell>
          <table:table-cell office:value-type="float" office:value="-29.484902309058615" table:style-name="ce141">
            <text:p>-29,5<text:s text:c="3"/></text:p>
          </table:table-cell>
          <table:table-cell table:number-columns-repeated="16372"/>
        </table:table-row>
        <table:table-row table:style-name="ro37">
          <table:table-cell/>
          <table:table-cell office:value-type="string" table:style-name="ce211">
            <text:p>REG.AUTÓNOMAS</text:p>
          </table:table-cell>
          <table:table-cell office:value-type="float" office:value="326" table:style-name="ce206">
            <text:p><text:s/>326</text:p>
          </table:table-cell>
          <table:table-cell office:value-type="float" office:value="2.2684573098601351" table:style-name="ce207">
            <text:p>2,3<text:s text:c="5"/></text:p>
          </table:table-cell>
          <table:table-cell office:value-type="float" office:value="261" table:style-name="ce208">
            <text:p><text:s/>261</text:p>
          </table:table-cell>
          <table:table-cell office:value-type="float" office:value="2.2281031244664504" table:style-name="ce209">
            <text:p>2,2<text:s text:c="5"/></text:p>
          </table:table-cell>
          <table:table-cell office:value-type="float" office:value="305" table:style-name="ce208">
            <text:p><text:s/>305</text:p>
          </table:table-cell>
          <table:table-cell office:value-type="float" office:value="2.4786672084518488" table:style-name="ce210">
            <text:p>2,5<text:s text:c="5"/></text:p>
          </table:table-cell>
          <table:table-cell office:value-type="float" office:value="65" table:style-name="ce131">
            <text:p>+ 65</text:p>
          </table:table-cell>
          <table:table-cell office:value-type="float" office:value="24.904214559386972" table:style-name="ce132">
            <text:p>+24,9<text:s text:c="3"/></text:p>
          </table:table-cell>
          <table:table-cell office:value-type="float" office:value="21" table:style-name="ce131">
            <text:p>+ 21</text:p>
          </table:table-cell>
          <table:table-cell office:value-type="float" office:value="6.8852459016393448" table:style-name="ce132">
            <text:p>+6,9<text:s text:c="3"/></text:p>
          </table:table-cell>
          <table:table-cell table:number-columns-repeated="16372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32" table:style-name="ce213">
            <text:p><text:s/>32</text:p>
          </table:table-cell>
          <table:table-cell office:value-type="float" office:value="0.22267065618258994" table:style-name="ce214">
            <text:p>0,2<text:s text:c="5"/></text:p>
          </table:table-cell>
          <table:table-cell office:value-type="float" office:value="11" table:style-name="ce215">
            <text:p><text:s/>11</text:p>
          </table:table-cell>
          <table:table-cell office:value-type="float" office:value="9.3904729383643498E-2" table:style-name="ce216">
            <text:p>0,1<text:s text:c="5"/></text:p>
          </table:table-cell>
          <table:table-cell office:value-type="float" office:value="57" table:style-name="ce215">
            <text:p><text:s/>57</text:p>
          </table:table-cell>
          <table:table-cell office:value-type="float" office:value="0.4632263307598537" table:style-name="ce217">
            <text:p>0,5<text:s text:c="5"/></text:p>
          </table:table-cell>
          <table:table-cell office:value-type="float" office:value="21" table:style-name="ce140">
            <text:p>+ 21</text:p>
          </table:table-cell>
          <table:table-cell office:value-type="float" office:value="190.90909090909091" table:style-name="ce141">
            <text:p>+190,9<text:s text:c="3"/></text:p>
          </table:table-cell>
          <table:table-cell office:value-type="float" office:value="-25" table:style-name="ce140">
            <text:p><text:s/>- 25</text:p>
          </table:table-cell>
          <table:table-cell office:value-type="float" office:value="-43.859649122807014" table:style-name="ce141">
            <text:p>-43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294" table:style-name="ce213">
            <text:p><text:s/>294</text:p>
          </table:table-cell>
          <table:table-cell office:value-type="float" office:value="2.0457866536775451" table:style-name="ce214">
            <text:p>2,0<text:s text:c="5"/></text:p>
          </table:table-cell>
          <table:table-cell office:value-type="float" office:value="250" table:style-name="ce215">
            <text:p><text:s/>250</text:p>
          </table:table-cell>
          <table:table-cell office:value-type="float" office:value="2.134198395082807" table:style-name="ce216">
            <text:p>2,1<text:s text:c="5"/></text:p>
          </table:table-cell>
          <table:table-cell office:value-type="float" office:value="248" table:style-name="ce215">
            <text:p><text:s/>248</text:p>
          </table:table-cell>
          <table:table-cell office:value-type="float" office:value="2.015440877691995" table:style-name="ce217">
            <text:p>2,0<text:s text:c="5"/></text:p>
          </table:table-cell>
          <table:table-cell office:value-type="float" office:value="44" table:style-name="ce140">
            <text:p>+ 44</text:p>
          </table:table-cell>
          <table:table-cell office:value-type="float" office:value="17.599999999999998" table:style-name="ce141">
            <text:p>+17,6<text:s text:c="3"/></text:p>
          </table:table-cell>
          <table:table-cell office:value-type="float" office:value="46" table:style-name="ce140">
            <text:p>+ 46</text:p>
          </table:table-cell>
          <table:table-cell office:value-type="float" office:value="18.548387096774192" table:style-name="ce141">
            <text:p>+18,5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/>
        </table:table-row>
        <table:table-row table:style-name="ro9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20">
          <table:table-cell table:number-columns-repeated="16384"/>
        </table:table-row>
        <table:table-row table:style-name="ro20">
          <table:table-cell/>
          <table:table-cell table:number-columns-repeated="11" table:style-name="ce94"/>
          <table:table-cell table:number-columns-repeated="16372"/>
        </table:table-row>
        <table:table-row table:style-name="ro21">
          <table:table-cell/>
          <table:table-cell office:value-type="string" table:style-name="ce96">
            <text:p><text:s/>Quadro 7 - DESEMPREGADOS <text:s/>INSCRITOS, <text:s text:c="2"/>POR <text:s/>REGIÕES<text:s text:c="3"/></text:p>
          </table:table-cell>
          <table:table-cell table:number-columns-repeated="10" table:style-name="ce275"/>
          <table:table-cell table:number-columns-repeated="16372"/>
        </table:table-row>
        <table:table-row table:style-name="ro21">
          <table:table-cell/>
          <table:table-cell office:value-type="string" table:style-name="ce98">
            <text:p>Movimento ao longo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20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20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3">
          <table:table-cell/>
          <table:table-cell table:style-name="ce107"/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2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/>
        </table:table-row>
        <table:table-row table:style-name="ro13">
          <table:table-cell/>
          <table:table-cell office:value-type="string" table:style-name="ce205">
            <text:p>PORTUGAL</text:p>
          </table:table-cell>
          <table:table-cell office:value-type="float" office:value="43114" table:style-name="ce206">
            <text:p>43 114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41580" table:style-name="ce208">
            <text:p>41 580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52999" table:style-name="ce208">
            <text:p>52 999</text:p>
          </table:table-cell>
          <table:table-cell office:value-type="float" office:value="100.00000000000001" table:style-name="ce210">
            <text:p>100,0<text:s text:c="5"/></text:p>
          </table:table-cell>
          <table:table-cell office:value-type="float" office:value="1534" table:style-name="ce131">
            <text:p>+1 534</text:p>
          </table:table-cell>
          <table:table-cell office:value-type="float" office:value="3.6892736892736893" table:style-name="ce132">
            <text:p>+3,7<text:s text:c="3"/></text:p>
          </table:table-cell>
          <table:table-cell office:value-type="float" office:value="-9885" table:style-name="ce131">
            <text:p><text:s/>-9 885</text:p>
          </table:table-cell>
          <table:table-cell office:value-type="float" office:value="-18.651295307458632" table:style-name="ce132">
            <text:p>-18,7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1">
            <text:p>CONTINENTE</text:p>
          </table:table-cell>
          <table:table-cell office:value-type="float" office:value="41017" table:style-name="ce206">
            <text:p>41 017</text:p>
          </table:table-cell>
          <table:table-cell office:value-type="float" office:value="95.136150670315914" table:style-name="ce207">
            <text:p>95,1<text:s text:c="5"/></text:p>
          </table:table-cell>
          <table:table-cell office:value-type="float" office:value="39672" table:style-name="ce208">
            <text:p>39 672</text:p>
          </table:table-cell>
          <table:table-cell office:value-type="float" office:value="95.411255411255411" table:style-name="ce209">
            <text:p>95,4<text:s text:c="5"/></text:p>
          </table:table-cell>
          <table:table-cell office:value-type="float" office:value="51432" table:style-name="ce208">
            <text:p>51 432</text:p>
          </table:table-cell>
          <table:table-cell office:value-type="float" office:value="97.043340440385677" table:style-name="ce210">
            <text:p>97,0<text:s text:c="5"/></text:p>
          </table:table-cell>
          <table:table-cell office:value-type="float" office:value="1345" table:style-name="ce131">
            <text:p>+1 345</text:p>
          </table:table-cell>
          <table:table-cell office:value-type="float" office:value="3.3903004638031864" table:style-name="ce132">
            <text:p>+3,4<text:s text:c="3"/></text:p>
          </table:table-cell>
          <table:table-cell office:value-type="float" office:value="-10415" table:style-name="ce131">
            <text:p><text:s/>-10 415</text:p>
          </table:table-cell>
          <table:table-cell office:value-type="float" office:value="-20.250038886296469" table:style-name="ce132">
            <text:p>-20,3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14626" table:style-name="ce213">
            <text:p>14 626</text:p>
          </table:table-cell>
          <table:table-cell office:value-type="float" office:value="33.924015401029827" table:style-name="ce214">
            <text:p>33,9<text:s text:c="5"/></text:p>
          </table:table-cell>
          <table:table-cell office:value-type="float" office:value="14154" table:style-name="ce215">
            <text:p>14 154</text:p>
          </table:table-cell>
          <table:table-cell office:value-type="float" office:value="34.040404040404042" table:style-name="ce216">
            <text:p>34,0<text:s text:c="5"/></text:p>
          </table:table-cell>
          <table:table-cell office:value-type="float" office:value="18576" table:style-name="ce215">
            <text:p>18 576</text:p>
          </table:table-cell>
          <table:table-cell office:value-type="float" office:value="35.049717919206024" table:style-name="ce217">
            <text:p>35,0<text:s text:c="5"/></text:p>
          </table:table-cell>
          <table:table-cell office:value-type="float" office:value="472" table:style-name="ce140">
            <text:p>+ 472</text:p>
          </table:table-cell>
          <table:table-cell office:value-type="float" office:value="3.3347463614525932" table:style-name="ce141">
            <text:p>+3,3<text:s text:c="3"/></text:p>
          </table:table-cell>
          <table:table-cell office:value-type="float" office:value="-3950" table:style-name="ce140">
            <text:p><text:s/>-3 950</text:p>
          </table:table-cell>
          <table:table-cell office:value-type="float" office:value="-21.263996554694227" table:style-name="ce141">
            <text:p>-2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6047" table:style-name="ce213">
            <text:p>6 047</text:p>
          </table:table-cell>
          <table:table-cell office:value-type="float" office:value="14.025606531521085" table:style-name="ce214">
            <text:p>14,0<text:s text:c="5"/></text:p>
          </table:table-cell>
          <table:table-cell office:value-type="float" office:value="5607" table:style-name="ce215">
            <text:p>5 607</text:p>
          </table:table-cell>
          <table:table-cell office:value-type="float" office:value="13.484848484848486" table:style-name="ce216">
            <text:p>13,5<text:s text:c="5"/></text:p>
          </table:table-cell>
          <table:table-cell office:value-type="float" office:value="7572" table:style-name="ce215">
            <text:p>7 572</text:p>
          </table:table-cell>
          <table:table-cell office:value-type="float" office:value="14.287062020038114" table:style-name="ce217">
            <text:p>14,3<text:s text:c="5"/></text:p>
          </table:table-cell>
          <table:table-cell office:value-type="float" office:value="440" table:style-name="ce140">
            <text:p>+ 440</text:p>
          </table:table-cell>
          <table:table-cell office:value-type="float" office:value="7.8473336900303199" table:style-name="ce141">
            <text:p>+7,8<text:s text:c="3"/></text:p>
          </table:table-cell>
          <table:table-cell office:value-type="float" office:value="-1525" table:style-name="ce140">
            <text:p><text:s/>-1 525</text:p>
          </table:table-cell>
          <table:table-cell office:value-type="float" office:value="-20.139989434759642" table:style-name="ce141">
            <text:p>-20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15934" table:style-name="ce213">
            <text:p>15 934</text:p>
          </table:table-cell>
          <table:table-cell office:value-type="float" office:value="36.957832722549519" table:style-name="ce214">
            <text:p>37,0<text:s text:c="5"/></text:p>
          </table:table-cell>
          <table:table-cell office:value-type="float" office:value="15510" table:style-name="ce215">
            <text:p>15 510</text:p>
          </table:table-cell>
          <table:table-cell office:value-type="float" office:value="37.301587301587304" table:style-name="ce216">
            <text:p>37,3<text:s text:c="5"/></text:p>
          </table:table-cell>
          <table:table-cell office:value-type="float" office:value="17479" table:style-name="ce215">
            <text:p>17 479</text:p>
          </table:table-cell>
          <table:table-cell office:value-type="float" office:value="32.979867544670654" table:style-name="ce217">
            <text:p>33,0<text:s text:c="5"/></text:p>
          </table:table-cell>
          <table:table-cell office:value-type="float" office:value="424" table:style-name="ce140">
            <text:p>+ 424</text:p>
          </table:table-cell>
          <table:table-cell office:value-type="float" office:value="2.733720180528691" table:style-name="ce141">
            <text:p>+2,7<text:s text:c="3"/></text:p>
          </table:table-cell>
          <table:table-cell office:value-type="float" office:value="-1545" table:style-name="ce140">
            <text:p><text:s/>-1 545</text:p>
          </table:table-cell>
          <table:table-cell office:value-type="float" office:value="-8.8391784427026714" table:style-name="ce141">
            <text:p>-8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2258" table:style-name="ce213">
            <text:p>2 258</text:p>
          </table:table-cell>
          <table:table-cell office:value-type="float" office:value="5.2372779143665626" table:style-name="ce214">
            <text:p>5,2<text:s text:c="5"/></text:p>
          </table:table-cell>
          <table:table-cell office:value-type="float" office:value="1890" table:style-name="ce215">
            <text:p>1 890</text:p>
          </table:table-cell>
          <table:table-cell office:value-type="float" office:value="4.5454545454545459" table:style-name="ce216">
            <text:p>4,5<text:s text:c="5"/></text:p>
          </table:table-cell>
          <table:table-cell office:value-type="float" office:value="3379" table:style-name="ce215">
            <text:p>3 379</text:p>
          </table:table-cell>
          <table:table-cell office:value-type="float" office:value="6.3755919923017421" table:style-name="ce217">
            <text:p>6,4<text:s text:c="5"/></text:p>
          </table:table-cell>
          <table:table-cell office:value-type="float" office:value="368" table:style-name="ce140">
            <text:p>+ 368</text:p>
          </table:table-cell>
          <table:table-cell office:value-type="float" office:value="19.470899470899472" table:style-name="ce141">
            <text:p>+19,5<text:s text:c="3"/></text:p>
          </table:table-cell>
          <table:table-cell office:value-type="float" office:value="-1121" table:style-name="ce140">
            <text:p><text:s/>-1 121</text:p>
          </table:table-cell>
          <table:table-cell office:value-type="float" office:value="-33.175495708789583" table:style-name="ce141">
            <text:p>-33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2152" table:style-name="ce213">
            <text:p>2 152</text:p>
          </table:table-cell>
          <table:table-cell office:value-type="float" office:value="4.9914181008489118" table:style-name="ce214">
            <text:p>5,0<text:s text:c="5"/></text:p>
          </table:table-cell>
          <table:table-cell office:value-type="float" office:value="2511" table:style-name="ce215">
            <text:p>2 511</text:p>
          </table:table-cell>
          <table:table-cell office:value-type="float" office:value="6.0389610389610393" table:style-name="ce216">
            <text:p>6,0<text:s text:c="5"/></text:p>
          </table:table-cell>
          <table:table-cell office:value-type="float" office:value="4426" table:style-name="ce215">
            <text:p>4 426</text:p>
          </table:table-cell>
          <table:table-cell office:value-type="float" office:value="8.3511009641691345" table:style-name="ce217">
            <text:p>8,4<text:s text:c="5"/></text:p>
          </table:table-cell>
          <table:table-cell office:value-type="float" office:value="-359" table:style-name="ce140">
            <text:p><text:s/>- 359</text:p>
          </table:table-cell>
          <table:table-cell office:value-type="float" office:value="-14.297092791716448" table:style-name="ce141">
            <text:p>-14,3<text:s text:c="3"/></text:p>
          </table:table-cell>
          <table:table-cell office:value-type="float" office:value="-2274" table:style-name="ce140">
            <text:p><text:s/>-2 274</text:p>
          </table:table-cell>
          <table:table-cell office:value-type="float" office:value="-51.378219611387252" table:style-name="ce141">
            <text:p>-51,4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11">
            <text:p>REG.AUTÓNOMAS</text:p>
          </table:table-cell>
          <table:table-cell office:value-type="float" office:value="2097" table:style-name="ce206">
            <text:p>2 097</text:p>
          </table:table-cell>
          <table:table-cell office:value-type="float" office:value="4.8638493296840934" table:style-name="ce207">
            <text:p>4,9<text:s text:c="5"/></text:p>
          </table:table-cell>
          <table:table-cell office:value-type="float" office:value="1908" table:style-name="ce208">
            <text:p>1 908</text:p>
          </table:table-cell>
          <table:table-cell office:value-type="float" office:value="4.5887445887445883" table:style-name="ce209">
            <text:p>4,6<text:s text:c="5"/></text:p>
          </table:table-cell>
          <table:table-cell office:value-type="float" office:value="1567" table:style-name="ce208">
            <text:p>1 567</text:p>
          </table:table-cell>
          <table:table-cell office:value-type="float" office:value="2.9566595596143324" table:style-name="ce210">
            <text:p>3,0<text:s text:c="5"/></text:p>
          </table:table-cell>
          <table:table-cell office:value-type="float" office:value="189" table:style-name="ce131">
            <text:p>+ 189</text:p>
          </table:table-cell>
          <table:table-cell office:value-type="float" office:value="9.9056603773584904" table:style-name="ce132">
            <text:p>+9,9<text:s text:c="3"/></text:p>
          </table:table-cell>
          <table:table-cell office:value-type="float" office:value="530" table:style-name="ce131">
            <text:p>+ 530</text:p>
          </table:table-cell>
          <table:table-cell office:value-type="float" office:value="33.82259093809828" table:style-name="ce132">
            <text:p>+33,8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1018" table:style-name="ce213">
            <text:p>1 018</text:p>
          </table:table-cell>
          <table:table-cell office:value-type="float" office:value="2.3611819826506468" table:style-name="ce214">
            <text:p>2,4<text:s text:c="5"/></text:p>
          </table:table-cell>
          <table:table-cell office:value-type="float" office:value="946" table:style-name="ce215">
            <text:p><text:s/>946</text:p>
          </table:table-cell>
          <table:table-cell office:value-type="float" office:value="2.2751322751322753" table:style-name="ce216">
            <text:p>2,3<text:s text:c="5"/></text:p>
          </table:table-cell>
          <table:table-cell office:value-type="float" office:value="815" table:style-name="ce215">
            <text:p><text:s/>815</text:p>
          </table:table-cell>
          <table:table-cell office:value-type="float" office:value="1.5377648634879904" table:style-name="ce217">
            <text:p>1,5<text:s text:c="5"/></text:p>
          </table:table-cell>
          <table:table-cell office:value-type="float" office:value="72" table:style-name="ce140">
            <text:p>+ 72</text:p>
          </table:table-cell>
          <table:table-cell office:value-type="float" office:value="7.6109936575052854" table:style-name="ce141">
            <text:p>+7,6<text:s text:c="3"/></text:p>
          </table:table-cell>
          <table:table-cell office:value-type="float" office:value="203" table:style-name="ce140">
            <text:p>+ 203</text:p>
          </table:table-cell>
          <table:table-cell office:value-type="float" office:value="24.907975460122699" table:style-name="ce141">
            <text:p>+24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1079" table:style-name="ce213">
            <text:p>1 079</text:p>
          </table:table-cell>
          <table:table-cell office:value-type="float" office:value="2.5026673470334462" table:style-name="ce214">
            <text:p>2,5<text:s text:c="5"/></text:p>
          </table:table-cell>
          <table:table-cell office:value-type="float" office:value="962" table:style-name="ce215">
            <text:p><text:s/>962</text:p>
          </table:table-cell>
          <table:table-cell office:value-type="float" office:value="2.3136123136123135" table:style-name="ce216">
            <text:p>2,3<text:s text:c="5"/></text:p>
          </table:table-cell>
          <table:table-cell office:value-type="float" office:value="752" table:style-name="ce215">
            <text:p><text:s/>752</text:p>
          </table:table-cell>
          <table:table-cell office:value-type="float" office:value="1.418894696126342" table:style-name="ce217">
            <text:p>1,4<text:s text:c="5"/></text:p>
          </table:table-cell>
          <table:table-cell office:value-type="float" office:value="117" table:style-name="ce140">
            <text:p>+ 117</text:p>
          </table:table-cell>
          <table:table-cell office:value-type="float" office:value="12.162162162162163" table:style-name="ce141">
            <text:p>+12,2<text:s text:c="3"/></text:p>
          </table:table-cell>
          <table:table-cell office:value-type="float" office:value="327" table:style-name="ce140">
            <text:p>+ 327</text:p>
          </table:table-cell>
          <table:table-cell office:value-type="float" office:value="43.484042553191486" table:style-name="ce141">
            <text:p>+43,5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 table:style-name="ce1"/>
        </table:table-row>
        <table:table-row table:style-name="ro35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3"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number-rows-repeated="2" table:style-name="ro9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8">
          <table:table-cell/>
          <table:table-cell table:number-columns-repeated="11" table:style-name="ce1"/>
          <table:table-cell table:number-columns-repeated="6" table:style-name="ce95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69"/>
          <table:table-cell table:style-name="ce277"/>
          <table:table-cell table:style-name="ce278"/>
          <table:table-cell table:number-columns-repeated="4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number-columns-repeated="11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number-rows-repeated="5"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number-columns-repeated="16365"/>
        </table:table-row>
        <table:table-row table:number-rows-repeated="2" table:style-name="ro35">
          <table:table-cell/>
          <table:table-cell table:number-columns-repeated="3" table:style-name="ce1"/>
          <table:table-cell table:number-columns-repeated="2" table:style-name="ce184"/>
          <table:table-cell table:number-columns-repeated="7" table:style-name="ce1"/>
          <table:table-cell table:style-name="ce279"/>
          <table:table-cell table:style-name="ce280"/>
          <table:table-cell table:style-name="ce281"/>
          <table:table-cell table:style-name="ce283"/>
          <table:table-cell table:style-name="ce284"/>
          <table:table-cell table:style-name="ce282"/>
          <table:table-cell table:number-columns-repeated="16365"/>
        </table:table-row>
        <table:table-row table:style-name="ro14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style-name="ce1"/>
          <table:table-cell table:style-name="ce152"/>
          <table:table-cell table:number-columns-repeated="16370" table:style-name="ce1"/>
        </table:table-row>
        <table:table-row table:style-name="ro20">
          <table:table-cell table:number-columns-repeated="16384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3" table:style-name="ce285"/>
          <table:table-cell table:number-columns-repeated="16369" table:style-name="ce1"/>
        </table:table-row>
        <table:table-row table:style-name="ro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3" table:style-name="ce285"/>
          <table:table-cell table:number-columns-repeated="16369" table:style-name="ce1"/>
        </table:table-row>
        <table:table-row table:number-rows-repeated="1048496" table:style-name="ro20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41" table:default-cell-style-name="ce1"/>
        <table:table-column table:style-name="co16" table:default-cell-style-name="ce1"/>
        <table:table-column table:style-name="co42" table:default-cell-style-name="ce1"/>
        <table:table-column table:style-name="co33" table:default-cell-style-name="ce184"/>
        <table:table-column table:style-name="co42" table:default-cell-style-name="ce184"/>
        <table:table-column table:style-name="co43" table:default-cell-style-name="ce1"/>
        <table:table-column table:style-name="co42" table:default-cell-style-name="ce1"/>
        <table:table-column table:style-name="co35" table:default-cell-style-name="ce1"/>
        <table:table-column table:style-name="co42" table:default-cell-style-name="ce1"/>
        <table:table-column table:style-name="co35" table:default-cell-style-name="ce1"/>
        <table:table-column table:style-name="co42" table:default-cell-style-name="ce1"/>
        <table:table-column table:style-name="co39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80018in" svg:height="0.650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974in" svg:y="0.23004in" svg:width="2.13664in" svg:height="0.51297in">
                <draw:text-box>
                  <text:p text:style-name="a70" text:class-names="" text:cond-style-name=""><text:span text:style-name="a68" text:class-names="">MARÇO 2021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22" draw:style-name="a66" draw:name="Text Box 122" svg:x="0in" svg:y="0in" svg:width="0.97917in" svg:height="0.31414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4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6">
            <text:p><text:s/>Quadro 8 - OFERTAS DE EMPREGO RECEBIDAS, <text:s text:c="2"/>POR <text:s/>REGIÕES<text:s text:c="3"/></text:p>
          </table:table-cell>
          <table:table-cell table:number-columns-repeated="10" table:style-name="ce96"/>
          <table:table-cell table:number-columns-repeated="6" table:style-name="ce95"/>
          <table:table-cell table:number-columns-repeated="16366"/>
        </table:table-row>
        <table:table-row table:style-name="ro21">
          <table:table-cell/>
          <table:table-cell office:value-type="string" table:style-name="ce98">
            <text:p>Movimento ao longo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5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07"/>
          <table:table-cell office:value-type="string" table:style-name="ce176">
            <text:p>MARÇO 2021</text:p>
          </table:table-cell>
          <table:table-cell office:value-type="string" table:style-name="ce18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90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90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5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6" table:style-name="ce120"/>
          <table:table-cell table:number-columns-repeated="16366"/>
        </table:table-row>
        <table:table-row table:style-name="ro25">
          <table:table-cell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 table:style-name="ce1"/>
        </table:table-row>
        <table:table-row table:style-name="ro4">
          <table:table-cell/>
          <table:table-cell office:value-type="string" table:style-name="ce205">
            <text:p>PORTUGAL</text:p>
          </table:table-cell>
          <table:table-cell office:value-type="float" office:value="12050" table:style-name="ce206">
            <text:p>12 050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7677" table:style-name="ce208">
            <text:p>7 677</text:p>
          </table:table-cell>
          <table:table-cell office:value-type="float" office:value="100.00000000000001" table:style-name="ce210">
            <text:p>100,0<text:s text:c="5"/></text:p>
          </table:table-cell>
          <table:table-cell office:value-type="float" office:value="7622" table:style-name="ce208">
            <text:p>7 622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4373" table:style-name="ce131">
            <text:p>+4 373</text:p>
          </table:table-cell>
          <table:table-cell office:value-type="float" office:value="56.962355086622374" table:style-name="ce132">
            <text:p>+57,0<text:s text:c="3"/></text:p>
          </table:table-cell>
          <table:table-cell office:value-type="float" office:value="4428" table:style-name="ce131">
            <text:p>+4 428</text:p>
          </table:table-cell>
          <table:table-cell office:value-type="float" office:value="58.094988192075569" table:style-name="ce132">
            <text:p>+58,1<text:s text:c="3"/></text:p>
          </table:table-cell>
          <table:table-cell table:style-name="ce133"/>
          <table:table-cell table:style-name="ce95"/>
          <table:table-cell table:number-columns-repeated="2" table:style-name="ce286"/>
          <table:table-cell table:number-columns-repeated="2" table:style-name="ce134"/>
          <table:table-cell table:number-columns-repeated="16366"/>
        </table:table-row>
        <table:table-row table:style-name="ro37">
          <table:table-cell/>
          <table:table-cell office:value-type="string" table:style-name="ce211">
            <text:p>CONTINENTE</text:p>
          </table:table-cell>
          <table:table-cell office:value-type="float" office:value="11689" table:style-name="ce206">
            <text:p>11 689</text:p>
          </table:table-cell>
          <table:table-cell office:value-type="float" office:value="97.004149377593365" table:style-name="ce207">
            <text:p>97,0<text:s text:c="5"/></text:p>
          </table:table-cell>
          <table:table-cell office:value-type="float" office:value="7422" table:style-name="ce208">
            <text:p>7 422</text:p>
          </table:table-cell>
          <table:table-cell office:value-type="float" office:value="96.678389996092235" table:style-name="ce209">
            <text:p>96,7<text:s text:c="5"/></text:p>
          </table:table-cell>
          <table:table-cell office:value-type="float" office:value="7356" table:style-name="ce208">
            <text:p>7 356</text:p>
          </table:table-cell>
          <table:table-cell office:value-type="float" office:value="96.510102335345053" table:style-name="ce210">
            <text:p>96,5<text:s text:c="5"/></text:p>
          </table:table-cell>
          <table:table-cell office:value-type="float" office:value="4267" table:style-name="ce131">
            <text:p>+4 267</text:p>
          </table:table-cell>
          <table:table-cell office:value-type="float" office:value="57.491242252762056" table:style-name="ce132">
            <text:p>+57,5<text:s text:c="3"/></text:p>
          </table:table-cell>
          <table:table-cell office:value-type="float" office:value="4333" table:style-name="ce131">
            <text:p>+4 333</text:p>
          </table:table-cell>
          <table:table-cell office:value-type="float" office:value="58.904295812941818" table:style-name="ce132">
            <text:p>+58,9<text:s text:c="3"/></text:p>
          </table:table-cell>
          <table:table-cell table:style-name="ce151"/>
          <table:table-cell table:style-name="ce182"/>
          <table:table-cell table:number-columns-repeated="2" table:style-name="ce287"/>
          <table:table-cell table:number-columns-repeated="2" table:style-name="ce152"/>
          <table:table-cell table:number-columns-repeated="16366"/>
        </table:table-row>
        <table:table-row table:style-name="ro12">
          <table:table-cell/>
          <table:table-cell office:value-type="string" table:style-name="ce212">
            <text:p>Norte</text:p>
          </table:table-cell>
          <table:table-cell office:value-type="float" office:value="4206" table:style-name="ce213">
            <text:p>4 206</text:p>
          </table:table-cell>
          <table:table-cell office:value-type="float" office:value="34.904564315352701" table:style-name="ce214">
            <text:p>34,9<text:s text:c="5"/></text:p>
          </table:table-cell>
          <table:table-cell office:value-type="float" office:value="2718" table:style-name="ce215">
            <text:p>2 718</text:p>
          </table:table-cell>
          <table:table-cell office:value-type="float" office:value="35.404454865181712" table:style-name="ce216">
            <text:p>35,4<text:s text:c="5"/></text:p>
          </table:table-cell>
          <table:table-cell office:value-type="float" office:value="2284" table:style-name="ce215">
            <text:p>2 284</text:p>
          </table:table-cell>
          <table:table-cell office:value-type="float" office:value="29.965888218315399" table:style-name="ce217">
            <text:p>30,0<text:s text:c="5"/></text:p>
          </table:table-cell>
          <table:table-cell office:value-type="float" office:value="1488" table:style-name="ce140">
            <text:p>+1 488</text:p>
          </table:table-cell>
          <table:table-cell office:value-type="float" office:value="54.746136865342166" table:style-name="ce141">
            <text:p>+54,7<text:s text:c="3"/></text:p>
          </table:table-cell>
          <table:table-cell office:value-type="float" office:value="1922" table:style-name="ce140">
            <text:p>+1 922</text:p>
          </table:table-cell>
          <table:table-cell office:value-type="float" office:value="84.150612959719794" table:style-name="ce141">
            <text:p>+84,2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Centro</text:p>
          </table:table-cell>
          <table:table-cell office:value-type="float" office:value="3114" table:style-name="ce213">
            <text:p>3 114</text:p>
          </table:table-cell>
          <table:table-cell office:value-type="float" office:value="25.842323651452283" table:style-name="ce214">
            <text:p>25,8<text:s text:c="5"/></text:p>
          </table:table-cell>
          <table:table-cell office:value-type="float" office:value="1927" table:style-name="ce215">
            <text:p>1 927</text:p>
          </table:table-cell>
          <table:table-cell office:value-type="float" office:value="25.10095089227563" table:style-name="ce216">
            <text:p>25,1<text:s text:c="5"/></text:p>
          </table:table-cell>
          <table:table-cell office:value-type="float" office:value="1882" table:style-name="ce215">
            <text:p>1 882</text:p>
          </table:table-cell>
          <table:table-cell office:value-type="float" office:value="24.691681973235372" table:style-name="ce217">
            <text:p>24,7<text:s text:c="5"/></text:p>
          </table:table-cell>
          <table:table-cell office:value-type="float" office:value="1187" table:style-name="ce140">
            <text:p>+1 187</text:p>
          </table:table-cell>
          <table:table-cell office:value-type="float" office:value="61.59833938764919" table:style-name="ce141">
            <text:p>+61,6<text:s text:c="3"/></text:p>
          </table:table-cell>
          <table:table-cell office:value-type="float" office:value="1232" table:style-name="ce140">
            <text:p>+1 232</text:p>
          </table:table-cell>
          <table:table-cell office:value-type="float" office:value="65.462274176408073" table:style-name="ce141">
            <text:p>+65,5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3107" table:style-name="ce213">
            <text:p>3 107</text:p>
          </table:table-cell>
          <table:table-cell office:value-type="float" office:value="25.784232365145225" table:style-name="ce214">
            <text:p>25,8<text:s text:c="5"/></text:p>
          </table:table-cell>
          <table:table-cell office:value-type="float" office:value="2060" table:style-name="ce215">
            <text:p>2 060</text:p>
          </table:table-cell>
          <table:table-cell office:value-type="float" office:value="26.833398462941254" table:style-name="ce216">
            <text:p>26,8<text:s text:c="5"/></text:p>
          </table:table-cell>
          <table:table-cell office:value-type="float" office:value="1898" table:style-name="ce215">
            <text:p>1 898</text:p>
          </table:table-cell>
          <table:table-cell office:value-type="float" office:value="24.901600629755968" table:style-name="ce217">
            <text:p>24,9<text:s text:c="5"/></text:p>
          </table:table-cell>
          <table:table-cell office:value-type="float" office:value="1047" table:style-name="ce140">
            <text:p>+1 047</text:p>
          </table:table-cell>
          <table:table-cell office:value-type="float" office:value="50.825242718446603" table:style-name="ce141">
            <text:p>+50,8<text:s text:c="3"/></text:p>
          </table:table-cell>
          <table:table-cell office:value-type="float" office:value="1209" table:style-name="ce140">
            <text:p>+1 209</text:p>
          </table:table-cell>
          <table:table-cell office:value-type="float" office:value="63.698630136986303" table:style-name="ce141">
            <text:p>+63,7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869" table:style-name="ce213">
            <text:p><text:s/>869</text:p>
          </table:table-cell>
          <table:table-cell office:value-type="float" office:value="7.2116182572614109" table:style-name="ce214">
            <text:p>7,2<text:s text:c="5"/></text:p>
          </table:table-cell>
          <table:table-cell office:value-type="float" office:value="518" table:style-name="ce215">
            <text:p><text:s/>518</text:p>
          </table:table-cell>
          <table:table-cell office:value-type="float" office:value="6.7474273804871698" table:style-name="ce216">
            <text:p>6,7<text:s text:c="5"/></text:p>
          </table:table-cell>
          <table:table-cell office:value-type="float" office:value="550" table:style-name="ce215">
            <text:p><text:s/>550</text:p>
          </table:table-cell>
          <table:table-cell office:value-type="float" office:value="7.2159538178955653" table:style-name="ce217">
            <text:p>7,2<text:s text:c="5"/></text:p>
          </table:table-cell>
          <table:table-cell office:value-type="float" office:value="351" table:style-name="ce140">
            <text:p>+ 351</text:p>
          </table:table-cell>
          <table:table-cell office:value-type="float" office:value="67.760617760617762" table:style-name="ce141">
            <text:p>+67,8<text:s text:c="3"/></text:p>
          </table:table-cell>
          <table:table-cell office:value-type="float" office:value="319" table:style-name="ce140">
            <text:p>+ 319</text:p>
          </table:table-cell>
          <table:table-cell office:value-type="float" office:value="57.999999999999993" table:style-name="ce141">
            <text:p>+58,0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393" table:style-name="ce213">
            <text:p><text:s/>393</text:p>
          </table:table-cell>
          <table:table-cell office:value-type="float" office:value="3.2614107883817427" table:style-name="ce214">
            <text:p>3,3<text:s text:c="5"/></text:p>
          </table:table-cell>
          <table:table-cell office:value-type="float" office:value="199" table:style-name="ce215">
            <text:p><text:s/>199</text:p>
          </table:table-cell>
          <table:table-cell office:value-type="float" office:value="2.5921583952064609" table:style-name="ce216">
            <text:p>2,6<text:s text:c="5"/></text:p>
          </table:table-cell>
          <table:table-cell office:value-type="float" office:value="742" table:style-name="ce215">
            <text:p><text:s/>742</text:p>
          </table:table-cell>
          <table:table-cell office:value-type="float" office:value="9.7349776961427459" table:style-name="ce217">
            <text:p>9,7<text:s text:c="5"/></text:p>
          </table:table-cell>
          <table:table-cell office:value-type="float" office:value="194" table:style-name="ce140">
            <text:p>+ 194</text:p>
          </table:table-cell>
          <table:table-cell office:value-type="float" office:value="97.48743718592965" table:style-name="ce141">
            <text:p>+97,5<text:s text:c="3"/></text:p>
          </table:table-cell>
          <table:table-cell office:value-type="float" office:value="-349" table:style-name="ce140">
            <text:p><text:s/>- 349</text:p>
          </table:table-cell>
          <table:table-cell office:value-type="float" office:value="-47.035040431266843" table:style-name="ce141">
            <text:p>-47,0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38">
          <table:table-cell/>
          <table:table-cell office:value-type="string" table:style-name="ce211">
            <text:p>REG.AUTÓNOMAS</text:p>
          </table:table-cell>
          <table:table-cell office:value-type="float" office:value="361" table:style-name="ce206">
            <text:p><text:s/>361</text:p>
          </table:table-cell>
          <table:table-cell office:value-type="float" office:value="2.995850622406639" table:style-name="ce207">
            <text:p>3,0<text:s text:c="5"/></text:p>
          </table:table-cell>
          <table:table-cell office:value-type="float" office:value="255" table:style-name="ce208">
            <text:p><text:s/>255</text:p>
          </table:table-cell>
          <table:table-cell office:value-type="float" office:value="3.3216100039077769" table:style-name="ce209">
            <text:p>3,3<text:s text:c="5"/></text:p>
          </table:table-cell>
          <table:table-cell office:value-type="float" office:value="266" table:style-name="ce208">
            <text:p><text:s/>266</text:p>
          </table:table-cell>
          <table:table-cell office:value-type="float" office:value="3.4898976646549467" table:style-name="ce210">
            <text:p>3,5<text:s text:c="5"/></text:p>
          </table:table-cell>
          <table:table-cell office:value-type="float" office:value="106" table:style-name="ce131">
            <text:p>+ 106</text:p>
          </table:table-cell>
          <table:table-cell office:value-type="float" office:value="41.568627450980394" table:style-name="ce132">
            <text:p>+41,6<text:s text:c="3"/></text:p>
          </table:table-cell>
          <table:table-cell office:value-type="float" office:value="95" table:style-name="ce131">
            <text:p>+ 95</text:p>
          </table:table-cell>
          <table:table-cell office:value-type="float" office:value="35.714285714285715" table:style-name="ce132">
            <text:p>+35,7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215" table:style-name="ce213">
            <text:p><text:s/>215</text:p>
          </table:table-cell>
          <table:table-cell office:value-type="float" office:value="1.7842323651452281" table:style-name="ce214">
            <text:p>1,8<text:s text:c="5"/></text:p>
          </table:table-cell>
          <table:table-cell office:value-type="float" office:value="113" table:style-name="ce215">
            <text:p><text:s/>113</text:p>
          </table:table-cell>
          <table:table-cell office:value-type="float" office:value="1.4719291389865834" table:style-name="ce216">
            <text:p>1,5<text:s text:c="5"/></text:p>
          </table:table-cell>
          <table:table-cell office:value-type="float" office:value="139" table:style-name="ce215">
            <text:p><text:s/>139</text:p>
          </table:table-cell>
          <table:table-cell office:value-type="float" office:value="1.8236683285226973" table:style-name="ce217">
            <text:p>1,8<text:s text:c="5"/></text:p>
          </table:table-cell>
          <table:table-cell office:value-type="float" office:value="102" table:style-name="ce140">
            <text:p>+ 102</text:p>
          </table:table-cell>
          <table:table-cell office:value-type="float" office:value="90.265486725663706" table:style-name="ce141">
            <text:p>+90,3<text:s text:c="3"/></text:p>
          </table:table-cell>
          <table:table-cell office:value-type="float" office:value="76" table:style-name="ce140">
            <text:p>+ 76</text:p>
          </table:table-cell>
          <table:table-cell office:value-type="float" office:value="54.676258992805757" table:style-name="ce141">
            <text:p>+54,7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146" table:style-name="ce213">
            <text:p><text:s/>146</text:p>
          </table:table-cell>
          <table:table-cell office:value-type="float" office:value="1.2116182572614109" table:style-name="ce214">
            <text:p>1,2<text:s text:c="5"/></text:p>
          </table:table-cell>
          <table:table-cell office:value-type="float" office:value="142" table:style-name="ce215">
            <text:p><text:s/>142</text:p>
          </table:table-cell>
          <table:table-cell office:value-type="float" office:value="1.8496808649211931" table:style-name="ce216">
            <text:p>1,8<text:s text:c="5"/></text:p>
          </table:table-cell>
          <table:table-cell office:value-type="float" office:value="127" table:style-name="ce215">
            <text:p><text:s/>127</text:p>
          </table:table-cell>
          <table:table-cell office:value-type="float" office:value="1.6662293361322487" table:style-name="ce217">
            <text:p>1,7<text:s text:c="5"/></text:p>
          </table:table-cell>
          <table:table-cell office:value-type="float" office:value="4" table:style-name="ce140">
            <text:p>+ 4</text:p>
          </table:table-cell>
          <table:table-cell office:value-type="float" office:value="2.8169014084507045" table:style-name="ce141">
            <text:p>+2,8<text:s text:c="3"/></text:p>
          </table:table-cell>
          <table:table-cell office:value-type="float" office:value="19" table:style-name="ce140">
            <text:p>+ 19</text:p>
          </table:table-cell>
          <table:table-cell office:value-type="float" office:value="14.960629921259844" table:style-name="ce141">
            <text:p>+15,0<text:s text:c="3"/></text:p>
          </table:table-cell>
          <table:table-cell table:style-name="ce151"/>
          <table:table-cell table:number-columns-repeated="3" table:style-name="ce1"/>
          <table:table-cell table:number-columns-repeated="2" table:style-name="ce151"/>
          <table:table-cell table:number-columns-repeated="16366"/>
        </table:table-row>
        <table:table-row table:style-name="ro14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3" table:style-name="ce151"/>
          <table:table-cell table:style-name="ce288"/>
          <table:table-cell table:number-columns-repeated="2" table:style-name="ce151"/>
          <table:table-cell table:number-columns-repeated="16366"/>
        </table:table-row>
        <table:table-row table:style-name="ro20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7" table:style-name="ro20">
          <table:table-cell table:number-columns-repeated="16384"/>
        </table:table-row>
        <table:table-row table:style-name="ro21">
          <table:table-cell/>
          <table:table-cell office:value-type="string" table:style-name="ce96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96"/>
          <table:table-cell office:value-type="string" table:style-name="ce289">
            <text:p>CONTINENTE</text:p>
          </table:table-cell>
          <table:table-cell table:style-name="ce289"/>
          <table:table-cell table:number-columns-repeated="16372" table:style-name="ce1"/>
        </table:table-row>
        <table:table-row table:style-name="ro21">
          <table:table-cell/>
          <table:table-cell office:value-type="string" table:style-name="ce227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6" table:style-name="ce95"/>
          <table:table-cell table:number-columns-repeated="16366"/>
        </table:table-row>
        <table:table-row table:style-name="ro25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office:value-type="string" table:style-name="ce107">
            <text:p>CPP-<text:span text:style-name="T2">2010</text:span></text:p>
          </table:table-cell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2">(1)<text:s/></text:span></text:p>
          </table:table-cell>
          <table:covered-table-cell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06"/>
          <table:table-cell table:number-columns-repeated="16366"/>
        </table:table-row>
        <table:table-row table:style-name="ro31">
          <table:table-cell/>
          <table:table-cell table:style-name="ce10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4"/>
          <table:table-cell table:style-name="ce235"/>
          <table:table-cell table:style-name="ce95"/>
          <table:table-cell table:number-columns-repeated="16371" table:style-name="ce1"/>
        </table:table-row>
        <table:table-row table:style-name="ro13">
          <table:table-cell/>
          <table:table-cell office:value-type="string" table:style-name="ce290">
            <text:p>Total</text:p>
          </table:table-cell>
          <table:table-cell office:value-type="float" office:value="11689" table:style-name="ce127">
            <text:p>11 689</text:p>
          </table:table-cell>
          <table:table-cell office:value-type="float" office:value="100" table:style-name="ce237">
            <text:p>100,0<text:s text:c="5"/></text:p>
          </table:table-cell>
          <table:table-cell office:value-type="float" office:value="7422" table:style-name="ce238">
            <text:p>7 422</text:p>
          </table:table-cell>
          <table:table-cell office:value-type="float" office:value="100.00000000000001" table:style-name="ce239">
            <text:p>100,0<text:s text:c="5"/></text:p>
          </table:table-cell>
          <table:table-cell office:value-type="float" office:value="7356" table:style-name="ce129">
            <text:p>7 356</text:p>
          </table:table-cell>
          <table:table-cell office:value-type="float" office:value="100" table:style-name="ce240">
            <text:p>100,0<text:s text:c="5"/></text:p>
          </table:table-cell>
          <table:table-cell office:value-type="float" office:value="4267" table:style-name="ce131">
            <text:p>+4 267</text:p>
          </table:table-cell>
          <table:table-cell office:value-type="float" office:value="57.491242252762056" table:style-name="ce132">
            <text:p>+57,5<text:s text:c="3"/></text:p>
          </table:table-cell>
          <table:table-cell office:value-type="float" office:value="4333" table:style-name="ce131">
            <text:p>+4 333</text:p>
          </table:table-cell>
          <table:table-cell office:value-type="float" office:value="58.904295812941818" table:style-name="ce132">
            <text:p>+58,9<text:s text:c="3"/></text:p>
          </table:table-cell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office:value-type="string" table:style-name="ce291">
            <text:p>1- Repres. do poder legislativo e de órgãos exec., dirigentes, dire. e gestores execu.</text:p>
          </table:table-cell>
          <table:table-cell office:value-type="float" office:value="95" table:style-name="ce136">
            <text:p><text:s/>95</text:p>
          </table:table-cell>
          <table:table-cell office:value-type="float" office:value="0.81272991701599795" table:style-name="ce242">
            <text:p>0,8<text:s text:c="5"/></text:p>
          </table:table-cell>
          <table:table-cell office:value-type="float" office:value="58" table:style-name="ce243">
            <text:p><text:s/>58</text:p>
          </table:table-cell>
          <table:table-cell office:value-type="float" office:value="0.78146052277014277" table:style-name="ce244">
            <text:p>0,8<text:s text:c="5"/></text:p>
          </table:table-cell>
          <table:table-cell office:value-type="float" office:value="39" table:style-name="ce138">
            <text:p><text:s/>39</text:p>
          </table:table-cell>
          <table:table-cell office:value-type="float" office:value="0.53017944535073414" table:style-name="ce245">
            <text:p>0,5<text:s text:c="5"/></text:p>
          </table:table-cell>
          <table:table-cell office:value-type="float" office:value="37" table:style-name="ce140">
            <text:p>+ 37</text:p>
          </table:table-cell>
          <table:table-cell office:value-type="float" office:value="63.793103448275865" table:style-name="ce141">
            <text:p>+63,8<text:s text:c="3"/></text:p>
          </table:table-cell>
          <table:table-cell office:value-type="float" office:value="56" table:style-name="ce140">
            <text:p>+ 56</text:p>
          </table:table-cell>
          <table:table-cell office:value-type="float" office:value="143.58974358974359" table:style-name="ce141">
            <text:p>+143,6<text:s text:c="3"/></text:p>
          </table:table-cell>
          <table:table-cell table:style-name="ce133"/>
          <table:table-cell table:style-name="ce95"/>
          <table:table-cell table:number-columns-repeated="2" table:style-name="ce286"/>
          <table:table-cell table:number-columns-repeated="2" table:style-name="ce134"/>
          <table:table-cell table:number-columns-repeated="16366"/>
        </table:table-row>
        <table:table-row table:style-name="ro4">
          <table:table-cell/>
          <table:table-cell office:value-type="string" table:style-name="ce291">
            <text:p>2- Especialistas das atividades intelectuais e científicas</text:p>
          </table:table-cell>
          <table:table-cell office:value-type="float" office:value="946" table:style-name="ce136">
            <text:p><text:s/>946</text:p>
          </table:table-cell>
          <table:table-cell office:value-type="float" office:value="8.0930789631277271" table:style-name="ce242">
            <text:p>8,1<text:s text:c="5"/></text:p>
          </table:table-cell>
          <table:table-cell office:value-type="float" office:value="654" table:style-name="ce243">
            <text:p><text:s/>654</text:p>
          </table:table-cell>
          <table:table-cell office:value-type="float" office:value="8.8116410670978169" table:style-name="ce244">
            <text:p>8,8<text:s text:c="5"/></text:p>
          </table:table-cell>
          <table:table-cell office:value-type="float" office:value="573" table:style-name="ce138">
            <text:p><text:s/>573</text:p>
          </table:table-cell>
          <table:table-cell office:value-type="float" office:value="7.7895595432300162" table:style-name="ce245">
            <text:p>7,8<text:s text:c="5"/></text:p>
          </table:table-cell>
          <table:table-cell office:value-type="float" office:value="292" table:style-name="ce140">
            <text:p>+ 292</text:p>
          </table:table-cell>
          <table:table-cell office:value-type="float" office:value="44.648318042813457" table:style-name="ce141">
            <text:p>+44,6<text:s text:c="3"/></text:p>
          </table:table-cell>
          <table:table-cell office:value-type="float" office:value="373" table:style-name="ce140">
            <text:p>+ 373</text:p>
          </table:table-cell>
          <table:table-cell office:value-type="float" office:value="65.095986038394415" table:style-name="ce141">
            <text:p>+65,1<text:s text:c="3"/></text:p>
          </table:table-cell>
          <table:table-cell table:style-name="ce151"/>
          <table:table-cell table:style-name="ce182"/>
          <table:table-cell table:number-columns-repeated="2" table:style-name="ce287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3- Técnicos e profissões de nível intermédio</text:p>
          </table:table-cell>
          <table:table-cell office:value-type="float" office:value="852" table:style-name="ce136">
            <text:p><text:s/>852</text:p>
          </table:table-cell>
          <table:table-cell office:value-type="float" office:value="7.2889040978697919" table:style-name="ce242">
            <text:p>7,3<text:s text:c="5"/></text:p>
          </table:table-cell>
          <table:table-cell office:value-type="float" office:value="517" table:style-name="ce243">
            <text:p><text:s/>517</text:p>
          </table:table-cell>
          <table:table-cell office:value-type="float" office:value="6.9657774184855832" table:style-name="ce244">
            <text:p>7,0<text:s text:c="5"/></text:p>
          </table:table-cell>
          <table:table-cell office:value-type="float" office:value="585" table:style-name="ce138">
            <text:p><text:s/>585</text:p>
          </table:table-cell>
          <table:table-cell office:value-type="float" office:value="7.9526916802610117" table:style-name="ce245">
            <text:p>8,0<text:s text:c="5"/></text:p>
          </table:table-cell>
          <table:table-cell office:value-type="float" office:value="335" table:style-name="ce140">
            <text:p>+ 335</text:p>
          </table:table-cell>
          <table:table-cell office:value-type="float" office:value="64.796905222437147" table:style-name="ce141">
            <text:p>+64,8<text:s text:c="3"/></text:p>
          </table:table-cell>
          <table:table-cell office:value-type="float" office:value="267" table:style-name="ce140">
            <text:p>+ 267</text:p>
          </table:table-cell>
          <table:table-cell office:value-type="float" office:value="45.641025641025642" table:style-name="ce141">
            <text:p>+45,6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4- Pessoal administrativo</text:p>
          </table:table-cell>
          <table:table-cell office:value-type="float" office:value="1060" table:style-name="ce136">
            <text:p>1 060</text:p>
          </table:table-cell>
          <table:table-cell office:value-type="float" office:value="9.0683548635469258" table:style-name="ce242">
            <text:p>9,1<text:s text:c="5"/></text:p>
          </table:table-cell>
          <table:table-cell office:value-type="float" office:value="612" table:style-name="ce243">
            <text:p><text:s/>612</text:p>
          </table:table-cell>
          <table:table-cell office:value-type="float" office:value="8.2457558609539205" table:style-name="ce244">
            <text:p>8,2<text:s text:c="5"/></text:p>
          </table:table-cell>
          <table:table-cell office:value-type="float" office:value="632" table:style-name="ce138">
            <text:p><text:s/>632</text:p>
          </table:table-cell>
          <table:table-cell office:value-type="float" office:value="8.5916258836324086" table:style-name="ce245">
            <text:p>8,6<text:s text:c="5"/></text:p>
          </table:table-cell>
          <table:table-cell office:value-type="float" office:value="448" table:style-name="ce140">
            <text:p>+ 448</text:p>
          </table:table-cell>
          <table:table-cell office:value-type="float" office:value="73.202614379084963" table:style-name="ce141">
            <text:p>+73,2<text:s text:c="3"/></text:p>
          </table:table-cell>
          <table:table-cell office:value-type="float" office:value="428" table:style-name="ce140">
            <text:p>+ 428</text:p>
          </table:table-cell>
          <table:table-cell office:value-type="float" office:value="67.721518987341767" table:style-name="ce141">
            <text:p>+67,7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5- Trabalhadores dos serviços pessoais, de proteção e segurança e vendedores</text:p>
          </table:table-cell>
          <table:table-cell office:value-type="float" office:value="1725" table:style-name="ce136">
            <text:p>1 725</text:p>
          </table:table-cell>
          <table:table-cell office:value-type="float" office:value="14.75746428265891" table:style-name="ce242">
            <text:p>14,8<text:s text:c="5"/></text:p>
          </table:table-cell>
          <table:table-cell office:value-type="float" office:value="645" table:style-name="ce243">
            <text:p><text:s/>645</text:p>
          </table:table-cell>
          <table:table-cell office:value-type="float" office:value="8.6903799514955544" table:style-name="ce244">
            <text:p>8,7<text:s text:c="5"/></text:p>
          </table:table-cell>
          <table:table-cell office:value-type="float" office:value="1453" table:style-name="ce138">
            <text:p>1 453</text:p>
          </table:table-cell>
          <table:table-cell office:value-type="float" office:value="19.752582925502988" table:style-name="ce245">
            <text:p>19,8<text:s text:c="5"/></text:p>
          </table:table-cell>
          <table:table-cell office:value-type="float" office:value="1080" table:style-name="ce140">
            <text:p>+1 080</text:p>
          </table:table-cell>
          <table:table-cell office:value-type="float" office:value="167.44186046511629" table:style-name="ce141">
            <text:p>+167,4<text:s text:c="3"/></text:p>
          </table:table-cell>
          <table:table-cell office:value-type="float" office:value="272" table:style-name="ce140">
            <text:p>+ 272</text:p>
          </table:table-cell>
          <table:table-cell office:value-type="float" office:value="18.719889883000686" table:style-name="ce141">
            <text:p>+18,7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6- Agricultores e trabalhadores qualificados da agricultura, da pesca e da floresta</text:p>
          </table:table-cell>
          <table:table-cell office:value-type="float" office:value="294" table:style-name="ce136">
            <text:p><text:s/>294</text:p>
          </table:table-cell>
          <table:table-cell office:value-type="float" office:value="2.5151852168705622" table:style-name="ce242">
            <text:p>2,5<text:s text:c="5"/></text:p>
          </table:table-cell>
          <table:table-cell office:value-type="float" office:value="178" table:style-name="ce243">
            <text:p><text:s/>178</text:p>
          </table:table-cell>
          <table:table-cell office:value-type="float" office:value="2.3982753974669899" table:style-name="ce244">
            <text:p>2,4<text:s text:c="5"/></text:p>
          </table:table-cell>
          <table:table-cell office:value-type="float" office:value="185" table:style-name="ce138">
            <text:p><text:s/>185</text:p>
          </table:table-cell>
          <table:table-cell office:value-type="float" office:value="2.5149537792278411" table:style-name="ce245">
            <text:p>2,5<text:s text:c="5"/></text:p>
          </table:table-cell>
          <table:table-cell office:value-type="float" office:value="116" table:style-name="ce140">
            <text:p>+ 116</text:p>
          </table:table-cell>
          <table:table-cell office:value-type="float" office:value="65.168539325842701" table:style-name="ce141">
            <text:p>+65,2<text:s text:c="3"/></text:p>
          </table:table-cell>
          <table:table-cell office:value-type="float" office:value="109" table:style-name="ce140">
            <text:p>+ 109</text:p>
          </table:table-cell>
          <table:table-cell office:value-type="float" office:value="58.918918918918919" table:style-name="ce141">
            <text:p>+58,9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7- Trabalhadores qualificados da indústria, construção e artífices</text:p>
          </table:table-cell>
          <table:table-cell office:value-type="float" office:value="2056" table:style-name="ce136">
            <text:p>2 056</text:p>
          </table:table-cell>
          <table:table-cell office:value-type="float" office:value="17.58918641457781" table:style-name="ce242">
            <text:p>17,6<text:s text:c="5"/></text:p>
          </table:table-cell>
          <table:table-cell office:value-type="float" office:value="1487" table:style-name="ce243">
            <text:p>1 487</text:p>
          </table:table-cell>
          <table:table-cell office:value-type="float" office:value="20.035030988951767" table:style-name="ce244">
            <text:p>20,0<text:s text:c="5"/></text:p>
          </table:table-cell>
          <table:table-cell office:value-type="float" office:value="1148" table:style-name="ce138">
            <text:p>1 148</text:p>
          </table:table-cell>
          <table:table-cell office:value-type="float" office:value="15.606307775965197" table:style-name="ce245">
            <text:p>15,6<text:s text:c="5"/></text:p>
          </table:table-cell>
          <table:table-cell office:value-type="float" office:value="569" table:style-name="ce140">
            <text:p>+ 569</text:p>
          </table:table-cell>
          <table:table-cell office:value-type="float" office:value="38.2649630127774" table:style-name="ce141">
            <text:p>+38,3<text:s text:c="3"/></text:p>
          </table:table-cell>
          <table:table-cell office:value-type="float" office:value="908" table:style-name="ce140">
            <text:p>+ 908</text:p>
          </table:table-cell>
          <table:table-cell office:value-type="float" office:value="79.094076655052277" table:style-name="ce141">
            <text:p>+79,1<text:s text:c="3"/></text:p>
          </table:table-cell>
          <table:table-cell table:style-name="ce157"/>
          <table:table-cell table:style-name="ce151"/>
          <table:table-cell table:number-columns-repeated="2" table:style-name="ce288"/>
          <table:table-cell table:number-columns-repeated="2" table:style-name="ce152"/>
          <table:table-cell table:number-columns-repeated="16366"/>
        </table:table-row>
        <table:table-row table:style-name="ro4">
          <table:table-cell/>
          <table:table-cell office:value-type="string" table:style-name="ce291">
            <text:p>8- Operadores de instalações e máquinas e trabalhadores da montagem</text:p>
          </table:table-cell>
          <table:table-cell office:value-type="float" office:value="1221" table:style-name="ce136">
            <text:p>1 221</text:p>
          </table:table-cell>
          <table:table-cell office:value-type="float" office:value="10.44571819659509" table:style-name="ce242">
            <text:p>10,4<text:s text:c="5"/></text:p>
          </table:table-cell>
          <table:table-cell office:value-type="float" office:value="919" table:style-name="ce243">
            <text:p><text:s/>919</text:p>
          </table:table-cell>
          <table:table-cell office:value-type="float" office:value="12.382107248720022" table:style-name="ce244">
            <text:p>12,4<text:s text:c="5"/></text:p>
          </table:table-cell>
          <table:table-cell office:value-type="float" office:value="561" table:style-name="ce138">
            <text:p><text:s/>561</text:p>
          </table:table-cell>
          <table:table-cell office:value-type="float" office:value="7.6264274061990207" table:style-name="ce245">
            <text:p>7,6<text:s text:c="5"/></text:p>
          </table:table-cell>
          <table:table-cell office:value-type="float" office:value="302" table:style-name="ce140">
            <text:p>+ 302</text:p>
          </table:table-cell>
          <table:table-cell office:value-type="float" office:value="32.861806311207836" table:style-name="ce141">
            <text:p>+32,9<text:s text:c="3"/></text:p>
          </table:table-cell>
          <table:table-cell office:value-type="float" office:value="660" table:style-name="ce140">
            <text:p>+ 660</text:p>
          </table:table-cell>
          <table:table-cell office:value-type="float" office:value="117.64705882352942" table:style-name="ce141">
            <text:p>+117,6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4">
          <table:table-cell/>
          <table:table-cell office:value-type="string" table:style-name="ce291">
            <text:p>9- Trabalhadores não qualificados</text:p>
          </table:table-cell>
          <table:table-cell office:value-type="float" office:value="3437" table:style-name="ce136">
            <text:p>3 437</text:p>
          </table:table-cell>
          <table:table-cell office:value-type="float" office:value="29.403712892463002" table:style-name="ce242">
            <text:p>29,4<text:s text:c="5"/></text:p>
          </table:table-cell>
          <table:table-cell office:value-type="float" office:value="2347" table:style-name="ce243">
            <text:p>2 347</text:p>
          </table:table-cell>
          <table:table-cell office:value-type="float" office:value="31.622204257612502" table:style-name="ce244">
            <text:p>31,6<text:s text:c="5"/></text:p>
          </table:table-cell>
          <table:table-cell office:value-type="float" office:value="2178" table:style-name="ce138">
            <text:p>2 178</text:p>
          </table:table-cell>
          <table:table-cell office:value-type="float" office:value="29.608482871125613" table:style-name="ce245">
            <text:p>29,6<text:s text:c="5"/></text:p>
          </table:table-cell>
          <table:table-cell office:value-type="float" office:value="1090" table:style-name="ce140">
            <text:p>+1 090</text:p>
          </table:table-cell>
          <table:table-cell office:value-type="float" office:value="46.442266723476777" table:style-name="ce141">
            <text:p>+46,4<text:s text:c="3"/></text:p>
          </table:table-cell>
          <table:table-cell office:value-type="float" office:value="1259" table:style-name="ce140">
            <text:p>+1 259</text:p>
          </table:table-cell>
          <table:table-cell office:value-type="float" office:value="57.805325987144172" table:style-name="ce141">
            <text:p>+57,8<text:s text:c="3"/></text:p>
          </table:table-cell>
          <table:table-cell table:number-columns-repeated="2" table:style-name="ce151"/>
          <table:table-cell table:number-columns-repeated="2" table:style-name="ce288"/>
          <table:table-cell table:number-columns-repeated="2" table:style-name="ce151"/>
          <table:table-cell table:number-columns-repeated="16366"/>
        </table:table-row>
        <table:table-row table:style-name="ro4">
          <table:table-cell/>
          <table:table-cell office:value-type="string" table:style-name="ce291">
            <text:p>0- Profissões das Forças Armadas</text:p>
          </table:table-cell>
          <table:table-cell office:value-type="float" office:value="3" table:style-name="ce136">
            <text:p><text:s/>3</text:p>
          </table:table-cell>
          <table:table-cell office:value-type="float" office:value="2.5665155274189409E-2" table:style-name="ce242">
            <text:p>0,0<text:s text:c="5"/></text:p>
          </table:table-cell>
          <table:table-cell office:value-type="float" office:value="5" table:style-name="ce243">
            <text:p><text:s/>5</text:p>
          </table:table-cell>
          <table:table-cell office:value-type="float" office:value="6.7367286445701974E-2" table:style-name="ce244">
            <text:p>0,1<text:s text:c="5"/></text:p>
          </table:table-cell>
          <table:table-cell office:value-type="float" office:value="2" table:style-name="ce138">
            <text:p><text:s/>2</text:p>
          </table:table-cell>
          <table:table-cell office:value-type="float" office:value="2.7188689505165849E-2" table:style-name="ce245">
            <text:p>0,0<text:s text:c="5"/></text:p>
          </table:table-cell>
          <table:table-cell office:value-type="float" office:value="-2" table:style-name="ce140">
            <text:p><text:s/>- 2</text:p>
          </table:table-cell>
          <table:table-cell office:value-type="float" office:value="-40" table:style-name="ce141">
            <text:p>-40,0<text:s text:c="3"/></text:p>
          </table:table-cell>
          <table:table-cell office:value-type="float" office:value="1" table:style-name="ce140">
            <text:p>+ 1</text:p>
          </table:table-cell>
          <table:table-cell office:value-type="float" office:value="50" table:style-name="ce141">
            <text:p>+50,0<text:s text:c="3"/></text:p>
          </table:table-cell>
          <table:table-cell table:number-columns-repeated="6" table:style-name="ce151"/>
          <table:table-cell table:number-columns-repeated="16366"/>
        </table:table-row>
        <table:table-row table:style-name="ro4">
          <table:table-cell/>
          <table:table-cell office:value-type="string" table:style-name="ce291">
            <text:p><text:s text:c="5"/>Outros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242">
            <text:p>0,0<text:s text:c="5"/></text:p>
          </table:table-cell>
          <table:table-cell office:value-type="float" office:value="0" table:style-name="ce243">
            <text:p><text:s/>0</text:p>
          </table:table-cell>
          <table:table-cell office:value-type="float" office:value="0" table:style-name="ce244">
            <text:p>0,0<text:s text:c="5"/>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245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string" table:style-name="ce292">
            <text:p>-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table:number-columns-repeated="6" table:style-name="ce151"/>
          <table:table-cell table:number-columns-repeated="16366"/>
        </table:table-row>
        <table:table-row table:style-name="ro20">
          <table:table-cell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166"/>
          <table:table-cell table:style-name="ce167"/>
          <table:table-cell table:style-name="ce166"/>
          <table:table-cell table:style-name="ce167"/>
          <table:table-cell table:number-columns-repeated="16372" table:style-name="ce1"/>
        </table:table-row>
        <table:table-row table:style-name="ro20">
          <table:table-cell/>
          <table:table-cell office:value-type="string" table:style-name="ce22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20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3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6" table:style-name="ce95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style-name="ce184"/>
          <table:table-cell table:number-columns-repeated="7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0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20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33"/>
          <table:table-cell table:style-name="ce95"/>
          <table:table-cell table:number-columns-repeated="4" table:style-name="ce134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style-name="ce182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2" table:style-name="ce157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2" table:style-name="ce151"/>
          <table:table-cell table:number-columns-repeated="4" table:style-name="ce15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style-name="ce151"/>
          <table:table-cell table:number-columns-repeated="4" table:style-name="ce152"/>
          <table:table-cell table:number-columns-repeated="16366"/>
        </table:table-row>
        <table:table-row table:number-rows-repeated="3"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51"/>
          <table:table-cell table:number-columns-repeated="16366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6" table:style-name="ce151"/>
          <table:table-cell table:number-columns-repeated="16366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number-columns-repeated="16372" table:style-name="ce1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44" table:default-cell-style-name="ce1"/>
        <table:table-column table:style-name="co3" table:default-cell-style-name="ce1"/>
        <table:table-column table:style-name="co30" table:default-cell-style-name="ce1"/>
        <table:table-column table:style-name="co1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7" table:default-cell-style-name="ce1"/>
        <table:table-column table:style-name="co39" table:default-cell-style-name="ce1"/>
        <table:table-column table:style-name="co45" table:default-cell-style-name="ce1"/>
        <table:table-column table:style-name="co39" table:number-columns-repeated="3" table:default-cell-style-name="ce1"/>
        <table:table-column table:style-name="co46" table:default-cell-style-name="ce1"/>
        <table:table-column table:style-name="co39" table:number-columns-repeated="16366" table:default-cell-style-name="ce1"/>
        <table:table-row table:style-name="ro20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3473in" svg:height="0.649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8225in" svg:y="0.28879in" svg:width="1.85779in" svg:height="0.51196in">
                <draw:text-box>
                  <text:p text:style-name="a90" text:class-names="" text:cond-style-name=""><text:span text:style-name="a88" text:class-names="">MARÇO 2021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26" draw:style-name="a77" draw:name="Text Box 122" svg:x="0in" svg:y="0in" svg:width="0.97917in" svg:height="0.31646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4"/>
          <table:table-cell table:number-columns-repeated="6" table:style-name="ce95"/>
          <table:table-cell table:number-columns-repeated="16366" table:style-name="ce1"/>
        </table:table-row>
        <table:table-row table:style-name="ro20">
          <table:table-cell table:style-name="ce1"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6">
            <text:p>Quadro 10 - OFERTAS DE EMPREGO <text:s/>RECEBIDAS, <text:s text:c="3"/>POR ATIVIDADE ECONÓMICA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style-name="ce1"/>
          <table:table-cell table:number-columns-repeated="5" table:style-name="ce95"/>
          <table:table-cell table:number-columns-repeated="16366" table:style-name="ce1"/>
        </table:table-row>
        <table:table-row table:style-name="ro21">
          <table:table-cell table:style-name="ce294"/>
          <table:table-cell office:value-type="string" table:style-name="ce98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style-name="ce1"/>
          <table:table-cell table:number-columns-repeated="5" table:style-name="ce95"/>
          <table:table-cell table:number-columns-repeated="16366" table:style-name="ce1"/>
        </table:table-row>
        <table:table-row table:style-name="ro4">
          <table:table-cell table:style-name="ce294"/>
          <table:table-cell table:style-name="ce94"/>
          <table:table-cell table:style-name="ce100"/>
          <table:table-cell table:number-columns-repeated="9" table:style-name="ce94"/>
          <table:table-cell table:style-name="ce1"/>
          <table:table-cell table:number-columns-repeated="5" table:style-name="ce95"/>
          <table:table-cell table:number-columns-repeated="16366" table:style-name="ce1"/>
        </table:table-row>
        <table:table-row table:style-name="ro20">
          <table:table-cell table:style-name="ce1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6" table:style-name="ce106"/>
          <table:table-cell table:number-columns-repeated="16366" table:style-name="ce1"/>
        </table:table-row>
        <table:table-row table:style-name="ro20">
          <table:table-cell table:style-name="ce1"/>
          <table:table-cell office:value-type="string" table:style-name="ce107">
            <text:p>CAE <text:s/>Rev.3</text:p>
          </table:table-cell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2">(1)<text:s/></text:span></text:p>
          </table:table-cell>
          <table:covered-table-cell/>
          <table:table-cell table:number-columns-repeated="6" table:style-name="ce106"/>
          <table:table-cell table:number-columns-repeated="16366" table:style-name="ce1"/>
        </table:table-row>
        <table:table-row table:style-name="ro20">
          <table:table-cell table:style-name="ce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6" table:style-name="ce120"/>
          <table:table-cell table:number-columns-repeated="16366" table:style-name="ce1"/>
        </table:table-row>
        <table:table-row table:style-name="ro33">
          <table:table-cell table:style-name="ce1"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number-columns-repeated="6" table:style-name="ce120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1">
            <text:p><text:s text:c="2"/>Total</text:p>
          </table:table-cell>
          <table:table-cell office:value-type="float" office:value="11689" table:style-name="ce127">
            <text:p>11 689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7422" table:style-name="ce129">
            <text:p>7 42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7356" table:style-name="ce129">
            <text:p>7 35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4267" table:style-name="ce131">
            <text:p>+4 267</text:p>
          </table:table-cell>
          <table:table-cell office:value-type="float" office:value="57.491242252762056" table:style-name="ce132">
            <text:p>+57,5<text:s text:c="3"/></text:p>
          </table:table-cell>
          <table:table-cell office:value-type="float" office:value="4333" table:style-name="ce131">
            <text:p>+4 333</text:p>
          </table:table-cell>
          <table:table-cell office:value-type="float" office:value="58.904295812941818" table:style-name="ce132">
            <text:p>+58,9<text:s text:c="3"/></text:p>
          </table:table-cell>
          <table:table-cell table:style-name="ce133"/>
          <table:table-cell table:style-name="ce1"/>
          <table:table-cell table:number-columns-repeated="4" table:style-name="ce134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3">
            <text:p>Agricultura, produção animal, caça, floresta e pesca</text:p>
          </table:table-cell>
          <table:table-cell office:value-type="float" office:value="455" table:style-name="ce127">
            <text:p><text:s/>455</text:p>
          </table:table-cell>
          <table:table-cell office:value-type="float" office:value="3.8925485499187271" table:style-name="ce128">
            <text:p>3,9<text:s text:c="5"/></text:p>
          </table:table-cell>
          <table:table-cell office:value-type="float" office:value="208" table:style-name="ce129">
            <text:p><text:s/>208</text:p>
          </table:table-cell>
          <table:table-cell office:value-type="float" office:value="2.8024791161412019" table:style-name="ce130">
            <text:p>2,8<text:s text:c="5"/></text:p>
          </table:table-cell>
          <table:table-cell office:value-type="float" office:value="248" table:style-name="ce129">
            <text:p><text:s/>248</text:p>
          </table:table-cell>
          <table:table-cell office:value-type="float" office:value="3.3713974986405653" table:style-name="ce130">
            <text:p>3,4<text:s text:c="5"/></text:p>
          </table:table-cell>
          <table:table-cell office:value-type="float" office:value="247" table:style-name="ce131">
            <text:p>+ 247</text:p>
          </table:table-cell>
          <table:table-cell office:value-type="float" office:value="118.75" table:style-name="ce132">
            <text:p>+118,8<text:s text:c="3"/></text:p>
          </table:table-cell>
          <table:table-cell office:value-type="float" office:value="207" table:style-name="ce131">
            <text:p>+ 207</text:p>
          </table:table-cell>
          <table:table-cell office:value-type="float" office:value="83.467741935483872" table:style-name="ce132">
            <text:p>+83,5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2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4">
          <table:table-cell table:style-name="ce1"/>
          <table:table-cell office:value-type="string" table:style-name="ce263">
            <text:p>Indústria, energia e água e construção</text:p>
          </table:table-cell>
          <table:table-cell office:value-type="float" office:value="3673" table:style-name="ce147">
            <text:p>3 673</text:p>
          </table:table-cell>
          <table:table-cell office:value-type="float" office:value="31.4227051073659" table:style-name="ce148">
            <text:p>31,4<text:s text:c="5"/></text:p>
          </table:table-cell>
          <table:table-cell office:value-type="float" office:value="2518" table:style-name="ce129">
            <text:p>2 518</text:p>
          </table:table-cell>
          <table:table-cell office:value-type="float" office:value="33.926165454055514" table:style-name="ce130">
            <text:p>33,9<text:s text:c="5"/></text:p>
          </table:table-cell>
          <table:table-cell office:value-type="float" office:value="1834" table:style-name="ce129">
            <text:p>1 834</text:p>
          </table:table-cell>
          <table:table-cell office:value-type="float" office:value="24.932028276237087" table:style-name="ce130">
            <text:p>24,9<text:s text:c="5"/></text:p>
          </table:table-cell>
          <table:table-cell office:value-type="float" office:value="1155" table:style-name="ce131">
            <text:p>+1 155</text:p>
          </table:table-cell>
          <table:table-cell office:value-type="float" office:value="45.869737887212075" table:style-name="ce132">
            <text:p>+45,9<text:s text:c="3"/></text:p>
          </table:table-cell>
          <table:table-cell office:value-type="float" office:value="1839" table:style-name="ce131">
            <text:p>+1 839</text:p>
          </table:table-cell>
          <table:table-cell office:value-type="float" office:value="100.27262813522356" table:style-name="ce132">
            <text:p>+100,3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2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 table:style-name="ce1"/>
          <table:table-cell office:value-type="string" table:style-name="ce265">
            <text:p>Indústrias extrativas</text:p>
          </table:table-cell>
          <table:table-cell office:value-type="float" office:value="20" table:style-name="ce136">
            <text:p><text:s/>20</text:p>
          </table:table-cell>
          <table:table-cell office:value-type="float" office:value="0.17110103516126274" table:style-name="ce137">
            <text:p>0,2<text:s text:c="5"/></text:p>
          </table:table-cell>
          <table:table-cell office:value-type="float" office:value="17" table:style-name="ce138">
            <text:p><text:s/>17</text:p>
          </table:table-cell>
          <table:table-cell office:value-type="float" office:value="0.22904877391538669" table:style-name="ce139">
            <text:p>0,2<text:s text:c="5"/></text:p>
          </table:table-cell>
          <table:table-cell office:value-type="float" office:value="9" table:style-name="ce138">
            <text:p><text:s/>9</text:p>
          </table:table-cell>
          <table:table-cell office:value-type="float" office:value="0.12234910277324632" table:style-name="ce139">
            <text:p>0,1<text:s text:c="5"/></text:p>
          </table:table-cell>
          <table:table-cell office:value-type="float" office:value="3" table:style-name="ce140">
            <text:p>+ 3</text:p>
          </table:table-cell>
          <table:table-cell office:value-type="float" office:value="17.647058823529413" table:style-name="ce141">
            <text:p>+17,6<text:s text:c="3"/></text:p>
          </table:table-cell>
          <table:table-cell office:value-type="float" office:value="11" table:style-name="ce140">
            <text:p>+ 11</text:p>
          </table:table-cell>
          <table:table-cell office:value-type="float" office:value="122.22222222222223" table:style-name="ce141">
            <text:p>+122,2<text:s text:c="3"/></text:p>
          </table:table-cell>
          <table:table-cell table:style-name="ce157"/>
          <table:table-cell table:style-name="ce295"/>
          <table:table-cell table:style-name="ce296"/>
          <table:table-cell table:style-name="ce281"/>
          <table:table-cell table:style-name="ce152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236" table:style-name="ce136">
            <text:p><text:s/>236</text:p>
          </table:table-cell>
          <table:table-cell office:value-type="float" office:value="2.0189922149028998" table:style-name="ce137">
            <text:p>2,0<text:s text:c="5"/></text:p>
          </table:table-cell>
          <table:table-cell office:value-type="float" office:value="186" table:style-name="ce138">
            <text:p><text:s/>186</text:p>
          </table:table-cell>
          <table:table-cell office:value-type="float" office:value="2.5060630557801131" table:style-name="ce139">
            <text:p>2,5<text:s text:c="5"/></text:p>
          </table:table-cell>
          <table:table-cell office:value-type="float" office:value="201" table:style-name="ce138">
            <text:p><text:s/>201</text:p>
          </table:table-cell>
          <table:table-cell office:value-type="float" office:value="2.7324632952691679" table:style-name="ce139">
            <text:p>2,7<text:s text:c="5"/></text:p>
          </table:table-cell>
          <table:table-cell office:value-type="float" office:value="50" table:style-name="ce140">
            <text:p>+ 50</text:p>
          </table:table-cell>
          <table:table-cell office:value-type="float" office:value="26.881720430107524" table:style-name="ce141">
            <text:p>+26,9<text:s text:c="3"/></text:p>
          </table:table-cell>
          <table:table-cell office:value-type="float" office:value="35" table:style-name="ce140">
            <text:p>+ 35</text:p>
          </table:table-cell>
          <table:table-cell office:value-type="float" office:value="17.412935323383085" table:style-name="ce141">
            <text:p>+17,4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2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ricação de têxteis</text:p>
          </table:table-cell>
          <table:table-cell office:value-type="float" office:value="139" table:style-name="ce136">
            <text:p><text:s/>139</text:p>
          </table:table-cell>
          <table:table-cell office:value-type="float" office:value="1.1891521943707759" table:style-name="ce154">
            <text:p>1,2<text:s text:c="5"/></text:p>
          </table:table-cell>
          <table:table-cell office:value-type="float" office:value="94" table:style-name="ce155">
            <text:p><text:s/>94</text:p>
          </table:table-cell>
          <table:table-cell office:value-type="float" office:value="1.266504985179197" table:style-name="ce156">
            <text:p>1,3<text:s text:c="5"/></text:p>
          </table:table-cell>
          <table:table-cell office:value-type="float" office:value="38" table:style-name="ce138">
            <text:p><text:s/>38</text:p>
          </table:table-cell>
          <table:table-cell office:value-type="float" office:value="0.51658510059815121" table:style-name="ce156">
            <text:p>0,5<text:s text:c="5"/></text:p>
          </table:table-cell>
          <table:table-cell office:value-type="float" office:value="45" table:style-name="ce140">
            <text:p>+ 45</text:p>
          </table:table-cell>
          <table:table-cell office:value-type="float" office:value="47.872340425531917" table:style-name="ce141">
            <text:p>+47,9<text:s text:c="3"/></text:p>
          </table:table-cell>
          <table:table-cell office:value-type="float" office:value="101" table:style-name="ce140">
            <text:p>+ 101</text:p>
          </table:table-cell>
          <table:table-cell office:value-type="float" office:value="265.78947368421052" table:style-name="ce141">
            <text:p>+265,8<text:s text:c="3"/></text:p>
          </table:table-cell>
          <table:table-cell table:style-name="ce157"/>
          <table:table-cell table:style-name="ce295"/>
          <table:table-cell table:style-name="ce296"/>
          <table:table-cell table:style-name="ce281"/>
          <table:table-cell table:style-name="ce152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6">
            <text:p>Indústria do vestuário</text:p>
          </table:table-cell>
          <table:table-cell office:value-type="float" office:value="340" table:style-name="ce136">
            <text:p><text:s/>340</text:p>
          </table:table-cell>
          <table:table-cell office:value-type="float" office:value="2.9087175977414663" table:style-name="ce154">
            <text:p>2,9<text:s text:c="5"/></text:p>
          </table:table-cell>
          <table:table-cell office:value-type="float" office:value="261" table:style-name="ce155">
            <text:p><text:s/>261</text:p>
          </table:table-cell>
          <table:table-cell office:value-type="float" office:value="3.5165723524656425" table:style-name="ce156">
            <text:p>3,5<text:s text:c="5"/></text:p>
          </table:table-cell>
          <table:table-cell office:value-type="float" office:value="158" table:style-name="ce138">
            <text:p><text:s/>158</text:p>
          </table:table-cell>
          <table:table-cell office:value-type="float" office:value="2.1479064709081022" table:style-name="ce156">
            <text:p>2,1<text:s text:c="5"/></text:p>
          </table:table-cell>
          <table:table-cell office:value-type="float" office:value="79" table:style-name="ce140">
            <text:p>+ 79</text:p>
          </table:table-cell>
          <table:table-cell office:value-type="float" office:value="30.268199233716476" table:style-name="ce141">
            <text:p>+30,3<text:s text:c="3"/></text:p>
          </table:table-cell>
          <table:table-cell office:value-type="float" office:value="182" table:style-name="ce140">
            <text:p>+ 182</text:p>
          </table:table-cell>
          <table:table-cell office:value-type="float" office:value="115.18987341772151" table:style-name="ce141">
            <text:p>+115,2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242" table:style-name="ce136">
            <text:p><text:s/>242</text:p>
          </table:table-cell>
          <table:table-cell office:value-type="float" office:value="2.0703225254512789" table:style-name="ce154">
            <text:p>2,1<text:s text:c="5"/></text:p>
          </table:table-cell>
          <table:table-cell office:value-type="float" office:value="141" table:style-name="ce155">
            <text:p><text:s/>141</text:p>
          </table:table-cell>
          <table:table-cell office:value-type="float" office:value="1.8997574777687956" table:style-name="ce156">
            <text:p>1,9<text:s text:c="5"/></text:p>
          </table:table-cell>
          <table:table-cell office:value-type="float" office:value="105" table:style-name="ce138">
            <text:p><text:s/>105</text:p>
          </table:table-cell>
          <table:table-cell office:value-type="float" office:value="1.4274061990212072" table:style-name="ce156">
            <text:p>1,4<text:s text:c="5"/></text:p>
          </table:table-cell>
          <table:table-cell office:value-type="float" office:value="101" table:style-name="ce140">
            <text:p>+ 101</text:p>
          </table:table-cell>
          <table:table-cell office:value-type="float" office:value="71.63120567375887" table:style-name="ce141">
            <text:p>+71,6<text:s text:c="3"/></text:p>
          </table:table-cell>
          <table:table-cell office:value-type="float" office:value="137" table:style-name="ce140">
            <text:p>+ 137</text:p>
          </table:table-cell>
          <table:table-cell office:value-type="float" office:value="130.47619047619048" table:style-name="ce141">
            <text:p>+130,5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 da madeira e da cortiça</text:p>
          </table:table-cell>
          <table:table-cell office:value-type="float" office:value="97" table:style-name="ce136">
            <text:p><text:s/>97</text:p>
          </table:table-cell>
          <table:table-cell office:value-type="float" office:value="0.82984002053212413" table:style-name="ce154">
            <text:p>0,8<text:s text:c="5"/></text:p>
          </table:table-cell>
          <table:table-cell office:value-type="float" office:value="54" table:style-name="ce155">
            <text:p><text:s/>54</text:p>
          </table:table-cell>
          <table:table-cell office:value-type="float" office:value="0.72756669361358117" table:style-name="ce156">
            <text:p>0,7<text:s text:c="5"/></text:p>
          </table:table-cell>
          <table:table-cell office:value-type="float" office:value="67" table:style-name="ce138">
            <text:p><text:s/>67</text:p>
          </table:table-cell>
          <table:table-cell office:value-type="float" office:value="0.91082109842305603" table:style-name="ce156">
            <text:p>0,9<text:s text:c="5"/></text:p>
          </table:table-cell>
          <table:table-cell office:value-type="float" office:value="43" table:style-name="ce140">
            <text:p>+ 43</text:p>
          </table:table-cell>
          <table:table-cell office:value-type="float" office:value="79.629629629629633" table:style-name="ce141">
            <text:p>+79,6<text:s text:c="3"/></text:p>
          </table:table-cell>
          <table:table-cell office:value-type="float" office:value="30" table:style-name="ce140">
            <text:p>+ 30</text:p>
          </table:table-cell>
          <table:table-cell office:value-type="float" office:value="44.776119402985074" table:style-name="ce141">
            <text:p>+44,8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44" table:style-name="ce136">
            <text:p><text:s/>44</text:p>
          </table:table-cell>
          <table:table-cell office:value-type="float" office:value="0.37642227735477801" table:style-name="ce154">
            <text:p>0,4<text:s text:c="5"/></text:p>
          </table:table-cell>
          <table:table-cell office:value-type="float" office:value="25" table:style-name="ce155">
            <text:p><text:s/>25</text:p>
          </table:table-cell>
          <table:table-cell office:value-type="float" office:value="0.33683643222850984" table:style-name="ce156">
            <text:p>0,3<text:s text:c="5"/></text:p>
          </table:table-cell>
          <table:table-cell office:value-type="float" office:value="20" table:style-name="ce138">
            <text:p><text:s/>20</text:p>
          </table:table-cell>
          <table:table-cell office:value-type="float" office:value="0.27188689505165853" table:style-name="ce156">
            <text:p>0,3<text:s text:c="5"/></text:p>
          </table:table-cell>
          <table:table-cell office:value-type="float" office:value="19" table:style-name="ce140">
            <text:p>+ 19</text:p>
          </table:table-cell>
          <table:table-cell office:value-type="float" office:value="76" table:style-name="ce141">
            <text:p>+76,0<text:s text:c="3"/></text:p>
          </table:table-cell>
          <table:table-cell office:value-type="float" office:value="24" table:style-name="ce140">
            <text:p>+ 24</text:p>
          </table:table-cell>
          <table:table-cell office:value-type="float" office:value="120" table:style-name="ce141">
            <text:p>+120,0<text:s text:c="3"/></text:p>
          </table:table-cell>
          <table:table-cell table:style-name="ce151"/>
          <table:table-cell table:style-name="ce295"/>
          <table:table-cell table:style-name="ce296"/>
          <table:table-cell table:style-name="ce281"/>
          <table:table-cell table:style-name="ce15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221" table:style-name="ce136">
            <text:p><text:s/>221</text:p>
          </table:table-cell>
          <table:table-cell office:value-type="float" office:value="1.8906664385319529" table:style-name="ce154">
            <text:p>1,9<text:s text:c="5"/></text:p>
          </table:table-cell>
          <table:table-cell office:value-type="float" office:value="73" table:style-name="ce155">
            <text:p><text:s/>73</text:p>
          </table:table-cell>
          <table:table-cell office:value-type="float" office:value="0.98356238210724878" table:style-name="ce156">
            <text:p>1,0<text:s text:c="5"/></text:p>
          </table:table-cell>
          <table:table-cell office:value-type="float" office:value="83" table:style-name="ce138">
            <text:p><text:s/>83</text:p>
          </table:table-cell>
          <table:table-cell office:value-type="float" office:value="1.1283306144643828" table:style-name="ce156">
            <text:p>1,1<text:s text:c="5"/></text:p>
          </table:table-cell>
          <table:table-cell office:value-type="float" office:value="148" table:style-name="ce140">
            <text:p>+ 148</text:p>
          </table:table-cell>
          <table:table-cell office:value-type="float" office:value="202.73972602739727" table:style-name="ce141">
            <text:p>+202,7<text:s text:c="3"/></text:p>
          </table:table-cell>
          <table:table-cell office:value-type="float" office:value="138" table:style-name="ce140">
            <text:p>+ 138</text:p>
          </table:table-cell>
          <table:table-cell office:value-type="float" office:value="166.26506024096386" table:style-name="ce141">
            <text:p>+166,3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103" table:style-name="ce136">
            <text:p><text:s/>103</text:p>
          </table:table-cell>
          <table:table-cell office:value-type="float" office:value="0.88117033108050302" table:style-name="ce154">
            <text:p>0,9<text:s text:c="5"/></text:p>
          </table:table-cell>
          <table:table-cell office:value-type="float" office:value="117" table:style-name="ce155">
            <text:p><text:s/>117</text:p>
          </table:table-cell>
          <table:table-cell office:value-type="float" office:value="1.5763945028294262" table:style-name="ce156">
            <text:p>1,6<text:s text:c="5"/></text:p>
          </table:table-cell>
          <table:table-cell office:value-type="float" office:value="47" table:style-name="ce138">
            <text:p><text:s/>47</text:p>
          </table:table-cell>
          <table:table-cell office:value-type="float" office:value="0.6389342033713975" table:style-name="ce156">
            <text:p>0,6<text:s text:c="5"/></text:p>
          </table:table-cell>
          <table:table-cell office:value-type="float" office:value="-14" table:style-name="ce140">
            <text:p><text:s/>- 14</text:p>
          </table:table-cell>
          <table:table-cell office:value-type="float" office:value="-11.965811965811966" table:style-name="ce141">
            <text:p>-12,0<text:s text:c="3"/></text:p>
          </table:table-cell>
          <table:table-cell office:value-type="float" office:value="56" table:style-name="ce140">
            <text:p>+ 56</text:p>
          </table:table-cell>
          <table:table-cell office:value-type="float" office:value="119.14893617021276" table:style-name="ce141">
            <text:p>+119,1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394" table:style-name="ce136">
            <text:p><text:s/>394</text:p>
          </table:table-cell>
          <table:table-cell office:value-type="float" office:value="3.3706903926768756" table:style-name="ce154">
            <text:p>3,4<text:s text:c="5"/></text:p>
          </table:table-cell>
          <table:table-cell office:value-type="float" office:value="214" table:style-name="ce155">
            <text:p><text:s/>214</text:p>
          </table:table-cell>
          <table:table-cell office:value-type="float" office:value="2.8833198598760443" table:style-name="ce156">
            <text:p>2,9<text:s text:c="5"/></text:p>
          </table:table-cell>
          <table:table-cell office:value-type="float" office:value="167" table:style-name="ce138">
            <text:p><text:s/>167</text:p>
          </table:table-cell>
          <table:table-cell office:value-type="float" office:value="2.2702555736813483" table:style-name="ce156">
            <text:p>2,3<text:s text:c="5"/></text:p>
          </table:table-cell>
          <table:table-cell office:value-type="float" office:value="180" table:style-name="ce140">
            <text:p>+ 180</text:p>
          </table:table-cell>
          <table:table-cell office:value-type="float" office:value="84.112149532710276" table:style-name="ce141">
            <text:p>+84,1<text:s text:c="3"/></text:p>
          </table:table-cell>
          <table:table-cell office:value-type="float" office:value="227" table:style-name="ce140">
            <text:p>+ 227</text:p>
          </table:table-cell>
          <table:table-cell office:value-type="float" office:value="135.92814371257484" table:style-name="ce141">
            <text:p>+135,9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135" table:style-name="ce136">
            <text:p><text:s/>135</text:p>
          </table:table-cell>
          <table:table-cell office:value-type="float" office:value="1.1549319873385235" table:style-name="ce154">
            <text:p>1,2<text:s text:c="5"/></text:p>
          </table:table-cell>
          <table:table-cell office:value-type="float" office:value="88" table:style-name="ce155">
            <text:p><text:s/>88</text:p>
          </table:table-cell>
          <table:table-cell office:value-type="float" office:value="1.1856642414443546" table:style-name="ce156">
            <text:p>1,2<text:s text:c="5"/></text:p>
          </table:table-cell>
          <table:table-cell office:value-type="float" office:value="50" table:style-name="ce138">
            <text:p><text:s/>50</text:p>
          </table:table-cell>
          <table:table-cell office:value-type="float" office:value="0.67971723762914626" table:style-name="ce156">
            <text:p>0,7<text:s text:c="5"/></text:p>
          </table:table-cell>
          <table:table-cell office:value-type="float" office:value="47" table:style-name="ce140">
            <text:p>+ 47</text:p>
          </table:table-cell>
          <table:table-cell office:value-type="float" office:value="53.409090909090907" table:style-name="ce141">
            <text:p>+53,4<text:s text:c="3"/></text:p>
          </table:table-cell>
          <table:table-cell office:value-type="float" office:value="85" table:style-name="ce140">
            <text:p>+ 85</text:p>
          </table:table-cell>
          <table:table-cell office:value-type="float" office:value="170" table:style-name="ce141">
            <text:p>+170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78" table:style-name="ce136">
            <text:p><text:s/>78</text:p>
          </table:table-cell>
          <table:table-cell office:value-type="float" office:value="0.66729403712892466" table:style-name="ce154">
            <text:p>0,7<text:s text:c="5"/></text:p>
          </table:table-cell>
          <table:table-cell office:value-type="float" office:value="43" table:style-name="ce155">
            <text:p><text:s/>43</text:p>
          </table:table-cell>
          <table:table-cell office:value-type="float" office:value="0.57935866343303699" table:style-name="ce156">
            <text:p>0,6<text:s text:c="5"/></text:p>
          </table:table-cell>
          <table:table-cell office:value-type="float" office:value="49" table:style-name="ce138">
            <text:p><text:s/>49</text:p>
          </table:table-cell>
          <table:table-cell office:value-type="float" office:value="0.66612289287656334" table:style-name="ce156">
            <text:p>0,7<text:s text:c="5"/></text:p>
          </table:table-cell>
          <table:table-cell office:value-type="float" office:value="35" table:style-name="ce140">
            <text:p>+ 35</text:p>
          </table:table-cell>
          <table:table-cell office:value-type="float" office:value="81.395348837209298" table:style-name="ce141">
            <text:p>+81,4<text:s text:c="3"/></text:p>
          </table:table-cell>
          <table:table-cell office:value-type="float" office:value="29" table:style-name="ce140">
            <text:p>+ 29</text:p>
          </table:table-cell>
          <table:table-cell office:value-type="float" office:value="59.183673469387756" table:style-name="ce141">
            <text:p>+59,2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306" table:style-name="ce136">
            <text:p><text:s/>306</text:p>
          </table:table-cell>
          <table:table-cell office:value-type="float" office:value="2.6178458379673195" table:style-name="ce154">
            <text:p>2,6<text:s text:c="5"/></text:p>
          </table:table-cell>
          <table:table-cell office:value-type="float" office:value="174" table:style-name="ce155">
            <text:p><text:s/>174</text:p>
          </table:table-cell>
          <table:table-cell office:value-type="float" office:value="2.3443815683104283" table:style-name="ce156">
            <text:p>2,3<text:s text:c="5"/></text:p>
          </table:table-cell>
          <table:table-cell office:value-type="float" office:value="132" table:style-name="ce138">
            <text:p><text:s/>132</text:p>
          </table:table-cell>
          <table:table-cell office:value-type="float" office:value="1.794453507340946" table:style-name="ce156">
            <text:p>1,8<text:s text:c="5"/></text:p>
          </table:table-cell>
          <table:table-cell office:value-type="float" office:value="132" table:style-name="ce140">
            <text:p>+ 132</text:p>
          </table:table-cell>
          <table:table-cell office:value-type="float" office:value="75.862068965517238" table:style-name="ce141">
            <text:p>+75,9<text:s text:c="3"/></text:p>
          </table:table-cell>
          <table:table-cell office:value-type="float" office:value="174" table:style-name="ce140">
            <text:p>+ 174</text:p>
          </table:table-cell>
          <table:table-cell office:value-type="float" office:value="131.81818181818181" table:style-name="ce141">
            <text:p>+131,8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69" table:style-name="ce136">
            <text:p><text:s/>69</text:p>
          </table:table-cell>
          <table:table-cell office:value-type="float" office:value="0.59029857130635643" table:style-name="ce154">
            <text:p>0,6<text:s text:c="5"/></text:p>
          </table:table-cell>
          <table:table-cell office:value-type="float" office:value="73" table:style-name="ce155">
            <text:p><text:s/>73</text:p>
          </table:table-cell>
          <table:table-cell office:value-type="float" office:value="0.98356238210724878" table:style-name="ce156">
            <text:p>1,0<text:s text:c="5"/></text:p>
          </table:table-cell>
          <table:table-cell office:value-type="float" office:value="50" table:style-name="ce138">
            <text:p><text:s/>50</text:p>
          </table:table-cell>
          <table:table-cell office:value-type="float" office:value="0.67971723762914626" table:style-name="ce156">
            <text:p>0,7<text:s text:c="5"/></text:p>
          </table:table-cell>
          <table:table-cell office:value-type="float" office:value="-4" table:style-name="ce140">
            <text:p><text:s/>- 4</text:p>
          </table:table-cell>
          <table:table-cell office:value-type="float" office:value="-5.4794520547945202" table:style-name="ce141">
            <text:p>-5,5<text:s text:c="3"/></text:p>
          </table:table-cell>
          <table:table-cell office:value-type="float" office:value="19" table:style-name="ce140">
            <text:p>+ 19</text:p>
          </table:table-cell>
          <table:table-cell office:value-type="float" office:value="38" table:style-name="ce141">
            <text:p>+38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Construção</text:p>
          </table:table-cell>
          <table:table-cell office:value-type="float" office:value="1249" table:style-name="ce136">
            <text:p>1 249</text:p>
          </table:table-cell>
          <table:table-cell office:value-type="float" office:value="10.685259645820858" table:style-name="ce154">
            <text:p>10,7<text:s text:c="5"/></text:p>
          </table:table-cell>
          <table:table-cell office:value-type="float" office:value="958" table:style-name="ce155">
            <text:p><text:s/>958</text:p>
          </table:table-cell>
          <table:table-cell office:value-type="float" office:value="12.907572082996497" table:style-name="ce156">
            <text:p>12,9<text:s text:c="5"/></text:p>
          </table:table-cell>
          <table:table-cell office:value-type="float" office:value="658" table:style-name="ce138">
            <text:p><text:s/>658</text:p>
          </table:table-cell>
          <table:table-cell office:value-type="float" office:value="8.9450788471995661" table:style-name="ce156">
            <text:p>8,9<text:s text:c="5"/></text:p>
          </table:table-cell>
          <table:table-cell office:value-type="float" office:value="291" table:style-name="ce140">
            <text:p>+ 291</text:p>
          </table:table-cell>
          <table:table-cell office:value-type="float" office:value="30.375782881002088" table:style-name="ce141">
            <text:p>+30,4<text:s text:c="3"/></text:p>
          </table:table-cell>
          <table:table-cell office:value-type="float" office:value="591" table:style-name="ce140">
            <text:p>+ 591</text:p>
          </table:table-cell>
          <table:table-cell office:value-type="float" office:value="89.817629179331306" table:style-name="ce141">
            <text:p>+89,8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4">
          <table:table-cell/>
          <table:table-cell office:value-type="string" table:style-name="ce263">
            <text:p>Serviços</text:p>
          </table:table-cell>
          <table:table-cell office:value-type="float" office:value="7561" table:style-name="ce147">
            <text:p>7 561</text:p>
          </table:table-cell>
          <table:table-cell office:value-type="float" office:value="64.684746342715371" table:style-name="ce148">
            <text:p>64,7<text:s text:c="5"/></text:p>
          </table:table-cell>
          <table:table-cell office:value-type="float" office:value="4696" table:style-name="ce149">
            <text:p>4 696</text:p>
          </table:table-cell>
          <table:table-cell office:value-type="float" office:value="63.271355429803286" table:style-name="ce150">
            <text:p>63,3<text:s text:c="5"/></text:p>
          </table:table-cell>
          <table:table-cell office:value-type="float" office:value="5274" table:style-name="ce149">
            <text:p>5 274</text:p>
          </table:table-cell>
          <table:table-cell office:value-type="float" office:value="71.696574225122347" table:style-name="ce150">
            <text:p>71,7<text:s text:c="5"/></text:p>
          </table:table-cell>
          <table:table-cell office:value-type="float" office:value="2865" table:style-name="ce131">
            <text:p>+2 865</text:p>
          </table:table-cell>
          <table:table-cell office:value-type="float" office:value="61.009369676320269" table:style-name="ce132">
            <text:p>+61,0<text:s text:c="3"/></text:p>
          </table:table-cell>
          <table:table-cell office:value-type="float" office:value="2287" table:style-name="ce131">
            <text:p>+2 287</text:p>
          </table:table-cell>
          <table:table-cell office:value-type="float" office:value="43.363670838073567" table:style-name="ce132">
            <text:p>+43,4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241" table:style-name="ce136">
            <text:p><text:s/>241</text:p>
          </table:table-cell>
          <table:table-cell office:value-type="float" office:value="2.0617674736932159" table:style-name="ce154">
            <text:p>2,1<text:s text:c="5"/></text:p>
          </table:table-cell>
          <table:table-cell office:value-type="float" office:value="130" table:style-name="ce155">
            <text:p><text:s/>130</text:p>
          </table:table-cell>
          <table:table-cell office:value-type="float" office:value="1.7515494475882509" table:style-name="ce156">
            <text:p>1,8<text:s text:c="5"/></text:p>
          </table:table-cell>
          <table:table-cell office:value-type="float" office:value="118" table:style-name="ce155">
            <text:p><text:s/>118</text:p>
          </table:table-cell>
          <table:table-cell office:value-type="float" office:value="1.6041326808047853" table:style-name="ce156">
            <text:p>1,6<text:s text:c="5"/></text:p>
          </table:table-cell>
          <table:table-cell office:value-type="float" office:value="111" table:style-name="ce140">
            <text:p>+ 111</text:p>
          </table:table-cell>
          <table:table-cell office:value-type="float" office:value="85.384615384615387" table:style-name="ce141">
            <text:p>+85,4<text:s text:c="3"/></text:p>
          </table:table-cell>
          <table:table-cell office:value-type="float" office:value="123" table:style-name="ce140">
            <text:p>+ 123</text:p>
          </table:table-cell>
          <table:table-cell office:value-type="float" office:value="104.23728813559323" table:style-name="ce141">
            <text:p>+104,2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Comércio por grosso e a retalho</text:p>
          </table:table-cell>
          <table:table-cell office:value-type="float" office:value="1428" table:style-name="ce136">
            <text:p>1 428</text:p>
          </table:table-cell>
          <table:table-cell office:value-type="float" office:value="12.216613910514159" table:style-name="ce154">
            <text:p>12,2<text:s text:c="5"/></text:p>
          </table:table-cell>
          <table:table-cell office:value-type="float" office:value="841" table:style-name="ce155">
            <text:p><text:s/>841</text:p>
          </table:table-cell>
          <table:table-cell office:value-type="float" office:value="11.33117758016707" table:style-name="ce156">
            <text:p>11,3<text:s text:c="5"/></text:p>
          </table:table-cell>
          <table:table-cell office:value-type="float" office:value="772" table:style-name="ce155">
            <text:p><text:s/>772</text:p>
          </table:table-cell>
          <table:table-cell office:value-type="float" office:value="10.494834148994018" table:style-name="ce156">
            <text:p>10,5<text:s text:c="5"/></text:p>
          </table:table-cell>
          <table:table-cell office:value-type="float" office:value="587" table:style-name="ce140">
            <text:p>+ 587</text:p>
          </table:table-cell>
          <table:table-cell office:value-type="float" office:value="69.797859690844234" table:style-name="ce141">
            <text:p>+69,8<text:s text:c="3"/></text:p>
          </table:table-cell>
          <table:table-cell office:value-type="float" office:value="656" table:style-name="ce140">
            <text:p>+ 656</text:p>
          </table:table-cell>
          <table:table-cell office:value-type="float" office:value="84.974093264248708" table:style-name="ce141">
            <text:p>+85,0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Transportes e armazenagem</text:p>
          </table:table-cell>
          <table:table-cell office:value-type="float" office:value="224" table:style-name="ce136">
            <text:p><text:s/>224</text:p>
          </table:table-cell>
          <table:table-cell office:value-type="float" office:value="1.9163315938061425" table:style-name="ce154">
            <text:p>1,9<text:s text:c="5"/></text:p>
          </table:table-cell>
          <table:table-cell office:value-type="float" office:value="131" table:style-name="ce155">
            <text:p><text:s/>131</text:p>
          </table:table-cell>
          <table:table-cell office:value-type="float" office:value="1.7650229048773916" table:style-name="ce156">
            <text:p>1,8<text:s text:c="5"/></text:p>
          </table:table-cell>
          <table:table-cell office:value-type="float" office:value="123" table:style-name="ce155">
            <text:p><text:s/>123</text:p>
          </table:table-cell>
          <table:table-cell office:value-type="float" office:value="1.6721044045676998" table:style-name="ce156">
            <text:p>1,7<text:s text:c="5"/></text:p>
          </table:table-cell>
          <table:table-cell office:value-type="float" office:value="93" table:style-name="ce140">
            <text:p>+ 93</text:p>
          </table:table-cell>
          <table:table-cell office:value-type="float" office:value="70.992366412213741" table:style-name="ce141">
            <text:p>+71,0<text:s text:c="3"/></text:p>
          </table:table-cell>
          <table:table-cell office:value-type="float" office:value="101" table:style-name="ce140">
            <text:p>+ 101</text:p>
          </table:table-cell>
          <table:table-cell office:value-type="float" office:value="82.113821138211378" table:style-name="ce141">
            <text:p>+82,1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lojamento, restauração e similares</text:p>
          </table:table-cell>
          <table:table-cell office:value-type="float" office:value="985" table:style-name="ce136">
            <text:p><text:s/>985</text:p>
          </table:table-cell>
          <table:table-cell office:value-type="float" office:value="8.4267259816921882" table:style-name="ce154">
            <text:p>8,4<text:s text:c="5"/></text:p>
          </table:table-cell>
          <table:table-cell office:value-type="float" office:value="371" table:style-name="ce155">
            <text:p><text:s/>371</text:p>
          </table:table-cell>
          <table:table-cell office:value-type="float" office:value="4.9986526542710861" table:style-name="ce156">
            <text:p>5,0<text:s text:c="5"/></text:p>
          </table:table-cell>
          <table:table-cell office:value-type="float" office:value="942" table:style-name="ce155">
            <text:p><text:s/>942</text:p>
          </table:table-cell>
          <table:table-cell office:value-type="float" office:value="12.805872756933114" table:style-name="ce156">
            <text:p>12,8<text:s text:c="5"/></text:p>
          </table:table-cell>
          <table:table-cell office:value-type="float" office:value="614" table:style-name="ce140">
            <text:p>+ 614</text:p>
          </table:table-cell>
          <table:table-cell office:value-type="float" office:value="165.49865229110512" table:style-name="ce141">
            <text:p>+165,5<text:s text:c="3"/></text:p>
          </table:table-cell>
          <table:table-cell office:value-type="float" office:value="43" table:style-name="ce140">
            <text:p>+ 43</text:p>
          </table:table-cell>
          <table:table-cell office:value-type="float" office:value="4.5647558386411884" table:style-name="ce141">
            <text:p>+4,6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192" table:style-name="ce136">
            <text:p><text:s/>192</text:p>
          </table:table-cell>
          <table:table-cell office:value-type="float" office:value="1.6425699375481222" table:style-name="ce154">
            <text:p>1,6<text:s text:c="5"/></text:p>
          </table:table-cell>
          <table:table-cell office:value-type="float" office:value="137" table:style-name="ce155">
            <text:p><text:s/>137</text:p>
          </table:table-cell>
          <table:table-cell office:value-type="float" office:value="1.8458636486122337" table:style-name="ce156">
            <text:p>1,8<text:s text:c="5"/></text:p>
          </table:table-cell>
          <table:table-cell office:value-type="float" office:value="148" table:style-name="ce155">
            <text:p><text:s/>148</text:p>
          </table:table-cell>
          <table:table-cell office:value-type="float" office:value="2.0119630233822732" table:style-name="ce156">
            <text:p>2,0<text:s text:c="5"/></text:p>
          </table:table-cell>
          <table:table-cell office:value-type="float" office:value="55" table:style-name="ce140">
            <text:p>+ 55</text:p>
          </table:table-cell>
          <table:table-cell office:value-type="float" office:value="40.145985401459853" table:style-name="ce141">
            <text:p>+40,1<text:s text:c="3"/></text:p>
          </table:table-cell>
          <table:table-cell office:value-type="float" office:value="44" table:style-name="ce140">
            <text:p>+ 44</text:p>
          </table:table-cell>
          <table:table-cell office:value-type="float" office:value="29.72972972972973" table:style-name="ce141">
            <text:p>+29,7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financeiras e de seguros</text:p>
          </table:table-cell>
          <table:table-cell office:value-type="float" office:value="44" table:style-name="ce136">
            <text:p><text:s/>44</text:p>
          </table:table-cell>
          <table:table-cell office:value-type="float" office:value="0.37642227735477801" table:style-name="ce154">
            <text:p>0,4<text:s text:c="5"/></text:p>
          </table:table-cell>
          <table:table-cell office:value-type="float" office:value="19" table:style-name="ce155">
            <text:p><text:s/>19</text:p>
          </table:table-cell>
          <table:table-cell office:value-type="float" office:value="0.25599568849366749" table:style-name="ce156">
            <text:p>0,3<text:s text:c="5"/></text:p>
          </table:table-cell>
          <table:table-cell office:value-type="float" office:value="41" table:style-name="ce155">
            <text:p><text:s/>41</text:p>
          </table:table-cell>
          <table:table-cell office:value-type="float" office:value="0.55736813485589998" table:style-name="ce156">
            <text:p>0,6<text:s text:c="5"/></text:p>
          </table:table-cell>
          <table:table-cell office:value-type="float" office:value="25" table:style-name="ce140">
            <text:p>+ 25</text:p>
          </table:table-cell>
          <table:table-cell office:value-type="float" office:value="131.57894736842107" table:style-name="ce141">
            <text:p>+131,6<text:s text:c="3"/></text:p>
          </table:table-cell>
          <table:table-cell office:value-type="float" office:value="3" table:style-name="ce140">
            <text:p>+ 3</text:p>
          </table:table-cell>
          <table:table-cell office:value-type="float" office:value="7.3170731707317067" table:style-name="ce141">
            <text:p>+7,3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2694" table:style-name="ce136">
            <text:p>2 694</text:p>
          </table:table-cell>
          <table:table-cell office:value-type="float" office:value="23.04730943622209" table:style-name="ce154">
            <text:p>23,0<text:s text:c="5"/></text:p>
          </table:table-cell>
          <table:table-cell office:value-type="float" office:value="1965" table:style-name="ce155">
            <text:p>1 965</text:p>
          </table:table-cell>
          <table:table-cell office:value-type="float" office:value="26.475343573160874" table:style-name="ce156">
            <text:p>26,5<text:s text:c="5"/></text:p>
          </table:table-cell>
          <table:table-cell office:value-type="float" office:value="1622" table:style-name="ce155">
            <text:p>1 622</text:p>
          </table:table-cell>
          <table:table-cell office:value-type="float" office:value="22.050027188689505" table:style-name="ce156">
            <text:p>22,1<text:s text:c="5"/></text:p>
          </table:table-cell>
          <table:table-cell office:value-type="float" office:value="729" table:style-name="ce140">
            <text:p>+ 729</text:p>
          </table:table-cell>
          <table:table-cell office:value-type="float" office:value="37.099236641221374" table:style-name="ce141">
            <text:p>+37,1<text:s text:c="3"/></text:p>
          </table:table-cell>
          <table:table-cell office:value-type="float" office:value="1072" table:style-name="ce140">
            <text:p>+1 072</text:p>
          </table:table-cell>
          <table:table-cell office:value-type="float" office:value="66.091245376078916" table:style-name="ce141">
            <text:p>+66,1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97"/>
          <table:table-cell table:style-name="ce298"/>
          <table:table-cell table:style-name="ce297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637" table:style-name="ce136">
            <text:p><text:s/>637</text:p>
          </table:table-cell>
          <table:table-cell office:value-type="float" office:value="5.4495679698862176" table:style-name="ce154">
            <text:p>5,4<text:s text:c="5"/></text:p>
          </table:table-cell>
          <table:table-cell office:value-type="float" office:value="455" table:style-name="ce155">
            <text:p><text:s/>455</text:p>
          </table:table-cell>
          <table:table-cell office:value-type="float" office:value="6.1304230665588788" table:style-name="ce156">
            <text:p>6,1<text:s text:c="5"/></text:p>
          </table:table-cell>
          <table:table-cell office:value-type="float" office:value="442" table:style-name="ce155">
            <text:p><text:s/>442</text:p>
          </table:table-cell>
          <table:table-cell office:value-type="float" office:value="6.0087003806416535" table:style-name="ce156">
            <text:p>6,0<text:s text:c="5"/></text:p>
          </table:table-cell>
          <table:table-cell office:value-type="float" office:value="182" table:style-name="ce140">
            <text:p>+ 182</text:p>
          </table:table-cell>
          <table:table-cell office:value-type="float" office:value="40" table:style-name="ce141">
            <text:p>+40,0<text:s text:c="3"/></text:p>
          </table:table-cell>
          <table:table-cell office:value-type="float" office:value="195" table:style-name="ce140">
            <text:p>+ 195</text:p>
          </table:table-cell>
          <table:table-cell office:value-type="float" office:value="44.117647058823529" table:style-name="ce141">
            <text:p>+44,1<text:s text:c="3"/></text:p>
          </table:table-cell>
          <table:table-cell table:style-name="ce1"/>
          <table:table-cell table:style-name="ce295"/>
          <table:table-cell table:style-name="ce296"/>
          <table:table-cell table:style-name="ce281"/>
          <table:table-cell table:style-name="ce1"/>
          <table:table-cell table:style-name="ce279"/>
          <table:table-cell table:style-name="ce282"/>
          <table:table-cell table:style-name="ce284"/>
          <table:table-cell table:number-columns-repeated="16364"/>
        </table:table-row>
        <table:table-row table:style-name="ro39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782" table:style-name="ce136">
            <text:p><text:s/>782</text:p>
          </table:table-cell>
          <table:table-cell office:value-type="float" office:value="6.6900504748053731" table:style-name="ce154">
            <text:p>6,7<text:s text:c="5"/></text:p>
          </table:table-cell>
          <table:table-cell office:value-type="float" office:value="530" table:style-name="ce155">
            <text:p><text:s/>530</text:p>
          </table:table-cell>
          <table:table-cell office:value-type="float" office:value="7.1409323632444082" table:style-name="ce156">
            <text:p>7,1<text:s text:c="5"/></text:p>
          </table:table-cell>
          <table:table-cell office:value-type="float" office:value="727" table:style-name="ce155">
            <text:p><text:s/>727</text:p>
          </table:table-cell>
          <table:table-cell office:value-type="float" office:value="9.8830886351277876" table:style-name="ce156">
            <text:p>9,9<text:s text:c="5"/></text:p>
          </table:table-cell>
          <table:table-cell office:value-type="float" office:value="252" table:style-name="ce140">
            <text:p>+ 252</text:p>
          </table:table-cell>
          <table:table-cell office:value-type="float" office:value="47.547169811320757" table:style-name="ce141">
            <text:p>+47,5<text:s text:c="3"/></text:p>
          </table:table-cell>
          <table:table-cell office:value-type="float" office:value="55" table:style-name="ce140">
            <text:p>+ 55</text:p>
          </table:table-cell>
          <table:table-cell office:value-type="float" office:value="7.5653370013755161" table:style-name="ce141">
            <text:p>+7,6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Outras atividades de serviços</text:p>
          </table:table-cell>
          <table:table-cell office:value-type="float" office:value="334" table:style-name="ce136">
            <text:p><text:s/>334</text:p>
          </table:table-cell>
          <table:table-cell office:value-type="float" office:value="2.8573872871930877" table:style-name="ce154">
            <text:p>2,9<text:s text:c="5"/></text:p>
          </table:table-cell>
          <table:table-cell office:value-type="float" office:value="117" table:style-name="ce155">
            <text:p><text:s/>117</text:p>
          </table:table-cell>
          <table:table-cell office:value-type="float" office:value="1.5763945028294262" table:style-name="ce156">
            <text:p>1,6<text:s text:c="5"/></text:p>
          </table:table-cell>
          <table:table-cell office:value-type="float" office:value="339" table:style-name="ce155">
            <text:p><text:s/>339</text:p>
          </table:table-cell>
          <table:table-cell office:value-type="float" office:value="4.6084828711256121" table:style-name="ce156">
            <text:p>4,6<text:s text:c="5"/></text:p>
          </table:table-cell>
          <table:table-cell office:value-type="float" office:value="217" table:style-name="ce140">
            <text:p>+ 217</text:p>
          </table:table-cell>
          <table:table-cell office:value-type="float" office:value="185.47008547008548" table:style-name="ce141">
            <text:p>+185,5<text:s text:c="3"/></text:p>
          </table:table-cell>
          <table:table-cell office:value-type="float" office:value="-5" table:style-name="ce140">
            <text:p><text:s/>- 5</text:p>
          </table:table-cell>
          <table:table-cell office:value-type="float" office:value="-1.4749262536873156" table:style-name="ce141">
            <text:p>-1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Sem classificação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54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table:style-name="ce1"/>
          <table:table-cell table:style-name="ce157"/>
          <table:table-cell table:style-name="ce299"/>
          <table:table-cell table:number-columns-repeated="16369" table:style-name="ce1"/>
        </table:table-row>
        <table:table-row table:style-name="ro25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number-columns-repeated="2" table:style-name="ce1"/>
          <table:table-cell table:style-name="ce299"/>
          <table:table-cell table:number-columns-repeated="16369" table:style-name="ce1"/>
        </table:table-row>
        <table:table-row table:style-name="ro20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style-name="ro20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65943in" svg:y="5.93752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7471in" svg:y="4.80619in" svg:width="0.06865in" svg:height="0.20952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number-rows-repeated="4" table:style-name="ro20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6" table:style-name="ce95"/>
          <table:table-cell table:number-columns-repeated="16366" table:style-name="ce1"/>
        </table:table-row>
        <table:table-row table:style-name="ro11">
          <table:table-cell table:style-name="ce294"/>
          <table:table-cell table:number-columns-repeated="12" table:style-name="ce1"/>
          <table:table-cell table:number-columns-repeated="5" table:style-name="ce95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number-columns-repeated="6" table:style-name="ce95"/>
          <table:table-cell table:number-columns-repeated="16366" table:style-name="ce1"/>
        </table:table-row>
        <table:table-row table:number-rows-repeated="2" table:style-name="ro29">
          <table:table-cell table:number-columns-repeated="12" table:style-name="ce1"/>
          <table:table-cell table:number-columns-repeated="6" table:style-name="ce106"/>
          <table:table-cell table:number-columns-repeated="16366" table:style-name="ce1"/>
        </table:table-row>
        <table:table-row table:style-name="ro29">
          <table:table-cell table:number-columns-repeated="12" table:style-name="ce1"/>
          <table:table-cell table:number-columns-repeated="6" table:style-name="ce120"/>
          <table:table-cell table:number-columns-repeated="16366" table:style-name="ce1"/>
        </table:table-row>
        <table:table-row table:style-name="ro14">
          <table:table-cell table:number-columns-repeated="12" table:style-name="ce1"/>
          <table:table-cell table:number-columns-repeated="6" table:style-name="ce120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1"/>
          <table:table-cell table:style-name="ce95"/>
          <table:table-cell table:number-columns-repeated="4" table:style-name="ce134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57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79"/>
          <table:table-cell table:style-name="ce280"/>
          <table:table-cell table:style-name="ce281"/>
          <table:table-cell table:number-columns-repeated="2" table:style-name="ce279"/>
          <table:table-cell table:style-name="ce282"/>
          <table:table-cell table:style-name="ce284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79"/>
          <table:table-cell table:style-name="ce280"/>
          <table:table-cell table:style-name="ce281"/>
          <table:table-cell table:style-name="ce283"/>
          <table:table-cell table:style-name="ce284"/>
          <table:table-cell table:style-name="ce282"/>
          <table:table-cell table:style-name="ce284"/>
          <table:table-cell table:number-columns-repeated="16364"/>
        </table:table-row>
        <table:table-row table:style-name="ro32">
          <table:table-cell table:number-columns-repeated="12"/>
          <table:table-cell table:style-name="ce1"/>
          <table:table-cell table:style-name="ce152"/>
          <table:table-cell table:number-columns-repeated="16370" table:style-name="ce1"/>
        </table:table-row>
        <table:table-row table:style-name="ro20">
          <table:table-cell table:number-columns-repeated="16384"/>
        </table:table-row>
        <table:table-row table:style-name="ro24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5"/>
          <table:table-cell table:number-columns-repeated="16369" table:style-name="ce1"/>
        </table:table-row>
        <table:table-row table:style-name="ro20">
          <table:table-cell table:number-columns-repeated="12"/>
          <table:table-cell table:style-name="ce1"/>
          <table:table-cell table:number-columns-repeated="2" table:style-name="ce285"/>
          <table:table-cell table:number-columns-repeated="16369" table:style-name="ce1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40" table:default-cell-style-name="ce1" table:visibility="collapse"/>
        <table:table-column table:style-name="co50" table:default-cell-style-name="ce1"/>
        <table:table-column table:style-name="co17" table:default-cell-style-name="ce1"/>
        <table:table-column table:style-name="co6" table:default-cell-style-name="ce1"/>
        <table:table-column table:style-name="co17" table:default-cell-style-name="ce184"/>
        <table:table-column table:style-name="co37" table:default-cell-style-name="ce184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7" table:default-cell-style-name="ce1"/>
        <table:table-column table:style-name="co37" table:default-cell-style-name="ce1"/>
        <table:table-column table:style-name="co7" table:default-cell-style-name="ce1"/>
        <table:table-column table:style-name="co39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73903in" svg:height="0.648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4482in" svg:y="0.29761in" svg:width="2.08998in" svg:height="0.51168in">
                <draw:text-box>
                  <text:p text:style-name="a101" text:class-names="" text:cond-style-name=""><text:span text:style-name="a99" text:class-names="">MARÇO 2021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34" draw:style-name="a97" draw:name="Text Box 122" svg:x="0in" svg:y="0in" svg:width="0.97917in" svg:height="0.31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4"/>
          <table:table-cell table:number-columns-repeated="5" table:style-name="ce95"/>
          <table:table-cell table:number-columns-repeated="16367"/>
        </table:table-row>
        <table:table-row table:style-name="ro20">
          <table:table-cell table:style-name="ce1"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6">
            <text:p><text:s/>Quadro 11 - <text:s/>COLOCAÇÕES EFETUADAS, <text:s text:c="2"/>POR <text:s/>REGIÕES<text:s text:c="3"/></text:p>
          </table:table-cell>
          <table:table-cell table:number-columns-repeated="10" table:style-name="ce275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8">
            <text:p>movimento ao longo do mês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4">
          <table:table-cell table:style-name="ce294"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20">
          <table:table-cell table:style-name="ce1"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3" table:style-name="ce106"/>
          <table:table-cell table:number-columns-repeated="16369" table:style-name="ce1"/>
        </table:table-row>
        <table:table-row table:style-name="ro20">
          <table:table-cell table:style-name="ce1"/>
          <table:table-cell table:style-name="ce107"/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3" table:style-name="ce106"/>
          <table:table-cell table:number-columns-repeated="16369" table:style-name="ce1"/>
        </table:table-row>
        <table:table-row table:style-name="ro20">
          <table:table-cell table:style-name="ce1"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3" table:style-name="ce120"/>
          <table:table-cell table:number-columns-repeated="16369" table:style-name="ce1"/>
        </table:table-row>
        <table:table-row table:style-name="ro25">
          <table:table-cell table:style-name="ce1"/>
          <table:table-cell table:style-name="ce94"/>
          <table:table-cell table:style-name="ce199"/>
          <table:table-cell table:style-name="ce200"/>
          <table:table-cell table:style-name="ce201"/>
          <table:table-cell table:style-name="ce202"/>
          <table:table-cell table:style-name="ce201"/>
          <table:table-cell table:style-name="ce202"/>
          <table:table-cell table:style-name="ce203"/>
          <table:table-cell table:number-columns-repeated="3" table:style-name="ce204"/>
          <table:table-cell table:style-name="ce120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5">
            <text:p>PORTUGAL</text:p>
          </table:table-cell>
          <table:table-cell office:value-type="float" office:value="6899" table:style-name="ce206">
            <text:p>6 899</text:p>
          </table:table-cell>
          <table:table-cell office:value-type="float" office:value="99.999999999999986" table:style-name="ce207">
            <text:p>100,0<text:s text:c="5"/></text:p>
          </table:table-cell>
          <table:table-cell office:value-type="float" office:value="4844" table:style-name="ce208">
            <text:p>4 844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5932" table:style-name="ce208">
            <text:p>5 932</text:p>
          </table:table-cell>
          <table:table-cell office:value-type="float" office:value="100" table:style-name="ce210">
            <text:p>100,0<text:s text:c="5"/></text:p>
          </table:table-cell>
          <table:table-cell office:value-type="float" office:value="2055" table:style-name="ce131">
            <text:p>+2 055</text:p>
          </table:table-cell>
          <table:table-cell office:value-type="float" office:value="42.42361684558216" table:style-name="ce132">
            <text:p>+42,4<text:s text:c="3"/></text:p>
          </table:table-cell>
          <table:table-cell office:value-type="float" office:value="967" table:style-name="ce131">
            <text:p>+ 967</text:p>
          </table:table-cell>
          <table:table-cell office:value-type="float" office:value="16.301416048550234" table:style-name="ce132">
            <text:p>+16,3<text:s text:c="3"/></text:p>
          </table:table-cell>
          <table:table-cell table:style-name="ce95"/>
          <table:table-cell table:number-columns-repeated="2" table:style-name="ce134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1">
            <text:p>CONTINENTE</text:p>
          </table:table-cell>
          <table:table-cell office:value-type="float" office:value="6645" table:style-name="ce206">
            <text:p>6 645</text:p>
          </table:table-cell>
          <table:table-cell office:value-type="float" office:value="96.318307001014631" table:style-name="ce207">
            <text:p>96,3<text:s text:c="5"/></text:p>
          </table:table-cell>
          <table:table-cell office:value-type="float" office:value="4637" table:style-name="ce208">
            <text:p>4 637</text:p>
          </table:table-cell>
          <table:table-cell office:value-type="float" office:value="95.726672171758878" table:style-name="ce209">
            <text:p>95,7<text:s text:c="5"/></text:p>
          </table:table-cell>
          <table:table-cell office:value-type="float" office:value="5773" table:style-name="ce208">
            <text:p>5 773</text:p>
          </table:table-cell>
          <table:table-cell office:value-type="float" office:value="97.319622387053272" table:style-name="ce210">
            <text:p>97,3<text:s text:c="5"/></text:p>
          </table:table-cell>
          <table:table-cell office:value-type="float" office:value="2008" table:style-name="ce131">
            <text:p>+2 008</text:p>
          </table:table-cell>
          <table:table-cell office:value-type="float" office:value="43.303860254474877" table:style-name="ce132">
            <text:p>+43,3<text:s text:c="3"/></text:p>
          </table:table-cell>
          <table:table-cell office:value-type="float" office:value="872" table:style-name="ce131">
            <text:p>+ 872</text:p>
          </table:table-cell>
          <table:table-cell office:value-type="float" office:value="15.104798198510306" table:style-name="ce132">
            <text:p>+15,1<text:s text:c="3"/></text:p>
          </table:table-cell>
          <table:table-cell table:style-name="ce182"/>
          <table:table-cell table:number-columns-repeated="2" table:style-name="ce152"/>
          <table:table-cell table:number-columns-repeated="16369" table:style-name="ce1"/>
        </table:table-row>
        <table:table-row table:style-name="ro40">
          <table:table-cell table:style-name="ce1"/>
          <table:table-cell office:value-type="string" table:style-name="ce212">
            <text:p>Norte</text:p>
          </table:table-cell>
          <table:table-cell office:value-type="float" office:value="2727" table:style-name="ce213">
            <text:p>2 727</text:p>
          </table:table-cell>
          <table:table-cell office:value-type="float" office:value="39.527467748949121" table:style-name="ce214">
            <text:p>39,5<text:s text:c="5"/></text:p>
          </table:table-cell>
          <table:table-cell office:value-type="float" office:value="1783" table:style-name="ce215">
            <text:p>1 783</text:p>
          </table:table-cell>
          <table:table-cell office:value-type="float" office:value="36.808422791081753" table:style-name="ce216">
            <text:p>36,8<text:s text:c="5"/></text:p>
          </table:table-cell>
          <table:table-cell office:value-type="float" office:value="1957" table:style-name="ce215">
            <text:p>1 957</text:p>
          </table:table-cell>
          <table:table-cell office:value-type="float" office:value="32.990559676331763" table:style-name="ce217">
            <text:p>33,0<text:s text:c="5"/></text:p>
          </table:table-cell>
          <table:table-cell office:value-type="float" office:value="944" table:style-name="ce140">
            <text:p>+ 944</text:p>
          </table:table-cell>
          <table:table-cell office:value-type="float" office:value="52.944475602916427" table:style-name="ce141">
            <text:p>+52,9<text:s text:c="3"/></text:p>
          </table:table-cell>
          <table:table-cell office:value-type="float" office:value="770" table:style-name="ce140">
            <text:p>+ 770</text:p>
          </table:table-cell>
          <table:table-cell office:value-type="float" office:value="39.345937659683187" table:style-name="ce141">
            <text:p>+39,3<text:s text:c="3"/></text:p>
          </table:table-cell>
          <table:table-cell table:style-name="ce182"/>
          <table:table-cell table:number-columns-repeated="2" table:style-name="ce152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2">
            <text:p>Centro</text:p>
          </table:table-cell>
          <table:table-cell office:value-type="float" office:value="1699" table:style-name="ce213">
            <text:p>1 699</text:p>
          </table:table-cell>
          <table:table-cell office:value-type="float" office:value="24.626757501087116" table:style-name="ce214">
            <text:p>24,6<text:s text:c="5"/></text:p>
          </table:table-cell>
          <table:table-cell office:value-type="float" office:value="1314" table:style-name="ce215">
            <text:p>1 314</text:p>
          </table:table-cell>
          <table:table-cell office:value-type="float" office:value="27.126341866226262" table:style-name="ce216">
            <text:p>27,1<text:s text:c="5"/></text:p>
          </table:table-cell>
          <table:table-cell office:value-type="float" office:value="1545" table:style-name="ce215">
            <text:p>1 545</text:p>
          </table:table-cell>
          <table:table-cell office:value-type="float" office:value="26.045178691840864" table:style-name="ce217">
            <text:p>26,0<text:s text:c="5"/></text:p>
          </table:table-cell>
          <table:table-cell office:value-type="float" office:value="385" table:style-name="ce140">
            <text:p>+ 385</text:p>
          </table:table-cell>
          <table:table-cell office:value-type="float" office:value="29.299847792998477" table:style-name="ce141">
            <text:p>+29,3<text:s text:c="3"/></text:p>
          </table:table-cell>
          <table:table-cell office:value-type="float" office:value="154" table:style-name="ce140">
            <text:p>+ 154</text:p>
          </table:table-cell>
          <table:table-cell office:value-type="float" office:value="9.9676375404530742" table:style-name="ce141">
            <text:p>+10,0<text:s text:c="3"/></text:p>
          </table:table-cell>
          <table:table-cell table:style-name="ce157"/>
          <table:table-cell table:number-columns-repeated="2" table:style-name="ce152"/>
          <table:table-cell table:number-columns-repeated="16369" table:style-name="ce1"/>
        </table:table-row>
        <table:table-row table:style-name="ro4">
          <table:table-cell/>
          <table:table-cell office:value-type="string" table:style-name="ce212">
            <text:p>Lisboa V. Tejo</text:p>
          </table:table-cell>
          <table:table-cell office:value-type="float" office:value="1709" table:style-name="ce213">
            <text:p>1 709</text:p>
          </table:table-cell>
          <table:table-cell office:value-type="float" office:value="24.771706044354254" table:style-name="ce214">
            <text:p>24,8<text:s text:c="5"/></text:p>
          </table:table-cell>
          <table:table-cell office:value-type="float" office:value="1181" table:style-name="ce215">
            <text:p>1 181</text:p>
          </table:table-cell>
          <table:table-cell office:value-type="float" office:value="24.380677126341865" table:style-name="ce216">
            <text:p>24,4<text:s text:c="5"/></text:p>
          </table:table-cell>
          <table:table-cell office:value-type="float" office:value="1280" table:style-name="ce215">
            <text:p>1 280</text:p>
          </table:table-cell>
          <table:table-cell office:value-type="float" office:value="21.57788267026298" table:style-name="ce217">
            <text:p>21,6<text:s text:c="5"/></text:p>
          </table:table-cell>
          <table:table-cell office:value-type="float" office:value="528" table:style-name="ce140">
            <text:p>+ 528</text:p>
          </table:table-cell>
          <table:table-cell office:value-type="float" office:value="44.707874682472479" table:style-name="ce141">
            <text:p>+44,7<text:s text:c="3"/></text:p>
          </table:table-cell>
          <table:table-cell office:value-type="float" office:value="429" table:style-name="ce140">
            <text:p>+ 429</text:p>
          </table:table-cell>
          <table:table-cell office:value-type="float" office:value="33.515625" table:style-name="ce141">
            <text:p>+33,5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2">
            <text:p>Alentejo</text:p>
          </table:table-cell>
          <table:table-cell office:value-type="float" office:value="313" table:style-name="ce213">
            <text:p><text:s/>313</text:p>
          </table:table-cell>
          <table:table-cell office:value-type="float" office:value="4.5368894042614869" table:style-name="ce214">
            <text:p>4,5<text:s text:c="5"/></text:p>
          </table:table-cell>
          <table:table-cell office:value-type="float" office:value="238" table:style-name="ce215">
            <text:p><text:s/>238</text:p>
          </table:table-cell>
          <table:table-cell office:value-type="float" office:value="4.9132947976878611" table:style-name="ce216">
            <text:p>4,9<text:s text:c="5"/></text:p>
          </table:table-cell>
          <table:table-cell office:value-type="float" office:value="299" table:style-name="ce215">
            <text:p><text:s/>299</text:p>
          </table:table-cell>
          <table:table-cell office:value-type="float" office:value="5.0404585300067435" table:style-name="ce217">
            <text:p>5,0<text:s text:c="5"/></text:p>
          </table:table-cell>
          <table:table-cell office:value-type="float" office:value="75" table:style-name="ce140">
            <text:p>+ 75</text:p>
          </table:table-cell>
          <table:table-cell office:value-type="float" office:value="31.512605042016805" table:style-name="ce141">
            <text:p>+31,5<text:s text:c="3"/></text:p>
          </table:table-cell>
          <table:table-cell office:value-type="float" office:value="14" table:style-name="ce140">
            <text:p>+ 14</text:p>
          </table:table-cell>
          <table:table-cell office:value-type="float" office:value="4.6822742474916383" table:style-name="ce141">
            <text:p>+4,7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4">
          <table:table-cell/>
          <table:table-cell office:value-type="string" table:style-name="ce212">
            <text:p>Algarve</text:p>
          </table:table-cell>
          <table:table-cell office:value-type="float" office:value="197" table:style-name="ce213">
            <text:p><text:s/>197</text:p>
          </table:table-cell>
          <table:table-cell office:value-type="float" office:value="2.8554863023626611" table:style-name="ce214">
            <text:p>2,9<text:s text:c="5"/></text:p>
          </table:table-cell>
          <table:table-cell office:value-type="float" office:value="121" table:style-name="ce215">
            <text:p><text:s/>121</text:p>
          </table:table-cell>
          <table:table-cell office:value-type="float" office:value="2.4979355904211396" table:style-name="ce216">
            <text:p>2,5<text:s text:c="5"/></text:p>
          </table:table-cell>
          <table:table-cell office:value-type="float" office:value="692" table:style-name="ce215">
            <text:p><text:s/>692</text:p>
          </table:table-cell>
          <table:table-cell office:value-type="float" office:value="11.665542818610925" table:style-name="ce217">
            <text:p>11,7<text:s text:c="5"/></text:p>
          </table:table-cell>
          <table:table-cell office:value-type="float" office:value="76" table:style-name="ce140">
            <text:p>+ 76</text:p>
          </table:table-cell>
          <table:table-cell office:value-type="float" office:value="62.809917355371901" table:style-name="ce141">
            <text:p>+62,8<text:s text:c="3"/></text:p>
          </table:table-cell>
          <table:table-cell office:value-type="float" office:value="-495" table:style-name="ce140">
            <text:p><text:s/>- 495</text:p>
          </table:table-cell>
          <table:table-cell office:value-type="float" office:value="-71.531791907514446" table:style-name="ce141">
            <text:p>-71,5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41">
          <table:table-cell/>
          <table:table-cell office:value-type="string" table:style-name="ce211">
            <text:p>REG.AUTÓNOMAS</text:p>
          </table:table-cell>
          <table:table-cell office:value-type="float" office:value="254" table:style-name="ce206">
            <text:p><text:s/>254</text:p>
          </table:table-cell>
          <table:table-cell office:value-type="float" office:value="3.6816929989853602" table:style-name="ce207">
            <text:p>3,7<text:s text:c="5"/></text:p>
          </table:table-cell>
          <table:table-cell office:value-type="float" office:value="207" table:style-name="ce208">
            <text:p><text:s/>207</text:p>
          </table:table-cell>
          <table:table-cell office:value-type="float" office:value="4.2733278282411229" table:style-name="ce209">
            <text:p>4,3<text:s text:c="5"/></text:p>
          </table:table-cell>
          <table:table-cell office:value-type="float" office:value="159" table:style-name="ce208">
            <text:p><text:s/>159</text:p>
          </table:table-cell>
          <table:table-cell office:value-type="float" office:value="2.6803776129467294" table:style-name="ce210">
            <text:p>2,7<text:s text:c="5"/></text:p>
          </table:table-cell>
          <table:table-cell office:value-type="float" office:value="47" table:style-name="ce131">
            <text:p>+ 47</text:p>
          </table:table-cell>
          <table:table-cell office:value-type="float" office:value="22.705314009661837" table:style-name="ce132">
            <text:p>+22,7<text:s text:c="3"/></text:p>
          </table:table-cell>
          <table:table-cell office:value-type="float" office:value="95" table:style-name="ce131">
            <text:p>+ 95</text:p>
          </table:table-cell>
          <table:table-cell office:value-type="float" office:value="59.74842767295597" table:style-name="ce132">
            <text:p>+59,7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12">
          <table:table-cell/>
          <table:table-cell office:value-type="string" table:style-name="ce212">
            <text:p>Açores</text:p>
          </table:table-cell>
          <table:table-cell office:value-type="float" office:value="171" table:style-name="ce213">
            <text:p><text:s/>171</text:p>
          </table:table-cell>
          <table:table-cell office:value-type="float" office:value="2.4786200898680968" table:style-name="ce214">
            <text:p>2,5<text:s text:c="5"/></text:p>
          </table:table-cell>
          <table:table-cell office:value-type="float" office:value="100" table:style-name="ce215">
            <text:p><text:s/>100</text:p>
          </table:table-cell>
          <table:table-cell office:value-type="float" office:value="2.0644095788604462" table:style-name="ce216">
            <text:p>2,1<text:s text:c="5"/></text:p>
          </table:table-cell>
          <table:table-cell office:value-type="float" office:value="91" table:style-name="ce215">
            <text:p><text:s/>91</text:p>
          </table:table-cell>
          <table:table-cell office:value-type="float" office:value="1.5340525960890088" table:style-name="ce217">
            <text:p>1,5<text:s text:c="5"/></text:p>
          </table:table-cell>
          <table:table-cell office:value-type="float" office:value="71" table:style-name="ce140">
            <text:p>+ 71</text:p>
          </table:table-cell>
          <table:table-cell office:value-type="float" office:value="71" table:style-name="ce141">
            <text:p>+71,0<text:s text:c="3"/></text:p>
          </table:table-cell>
          <table:table-cell office:value-type="float" office:value="80" table:style-name="ce140">
            <text:p>+ 80</text:p>
          </table:table-cell>
          <table:table-cell office:value-type="float" office:value="87.912087912087912" table:style-name="ce141">
            <text:p>+87,9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4">
          <table:table-cell/>
          <table:table-cell office:value-type="string" table:style-name="ce212">
            <text:p>Madeira</text:p>
          </table:table-cell>
          <table:table-cell office:value-type="float" office:value="83" table:style-name="ce213">
            <text:p><text:s/>83</text:p>
          </table:table-cell>
          <table:table-cell office:value-type="float" office:value="1.2030729091172634" table:style-name="ce214">
            <text:p>1,2<text:s text:c="5"/></text:p>
          </table:table-cell>
          <table:table-cell office:value-type="float" office:value="107" table:style-name="ce215">
            <text:p><text:s/>107</text:p>
          </table:table-cell>
          <table:table-cell office:value-type="float" office:value="2.2089182493806772" table:style-name="ce216">
            <text:p>2,2<text:s text:c="5"/></text:p>
          </table:table-cell>
          <table:table-cell office:value-type="float" office:value="68" table:style-name="ce215">
            <text:p><text:s/>68</text:p>
          </table:table-cell>
          <table:table-cell office:value-type="float" office:value="1.1463250168577208" table:style-name="ce217">
            <text:p>1,1<text:s text:c="5"/></text:p>
          </table:table-cell>
          <table:table-cell office:value-type="float" office:value="-24" table:style-name="ce140">
            <text:p><text:s/>- 24</text:p>
          </table:table-cell>
          <table:table-cell office:value-type="float" office:value="-22.429906542056074" table:style-name="ce141">
            <text:p>-22,4<text:s text:c="3"/></text:p>
          </table:table-cell>
          <table:table-cell office:value-type="float" office:value="15" table:style-name="ce140">
            <text:p>+ 15</text:p>
          </table:table-cell>
          <table:table-cell office:value-type="float" office:value="22.058823529411764" table:style-name="ce141">
            <text:p>+22,1<text:s text:c="3"/></text:p>
          </table:table-cell>
          <table:table-cell table:style-name="ce157"/>
          <table:table-cell table:number-columns-repeated="2" table:style-name="ce151"/>
          <table:table-cell table:number-columns-repeated="16369"/>
        </table:table-row>
        <table:table-row table:style-name="ro39">
          <table:table-cell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1"/>
          <table:table-cell table:style-name="ce223"/>
          <table:table-cell table:style-name="ce224"/>
          <table:table-cell table:style-name="ce225"/>
          <table:table-cell table:style-name="ce224"/>
          <table:table-cell table:style-name="ce225"/>
          <table:table-cell table:number-columns-repeated="16372" table:style-name="ce1"/>
        </table:table-row>
        <table:table-row table:style-name="ro39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95"/>
          <table:table-cell table:number-columns-repeated="4" table:style-name="ce169"/>
          <table:table-cell table:style-name="ce95"/>
          <table:table-cell table:style-name="ce170"/>
          <table:table-cell table:number-columns-repeated="2" table:style-name="ce95"/>
          <table:table-cell table:number-columns-repeated="16372" table:style-name="ce1"/>
        </table:table-row>
        <table:table-row table:number-rows-repeated="7" table:style-name="ro39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1">
          <table:table-cell/>
          <table:table-cell office:value-type="string" table:style-name="ce96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275"/>
          <table:table-cell office:value-type="string" table:style-name="ce276">
            <text:p>CONTINENTE</text:p>
          </table:table-cell>
          <table:table-cell table:style-name="ce276"/>
          <table:table-cell table:number-columns-repeated="16372" table:style-name="ce1"/>
        </table:table-row>
        <table:table-row table:style-name="ro21">
          <table:table-cell/>
          <table:table-cell office:value-type="string" table:style-name="ce300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/>
        </table:table-row>
        <table:table-row table:style-name="ro4">
          <table:table-cell/>
          <table:table-cell table:style-name="ce94"/>
          <table:table-cell table:style-name="ce100"/>
          <table:table-cell table:number-columns-repeated="9" table:style-name="ce94"/>
          <table:table-cell table:number-columns-repeated="16372"/>
        </table:table-row>
        <table:table-row table:style-name="ro39">
          <table:table-cell/>
          <table:table-cell table:style-name="ce101"/>
          <table:table-cell table:style-name="ce185"/>
          <table:table-cell table:style-name="ce186"/>
          <table:table-cell table:style-name="ce187"/>
          <table:table-cell table:style-name="ce188"/>
          <table:table-cell table:style-name="ce187"/>
          <table:table-cell table:style-name="ce188"/>
          <table:table-cell office:value-type="string" table:number-columns-spanned="4" table:number-rows-spanned="1" table:style-name="ce258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9">
          <table:table-cell/>
          <table:table-cell office:value-type="string" table:style-name="ce107">
            <text:p>CPP-<text:span text:style-name="T2">2010</text:span></text:p>
          </table:table-cell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259">
            <text:p>Mês <text:s/>anterior</text:p>
          </table:table-cell>
          <table:covered-table-cell/>
          <table:table-cell office:value-type="string" table:number-columns-spanned="2" table:number-rows-spanned="1" table:style-name="ce260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9">
          <table:table-cell/>
          <table:table-cell table:style-name="ce112"/>
          <table:table-cell table:style-name="ce191"/>
          <table:table-cell table:style-name="ce192"/>
          <table:table-cell table:style-name="ce193"/>
          <table:table-cell table:style-name="ce194"/>
          <table:table-cell table:style-name="ce193"/>
          <table:table-cell table:style-name="ce194"/>
          <table:table-cell office:value-type="string" table:style-name="ce196">
            <text:p>Var. Abs.</text:p>
          </table:table-cell>
          <table:table-cell office:value-type="string" table:style-name="ce197">
            <text:p>Var. %</text:p>
          </table:table-cell>
          <table:table-cell office:value-type="string" table:style-name="ce196">
            <text:p>Var. Abs.</text:p>
          </table:table-cell>
          <table:table-cell office:value-type="string" table:style-name="ce198">
            <text:p>Var. %</text:p>
          </table:table-cell>
          <table:table-cell table:number-columns-repeated="16372"/>
        </table:table-row>
        <table:table-row table:style-name="ro14">
          <table:table-cell/>
          <table:table-cell table:style-name="ce107"/>
          <table:table-cell table:style-name="ce228"/>
          <table:table-cell table:style-name="ce301"/>
          <table:table-cell table:style-name="ce230"/>
          <table:table-cell table:style-name="ce302"/>
          <table:table-cell table:style-name="ce232"/>
          <table:table-cell table:style-name="ce303"/>
          <table:table-cell table:style-name="ce304"/>
          <table:table-cell table:style-name="ce305"/>
          <table:table-cell table:style-name="ce304"/>
          <table:table-cell table:style-name="ce235"/>
          <table:table-cell table:number-columns-repeated="16372"/>
        </table:table-row>
        <table:table-row table:style-name="ro35">
          <table:table-cell/>
          <table:table-cell office:value-type="string" table:style-name="ce306">
            <text:p>Total</text:p>
          </table:table-cell>
          <table:table-cell office:value-type="float" office:value="6645" table:style-name="ce127">
            <text:p>6 645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637" table:style-name="ce238">
            <text:p>4 63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5773" table:style-name="ce129">
            <text:p>5 77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2008" table:style-name="ce307">
            <text:p>+2 008</text:p>
          </table:table-cell>
          <table:table-cell office:value-type="float" office:value="43.303860254474877" table:style-name="ce132">
            <text:p>+43,3<text:s text:c="3"/></text:p>
          </table:table-cell>
          <table:table-cell office:value-type="float" office:value="872" table:style-name="ce307">
            <text:p>+ 872</text:p>
          </table:table-cell>
          <table:table-cell office:value-type="float" office:value="15.104798198510306" table:style-name="ce132">
            <text:p>+15,1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08">
            <text:p>1- Repres. do poder legislativo e de órgãos exec., dirigentes, dire. e gestores execu.</text:p>
          </table:table-cell>
          <table:table-cell office:value-type="float" office:value="58" table:style-name="ce136">
            <text:p><text:s/>58</text:p>
          </table:table-cell>
          <table:table-cell office:value-type="float" office:value="0.87283671933784812" table:style-name="ce137">
            <text:p>0,9<text:s text:c="5"/></text:p>
          </table:table-cell>
          <table:table-cell office:value-type="float" office:value="24" table:style-name="ce243">
            <text:p><text:s/>24</text:p>
          </table:table-cell>
          <table:table-cell office:value-type="float" office:value="0.51757601897778738" table:style-name="ce309">
            <text:p>0,5<text:s text:c="5"/></text:p>
          </table:table-cell>
          <table:table-cell office:value-type="float" office:value="34" table:style-name="ce138">
            <text:p><text:s/>34</text:p>
          </table:table-cell>
          <table:table-cell office:value-type="float" office:value="0.58894855361164034" table:style-name="ce139">
            <text:p>0,6<text:s text:c="5"/></text:p>
          </table:table-cell>
          <table:table-cell office:value-type="float" office:value="34" table:style-name="ce310">
            <text:p>+ 34</text:p>
          </table:table-cell>
          <table:table-cell office:value-type="float" office:value="141.66666666666669" table:style-name="ce141">
            <text:p>+141,7<text:s text:c="3"/></text:p>
          </table:table-cell>
          <table:table-cell office:value-type="float" office:value="24" table:style-name="ce310">
            <text:p>+ 24</text:p>
          </table:table-cell>
          <table:table-cell office:value-type="float" office:value="70.588235294117652" table:style-name="ce141">
            <text:p>+70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2- Especialistas das atividades intelectuais e científicas</text:p>
          </table:table-cell>
          <table:table-cell office:value-type="float" office:value="539" table:style-name="ce136">
            <text:p><text:s/>539</text:p>
          </table:table-cell>
          <table:table-cell office:value-type="float" office:value="8.1113619262603471" table:style-name="ce137">
            <text:p>8,1<text:s text:c="5"/></text:p>
          </table:table-cell>
          <table:table-cell office:value-type="float" office:value="330" table:style-name="ce243">
            <text:p><text:s/>330</text:p>
          </table:table-cell>
          <table:table-cell office:value-type="float" office:value="7.1166702609445753" table:style-name="ce309">
            <text:p>7,1<text:s text:c="5"/></text:p>
          </table:table-cell>
          <table:table-cell office:value-type="float" office:value="454" table:style-name="ce138">
            <text:p><text:s/>454</text:p>
          </table:table-cell>
          <table:table-cell office:value-type="float" office:value="7.8641953923436692" table:style-name="ce139">
            <text:p>7,9<text:s text:c="5"/></text:p>
          </table:table-cell>
          <table:table-cell office:value-type="float" office:value="209" table:style-name="ce310">
            <text:p>+ 209</text:p>
          </table:table-cell>
          <table:table-cell office:value-type="float" office:value="63.333333333333329" table:style-name="ce141">
            <text:p>+63,3<text:s text:c="3"/></text:p>
          </table:table-cell>
          <table:table-cell office:value-type="float" office:value="85" table:style-name="ce310">
            <text:p>+ 85</text:p>
          </table:table-cell>
          <table:table-cell office:value-type="float" office:value="18.722466960352424" table:style-name="ce141">
            <text:p>+1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3- Técnicos e profissões de nível intermédio</text:p>
          </table:table-cell>
          <table:table-cell office:value-type="float" office:value="473" table:style-name="ce136">
            <text:p><text:s/>473</text:p>
          </table:table-cell>
          <table:table-cell office:value-type="float" office:value="7.1181339352896913" table:style-name="ce137">
            <text:p>7,1<text:s text:c="5"/></text:p>
          </table:table-cell>
          <table:table-cell office:value-type="float" office:value="290" table:style-name="ce243">
            <text:p><text:s/>290</text:p>
          </table:table-cell>
          <table:table-cell office:value-type="float" office:value="6.2540435626482633" table:style-name="ce309">
            <text:p>6,3<text:s text:c="5"/></text:p>
          </table:table-cell>
          <table:table-cell office:value-type="float" office:value="435" table:style-name="ce138">
            <text:p><text:s/>435</text:p>
          </table:table-cell>
          <table:table-cell office:value-type="float" office:value="7.5350770829724576" table:style-name="ce139">
            <text:p>7,5<text:s text:c="5"/></text:p>
          </table:table-cell>
          <table:table-cell office:value-type="float" office:value="183" table:style-name="ce310">
            <text:p>+ 183</text:p>
          </table:table-cell>
          <table:table-cell office:value-type="float" office:value="63.103448275862071" table:style-name="ce141">
            <text:p>+63,1<text:s text:c="3"/></text:p>
          </table:table-cell>
          <table:table-cell office:value-type="float" office:value="38" table:style-name="ce310">
            <text:p>+ 38</text:p>
          </table:table-cell>
          <table:table-cell office:value-type="float" office:value="8.7356321839080451" table:style-name="ce141">
            <text:p>+8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4- Pessoal administrativo</text:p>
          </table:table-cell>
          <table:table-cell office:value-type="float" office:value="705" table:style-name="ce136">
            <text:p><text:s/>705</text:p>
          </table:table-cell>
          <table:table-cell office:value-type="float" office:value="10.609480812641085" table:style-name="ce137">
            <text:p>10,6<text:s text:c="5"/></text:p>
          </table:table-cell>
          <table:table-cell office:value-type="float" office:value="411" table:style-name="ce243">
            <text:p><text:s/>411</text:p>
          </table:table-cell>
          <table:table-cell office:value-type="float" office:value="8.8634893249946085" table:style-name="ce309">
            <text:p>8,9<text:s text:c="5"/></text:p>
          </table:table-cell>
          <table:table-cell office:value-type="float" office:value="605" table:style-name="ce138">
            <text:p><text:s/>605</text:p>
          </table:table-cell>
          <table:table-cell office:value-type="float" office:value="10.47981985103066" table:style-name="ce139">
            <text:p>10,5<text:s text:c="5"/></text:p>
          </table:table-cell>
          <table:table-cell office:value-type="float" office:value="294" table:style-name="ce310">
            <text:p>+ 294</text:p>
          </table:table-cell>
          <table:table-cell office:value-type="float" office:value="71.532846715328475" table:style-name="ce141">
            <text:p>+71,5<text:s text:c="3"/></text:p>
          </table:table-cell>
          <table:table-cell office:value-type="float" office:value="100" table:style-name="ce310">
            <text:p>+ 100</text:p>
          </table:table-cell>
          <table:table-cell office:value-type="float" office:value="16.528925619834713" table:style-name="ce141">
            <text:p>+16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5- Trabalhadores dos serviços pessoais, de proteção e segurança e vendedores</text:p>
          </table:table-cell>
          <table:table-cell office:value-type="float" office:value="795" table:style-name="ce136">
            <text:p><text:s/>795</text:p>
          </table:table-cell>
          <table:table-cell office:value-type="float" office:value="11.963882618510159" table:style-name="ce137">
            <text:p>12,0<text:s text:c="5"/></text:p>
          </table:table-cell>
          <table:table-cell office:value-type="float" office:value="527" table:style-name="ce243">
            <text:p><text:s/>527</text:p>
          </table:table-cell>
          <table:table-cell office:value-type="float" office:value="11.365106750053915" table:style-name="ce309">
            <text:p>11,4<text:s text:c="5"/></text:p>
          </table:table-cell>
          <table:table-cell office:value-type="float" office:value="1140" table:style-name="ce138">
            <text:p>1 140</text:p>
          </table:table-cell>
          <table:table-cell office:value-type="float" office:value="19.747098562272651" table:style-name="ce139">
            <text:p>19,7<text:s text:c="5"/></text:p>
          </table:table-cell>
          <table:table-cell office:value-type="float" office:value="268" table:style-name="ce310">
            <text:p>+ 268</text:p>
          </table:table-cell>
          <table:table-cell office:value-type="float" office:value="50.853889943074002" table:style-name="ce141">
            <text:p>+50,9<text:s text:c="3"/></text:p>
          </table:table-cell>
          <table:table-cell office:value-type="float" office:value="-345" table:style-name="ce310">
            <text:p><text:s/>- 345</text:p>
          </table:table-cell>
          <table:table-cell office:value-type="float" office:value="-30.263157894736842" table:style-name="ce141">
            <text:p>-30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6- Agricultores e trabalhadores qualificados da agricultura, da pesca e da floresta</text:p>
          </table:table-cell>
          <table:table-cell office:value-type="float" office:value="177" table:style-name="ce136">
            <text:p><text:s/>177</text:p>
          </table:table-cell>
          <table:table-cell office:value-type="float" office:value="2.6636568848758464" table:style-name="ce137">
            <text:p>2,7<text:s text:c="5"/></text:p>
          </table:table-cell>
          <table:table-cell office:value-type="float" office:value="65" table:style-name="ce243">
            <text:p><text:s/>65</text:p>
          </table:table-cell>
          <table:table-cell office:value-type="float" office:value="1.4017683847315074" table:style-name="ce309">
            <text:p>1,4<text:s text:c="5"/></text:p>
          </table:table-cell>
          <table:table-cell office:value-type="float" office:value="139" table:style-name="ce138">
            <text:p><text:s/>139</text:p>
          </table:table-cell>
          <table:table-cell office:value-type="float" office:value="2.4077602632946475" table:style-name="ce139">
            <text:p>2,4<text:s text:c="5"/></text:p>
          </table:table-cell>
          <table:table-cell office:value-type="float" office:value="112" table:style-name="ce310">
            <text:p>+ 112</text:p>
          </table:table-cell>
          <table:table-cell office:value-type="float" office:value="172.30769230769232" table:style-name="ce141">
            <text:p>+172,3<text:s text:c="3"/></text:p>
          </table:table-cell>
          <table:table-cell office:value-type="float" office:value="38" table:style-name="ce310">
            <text:p>+ 38</text:p>
          </table:table-cell>
          <table:table-cell office:value-type="float" office:value="27.338129496402878" table:style-name="ce141">
            <text:p>+27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7- Trabalhadores qualificados da indústria, construção e artífices</text:p>
          </table:table-cell>
          <table:table-cell office:value-type="float" office:value="856" table:style-name="ce136">
            <text:p><text:s/>856</text:p>
          </table:table-cell>
          <table:table-cell office:value-type="float" office:value="12.881866064710309" table:style-name="ce137">
            <text:p>12,9<text:s text:c="5"/></text:p>
          </table:table-cell>
          <table:table-cell office:value-type="float" office:value="714" table:style-name="ce243">
            <text:p><text:s/>714</text:p>
          </table:table-cell>
          <table:table-cell office:value-type="float" office:value="15.397886564589175" table:style-name="ce309">
            <text:p>15,4<text:s text:c="5"/></text:p>
          </table:table-cell>
          <table:table-cell office:value-type="float" office:value="686" table:style-name="ce138">
            <text:p><text:s/>686</text:p>
          </table:table-cell>
          <table:table-cell office:value-type="float" office:value="11.88290316992898" table:style-name="ce139">
            <text:p>11,9<text:s text:c="5"/></text:p>
          </table:table-cell>
          <table:table-cell office:value-type="float" office:value="142" table:style-name="ce310">
            <text:p>+ 142</text:p>
          </table:table-cell>
          <table:table-cell office:value-type="float" office:value="19.88795518207283" table:style-name="ce141">
            <text:p>+19,9<text:s text:c="3"/></text:p>
          </table:table-cell>
          <table:table-cell office:value-type="float" office:value="170" table:style-name="ce310">
            <text:p>+ 170</text:p>
          </table:table-cell>
          <table:table-cell office:value-type="float" office:value="24.781341107871722" table:style-name="ce141">
            <text:p>+24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8- Operadores de instalações e máquinas e trabalhadores da montagem</text:p>
          </table:table-cell>
          <table:table-cell office:value-type="float" office:value="688" table:style-name="ce136">
            <text:p><text:s/>688</text:p>
          </table:table-cell>
          <table:table-cell office:value-type="float" office:value="10.35364936042137" table:style-name="ce137">
            <text:p>10,4<text:s text:c="5"/></text:p>
          </table:table-cell>
          <table:table-cell office:value-type="float" office:value="550" table:style-name="ce243">
            <text:p><text:s/>550</text:p>
          </table:table-cell>
          <table:table-cell office:value-type="float" office:value="11.861117101574294" table:style-name="ce309">
            <text:p>11,9<text:s text:c="5"/></text:p>
          </table:table-cell>
          <table:table-cell office:value-type="float" office:value="501" table:style-name="ce138">
            <text:p><text:s/>501</text:p>
          </table:table-cell>
          <table:table-cell office:value-type="float" office:value="8.6783301576303487" table:style-name="ce139">
            <text:p>8,7<text:s text:c="5"/></text:p>
          </table:table-cell>
          <table:table-cell office:value-type="float" office:value="138" table:style-name="ce310">
            <text:p>+ 138</text:p>
          </table:table-cell>
          <table:table-cell office:value-type="float" office:value="25.09090909090909" table:style-name="ce141">
            <text:p>+25,1<text:s text:c="3"/></text:p>
          </table:table-cell>
          <table:table-cell office:value-type="float" office:value="187" table:style-name="ce310">
            <text:p>+ 187</text:p>
          </table:table-cell>
          <table:table-cell office:value-type="float" office:value="37.325349301397203" table:style-name="ce141">
            <text:p>+37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9- Trabalhadores não qualificados</text:p>
          </table:table-cell>
          <table:table-cell office:value-type="float" office:value="2354" table:style-name="ce136">
            <text:p>2 354</text:p>
          </table:table-cell>
          <table:table-cell office:value-type="float" office:value="35.425131677953345" table:style-name="ce137">
            <text:p>35,4<text:s text:c="5"/></text:p>
          </table:table-cell>
          <table:table-cell office:value-type="float" office:value="1726" table:style-name="ce243">
            <text:p>1 726</text:p>
          </table:table-cell>
          <table:table-cell office:value-type="float" office:value="37.222342031485873" table:style-name="ce309">
            <text:p>37,2<text:s text:c="5"/></text:p>
          </table:table-cell>
          <table:table-cell office:value-type="float" office:value="1778" table:style-name="ce138">
            <text:p>1 778</text:p>
          </table:table-cell>
          <table:table-cell office:value-type="float" office:value="30.798544950632255" table:style-name="ce139">
            <text:p>30,8<text:s text:c="5"/></text:p>
          </table:table-cell>
          <table:table-cell office:value-type="float" office:value="628" table:style-name="ce310">
            <text:p>+ 628</text:p>
          </table:table-cell>
          <table:table-cell office:value-type="float" office:value="36.384704519119346" table:style-name="ce141">
            <text:p>+36,4<text:s text:c="3"/></text:p>
          </table:table-cell>
          <table:table-cell office:value-type="float" office:value="576" table:style-name="ce310">
            <text:p>+ 576</text:p>
          </table:table-cell>
          <table:table-cell office:value-type="float" office:value="32.395950506186729" table:style-name="ce141">
            <text:p>+32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8">
            <text:p>0- Profissões das Forças Armadas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37">
            <text:p>0,0<text:s text:c="5"/></text:p>
          </table:table-cell>
          <table:table-cell office:value-type="float" office:value="0" table:style-name="ce243">
            <text:p><text:s/>0</text:p>
          </table:table-cell>
          <table:table-cell office:value-type="float" office:value="0" table:style-name="ce309">
            <text:p>0,0<text:s text:c="5"/></text:p>
          </table:table-cell>
          <table:table-cell office:value-type="float" office:value="1" table:style-name="ce138">
            <text:p><text:s/>1</text:p>
          </table:table-cell>
          <table:table-cell office:value-type="float" office:value="1.7322016282695307E-2" table:style-name="ce139">
            <text:p>0,0<text:s text:c="5"/></text:p>
          </table:table-cell>
          <table:table-cell office:value-type="float" office:value="0" table:style-name="ce310">
            <text:p>+ 0</text:p>
          </table:table-cell>
          <table:table-cell office:value-type="string" table:style-name="ce141">
            <text:p>-</text:p>
          </table:table-cell>
          <table:table-cell office:value-type="float" office:value="-1" table:style-name="ce310">
            <text:p><text:s/>- 1</text:p>
          </table:table-cell>
          <table:table-cell office:value-type="float" office:value="-100" table:style-name="ce141">
            <text:p>-10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8">
            <text:p><text:s text:c="5"/>Outros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37">
            <text:p>0,0<text:s text:c="5"/></text:p>
          </table:table-cell>
          <table:table-cell office:value-type="float" office:value="0" table:style-name="ce243">
            <text:p><text:s/>0</text:p>
          </table:table-cell>
          <table:table-cell office:value-type="float" office:value="0" table:style-name="ce309">
            <text:p>0,0<text:s text:c="5"/></text:p>
          </table:table-cell>
          <table:table-cell office:value-type="float" office:value="0" table:style-name="ce138">
            <text:p><text:s/>0</text:p>
          </table:table-cell>
          <table:table-cell office:value-type="float" office:value="0" table:style-name="ce139">
            <text:p>0,0<text:s text:c="5"/></text:p>
          </table:table-cell>
          <table:table-cell office:value-type="float" office:value="0" table:style-name="ce310">
            <text:p>+ 0</text:p>
          </table:table-cell>
          <table:table-cell office:value-type="string" table:style-name="ce141">
            <text:p>-</text:p>
          </table:table-cell>
          <table:table-cell office:value-type="float" office:value="0" table:style-name="ce310">
            <text:p>+ 0</text:p>
          </table:table-cell>
          <table:table-cell office:value-type="string" table:style-name="ce141">
            <text:p>-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18"/>
          <table:table-cell table:style-name="ce320"/>
          <table:table-cell table:number-columns-repeated="16372" table:style-name="ce1"/>
        </table:table-row>
        <table:table-row table:style-name="ro20">
          <table:table-cell/>
          <table:table-cell office:value-type="string" table:style-name="ce169">
            <text:p><text:s text:c="4"/>(1) - Mês homólogo do ano anterior</text:p>
          </table:table-cell>
          <table:table-cell table:style-name="ce277"/>
          <table:table-cell table:style-name="ce278"/>
          <table:table-cell table:number-columns-repeated="4" table:style-name="ce253"/>
          <table:table-cell table:style-name="ce254"/>
          <table:table-cell table:style-name="ce255"/>
          <table:table-cell table:style-name="ce254"/>
          <table:table-cell table:style-name="ce255"/>
          <table:table-cell table:number-columns-repeated="16372" table:style-name="ce1"/>
        </table:table-row>
        <table:table-row table:number-rows-repeated="3" table:style-name="ro20">
          <table:table-cell table:number-columns-repeated="16384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95"/>
          <table:table-cell table:number-columns-repeated="16367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95"/>
          <table:table-cell table:number-columns-repeated="16367"/>
        </table:table-row>
        <table:table-row table:style-name="ro29">
          <table:table-cell/>
          <table:table-cell table:number-columns-repeated="11" table:style-name="ce1"/>
          <table:table-cell table:number-columns-repeated="5" table:style-name="ce106"/>
          <table:table-cell table:number-columns-repeated="16367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106"/>
          <table:table-cell table:number-columns-repeated="16367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120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82"/>
          <table:table-cell table:number-columns-repeated="4" table:style-name="ce152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number-columns-repeated="4" table:style-name="ce152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1"/>
          <table:table-cell table:number-columns-repeated="4" table:style-name="ce152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number-columns-repeated="5" table:style-name="ce151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6" table:style-name="ce1"/>
          <table:table-cell table:style-name="ce157"/>
          <table:table-cell table:number-columns-repeated="4" table:style-name="ce151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style-name="ro32">
          <table:table-cell/>
          <table:table-cell table:number-columns-repeated="3" table:style-name="ce171"/>
          <table:table-cell table:number-columns-repeated="2" table:style-name="ce256"/>
          <table:table-cell table:number-columns-repeated="6" table:style-name="ce171"/>
          <table:table-cell table:number-columns-repeated="16372" table:style-name="ce1"/>
        </table:table-row>
        <table:table-row table:number-rows-repeated="2" table:style-name="ro20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184"/>
          <table:table-cell table:number-columns-repeated="16378" table:style-name="ce1"/>
        </table:table-row>
        <table:table-row table:number-rows-repeated="1048498" table:style-name="ro20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44" table:default-cell-style-name="ce1"/>
        <table:table-column table:style-name="co3" table:default-cell-style-name="ce1"/>
        <table:table-column table:style-name="co30" table:default-cell-style-name="ce1"/>
        <table:table-column table:style-name="co1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51" table:default-cell-style-name="ce1"/>
        <table:table-column table:style-name="co37" table:default-cell-style-name="ce1"/>
        <table:table-column table:style-name="co7" table:default-cell-style-name="ce1"/>
        <table:table-column table:style-name="co39" table:number-columns-repeated="16372" table:default-cell-style-name="ce1"/>
        <table:table-row table:style-name="ro20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63068in" svg:height="0.6326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3179in" svg:y="0.22802in" svg:width="2.0073in" svg:height="0.49889in">
                <draw:text-box>
                  <text:p text:style-name="a115" text:class-names="" text:cond-style-name=""><text:span text:style-name="a113" text:class-names="">MARÇO 2021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8834in" svg:height="0.2974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0">
          <table:table-cell table:style-name="ce1">
            <draw:frame draw:z-index="1" draw:id="id38" draw:style-name="a108" draw:name="Text Box 122" svg:x="0in" svg:y="0in" svg:width="0.97917in" svg:height="0.31424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4"/>
          <table:table-cell table:number-columns-repeated="3" table:style-name="ce95"/>
          <table:table-cell table:number-columns-repeated="16369"/>
        </table:table-row>
        <table:table-row table:style-name="ro20">
          <table:table-cell table:style-name="ce1"/>
          <table:table-cell table:number-columns-repeated="11" table:style-name="ce94"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6">
            <text:p>Quadro 13 <text:s/>- <text:s/>COLOCAÇÕES EFETUADAS, <text:s text:c="2"/>POR <text:s/>ATIVIDADE <text:s/>ECONÓMICA</text:p>
          </table:table-cell>
          <table:table-cell table:number-columns-repeated="8" table:style-name="ce96"/>
          <table:table-cell office:value-type="string" table:number-columns-spanned="2" table:number-rows-spanned="1" table:style-name="ce172">
            <text:p>CONTINENTE</text:p>
          </table:table-cell>
          <table:covered-table-cell/>
          <table:table-cell table:number-columns-repeated="16372" table:style-name="ce1"/>
        </table:table-row>
        <table:table-row table:style-name="ro21">
          <table:table-cell table:style-name="ce294"/>
          <table:table-cell office:value-type="string" table:style-name="ce98">
            <text:p>Movimento ao longo do mês<text:s text:c="2"/></text:p>
          </table:table-cell>
          <table:table-cell table:number-columns-repeated="2" table:style-name="ce99"/>
          <table:table-cell table:number-columns-repeated="4" table:style-name="ce98"/>
          <table:table-cell table:number-columns-repeated="4" table:style-name="ce99"/>
          <table:table-cell table:number-columns-repeated="16372" table:style-name="ce1"/>
        </table:table-row>
        <table:table-row table:style-name="ro4">
          <table:table-cell table:style-name="ce294"/>
          <table:table-cell table:style-name="ce94"/>
          <table:table-cell table:style-name="ce100"/>
          <table:table-cell table:number-columns-repeated="9" table:style-name="ce94"/>
          <table:table-cell table:number-columns-repeated="16372" table:style-name="ce1"/>
        </table:table-row>
        <table:table-row table:style-name="ro4">
          <table:table-cell table:style-name="ce1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4"/>
          <table:table-cell table:style-name="ce105"/>
          <table:table-cell office:value-type="string" table:number-columns-spanned="4" table:number-rows-spanned="1" table:style-name="ce173">
            <text:p>Variação</text:p>
          </table:table-cell>
          <table:covered-table-cell table:number-columns-repeated="3"/>
          <table:table-cell table:number-columns-repeated="3" table:style-name="ce106"/>
          <table:table-cell table:number-columns-repeated="16369"/>
        </table:table-row>
        <table:table-row table:style-name="ro20">
          <table:table-cell table:style-name="ce1"/>
          <table:table-cell office:value-type="string" table:style-name="ce107">
            <text:p>CAE <text:s/>Rev.3</text:p>
          </table:table-cell>
          <table:table-cell office:value-type="string" table:style-name="ce176">
            <text:p>MARÇO 2021</text:p>
          </table:table-cell>
          <table:table-cell office:value-type="string" table:style-name="ce109">
            <text:p>%</text:p>
          </table:table-cell>
          <table:table-cell office:value-type="string" table:style-name="ce110">
            <text:p>FEVEREIRO 2021</text:p>
          </table:table-cell>
          <table:table-cell office:value-type="string" table:style-name="ce111">
            <text:p>%</text:p>
          </table:table-cell>
          <table:table-cell office:value-type="string" table:style-name="ce110">
            <text:p>MARÇO 2020</text:p>
          </table:table-cell>
          <table:table-cell office:value-type="string" table:style-name="ce111">
            <text:p>%</text:p>
          </table:table-cell>
          <table:table-cell office:value-type="string" table:number-columns-spanned="2" table:number-rows-spanned="1" table:style-name="ce174">
            <text:p>Mês <text:s/>anterior</text:p>
          </table:table-cell>
          <table:covered-table-cell/>
          <table:table-cell office:value-type="string" table:number-columns-spanned="2" table:number-rows-spanned="1" table:style-name="ce175">
            <text:p>Mês <text:s/>homólogo<text:span text:style-name="T2">(1)<text:s/></text:span></text:p>
          </table:table-cell>
          <table:covered-table-cell/>
          <table:table-cell table:number-columns-repeated="3" table:style-name="ce106"/>
          <table:table-cell table:number-columns-repeated="16369"/>
        </table:table-row>
        <table:table-row table:style-name="ro20">
          <table:table-cell table:style-name="ce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5"/>
          <table:table-cell table:style-name="ce116"/>
          <table:table-cell office:value-type="string" table:style-name="ce117">
            <text:p>Var. Abs.</text:p>
          </table:table-cell>
          <table:table-cell office:value-type="string" table:style-name="ce118">
            <text:p>Var. %</text:p>
          </table:table-cell>
          <table:table-cell office:value-type="string" table:style-name="ce117">
            <text:p>Var. Abs.</text:p>
          </table:table-cell>
          <table:table-cell office:value-type="string" table:style-name="ce119">
            <text:p>Var. %</text:p>
          </table:table-cell>
          <table:table-cell table:number-columns-repeated="3" table:style-name="ce120"/>
          <table:table-cell table:number-columns-repeated="16369"/>
        </table:table-row>
        <table:table-row table:style-name="ro33">
          <table:table-cell table:style-name="ce1"/>
          <table:table-cell table:style-name="ce107"/>
          <table:table-cell table:style-name="ce177"/>
          <table:table-cell table:style-name="ce178"/>
          <table:table-cell table:style-name="ce179"/>
          <table:table-cell table:style-name="ce180"/>
          <table:table-cell table:style-name="ce179"/>
          <table:table-cell table:style-name="ce180"/>
          <table:table-cell table:number-columns-repeated="4" table:style-name="ce181"/>
          <table:table-cell table:number-columns-repeated="3" table:style-name="ce120"/>
          <table:table-cell table:number-columns-repeated="16369"/>
        </table:table-row>
        <table:table-row table:style-name="ro39">
          <table:table-cell table:style-name="ce1"/>
          <table:table-cell office:value-type="string" table:style-name="ce261">
            <text:p><text:s text:c="2"/>Total</text:p>
          </table:table-cell>
          <table:table-cell office:value-type="float" office:value="6645" table:style-name="ce127">
            <text:p>6 645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637" table:style-name="ce129">
            <text:p>4 63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5774" table:style-name="ce129">
            <text:p>5 774</text:p>
          </table:table-cell>
          <table:table-cell office:value-type="float" office:value="100.00000000000001" table:style-name="ce130">
            <text:p>100,0<text:s text:c="5"/></text:p>
          </table:table-cell>
          <table:table-cell office:value-type="float" office:value="2008" table:style-name="ce131">
            <text:p>+2 008</text:p>
          </table:table-cell>
          <table:table-cell office:value-type="float" office:value="43.303860254474877" table:style-name="ce132">
            <text:p>+43,3<text:s text:c="3"/></text:p>
          </table:table-cell>
          <table:table-cell office:value-type="float" office:value="871" table:style-name="ce131">
            <text:p>+ 871</text:p>
          </table:table-cell>
          <table:table-cell office:value-type="float" office:value="15.084863179771387" table:style-name="ce132">
            <text:p>+15,1<text:s text:c="3"/></text:p>
          </table:table-cell>
          <table:table-cell table:style-name="ce95"/>
          <table:table-cell table:number-columns-repeated="2" table:style-name="ce134"/>
          <table:table-cell table:number-columns-repeated="16369"/>
        </table:table-row>
        <table:table-row table:style-name="ro9">
          <table:table-cell table:style-name="ce1"/>
          <table:table-cell office:value-type="string" table:style-name="ce263">
            <text:p>Agricultura, produção animal, caça, floresta e pesca</text:p>
          </table:table-cell>
          <table:table-cell office:value-type="float" office:value="286" table:style-name="ce127">
            <text:p><text:s/>286</text:p>
          </table:table-cell>
          <table:table-cell office:value-type="float" office:value="4.3039879608728366" table:style-name="ce128">
            <text:p>4,3<text:s text:c="5"/></text:p>
          </table:table-cell>
          <table:table-cell office:value-type="float" office:value="93" table:style-name="ce129">
            <text:p><text:s/>93</text:p>
          </table:table-cell>
          <table:table-cell office:value-type="float" office:value="2.005607073538926" table:style-name="ce130">
            <text:p>2,0<text:s text:c="5"/></text:p>
          </table:table-cell>
          <table:table-cell office:value-type="float" office:value="158" table:style-name="ce129">
            <text:p><text:s/>158</text:p>
          </table:table-cell>
          <table:table-cell office:value-type="float" office:value="2.7364045722202976" table:style-name="ce130">
            <text:p>2,7<text:s text:c="5"/></text:p>
          </table:table-cell>
          <table:table-cell office:value-type="float" office:value="193" table:style-name="ce131">
            <text:p>+ 193</text:p>
          </table:table-cell>
          <table:table-cell office:value-type="float" office:value="207.52688172043011" table:style-name="ce132">
            <text:p>+207,5<text:s text:c="3"/></text:p>
          </table:table-cell>
          <table:table-cell office:value-type="float" office:value="128" table:style-name="ce131">
            <text:p>+ 128</text:p>
          </table:table-cell>
          <table:table-cell office:value-type="float" office:value="81.012658227848107" table:style-name="ce132">
            <text:p>+81,0<text:s text:c="3"/></text:p>
          </table:table-cell>
          <table:table-cell table:style-name="ce182"/>
          <table:table-cell table:number-columns-repeated="2" table:style-name="ce152"/>
          <table:table-cell table:number-columns-repeated="16369"/>
        </table:table-row>
        <table:table-row table:style-name="ro38">
          <table:table-cell table:style-name="ce1"/>
          <table:table-cell office:value-type="string" table:style-name="ce263">
            <text:p>Indústria, energia e água e construção</text:p>
          </table:table-cell>
          <table:table-cell office:value-type="float" office:value="1836" table:style-name="ce147">
            <text:p>1 836</text:p>
          </table:table-cell>
          <table:table-cell office:value-type="float" office:value="27.629796839729121" table:style-name="ce148">
            <text:p>27,6<text:s text:c="5"/></text:p>
          </table:table-cell>
          <table:table-cell office:value-type="float" office:value="1286" table:style-name="ce129">
            <text:p>1 286</text:p>
          </table:table-cell>
          <table:table-cell office:value-type="float" office:value="27.733448350226443" table:style-name="ce130">
            <text:p>27,7<text:s text:c="5"/></text:p>
          </table:table-cell>
          <table:table-cell office:value-type="float" office:value="1318" table:style-name="ce129">
            <text:p>1 318</text:p>
          </table:table-cell>
          <table:table-cell office:value-type="float" office:value="22.826463456875651" table:style-name="ce130">
            <text:p>22,8<text:s text:c="5"/></text:p>
          </table:table-cell>
          <table:table-cell office:value-type="float" office:value="550" table:style-name="ce131">
            <text:p>+ 550</text:p>
          </table:table-cell>
          <table:table-cell office:value-type="float" office:value="42.768273716951789" table:style-name="ce132">
            <text:p>+42,8<text:s text:c="3"/></text:p>
          </table:table-cell>
          <table:table-cell office:value-type="float" office:value="518" table:style-name="ce131">
            <text:p>+ 518</text:p>
          </table:table-cell>
          <table:table-cell office:value-type="float" office:value="39.301972685887712" table:style-name="ce132">
            <text:p>+39,3<text:s text:c="3"/></text:p>
          </table:table-cell>
          <table:table-cell table:style-name="ce182"/>
          <table:table-cell table:number-columns-repeated="2" table:style-name="ce152"/>
          <table:table-cell table:number-columns-repeated="16369"/>
        </table:table-row>
        <table:table-row table:style-name="ro39">
          <table:table-cell table:style-name="ce1"/>
          <table:table-cell office:value-type="string" table:style-name="ce265">
            <text:p>Indústrias extrativas</text:p>
          </table:table-cell>
          <table:table-cell office:value-type="float" office:value="9" table:style-name="ce136">
            <text:p><text:s/>9</text:p>
          </table:table-cell>
          <table:table-cell office:value-type="float" office:value="0.13544018058690743" table:style-name="ce137">
            <text:p>0,1<text:s text:c="5"/></text:p>
          </table:table-cell>
          <table:table-cell office:value-type="float" office:value="7" table:style-name="ce138">
            <text:p><text:s/>7</text:p>
          </table:table-cell>
          <table:table-cell office:value-type="float" office:value="0.15095967220185466" table:style-name="ce139">
            <text:p>0,2<text:s text:c="5"/></text:p>
          </table:table-cell>
          <table:table-cell office:value-type="float" office:value="12" table:style-name="ce138">
            <text:p><text:s/>12</text:p>
          </table:table-cell>
          <table:table-cell office:value-type="float" office:value="0.20782819535850364" table:style-name="ce139">
            <text:p>0,2<text:s text:c="5"/></text:p>
          </table:table-cell>
          <table:table-cell office:value-type="float" office:value="2" table:style-name="ce140">
            <text:p>+ 2</text:p>
          </table:table-cell>
          <table:table-cell office:value-type="float" office:value="28.571428571428569" table:style-name="ce141">
            <text:p>+28,6<text:s text:c="3"/></text:p>
          </table:table-cell>
          <table:table-cell office:value-type="float" office:value="-3" table:style-name="ce140">
            <text:p><text:s/>- 3</text:p>
          </table:table-cell>
          <table:table-cell office:value-type="float" office:value="-25" table:style-name="ce141">
            <text:p>-25,0<text:s text:c="3"/></text:p>
          </table:table-cell>
          <table:table-cell table:style-name="ce157"/>
          <table:table-cell table:number-columns-repeated="2" table:style-name="ce152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s alimentares das bebidas e do tabaco</text:p>
          </table:table-cell>
          <table:table-cell office:value-type="float" office:value="129" table:style-name="ce136">
            <text:p><text:s/>129</text:p>
          </table:table-cell>
          <table:table-cell office:value-type="float" office:value="1.9413092550790065" table:style-name="ce137">
            <text:p>1,9<text:s text:c="5"/></text:p>
          </table:table-cell>
          <table:table-cell office:value-type="float" office:value="137" table:style-name="ce138">
            <text:p><text:s/>137</text:p>
          </table:table-cell>
          <table:table-cell office:value-type="float" office:value="2.9544964416648694" table:style-name="ce139">
            <text:p>3,0<text:s text:c="5"/></text:p>
          </table:table-cell>
          <table:table-cell office:value-type="float" office:value="162" table:style-name="ce138">
            <text:p><text:s/>162</text:p>
          </table:table-cell>
          <table:table-cell office:value-type="float" office:value="2.8056806373397989" table:style-name="ce139">
            <text:p>2,8<text:s text:c="5"/></text:p>
          </table:table-cell>
          <table:table-cell office:value-type="float" office:value="-8" table:style-name="ce140">
            <text:p><text:s/>- 8</text:p>
          </table:table-cell>
          <table:table-cell office:value-type="float" office:value="-5.8394160583941606" table:style-name="ce141">
            <text:p>-5,8<text:s text:c="3"/></text:p>
          </table:table-cell>
          <table:table-cell office:value-type="float" office:value="-33" table:style-name="ce140">
            <text:p><text:s/>- 33</text:p>
          </table:table-cell>
          <table:table-cell office:value-type="float" office:value="-20.37037037037037" table:style-name="ce141">
            <text:p>-20,4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Fabricação de têxteis</text:p>
          </table:table-cell>
          <table:table-cell office:value-type="float" office:value="74" table:style-name="ce136">
            <text:p><text:s/>74</text:p>
          </table:table-cell>
          <table:table-cell office:value-type="float" office:value="1.1136192626034613" table:style-name="ce154">
            <text:p>1,1<text:s text:c="5"/></text:p>
          </table:table-cell>
          <table:table-cell office:value-type="float" office:value="54" table:style-name="ce155">
            <text:p><text:s/>54</text:p>
          </table:table-cell>
          <table:table-cell office:value-type="float" office:value="1.1645460427000216" table:style-name="ce156">
            <text:p>1,2<text:s text:c="5"/></text:p>
          </table:table-cell>
          <table:table-cell office:value-type="float" office:value="61" table:style-name="ce138">
            <text:p><text:s/>61</text:p>
          </table:table-cell>
          <table:table-cell office:value-type="float" office:value="1.0564599930723935" table:style-name="ce156">
            <text:p>1,1<text:s text:c="5"/></text:p>
          </table:table-cell>
          <table:table-cell office:value-type="float" office:value="20" table:style-name="ce140">
            <text:p>+ 20</text:p>
          </table:table-cell>
          <table:table-cell office:value-type="float" office:value="37.037037037037038" table:style-name="ce141">
            <text:p>+37,0<text:s text:c="3"/></text:p>
          </table:table-cell>
          <table:table-cell office:value-type="float" office:value="13" table:style-name="ce140">
            <text:p>+ 13</text:p>
          </table:table-cell>
          <table:table-cell office:value-type="float" office:value="21.311475409836063" table:style-name="ce141">
            <text:p>+21,3<text:s text:c="3"/></text:p>
          </table:table-cell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39">
          <table:table-cell/>
          <table:table-cell office:value-type="string" table:style-name="ce266">
            <text:p>Indústria do vestuário</text:p>
          </table:table-cell>
          <table:table-cell office:value-type="float" office:value="259" table:style-name="ce136">
            <text:p><text:s/>259</text:p>
          </table:table-cell>
          <table:table-cell office:value-type="float" office:value="3.8976674191121141" table:style-name="ce154">
            <text:p>3,9<text:s text:c="5"/></text:p>
          </table:table-cell>
          <table:table-cell office:value-type="float" office:value="154" table:style-name="ce155">
            <text:p><text:s/>154</text:p>
          </table:table-cell>
          <table:table-cell office:value-type="float" office:value="3.3211127884408018" table:style-name="ce156">
            <text:p>3,3<text:s text:c="5"/></text:p>
          </table:table-cell>
          <table:table-cell office:value-type="float" office:value="143" table:style-name="ce138">
            <text:p><text:s/>143</text:p>
          </table:table-cell>
          <table:table-cell office:value-type="float" office:value="2.4766193280221684" table:style-name="ce156">
            <text:p>2,5<text:s text:c="5"/></text:p>
          </table:table-cell>
          <table:table-cell office:value-type="float" office:value="105" table:style-name="ce140">
            <text:p>+ 105</text:p>
          </table:table-cell>
          <table:table-cell office:value-type="float" office:value="68.181818181818173" table:style-name="ce141">
            <text:p>+68,2<text:s text:c="3"/></text:p>
          </table:table-cell>
          <table:table-cell office:value-type="float" office:value="116" table:style-name="ce140">
            <text:p>+ 116</text:p>
          </table:table-cell>
          <table:table-cell office:value-type="float" office:value="81.11888111888112" table:style-name="ce141">
            <text:p>+81,1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 do couro e dos produtos do couro</text:p>
          </table:table-cell>
          <table:table-cell office:value-type="float" office:value="171" table:style-name="ce136">
            <text:p><text:s/>171</text:p>
          </table:table-cell>
          <table:table-cell office:value-type="float" office:value="2.5733634311512414" table:style-name="ce154">
            <text:p>2,6<text:s text:c="5"/></text:p>
          </table:table-cell>
          <table:table-cell office:value-type="float" office:value="100" table:style-name="ce155">
            <text:p><text:s/>100</text:p>
          </table:table-cell>
          <table:table-cell office:value-type="float" office:value="2.1565667457407804" table:style-name="ce156">
            <text:p>2,2<text:s text:c="5"/></text:p>
          </table:table-cell>
          <table:table-cell office:value-type="float" office:value="112" table:style-name="ce138">
            <text:p><text:s/>112</text:p>
          </table:table-cell>
          <table:table-cell office:value-type="float" office:value="1.9397298233460338" table:style-name="ce156">
            <text:p>1,9<text:s text:c="5"/></text:p>
          </table:table-cell>
          <table:table-cell office:value-type="float" office:value="71" table:style-name="ce140">
            <text:p>+ 71</text:p>
          </table:table-cell>
          <table:table-cell office:value-type="float" office:value="71" table:style-name="ce141">
            <text:p>+71,0<text:s text:c="3"/></text:p>
          </table:table-cell>
          <table:table-cell office:value-type="float" office:value="59" table:style-name="ce140">
            <text:p>+ 59</text:p>
          </table:table-cell>
          <table:table-cell office:value-type="float" office:value="52.678571428571431" table:style-name="ce141">
            <text:p>+52,7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 da madeira e da cortiça</text:p>
          </table:table-cell>
          <table:table-cell office:value-type="float" office:value="56" table:style-name="ce136">
            <text:p><text:s/>56</text:p>
          </table:table-cell>
          <table:table-cell office:value-type="float" office:value="0.84273890142964636" table:style-name="ce154">
            <text:p>0,8<text:s text:c="5"/></text:p>
          </table:table-cell>
          <table:table-cell office:value-type="float" office:value="36" table:style-name="ce155">
            <text:p><text:s/>36</text:p>
          </table:table-cell>
          <table:table-cell office:value-type="float" office:value="0.77636402846668107" table:style-name="ce156">
            <text:p>0,8<text:s text:c="5"/></text:p>
          </table:table-cell>
          <table:table-cell office:value-type="float" office:value="44" table:style-name="ce138">
            <text:p><text:s/>44</text:p>
          </table:table-cell>
          <table:table-cell office:value-type="float" office:value="0.76203671631451331" table:style-name="ce156">
            <text:p>0,8<text:s text:c="5"/></text:p>
          </table:table-cell>
          <table:table-cell office:value-type="float" office:value="20" table:style-name="ce140">
            <text:p>+ 20</text:p>
          </table:table-cell>
          <table:table-cell office:value-type="float" office:value="55.555555555555557" table:style-name="ce141">
            <text:p>+55,6<text:s text:c="3"/></text:p>
          </table:table-cell>
          <table:table-cell office:value-type="float" office:value="12" table:style-name="ce140">
            <text:p>+ 12</text:p>
          </table:table-cell>
          <table:table-cell office:value-type="float" office:value="27.27272727272727" table:style-name="ce141">
            <text:p>+27,3<text:s text:c="3"/></text:p>
          </table:table-cell>
          <table:table-cell table:number-columns-repeated="3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Indústrias do papel, impressão e reprodução</text:p>
          </table:table-cell>
          <table:table-cell office:value-type="float" office:value="15" table:style-name="ce136">
            <text:p><text:s/>15</text:p>
          </table:table-cell>
          <table:table-cell office:value-type="float" office:value="0.22573363431151239" table:style-name="ce154">
            <text:p>0,2<text:s text:c="5"/></text:p>
          </table:table-cell>
          <table:table-cell office:value-type="float" office:value="22" table:style-name="ce155">
            <text:p><text:s/>22</text:p>
          </table:table-cell>
          <table:table-cell office:value-type="float" office:value="0.47444468406297169" table:style-name="ce156">
            <text:p>0,5<text:s text:c="5"/></text:p>
          </table:table-cell>
          <table:table-cell office:value-type="float" office:value="11" table:style-name="ce138">
            <text:p><text:s/>11</text:p>
          </table:table-cell>
          <table:table-cell office:value-type="float" office:value="0.19050917907862833" table:style-name="ce156">
            <text:p>0,2<text:s text:c="5"/></text:p>
          </table:table-cell>
          <table:table-cell office:value-type="float" office:value="-7" table:style-name="ce140">
            <text:p><text:s/>- 7</text:p>
          </table:table-cell>
          <table:table-cell office:value-type="float" office:value="-31.818181818181817" table:style-name="ce141">
            <text:p>-31,8<text:s text:c="3"/></text:p>
          </table:table-cell>
          <table:table-cell office:value-type="float" office:value="4" table:style-name="ce140">
            <text:p>+ 4</text:p>
          </table:table-cell>
          <table:table-cell office:value-type="float" office:value="36.363636363636367" table:style-name="ce141">
            <text:p>+36,4<text:s text:c="3"/></text:p>
          </table:table-cell>
          <table:table-cell table:style-name="ce157"/>
          <table:table-cell table:number-columns-repeated="2" table:style-name="ce151"/>
          <table:table-cell table:number-columns-repeated="16369"/>
        </table:table-row>
        <table:table-row table:style-name="ro39">
          <table:table-cell/>
          <table:table-cell office:value-type="string" table:style-name="ce265">
            <text:p>Fab. produtos petrolíferos, químicos, farmacêuticos, borracha e plástico</text:p>
          </table:table-cell>
          <table:table-cell office:value-type="float" office:value="64" table:style-name="ce136">
            <text:p><text:s/>64</text:p>
          </table:table-cell>
          <table:table-cell office:value-type="float" office:value="0.96313017306245297" table:style-name="ce154">
            <text:p>1,0<text:s text:c="5"/></text:p>
          </table:table-cell>
          <table:table-cell office:value-type="float" office:value="55" table:style-name="ce155">
            <text:p><text:s/>55</text:p>
          </table:table-cell>
          <table:table-cell office:value-type="float" office:value="1.1861117101574292" table:style-name="ce156">
            <text:p>1,2<text:s text:c="5"/></text:p>
          </table:table-cell>
          <table:table-cell office:value-type="float" office:value="54" table:style-name="ce138">
            <text:p><text:s/>54</text:p>
          </table:table-cell>
          <table:table-cell office:value-type="float" office:value="0.9352268791132663" table:style-name="ce156">
            <text:p>0,9<text:s text:c="5"/></text:p>
          </table:table-cell>
          <table:table-cell office:value-type="float" office:value="9" table:style-name="ce140">
            <text:p>+ 9</text:p>
          </table:table-cell>
          <table:table-cell office:value-type="float" office:value="16.363636363636363" table:style-name="ce141">
            <text:p>+16,4<text:s text:c="3"/></text:p>
          </table:table-cell>
          <table:table-cell office:value-type="float" office:value="10" table:style-name="ce140">
            <text:p>+ 10</text:p>
          </table:table-cell>
          <table:table-cell office:value-type="float" office:value="18.518518518518519" table:style-name="ce141">
            <text:p>+18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ricação de outros produtos minerais não metálicos</text:p>
          </table:table-cell>
          <table:table-cell office:value-type="float" office:value="84" table:style-name="ce136">
            <text:p><text:s/>84</text:p>
          </table:table-cell>
          <table:table-cell office:value-type="float" office:value="1.2641083521444696" table:style-name="ce154">
            <text:p>1,3<text:s text:c="5"/></text:p>
          </table:table-cell>
          <table:table-cell office:value-type="float" office:value="74" table:style-name="ce155">
            <text:p><text:s/>74</text:p>
          </table:table-cell>
          <table:table-cell office:value-type="float" office:value="1.5958593918481776" table:style-name="ce156">
            <text:p>1,6<text:s text:c="5"/></text:p>
          </table:table-cell>
          <table:table-cell office:value-type="float" office:value="34" table:style-name="ce138">
            <text:p><text:s/>34</text:p>
          </table:table-cell>
          <table:table-cell office:value-type="float" office:value="0.58884655351576032" table:style-name="ce156">
            <text:p>0,6<text:s text:c="5"/></text:p>
          </table:table-cell>
          <table:table-cell office:value-type="float" office:value="10" table:style-name="ce140">
            <text:p>+ 10</text:p>
          </table:table-cell>
          <table:table-cell office:value-type="float" office:value="13.513513513513514" table:style-name="ce141">
            <text:p>+13,5<text:s text:c="3"/></text:p>
          </table:table-cell>
          <table:table-cell office:value-type="float" office:value="50" table:style-name="ce140">
            <text:p>+ 50</text:p>
          </table:table-cell>
          <table:table-cell office:value-type="float" office:value="147.05882352941177" table:style-name="ce141">
            <text:p>+147,1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Indústria metalúrgica de base e fab. produtos metálicos</text:p>
          </table:table-cell>
          <table:table-cell office:value-type="float" office:value="181" table:style-name="ce136">
            <text:p><text:s/>181</text:p>
          </table:table-cell>
          <table:table-cell office:value-type="float" office:value="2.7238525206922501" table:style-name="ce154">
            <text:p>2,7<text:s text:c="5"/></text:p>
          </table:table-cell>
          <table:table-cell office:value-type="float" office:value="120" table:style-name="ce155">
            <text:p><text:s/>120</text:p>
          </table:table-cell>
          <table:table-cell office:value-type="float" office:value="2.5878800948889369" table:style-name="ce156">
            <text:p>2,6<text:s text:c="5"/></text:p>
          </table:table-cell>
          <table:table-cell office:value-type="float" office:value="122" table:style-name="ce138">
            <text:p><text:s/>122</text:p>
          </table:table-cell>
          <table:table-cell office:value-type="float" office:value="2.1129199861447869" table:style-name="ce156">
            <text:p>2,1<text:s text:c="5"/></text:p>
          </table:table-cell>
          <table:table-cell office:value-type="float" office:value="61" table:style-name="ce140">
            <text:p>+ 61</text:p>
          </table:table-cell>
          <table:table-cell office:value-type="float" office:value="50.833333333333329" table:style-name="ce141">
            <text:p>+50,8<text:s text:c="3"/></text:p>
          </table:table-cell>
          <table:table-cell office:value-type="float" office:value="59" table:style-name="ce140">
            <text:p>+ 59</text:p>
          </table:table-cell>
          <table:table-cell office:value-type="float" office:value="48.360655737704917" table:style-name="ce141">
            <text:p>+48,4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. equipamento informático, elétrico, máquinas e equipamentos n.e.</text:p>
          </table:table-cell>
          <table:table-cell office:value-type="float" office:value="66" table:style-name="ce136">
            <text:p><text:s/>66</text:p>
          </table:table-cell>
          <table:table-cell office:value-type="float" office:value="0.99322799097065462" table:style-name="ce154">
            <text:p>1,0<text:s text:c="5"/></text:p>
          </table:table-cell>
          <table:table-cell office:value-type="float" office:value="48" table:style-name="ce155">
            <text:p><text:s/>48</text:p>
          </table:table-cell>
          <table:table-cell office:value-type="float" office:value="1.0351520379555748" table:style-name="ce156">
            <text:p>1,0<text:s text:c="5"/></text:p>
          </table:table-cell>
          <table:table-cell office:value-type="float" office:value="47" table:style-name="ce138">
            <text:p><text:s/>47</text:p>
          </table:table-cell>
          <table:table-cell office:value-type="float" office:value="0.81399376515413924" table:style-name="ce156">
            <text:p>0,8<text:s text:c="5"/></text:p>
          </table:table-cell>
          <table:table-cell office:value-type="float" office:value="18" table:style-name="ce140">
            <text:p>+ 18</text:p>
          </table:table-cell>
          <table:table-cell office:value-type="float" office:value="37.5" table:style-name="ce141">
            <text:p>+37,5<text:s text:c="3"/></text:p>
          </table:table-cell>
          <table:table-cell office:value-type="float" office:value="19" table:style-name="ce140">
            <text:p>+ 19</text:p>
          </table:table-cell>
          <table:table-cell office:value-type="float" office:value="40.425531914893611" table:style-name="ce141">
            <text:p>+40,4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. veículos automóveis, componentes e outro equipa. de transporte</text:p>
          </table:table-cell>
          <table:table-cell office:value-type="float" office:value="66" table:style-name="ce136">
            <text:p><text:s/>66</text:p>
          </table:table-cell>
          <table:table-cell office:value-type="float" office:value="0.99322799097065462" table:style-name="ce154">
            <text:p>1,0<text:s text:c="5"/></text:p>
          </table:table-cell>
          <table:table-cell office:value-type="float" office:value="30" table:style-name="ce155">
            <text:p><text:s/>30</text:p>
          </table:table-cell>
          <table:table-cell office:value-type="float" office:value="0.64697002372223422" table:style-name="ce156">
            <text:p>0,6<text:s text:c="5"/></text:p>
          </table:table-cell>
          <table:table-cell office:value-type="float" office:value="35" table:style-name="ce138">
            <text:p><text:s/>35</text:p>
          </table:table-cell>
          <table:table-cell office:value-type="float" office:value="0.60616556979563563" table:style-name="ce156">
            <text:p>0,6<text:s text:c="5"/></text:p>
          </table:table-cell>
          <table:table-cell office:value-type="float" office:value="36" table:style-name="ce140">
            <text:p>+ 36</text:p>
          </table:table-cell>
          <table:table-cell office:value-type="float" office:value="120" table:style-name="ce141">
            <text:p>+120,0<text:s text:c="3"/></text:p>
          </table:table-cell>
          <table:table-cell office:value-type="float" office:value="31" table:style-name="ce140">
            <text:p>+ 31</text:p>
          </table:table-cell>
          <table:table-cell office:value-type="float" office:value="88.571428571428569" table:style-name="ce141">
            <text:p>+88,6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Fab. mobiliário, repar. instal. máq. e equipa. e outras ind. transformadoras</text:p>
          </table:table-cell>
          <table:table-cell office:value-type="float" office:value="172" table:style-name="ce136">
            <text:p><text:s/>172</text:p>
          </table:table-cell>
          <table:table-cell office:value-type="float" office:value="2.5884123401053425" table:style-name="ce154">
            <text:p>2,6<text:s text:c="5"/></text:p>
          </table:table-cell>
          <table:table-cell office:value-type="float" office:value="116" table:style-name="ce155">
            <text:p><text:s/>116</text:p>
          </table:table-cell>
          <table:table-cell office:value-type="float" office:value="2.5016174250593055" table:style-name="ce156">
            <text:p>2,5<text:s text:c="5"/></text:p>
          </table:table-cell>
          <table:table-cell office:value-type="float" office:value="115" table:style-name="ce138">
            <text:p><text:s/>115</text:p>
          </table:table-cell>
          <table:table-cell office:value-type="float" office:value="1.99168687218566" table:style-name="ce156">
            <text:p>2,0<text:s text:c="5"/></text:p>
          </table:table-cell>
          <table:table-cell office:value-type="float" office:value="56" table:style-name="ce140">
            <text:p>+ 56</text:p>
          </table:table-cell>
          <table:table-cell office:value-type="float" office:value="48.275862068965516" table:style-name="ce141">
            <text:p>+48,3<text:s text:c="3"/></text:p>
          </table:table-cell>
          <table:table-cell office:value-type="float" office:value="57" table:style-name="ce140">
            <text:p>+ 57</text:p>
          </table:table-cell>
          <table:table-cell office:value-type="float" office:value="49.565217391304351" table:style-name="ce141">
            <text:p>+49,6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Eletricidade, gás e água, saneamento, resíduos e despoluição</text:p>
          </table:table-cell>
          <table:table-cell office:value-type="float" office:value="40" table:style-name="ce136">
            <text:p><text:s/>40</text:p>
          </table:table-cell>
          <table:table-cell office:value-type="float" office:value="0.60195635816403303" table:style-name="ce154">
            <text:p>0,6<text:s text:c="5"/></text:p>
          </table:table-cell>
          <table:table-cell office:value-type="float" office:value="22" table:style-name="ce155">
            <text:p><text:s/>22</text:p>
          </table:table-cell>
          <table:table-cell office:value-type="float" office:value="0.47444468406297169" table:style-name="ce156">
            <text:p>0,5<text:s text:c="5"/></text:p>
          </table:table-cell>
          <table:table-cell office:value-type="float" office:value="28" table:style-name="ce138">
            <text:p><text:s/>28</text:p>
          </table:table-cell>
          <table:table-cell office:value-type="float" office:value="0.48493245583650846" table:style-name="ce156">
            <text:p>0,5<text:s text:c="5"/></text:p>
          </table:table-cell>
          <table:table-cell office:value-type="float" office:value="18" table:style-name="ce140">
            <text:p>+ 18</text:p>
          </table:table-cell>
          <table:table-cell office:value-type="float" office:value="81.818181818181827" table:style-name="ce141">
            <text:p>+81,8<text:s text:c="3"/></text:p>
          </table:table-cell>
          <table:table-cell office:value-type="float" office:value="12" table:style-name="ce140">
            <text:p>+ 12</text:p>
          </table:table-cell>
          <table:table-cell office:value-type="float" office:value="42.857142857142854" table:style-name="ce141">
            <text:p>+42,9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Construção</text:p>
          </table:table-cell>
          <table:table-cell office:value-type="float" office:value="450" table:style-name="ce136">
            <text:p><text:s/>450</text:p>
          </table:table-cell>
          <table:table-cell office:value-type="float" office:value="6.772009029345373" table:style-name="ce154">
            <text:p>6,8<text:s text:c="5"/></text:p>
          </table:table-cell>
          <table:table-cell office:value-type="float" office:value="311" table:style-name="ce155">
            <text:p><text:s/>311</text:p>
          </table:table-cell>
          <table:table-cell office:value-type="float" office:value="6.7069225792538285" table:style-name="ce156">
            <text:p>6,7<text:s text:c="5"/></text:p>
          </table:table-cell>
          <table:table-cell office:value-type="float" office:value="338" table:style-name="ce138">
            <text:p><text:s/>338</text:p>
          </table:table-cell>
          <table:table-cell office:value-type="float" office:value="5.8538275025978521" table:style-name="ce156">
            <text:p>5,9<text:s text:c="5"/></text:p>
          </table:table-cell>
          <table:table-cell office:value-type="float" office:value="139" table:style-name="ce140">
            <text:p>+ 139</text:p>
          </table:table-cell>
          <table:table-cell office:value-type="float" office:value="44.694533762057873" table:style-name="ce141">
            <text:p>+44,7<text:s text:c="3"/></text:p>
          </table:table-cell>
          <table:table-cell office:value-type="float" office:value="112" table:style-name="ce140">
            <text:p>+ 112</text:p>
          </table:table-cell>
          <table:table-cell office:value-type="float" office:value="33.136094674556219" table:style-name="ce141">
            <text:p>+33,1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63">
            <text:p>Serviços</text:p>
          </table:table-cell>
          <table:table-cell office:value-type="float" office:value="4523" table:style-name="ce147">
            <text:p>4 523</text:p>
          </table:table-cell>
          <table:table-cell office:value-type="float" office:value="68.066215199398044" table:style-name="ce148">
            <text:p>68,1<text:s text:c="5"/></text:p>
          </table:table-cell>
          <table:table-cell office:value-type="float" office:value="3258" table:style-name="ce149">
            <text:p>3 258</text:p>
          </table:table-cell>
          <table:table-cell office:value-type="float" office:value="70.260944576234635" table:style-name="ce150">
            <text:p>70,3<text:s text:c="5"/></text:p>
          </table:table-cell>
          <table:table-cell office:value-type="float" office:value="4298" table:style-name="ce149">
            <text:p>4 298</text:p>
          </table:table-cell>
          <table:table-cell office:value-type="float" office:value="74.437131970904062" table:style-name="ce150">
            <text:p>74,4<text:s text:c="5"/></text:p>
          </table:table-cell>
          <table:table-cell office:value-type="float" office:value="1265" table:style-name="ce131">
            <text:p>+1 265</text:p>
          </table:table-cell>
          <table:table-cell office:value-type="float" office:value="38.827501534683854" table:style-name="ce132">
            <text:p>+38,8<text:s text:c="3"/></text:p>
          </table:table-cell>
          <table:table-cell office:value-type="float" office:value="225" table:style-name="ce131">
            <text:p>+ 225</text:p>
          </table:table-cell>
          <table:table-cell office:value-type="float" office:value="5.2349930200093073" table:style-name="ce132">
            <text:p>+5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Comércio, manut. repar. de veículos automóveis e motociclos</text:p>
          </table:table-cell>
          <table:table-cell office:value-type="float" office:value="122" table:style-name="ce136">
            <text:p><text:s/>122</text:p>
          </table:table-cell>
          <table:table-cell office:value-type="float" office:value="1.8359668924003008" table:style-name="ce154">
            <text:p>1,8<text:s text:c="5"/></text:p>
          </table:table-cell>
          <table:table-cell office:value-type="float" office:value="59" table:style-name="ce155">
            <text:p><text:s/>59</text:p>
          </table:table-cell>
          <table:table-cell office:value-type="float" office:value="1.2723743799870606" table:style-name="ce156">
            <text:p>1,3<text:s text:c="5"/></text:p>
          </table:table-cell>
          <table:table-cell office:value-type="float" office:value="99" table:style-name="ce155">
            <text:p><text:s/>99</text:p>
          </table:table-cell>
          <table:table-cell office:value-type="float" office:value="1.714582611707655" table:style-name="ce156">
            <text:p>1,7<text:s text:c="5"/></text:p>
          </table:table-cell>
          <table:table-cell office:value-type="float" office:value="63" table:style-name="ce140">
            <text:p>+ 63</text:p>
          </table:table-cell>
          <table:table-cell office:value-type="float" office:value="106.77966101694916" table:style-name="ce141">
            <text:p>+106,8<text:s text:c="3"/></text:p>
          </table:table-cell>
          <table:table-cell office:value-type="float" office:value="23" table:style-name="ce140">
            <text:p>+ 23</text:p>
          </table:table-cell>
          <table:table-cell office:value-type="float" office:value="23.232323232323232" table:style-name="ce141">
            <text:p>+23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5">
            <text:p>Comércio por grosso e a retalho</text:p>
          </table:table-cell>
          <table:table-cell office:value-type="float" office:value="854" table:style-name="ce136">
            <text:p><text:s/>854</text:p>
          </table:table-cell>
          <table:table-cell office:value-type="float" office:value="12.851768246802106" table:style-name="ce154">
            <text:p>12,9<text:s text:c="5"/></text:p>
          </table:table-cell>
          <table:table-cell office:value-type="float" office:value="543" table:style-name="ce155">
            <text:p><text:s/>543</text:p>
          </table:table-cell>
          <table:table-cell office:value-type="float" office:value="11.710157429372439" table:style-name="ce156">
            <text:p>11,7<text:s text:c="5"/></text:p>
          </table:table-cell>
          <table:table-cell office:value-type="float" office:value="704" table:style-name="ce155">
            <text:p><text:s/>704</text:p>
          </table:table-cell>
          <table:table-cell office:value-type="float" office:value="12.192587461032213" table:style-name="ce156">
            <text:p>12,2<text:s text:c="5"/></text:p>
          </table:table-cell>
          <table:table-cell office:value-type="float" office:value="311" table:style-name="ce140">
            <text:p>+ 311</text:p>
          </table:table-cell>
          <table:table-cell office:value-type="float" office:value="57.2744014732965" table:style-name="ce141">
            <text:p>+57,3<text:s text:c="3"/></text:p>
          </table:table-cell>
          <table:table-cell office:value-type="float" office:value="150" table:style-name="ce140">
            <text:p>+ 150</text:p>
          </table:table-cell>
          <table:table-cell office:value-type="float" office:value="21.306818181818183" table:style-name="ce141">
            <text:p>+21,3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5">
            <text:p>Transportes e armazenagem</text:p>
          </table:table-cell>
          <table:table-cell office:value-type="float" office:value="125" table:style-name="ce136">
            <text:p><text:s/>125</text:p>
          </table:table-cell>
          <table:table-cell office:value-type="float" office:value="1.8811136192626037" table:style-name="ce154">
            <text:p>1,9<text:s text:c="5"/></text:p>
          </table:table-cell>
          <table:table-cell office:value-type="float" office:value="80" table:style-name="ce155">
            <text:p><text:s/>80</text:p>
          </table:table-cell>
          <table:table-cell office:value-type="float" office:value="1.7252533965926247" table:style-name="ce156">
            <text:p>1,7<text:s text:c="5"/></text:p>
          </table:table-cell>
          <table:table-cell office:value-type="float" office:value="84" table:style-name="ce155">
            <text:p><text:s/>84</text:p>
          </table:table-cell>
          <table:table-cell office:value-type="float" office:value="1.4547973675095254" table:style-name="ce156">
            <text:p>1,5<text:s text:c="5"/></text:p>
          </table:table-cell>
          <table:table-cell office:value-type="float" office:value="45" table:style-name="ce140">
            <text:p>+ 45</text:p>
          </table:table-cell>
          <table:table-cell office:value-type="float" office:value="56.25" table:style-name="ce141">
            <text:p>+56,3<text:s text:c="3"/></text:p>
          </table:table-cell>
          <table:table-cell office:value-type="float" office:value="41" table:style-name="ce140">
            <text:p>+ 41</text:p>
          </table:table-cell>
          <table:table-cell office:value-type="float" office:value="48.80952380952381" table:style-name="ce141">
            <text:p>+48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5">
            <text:p>Alojamento, restauração e similares</text:p>
          </table:table-cell>
          <table:table-cell office:value-type="float" office:value="332" table:style-name="ce136">
            <text:p><text:s/>332</text:p>
          </table:table-cell>
          <table:table-cell office:value-type="float" office:value="4.9962377727614751" table:style-name="ce154">
            <text:p>5,0<text:s text:c="5"/></text:p>
          </table:table-cell>
          <table:table-cell office:value-type="float" office:value="239" table:style-name="ce155">
            <text:p><text:s/>239</text:p>
          </table:table-cell>
          <table:table-cell office:value-type="float" office:value="5.1541945223204655" table:style-name="ce156">
            <text:p>5,2<text:s text:c="5"/></text:p>
          </table:table-cell>
          <table:table-cell office:value-type="float" office:value="724" table:style-name="ce155">
            <text:p><text:s/>724</text:p>
          </table:table-cell>
          <table:table-cell office:value-type="float" office:value="12.538967786629721" table:style-name="ce156">
            <text:p>12,5<text:s text:c="5"/></text:p>
          </table:table-cell>
          <table:table-cell office:value-type="float" office:value="93" table:style-name="ce140">
            <text:p>+ 93</text:p>
          </table:table-cell>
          <table:table-cell office:value-type="float" office:value="38.912133891213394" table:style-name="ce141">
            <text:p>+38,9<text:s text:c="3"/></text:p>
          </table:table-cell>
          <table:table-cell office:value-type="float" office:value="-392" table:style-name="ce140">
            <text:p><text:s/>- 392</text:p>
          </table:table-cell>
          <table:table-cell office:value-type="float" office:value="-54.143646408839771" table:style-name="ce141">
            <text:p>-54,1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de informação e de comunicação</text:p>
          </table:table-cell>
          <table:table-cell office:value-type="float" office:value="117" table:style-name="ce136">
            <text:p><text:s/>117</text:p>
          </table:table-cell>
          <table:table-cell office:value-type="float" office:value="1.7607223476297968" table:style-name="ce154">
            <text:p>1,8<text:s text:c="5"/></text:p>
          </table:table-cell>
          <table:table-cell office:value-type="float" office:value="76" table:style-name="ce155">
            <text:p><text:s/>76</text:p>
          </table:table-cell>
          <table:table-cell office:value-type="float" office:value="1.6389907267629935" table:style-name="ce156">
            <text:p>1,6<text:s text:c="5"/></text:p>
          </table:table-cell>
          <table:table-cell office:value-type="float" office:value="97" table:style-name="ce155">
            <text:p><text:s/>97</text:p>
          </table:table-cell>
          <table:table-cell office:value-type="float" office:value="1.6799445791479046" table:style-name="ce156">
            <text:p>1,7<text:s text:c="5"/></text:p>
          </table:table-cell>
          <table:table-cell office:value-type="float" office:value="41" table:style-name="ce140">
            <text:p>+ 41</text:p>
          </table:table-cell>
          <table:table-cell office:value-type="float" office:value="53.94736842105263" table:style-name="ce141">
            <text:p>+53,9<text:s text:c="3"/></text:p>
          </table:table-cell>
          <table:table-cell office:value-type="float" office:value="20" table:style-name="ce140">
            <text:p>+ 20</text:p>
          </table:table-cell>
          <table:table-cell office:value-type="float" office:value="20.618556701030926" table:style-name="ce141">
            <text:p>+20,6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financeiras e de seguros</text:p>
          </table:table-cell>
          <table:table-cell office:value-type="float" office:value="31" table:style-name="ce136">
            <text:p><text:s/>31</text:p>
          </table:table-cell>
          <table:table-cell office:value-type="float" office:value="0.46651617757712566" table:style-name="ce154">
            <text:p>0,5<text:s text:c="5"/></text:p>
          </table:table-cell>
          <table:table-cell office:value-type="float" office:value="7" table:style-name="ce155">
            <text:p><text:s/>7</text:p>
          </table:table-cell>
          <table:table-cell office:value-type="float" office:value="0.15095967220185466" table:style-name="ce156">
            <text:p>0,2<text:s text:c="5"/></text:p>
          </table:table-cell>
          <table:table-cell office:value-type="float" office:value="22" table:style-name="ce155">
            <text:p><text:s/>22</text:p>
          </table:table-cell>
          <table:table-cell office:value-type="float" office:value="0.38101835815725665" table:style-name="ce156">
            <text:p>0,4<text:s text:c="5"/></text:p>
          </table:table-cell>
          <table:table-cell office:value-type="float" office:value="24" table:style-name="ce140">
            <text:p>+ 24</text:p>
          </table:table-cell>
          <table:table-cell office:value-type="float" office:value="342.85714285714283" table:style-name="ce141">
            <text:p>+342,9<text:s text:c="3"/></text:p>
          </table:table-cell>
          <table:table-cell office:value-type="float" office:value="9" table:style-name="ce140">
            <text:p>+ 9</text:p>
          </table:table-cell>
          <table:table-cell office:value-type="float" office:value="40.909090909090914" table:style-name="ce141">
            <text:p>+40,9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imobiliárias, administrativas e dos serviços de apoio</text:p>
          </table:table-cell>
          <table:table-cell office:value-type="float" office:value="1947" table:style-name="ce136">
            <text:p>1 947</text:p>
          </table:table-cell>
          <table:table-cell office:value-type="float" office:value="29.30022573363431" table:style-name="ce154">
            <text:p>29,3<text:s text:c="5"/></text:p>
          </table:table-cell>
          <table:table-cell office:value-type="float" office:value="1507" table:style-name="ce155">
            <text:p>1 507</text:p>
          </table:table-cell>
          <table:table-cell office:value-type="float" office:value="32.499460858313569" table:style-name="ce156">
            <text:p>32,5<text:s text:c="5"/></text:p>
          </table:table-cell>
          <table:table-cell office:value-type="float" office:value="1398" table:style-name="ce155">
            <text:p>1 398</text:p>
          </table:table-cell>
          <table:table-cell office:value-type="float" office:value="24.211984759265672" table:style-name="ce156">
            <text:p>24,2<text:s text:c="5"/></text:p>
          </table:table-cell>
          <table:table-cell office:value-type="float" office:value="440" table:style-name="ce140">
            <text:p>+ 440</text:p>
          </table:table-cell>
          <table:table-cell office:value-type="float" office:value="29.197080291970799" table:style-name="ce141">
            <text:p>+29,2<text:s text:c="3"/></text:p>
          </table:table-cell>
          <table:table-cell office:value-type="float" office:value="549" table:style-name="ce140">
            <text:p>+ 549</text:p>
          </table:table-cell>
          <table:table-cell office:value-type="float" office:value="39.27038626609442" table:style-name="ce141">
            <text:p>+39,3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tividades de consultoria, científicas, técnicas e similares</text:p>
          </table:table-cell>
          <table:table-cell office:value-type="float" office:value="404" table:style-name="ce136">
            <text:p><text:s/>404</text:p>
          </table:table-cell>
          <table:table-cell office:value-type="float" office:value="6.0797592174567345" table:style-name="ce154">
            <text:p>6,1<text:s text:c="5"/></text:p>
          </table:table-cell>
          <table:table-cell office:value-type="float" office:value="270" table:style-name="ce155">
            <text:p><text:s/>270</text:p>
          </table:table-cell>
          <table:table-cell office:value-type="float" office:value="5.8227302135001082" table:style-name="ce156">
            <text:p>5,8<text:s text:c="5"/></text:p>
          </table:table-cell>
          <table:table-cell office:value-type="float" office:value="342" table:style-name="ce155">
            <text:p><text:s/>342</text:p>
          </table:table-cell>
          <table:table-cell office:value-type="float" office:value="5.9231035677173534" table:style-name="ce156">
            <text:p>5,9<text:s text:c="5"/></text:p>
          </table:table-cell>
          <table:table-cell office:value-type="float" office:value="134" table:style-name="ce140">
            <text:p>+ 134</text:p>
          </table:table-cell>
          <table:table-cell office:value-type="float" office:value="49.629629629629626" table:style-name="ce141">
            <text:p>+49,6<text:s text:c="3"/></text:p>
          </table:table-cell>
          <table:table-cell office:value-type="float" office:value="62" table:style-name="ce140">
            <text:p>+ 62</text:p>
          </table:table-cell>
          <table:table-cell office:value-type="float" office:value="18.128654970760234" table:style-name="ce141">
            <text:p>+18,1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Admin. pública, educação, atividades de saúde e apoio social</text:p>
          </table:table-cell>
          <table:table-cell office:value-type="float" office:value="462" table:style-name="ce136">
            <text:p><text:s/>462</text:p>
          </table:table-cell>
          <table:table-cell office:value-type="float" office:value="6.9525959367945829" table:style-name="ce154">
            <text:p>7,0<text:s text:c="5"/></text:p>
          </table:table-cell>
          <table:table-cell office:value-type="float" office:value="418" table:style-name="ce155">
            <text:p><text:s/>418</text:p>
          </table:table-cell>
          <table:table-cell office:value-type="float" office:value="9.0144489971964621" table:style-name="ce156">
            <text:p>9,0<text:s text:c="5"/></text:p>
          </table:table-cell>
          <table:table-cell office:value-type="float" office:value="565" table:style-name="ce155">
            <text:p><text:s/>565</text:p>
          </table:table-cell>
          <table:table-cell office:value-type="float" office:value="9.7852441981295453" table:style-name="ce156">
            <text:p>9,8<text:s text:c="5"/></text:p>
          </table:table-cell>
          <table:table-cell office:value-type="float" office:value="44" table:style-name="ce140">
            <text:p>+ 44</text:p>
          </table:table-cell>
          <table:table-cell office:value-type="float" office:value="10.526315789473683" table:style-name="ce141">
            <text:p>+10,5<text:s text:c="3"/></text:p>
          </table:table-cell>
          <table:table-cell office:value-type="float" office:value="-103" table:style-name="ce140">
            <text:p><text:s/>- 103</text:p>
          </table:table-cell>
          <table:table-cell office:value-type="float" office:value="-18.230088495575224" table:style-name="ce141">
            <text:p>-18,2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Outras atividades de serviços</text:p>
          </table:table-cell>
          <table:table-cell office:value-type="float" office:value="129" table:style-name="ce136">
            <text:p><text:s/>129</text:p>
          </table:table-cell>
          <table:table-cell office:value-type="float" office:value="1.9413092550790065" table:style-name="ce154">
            <text:p>1,9<text:s text:c="5"/></text:p>
          </table:table-cell>
          <table:table-cell office:value-type="float" office:value="59" table:style-name="ce155">
            <text:p><text:s/>59</text:p>
          </table:table-cell>
          <table:table-cell office:value-type="float" office:value="1.2723743799870606" table:style-name="ce156">
            <text:p>1,3<text:s text:c="5"/></text:p>
          </table:table-cell>
          <table:table-cell office:value-type="float" office:value="263" table:style-name="ce155">
            <text:p><text:s/>263</text:p>
          </table:table-cell>
          <table:table-cell office:value-type="float" office:value="4.5549012816072052" table:style-name="ce156">
            <text:p>4,6<text:s text:c="5"/></text:p>
          </table:table-cell>
          <table:table-cell office:value-type="float" office:value="70" table:style-name="ce140">
            <text:p>+ 70</text:p>
          </table:table-cell>
          <table:table-cell office:value-type="float" office:value="118.64406779661016" table:style-name="ce141">
            <text:p>+118,6<text:s text:c="3"/></text:p>
          </table:table-cell>
          <table:table-cell office:value-type="float" office:value="-134" table:style-name="ce140">
            <text:p><text:s/>- 134</text:p>
          </table:table-cell>
          <table:table-cell office:value-type="float" office:value="-50.950570342205324" table:style-name="ce141">
            <text:p>-51,0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5">
            <text:p>Sem classificação</text:p>
          </table:table-cell>
          <table:table-cell office:value-type="float" office:value="0" table:style-name="ce136">
            <text:p><text:s/>0</text:p>
          </table:table-cell>
          <table:table-cell office:value-type="float" office:value="0" table:style-name="ce154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55">
            <text:p><text:s/>0</text:p>
          </table:table-cell>
          <table:table-cell office:value-type="float" office:value="0" table:style-name="ce156">
            <text:p>0,0<text:s text:c="5"/>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0">
            <text:p>+ 0</text:p>
          </table:table-cell>
          <table:table-cell office:value-type="string" table:style-name="ce293">
            <text:p>-</text:p>
          </table:table-cell>
          <table:table-cell table:number-columns-repeated="16372"/>
        </table:table-row>
        <table:table-row table:style-name="ro25">
          <table:table-cell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167"/>
          <table:table-cell table:number-columns-repeated="16372"/>
        </table:table-row>
        <table:table-row table:style-name="ro20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7" table:style-name="ce1"/>
          <table:table-cell table:style-name="ce255"/>
          <table:table-cell table:style-name="ce254"/>
          <table:table-cell table:style-name="ce255"/>
          <table:table-cell table:number-columns-repeated="16372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4"/>
          <table:table-cell table:number-columns-repeated="16373" table:style-name="ce1"/>
        </table:table-row>
        <table:table-row table:style-name="ro20">
          <table:table-cell/>
          <table:table-cell table:number-columns-repeated="3" table:style-name="ce1"/>
          <table:table-cell table:style-name="ce160"/>
          <table:table-cell table:number-columns-repeated="16379" table:style-name="ce1"/>
        </table:table-row>
        <table:table-row table:number-rows-repeated="3" table:style-name="ro20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3" table:style-name="ce95"/>
          <table:table-cell table:number-columns-repeated="16369"/>
        </table:table-row>
        <table:table-row table:style-name="ro13">
          <table:table-cell table:style-name="ce294"/>
          <table:table-cell table:number-columns-repeated="16383" table:style-name="ce1"/>
        </table:table-row>
        <table:table-row table:style-name="ro20">
          <table:table-cell table:number-columns-repeated="12" table:style-name="ce1"/>
          <table:table-cell table:number-columns-repeated="3" table:style-name="ce95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06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20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2"/>
          <table:table-cell table:number-columns-repeated="2" table:style-name="ce152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57"/>
          <table:table-cell table:number-columns-repeated="2" table:style-name="ce152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1"/>
          <table:table-cell table:number-columns-repeated="2" table:style-name="ce152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1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1"/>
          <table:table-cell table:number-columns-repeated="16369"/>
        </table:table-row>
        <table:table-row table:style-name="ro4">
          <table:table-cell table:number-columns-repeated="12"/>
          <table:table-cell table:style-name="ce157"/>
          <table:table-cell table:number-columns-repeated="2" table:style-name="ce151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2">
          <table:table-cell table:number-columns-repeated="12"/>
          <table:table-cell table:number-columns-repeated="16372" table:style-name="ce1"/>
        </table:table-row>
        <table:table-row table:number-rows-repeated="2" table:style-name="ro20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20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date-style style:name="N36">
      <number:month number:textual="true"/>
      <number:text>-</number:text>
      <number:year/>
    </number:date-style>
    <number:number-style style:name="N37">
      <number:number number:decimal-places="0" number:min-integer-digits="1"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number-style style:name="N41P0">
      <number:text>+</number:text>
      <number:number number:decimal-places="1" number:min-integer-digits="1"/>
      <number:text>             </number:text>
    </number:number-style>
    <number:number-style style:name="N41">
      <number:text>-</number:text>
      <number:number number:decimal-places="1" number:min-integer-digits="1"/>
      <number:text>             </number:text>
      <style:map style:condition="value()&gt;=0" style:apply-style-name="N41P0"/>
    </number:number-style>
    <number:number-style style:name="N42">
      <number:number number:decimal-places="1" number:min-integer-digits="1"/>
    </number:number-style>
    <number:number-style style:name="N43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4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5">
      <number:number number:decimal-places="1" number:min-integer-digits="1"/>
      <number:text>    </number:text>
    </number:number-style>
    <number:number-style style:name="N46P0">
      <number:number number:decimal-places="0" number:min-integer-digits="1"/>
    </number:number-style>
    <number:number-style style:name="N46P1">
      <number:text>-</number:text>
      <number:number number:decimal-places="0" number:min-integer-digits="1"/>
    </number:number-style>
    <number:text-style style:name="N46">
      <number:text>/</number:text>
      <style:map style:condition="value()&gt;0" style:apply-style-name="N46P0"/>
      <style:map style:condition="value()&lt;0" style:apply-style-name="N46P1"/>
    </number:text-style>
    <number:number-style style:name="N47">
      <number:number number:decimal-places="1" number:min-integer-digits="1" number:grouping="true"/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Emília Josué;Ana Paula Brito</meta:initial-creator>
    <dc:creator>Ana Paula Brito</dc:creator>
    <meta:creation-date>2014-01-15T09:56:08Z</meta:creation-date>
    <dc:date>2021-04-16T10:29:36Z</dc:date>
    <meta:print-date>2021-03-16T14:26:02Z</meta:print-date>
  </office:meta>
</office:document-meta>
</file>